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ffff00"/>
    </style:style>
    <style:style style:name="ce4" style:family="table-cell" style:parent-style-name="Default" style:data-style-name="N121">
      <style:table-cell-properties fo:background-color="#ffff00"/>
    </style:style>
    <style:style style:name="ce5" style:family="table-cell" style:parent-style-name="Default" style:data-style-name="N10">
      <style:table-cell-properties fo:background-color="#ffff00"/>
    </style:style>
    <style:style style:name="ce6" style:family="table-cell" style:parent-style-name="Default" style:data-style-name="N0">
      <style:table-cell-properties fo:background-color="#ffff00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left" draw:textarea-vertical-align="top" draw:auto-grow-height="false" draw:auto-grow-width="false" fo:padding-top="3.6pt" fo:padding-bottom="3.6pt" fo:padding-left="7.2pt" fo:padding-right="7.2pt" fo:wrap-option="no-wrap"/>
    </style:style>
    <style:style style:name="P1" style:family="paragraph">
      <style:paragraph-properties fo:margin-left="0pt" fo:margin-right="0pt" fo:margin-top="0pt" fo:margin-bottom="0pt" fo:line-height="100%" fo:text-align="start" fo:text-indent="0pt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style:font-family-generic="roman" style:font-pitch="variable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Segoe UI'" style:font-pitch-asian="variable" style:font-size-asian="11pt" style:font-style-asian="normal" style:font-weight-asian="normal" style:font-family-complex="Tahoma" style:font-pitch-complex="variable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1pt" style:font-style-asian="normal" style:font-weight-asian="normal" style:font-family-complex="Tahoma" style:font-pitch-complex="variable" style:font-size-complex="1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 Mono'" style:font-family-generic-asian="modern" style:font-pitch-asian="fixed" style:font-size-asian="11pt" style:font-style-asian="normal" style:font-weight-asian="normal" style:font-family-complex="'DejaVu Sans Mono'" style:font-family-generic-complex="modern" style:font-pitch-complex="fixed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Graphs" table:style-name="ta1">
        <table:shapes>
          <draw:frame draw:z-index="0" draw:name="Chart 1" draw:style-name="gr1" svg:width="792.48pt" svg:height="255.23pt" svg:x="17.01pt" svg:y="114.89pt">
            <loext:p draw:notify-on-update-of-ranges="Timeseries.A20:Timeseries.A20 Timeseries.A21:Timeseries.A1100"/>
            <draw:object xlink:href="./Object 1" xlink:type="simple" xlink:show="embed" xlink:actuate="onLoad"/>
          </draw:frame>
          <draw:frame draw:z-index="1" draw:name="Chart 2" draw:style-name="gr1" svg:width="792.06pt" svg:height="254.3pt" svg:x="17.01pt" svg:y="398.3pt">
            <loext:p draw:notify-on-update-of-ranges="Tests.D53:Tests.D61 Tests.F53:Tests.F61"/>
            <draw:object xlink:href="./Object 2" xlink:type="simple" xlink:show="embed" xlink:actuate="onLoad"/>
          </draw:frame>
          <draw:frame draw:z-index="2" draw:name="Chart 3" draw:style-name="gr1" svg:width="453.51pt" svg:height="255.26pt" svg:x="18.17pt" svg:y="674.62pt">
            <loext:p draw:notify-on-update-of-ranges="Tests.D43:Tests.D51 Tests.F43:Tests.F51"/>
            <draw:object xlink:href="./Object 3" xlink:type="simple" xlink:show="embed" xlink:actuate="onLoad"/>
          </draw:frame>
          <draw:frame draw:z-index="3" draw:name="Chart 4" draw:style-name="gr1" svg:width="453.54pt" svg:height="255.17pt" svg:x="496.86pt" svg:y="674.39pt">
            <loext:p draw:notify-on-update-of-ranges="Tests.D43:Tests.D51 Tests.H43:Tests.H51"/>
            <draw:object xlink:href="./Object 4" xlink:type="simple" xlink:show="embed" xlink:actuate="onLoad"/>
          </draw:frame>
          <draw:frame draw:z-index="4" draw:name="Chart 5" draw:style-name="gr1" svg:width="453.54pt" svg:height="255.17pt" svg:x="17.01pt" svg:y="953.86pt">
            <loext:p draw:notify-on-update-of-ranges="Tests.D65:Tests.D73 Tests.F65:Tests.F73"/>
            <draw:object xlink:href="./Object 5" xlink:type="simple" xlink:show="embed" xlink:actuate="onLoad"/>
          </draw:frame>
          <draw:frame draw:z-index="5" draw:name="Chart 6" draw:style-name="gr1" svg:width="453.54pt" svg:height="255.17pt" svg:x="496.86pt" svg:y="953.86pt">
            <loext:p draw:notify-on-update-of-ranges="Tests.D65:Tests.D73 Tests.I65:Tests.I73"/>
            <draw:object xlink:href="./Object 6" xlink:type="simple" xlink:show="embed" xlink:actuate="onLoad"/>
          </draw:frame>
          <draw:frame draw:z-index="6" draw:name="Chart 7" draw:style-name="gr1" svg:width="453.51pt" svg:height="255.09pt" svg:x="17.01pt" svg:y="1235.31pt">
            <loext:p draw:notify-on-update-of-ranges="Tests.C23:Tests.C31 Tests.G23:Tests.G31"/>
            <draw:object xlink:href="./Object 7" xlink:type="simple" xlink:show="embed" xlink:actuate="onLoad"/>
          </draw:frame>
          <draw:frame draw:z-index="7" draw:name="Chart 8" draw:style-name="gr1" svg:width="453.51pt" svg:height="255.09pt" svg:x="496.89pt" svg:y="1235.31pt">
            <loext:p draw:notify-on-update-of-ranges="Tests.C13:Tests.C21 Tests.G13:Tests.G21"/>
            <draw:object xlink:href="./Object 8" xlink:type="simple" xlink:show="embed" xlink:actuate="onLoad"/>
          </draw:frame>
          <draw:frame draw:z-index="8" draw:name="Chart 9" draw:style-name="gr1" svg:width="453.51pt" svg:height="255.09pt" svg:x="17.01pt" svg:y="1514.78pt">
            <loext:p draw:notify-on-update-of-ranges="Tests.C75:Tests.C83 Tests.G75:Tests.G83"/>
            <draw:object xlink:href="./Object 9" xlink:type="simple" xlink:show="embed" xlink:actuate="onLoad"/>
          </draw:frame>
          <draw:frame draw:z-index="9" draw:name="Chart 10" draw:style-name="gr1" svg:width="453.51pt" svg:height="255.09pt" svg:x="497.68pt" svg:y="1514.78pt">
            <loext:p draw:notify-on-update-of-ranges="Tests.C33:Tests.C41 Tests.G33:Tests.G41"/>
            <draw:object xlink:href="./Object 10" xlink:type="simple" xlink:show="embed" xlink:actuate="onLoad"/>
          </draw:frame>
          <draw:g draw:z-index="10" draw:name="Chart 11">
            <draw:frame draw:name="Chart 12" draw:style-name="gr1" svg:width="453.54pt" svg:height="360.65pt" svg:x="17.89pt" svg:y="1817.55pt">
              <loext:p/>
              <draw:object xlink:href="./Object 11" xlink:type="simple" xlink:show="embed" xlink:actuate="onLoad"/>
            </draw:frame>
            <draw:frame draw:name="TextBox 10" draw:style-name="gr2" draw:text-style-name="P2" svg:width="70.5pt" svg:height="20.24pt" svg:x="83.4pt" svg:y="1843.51pt">
              <draw:text-box>
                <text:p text:style-name="P1"><text:span text:style-name="T1">0%</text:span></text:p>
              </draw:text-box>
            </draw:frame>
            <draw:frame draw:name="TextBox 1" draw:style-name="gr2" draw:text-style-name="P2" svg:width="70.5pt" svg:height="20.24pt" svg:x="78.89pt" svg:y="1880.79pt">
              <draw:text-box>
                <text:p text:style-name="P1"><text:span text:style-name="T1">90%</text:span></text:p>
              </draw:text-box>
            </draw:frame>
            <draw:frame draw:name="TextBox 1" draw:style-name="gr2" draw:text-style-name="P2" svg:width="70.5pt" svg:height="20.24pt" svg:x="80.19pt" svg:y="1917.55pt">
              <draw:text-box>
                <text:p text:style-name="P1"><text:span text:style-name="T1">99%</text:span></text:p>
              </draw:text-box>
            </draw:frame>
            <draw:frame draw:name="TextBox 1" draw:style-name="gr2" draw:text-style-name="P2" svg:width="70.5pt" svg:height="20.24pt" svg:x="72.09pt" svg:y="1955.06pt">
              <draw:text-box>
                <text:p text:style-name="P1"><text:span text:style-name="T1">99.9%</text:span></text:p>
              </draw:text-box>
            </draw:frame>
            <draw:frame draw:name="TextBox 1" draw:style-name="gr2" draw:text-style-name="P2" svg:width="70.5pt" svg:height="20.24pt" svg:x="66.42pt" svg:y="1992.56pt">
              <draw:text-box>
                <text:p text:style-name="P1"><text:span text:style-name="T1">99.99%</text:span></text:p>
              </draw:text-box>
            </draw:frame>
            <draw:frame draw:name="TextBox 1" draw:style-name="gr2" draw:text-style-name="P2" svg:width="70.5pt" svg:height="20.24pt" svg:x="60.21pt" svg:y="2029.29pt">
              <draw:text-box>
                <text:p text:style-name="P1"><text:span text:style-name="T1">99.999%</text:span></text:p>
              </draw:text-box>
            </draw:frame>
            <draw:frame draw:name="TextBox 1" draw:style-name="gr2" draw:text-style-name="P2" svg:width="70.5pt" svg:height="20.24pt" svg:x="54.51pt" svg:y="2066.85pt">
              <draw:text-box>
                <text:p text:style-name="P1"><text:span text:style-name="T1">99.9999%</text:span></text:p>
              </draw:text-box>
            </draw:frame>
            <draw:frame draw:name="TextBox 1" draw:style-name="gr2" draw:text-style-name="P2" svg:width="70.5pt" svg:height="20.24pt" svg:x="49.35pt" svg:y="2104.3pt">
              <draw:text-box>
                <text:p text:style-name="P1"><text:span text:style-name="T1">99.99999%</text:span></text:p>
              </draw:text-box>
            </draw:frame>
          </draw:g>
          <draw:g draw:z-index="11" draw:name="Chart 12">
            <draw:frame draw:name="Chart 22" draw:style-name="gr1" svg:width="453.54pt" svg:height="360.65pt" svg:x="497.65pt" svg:y="1817.55pt">
              <loext:p/>
              <draw:object xlink:href="./Object 12" xlink:type="simple" xlink:show="embed" xlink:actuate="onLoad"/>
            </draw:frame>
            <draw:frame draw:name="TextBox 9" draw:style-name="gr2" draw:text-style-name="P2" svg:width="70.5pt" svg:height="20.24pt" svg:x="565.06pt" svg:y="1844.05pt">
              <draw:text-box>
                <text:p text:style-name="P1"><text:span text:style-name="T2">0%</text:span></text:p>
              </draw:text-box>
            </draw:frame>
            <draw:frame draw:name="TextBox 1" draw:style-name="gr2" draw:text-style-name="P2" svg:width="70.5pt" svg:height="20.24pt" svg:x="558.85pt" svg:y="1881.35pt">
              <draw:text-box>
                <text:p text:style-name="P1"><text:span text:style-name="T3">90%</text:span></text:p>
              </draw:text-box>
            </draw:frame>
            <draw:frame draw:name="TextBox 1" draw:style-name="gr2" draw:text-style-name="P2" svg:width="70.5pt" svg:height="20.24pt" svg:x="559.9pt" svg:y="1918.09pt">
              <draw:text-box>
                <text:p text:style-name="P1"><text:span text:style-name="T2">99%</text:span></text:p>
              </draw:text-box>
            </draw:frame>
            <draw:frame draw:name="TextBox 1" draw:style-name="gr2" draw:text-style-name="P2" svg:width="70.5pt" svg:height="20.24pt" svg:x="551.11pt" svg:y="1955.59pt">
              <draw:text-box>
                <text:p text:style-name="P1"><text:span text:style-name="T2">99.9%</text:span></text:p>
              </draw:text-box>
            </draw:frame>
            <draw:frame draw:name="TextBox 1" draw:style-name="gr2" draw:text-style-name="P2" svg:width="70.5pt" svg:height="20.24pt" svg:x="545.41pt" svg:y="1993.1pt">
              <draw:text-box>
                <text:p text:style-name="P1"><text:span text:style-name="T2">99.99%</text:span></text:p>
              </draw:text-box>
            </draw:frame>
            <draw:frame draw:name="TextBox 1" draw:style-name="gr2" draw:text-style-name="P2" svg:width="70.5pt" svg:height="20.24pt" svg:x="540.77pt" svg:y="2029.86pt">
              <draw:text-box>
                <text:p text:style-name="P1"><text:span text:style-name="T2">99.999%</text:span></text:p>
              </draw:text-box>
            </draw:frame>
            <draw:frame draw:name="TextBox 1" draw:style-name="gr2" draw:text-style-name="P2" svg:width="70.5pt" svg:height="20.24pt" svg:x="535.07pt" svg:y="2066.88pt">
              <draw:text-box>
                <text:p text:style-name="P1"><text:span text:style-name="T2">99.9999%</text:span></text:p>
              </draw:text-box>
            </draw:frame>
            <draw:frame draw:name="TextBox 1" draw:style-name="gr2" draw:text-style-name="P2" svg:width="70.5pt" svg:height="20.24pt" svg:x="529.88pt" svg:y="2104.33pt">
              <draw:text-box>
                <text:p text:style-name="P1"><text:span text:style-name="T2">99.99999%</text:span></text:p>
              </draw:text-box>
            </draw:frame>
          </draw:g>
        </table:shapes>
        <table:table-column table:style-name="co1" table:number-columns-repeated="15" table:default-cell-style-name="ce1"/>
        <table:table-column table:style-name="co2" table:number-columns-repeated="1009" table:default-cell-style-name="ce1"/>
        <table:table-row table:style-name="ro1">
          <table:table-cell office:value-type="string" calcext:value-type="string">
            <text:p>Drive</text:p>
          </table:table-cell>
          <table:table-cell table:formula="of:=[Tests.B1]" office:value-type="string" office:string-value="/dev/nvme0n1:/dev/nvme1n1:/dev/nvme2n1:/dev/nvme3n1:/dev/nvme4n1:/dev/nvme5n1" calcext:value-type="string">
            <text:p>/dev/nvme0n1:/dev/nvme1n1:/dev/nvme2n1:/dev/nvme3n1:/dev/nvme4n1:/dev/nvme5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ed</text:p>
          </table:table-cell>
          <table:table-cell table:formula="of:=[Tests.B5]" office:value-type="string" office:string-value="4464" calcext:value-type="string">
            <text:p>4464</text:p>
          </table:table-cell>
          <table:table-cell office:value-type="string" calcext:value-type="string">
            <text:p>G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el</text:p>
          </table:table-cell>
          <table:table-cell table:formula="of:=[Tests.B2]" office:value-type="string" office:string-value="NVMF-DM-DEV" calcext:value-type="string">
            <text:p>NVMF-DM-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al</text:p>
          </table:table-cell>
          <table:table-cell table:formula="of:=[Tests.B3]" office:value-type="string" office:string-value="Abstract Targets" calcext:value-type="string">
            <text:p>Abstract Targe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U</text:p>
          </table:table-cell>
          <table:table-cell table:formula="of:=[Tests.B6]" office:value-type="string" office:string-value="_CPU" calcext:value-type="string">
            <text:p>_CP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</text:p>
          </table:table-cell>
          <table:table-cell table:formula="of:=[Tests.B9]" office:value-type="string" office:string-value="Linux host2 4.9.64 #1 SMP Sun Nov 26 09:05:27 IST 2017 x86_64 x86_64" calcext:value-type="string">
            <text:p>Linux host2 4.9.64 #1 SMP Sun Nov 26 09:05:27 IST 2017 x86_64 x86_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O Version</text:p>
          </table:table-cell>
          <table:table-cell table:formula="of:=[Tests.B10]" office:value-type="string" office:string-value="fio-3.2-72-ge80d" calcext:value-type="string">
            <text:p>fio-3.2-72-ge80d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Average IOPS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3" table:formula="of:=AVERAGE([Timeseries.$A$20:.$A$1100])" office:value-type="string" office:string-value="" calcext:value-type="error">
            <text:p>#DIV/0!</text:p>
          </table:table-cell>
          <table:table-cell table:style-name="ce6" office:value-type="string" calcext:value-type="string">
            <text:p>IOP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Standard Deviation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4" table:formula="of:=STDEV([Timeseries.$A$20:.$A$1100])" office:value-type="string" office:string-value="" calcext:value-type="error">
            <text:p>#DIV/0!</text:p>
          </table:table-cell>
          <table:table-cell table:style-name="ce6" office:value-type="string" calcext:value-type="string">
            <text:p>IOP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Coefficient of Variation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5" table:formula="of:=[.N17]/[.N14]" office:value-type="string" office:string-value="" calcext:value-type="error">
            <text:p>#DIV/0!</text:p>
          </table:table-cell>
          <table:table-cell table:style-name="ce6"/>
          <table:table-cell table:number-columns-repeated="1009"/>
        </table:table-row>
        <table:table-row table:style-name="ro1" table:number-rows-repeated="10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" table:style-name="ta1">
        <table:table-column table:style-name="co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Write %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Queue Depth/Thread</text:p>
          </table:table-cell>
          <table:table-cell office:value-type="string" calcext:value-type="string">
            <text:p>IOPS</text:p>
          </table:table-cell>
          <table:table-cell office:value-type="string" calcext:value-type="string">
            <text:p>Bandwidth (MB/s)</text:p>
          </table:table-cell>
          <table:table-cell office:value-type="string" calcext:value-type="string">
            <text:p>Read Latency (us)</text:p>
          </table:table-cell>
          <table:table-cell office:value-type="string" calcext:value-type="string">
            <text:p>Write Latency (us)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imestamp_ms</text:p>
          </table:table-cell>
          <table:table-cell office:value-type="string" calcext:value-type="string">
            <text:p>Time_date</text:p>
          </table:table-cell>
          <table:table-cell office:value-type="string" calcext:value-type="string">
            <text:p>Test_Nam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73601.0" calcext:value-type="float">
            <text:p>273601.0</text:p>
          </table:table-cell>
          <table:table-cell office:value-type="float" office:value="133.59" calcext:value-type="float">
            <text:p>133.59</text:p>
          </table:table-cell>
          <table:table-cell office:value-type="float" office:value="935.289373431" calcext:value-type="float">
            <text:p>935.28937343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2-33-13</text:p>
          </table:table-cell>
          <table:table-cell office:value-type="float" office:value="1.52567659375e+12" calcext:value-type="float">
            <text:p>1.52567659375e+12</text:p>
          </table:table-cell>
          <table:table-cell office:value-type="string" calcext:value-type="string">
            <text:p>Mon May  7 12:33:13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75969.0" calcext:value-type="float">
            <text:p>275969.0</text:p>
          </table:table-cell>
          <table:table-cell office:value-type="float" office:value="269.5" calcext:value-type="float">
            <text:p>269.5</text:p>
          </table:table-cell>
          <table:table-cell office:value-type="float" office:value="927.270603402" calcext:value-type="float">
            <text:p>927.27060340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2-35-24</text:p>
          </table:table-cell>
          <table:table-cell office:value-type="float" office:value="1.52567672485e+12" calcext:value-type="float">
            <text:p>1.52567672485e+12</text:p>
          </table:table-cell>
          <table:table-cell office:value-type="string" calcext:value-type="string">
            <text:p>Mon May  7 12:35:24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74773.0" calcext:value-type="float">
            <text:p>274773.0</text:p>
          </table:table-cell>
          <table:table-cell office:value-type="float" office:value="536.67" calcext:value-type="float">
            <text:p>536.67</text:p>
          </table:table-cell>
          <table:table-cell office:value-type="float" office:value="931.309182143" calcext:value-type="float">
            <text:p>931.30918214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2-37-35</text:p>
          </table:table-cell>
          <table:table-cell office:value-type="float" office:value="1.52567685594e+12" calcext:value-type="float">
            <text:p>1.52567685594e+12</text:p>
          </table:table-cell>
          <table:table-cell office:value-type="string" calcext:value-type="string">
            <text:p>Mon May  7 12:37:35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76756.0" calcext:value-type="float">
            <text:p>276756.0</text:p>
          </table:table-cell>
          <table:table-cell office:value-type="float" office:value="1081.08" calcext:value-type="float">
            <text:p>1081.08</text:p>
          </table:table-cell>
          <table:table-cell office:value-type="float" office:value="924.62785496" calcext:value-type="float">
            <text:p>924.6278549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2-39-47</text:p>
          </table:table-cell>
          <table:table-cell office:value-type="float" office:value="1.52567698706e+12" calcext:value-type="float">
            <text:p>1.52567698706e+12</text:p>
          </table:table-cell>
          <table:table-cell office:value-type="string" calcext:value-type="string">
            <text:p>Mon May  7 12:39:47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69179.0" calcext:value-type="float">
            <text:p>269179.0</text:p>
          </table:table-cell>
          <table:table-cell office:value-type="float" office:value="2102.96" calcext:value-type="float">
            <text:p>2102.96</text:p>
          </table:table-cell>
          <table:table-cell office:value-type="float" office:value="950.656800709" calcext:value-type="float">
            <text:p>950.65680070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2-41-58</text:p>
          </table:table-cell>
          <table:table-cell office:value-type="float" office:value="1.52567711818e+12" calcext:value-type="float">
            <text:p>1.52567711818e+12</text:p>
          </table:table-cell>
          <table:table-cell office:value-type="string" calcext:value-type="string">
            <text:p>Mon May  7 12:41:58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30663.0" calcext:value-type="float">
            <text:p>230663.0</text:p>
          </table:table-cell>
          <table:table-cell office:value-type="float" office:value="3604.11" calcext:value-type="float">
            <text:p>3604.11</text:p>
          </table:table-cell>
          <table:table-cell office:value-type="float" office:value="1109.47056407" calcext:value-type="float">
            <text:p>1109.4705640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2-44-09</text:p>
          </table:table-cell>
          <table:table-cell office:value-type="float" office:value="1.52567724931e+12" calcext:value-type="float">
            <text:p>1.52567724931e+12</text:p>
          </table:table-cell>
          <table:table-cell office:value-type="string" calcext:value-type="string">
            <text:p>Mon May  7 12:44:09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174033.0" calcext:value-type="float">
            <text:p>174033.0</text:p>
          </table:table-cell>
          <table:table-cell office:value-type="float" office:value="5438.53" calcext:value-type="float">
            <text:p>5438.53</text:p>
          </table:table-cell>
          <table:table-cell office:value-type="float" office:value="1470.61418239" calcext:value-type="float">
            <text:p>1470.6141823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2-46-20</text:p>
          </table:table-cell>
          <table:table-cell office:value-type="float" office:value="1.52567738042e+12" calcext:value-type="float">
            <text:p>1.52567738042e+12</text:p>
          </table:table-cell>
          <table:table-cell office:value-type="string" calcext:value-type="string">
            <text:p>Mon May  7 12:46:20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83391.0" calcext:value-type="float">
            <text:p>83391.0</text:p>
          </table:table-cell>
          <table:table-cell office:value-type="float" office:value="5211.93" calcext:value-type="float">
            <text:p>5211.93</text:p>
          </table:table-cell>
          <table:table-cell office:value-type="float" office:value="3069.48680805" calcext:value-type="float">
            <text:p>3069.48680805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2-48-31</text:p>
          </table:table-cell>
          <table:table-cell office:value-type="float" office:value="1.52567751152e+12" calcext:value-type="float">
            <text:p>1.52567751152e+12</text:p>
          </table:table-cell>
          <table:table-cell office:value-type="string" calcext:value-type="string">
            <text:p>Mon May  7 12:48:31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41320.0" calcext:value-type="float">
            <text:p>41320.0</text:p>
          </table:table-cell>
          <table:table-cell office:value-type="float" office:value="5165.06" calcext:value-type="float">
            <text:p>5165.06</text:p>
          </table:table-cell>
          <table:table-cell office:value-type="float" office:value="6195.01903725" calcext:value-type="float">
            <text:p>6195.01903725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2-50-42</text:p>
          </table:table-cell>
          <table:table-cell office:value-type="float" office:value="1.52567764264e+12" calcext:value-type="float">
            <text:p>1.52567764264e+12</text:p>
          </table:table-cell>
          <table:table-cell office:value-type="string" calcext:value-type="string">
            <text:p>Mon May  7 12:50:42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738591.0" calcext:value-type="float">
            <text:p>1738591.0</text:p>
          </table:table-cell>
          <table:table-cell office:value-type="float" office:value="848.92" calcext:value-type="float">
            <text:p>848.92</text:p>
          </table:table-cell>
          <table:table-cell office:value-type="float" office:value="146.676380969" calcext:value-type="float">
            <text:p>146.67638096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2-52-53</text:p>
          </table:table-cell>
          <table:table-cell office:value-type="float" office:value="1.52567777378e+12" calcext:value-type="float">
            <text:p>1.52567777378e+12</text:p>
          </table:table-cell>
          <table:table-cell office:value-type="string" calcext:value-type="string">
            <text:p>Mon May  7 12:52:53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722479.0" calcext:value-type="float">
            <text:p>1722479.0</text:p>
          </table:table-cell>
          <table:table-cell office:value-type="float" office:value="1682.11" calcext:value-type="float">
            <text:p>1682.11</text:p>
          </table:table-cell>
          <table:table-cell office:value-type="float" office:value="148.046348007" calcext:value-type="float">
            <text:p>148.04634800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2-55-04</text:p>
          </table:table-cell>
          <table:table-cell office:value-type="float" office:value="1.52567790489e+12" calcext:value-type="float">
            <text:p>1.52567790489e+12</text:p>
          </table:table-cell>
          <table:table-cell office:value-type="string" calcext:value-type="string">
            <text:p>Mon May  7 12:55:04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348496.0" calcext:value-type="float">
            <text:p>1348496.0</text:p>
          </table:table-cell>
          <table:table-cell office:value-type="float" office:value="2633.78" calcext:value-type="float">
            <text:p>2633.78</text:p>
          </table:table-cell>
          <table:table-cell office:value-type="float" office:value="189.233954948" calcext:value-type="float">
            <text:p>189.23395494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2-57-16</text:p>
          </table:table-cell>
          <table:table-cell office:value-type="float" office:value="1.52567803602e+12" calcext:value-type="float">
            <text:p>1.52567803602e+12</text:p>
          </table:table-cell>
          <table:table-cell office:value-type="string" calcext:value-type="string">
            <text:p>Mon May  7 12:57:16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529305.0" calcext:value-type="float">
            <text:p>529305.0</text:p>
          </table:table-cell>
          <table:table-cell office:value-type="float" office:value="2067.6" calcext:value-type="float">
            <text:p>2067.6</text:p>
          </table:table-cell>
          <table:table-cell office:value-type="float" office:value="483.042667657" calcext:value-type="float">
            <text:p>483.04266765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2-59-27</text:p>
          </table:table-cell>
          <table:table-cell office:value-type="float" office:value="1.52567816712e+12" calcext:value-type="float">
            <text:p>1.52567816712e+12</text:p>
          </table:table-cell>
          <table:table-cell office:value-type="string" calcext:value-type="string">
            <text:p>Mon May  7 12:59:27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276417.0" calcext:value-type="float">
            <text:p>276417.0</text:p>
          </table:table-cell>
          <table:table-cell office:value-type="float" office:value="2159.51" calcext:value-type="float">
            <text:p>2159.51</text:p>
          </table:table-cell>
          <table:table-cell office:value-type="float" office:value="925.49551325" calcext:value-type="float">
            <text:p>925.49551325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3-01-38</text:p>
          </table:table-cell>
          <table:table-cell office:value-type="float" office:value="1.52567829823e+12" calcext:value-type="float">
            <text:p>1.52567829823e+12</text:p>
          </table:table-cell>
          <table:table-cell office:value-type="string" calcext:value-type="string">
            <text:p>Mon May  7 13:01:38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45898.0" calcext:value-type="float">
            <text:p>145898.0</text:p>
          </table:table-cell>
          <table:table-cell office:value-type="float" office:value="2279.65" calcext:value-type="float">
            <text:p>2279.65</text:p>
          </table:table-cell>
          <table:table-cell office:value-type="float" office:value="1753.76954442" calcext:value-type="float">
            <text:p>1753.7695444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3-03-49</text:p>
          </table:table-cell>
          <table:table-cell office:value-type="float" office:value="1.52567842934e+12" calcext:value-type="float">
            <text:p>1.52567842934e+12</text:p>
          </table:table-cell>
          <table:table-cell office:value-type="string" calcext:value-type="string">
            <text:p>Mon May  7 13:03:49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73324.0" calcext:value-type="float">
            <text:p>73324.0</text:p>
          </table:table-cell>
          <table:table-cell office:value-type="float" office:value="2291.36" calcext:value-type="float">
            <text:p>2291.36</text:p>
          </table:table-cell>
          <table:table-cell office:value-type="float" office:value="3489.9138818" calcext:value-type="float">
            <text:p>3489.913881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3-06-00</text:p>
          </table:table-cell>
          <table:table-cell office:value-type="float" office:value="1.52567856046e+12" calcext:value-type="float">
            <text:p>1.52567856046e+12</text:p>
          </table:table-cell>
          <table:table-cell office:value-type="string" calcext:value-type="string">
            <text:p>Mon May  7 13:06:00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37091.0" calcext:value-type="float">
            <text:p>37091.0</text:p>
          </table:table-cell>
          <table:table-cell office:value-type="float" office:value="2318.16" calcext:value-type="float">
            <text:p>2318.16</text:p>
          </table:table-cell>
          <table:table-cell office:value-type="float" office:value="6898.84894181" calcext:value-type="float">
            <text:p>6898.8489418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3-08-11</text:p>
          </table:table-cell>
          <table:table-cell office:value-type="float" office:value="1.52567869156e+12" calcext:value-type="float">
            <text:p>1.52567869156e+12</text:p>
          </table:table-cell>
          <table:table-cell office:value-type="string" calcext:value-type="string">
            <text:p>Mon May  7 13:08:11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8517.0" calcext:value-type="float">
            <text:p>18517.0</text:p>
          </table:table-cell>
          <table:table-cell office:value-type="float" office:value="2314.59" calcext:value-type="float">
            <text:p>2314.59</text:p>
          </table:table-cell>
          <table:table-cell office:value-type="float" office:value="13819.5746503" calcext:value-type="float">
            <text:p>13819.574650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3-10-22</text:p>
          </table:table-cell>
          <table:table-cell office:value-type="float" office:value="1.5256788227e+12" calcext:value-type="float">
            <text:p>1.5256788227e+12</text:p>
          </table:table-cell>
          <table:table-cell office:value-type="string" calcext:value-type="string">
            <text:p>Mon May  7 13:10:22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3626.0" calcext:value-type="float">
            <text:p>33626.0</text:p>
          </table:table-cell>
          <table:table-cell office:value-type="float" office:value="16.42" calcext:value-type="float">
            <text:p>16.42</text:p>
          </table:table-cell>
          <table:table-cell office:value-type="float" office:value="0.0" calcext:value-type="float">
            <text:p>0.0</text:p>
          </table:table-cell>
          <table:table-cell office:value-type="float" office:value="29.366426293" calcext:value-type="float">
            <text:p>29.366426293</text:p>
          </table:table-cell>
          <table:table-cell office:value-type="string" calcext:value-type="string">
            <text:p>2018-05-07_13-12-33</text:p>
          </table:table-cell>
          <table:table-cell office:value-type="float" office:value="1.52567895376e+12" calcext:value-type="float">
            <text:p>1.52567895376e+12</text:p>
          </table:table-cell>
          <table:table-cell office:value-type="string" calcext:value-type="string">
            <text:p>Mon May  7 13:12:33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3774.0" calcext:value-type="float">
            <text:p>33774.0</text:p>
          </table:table-cell>
          <table:table-cell office:value-type="float" office:value="32.98" calcext:value-type="float">
            <text:p>32.98</text:p>
          </table:table-cell>
          <table:table-cell office:value-type="float" office:value="0.0" calcext:value-type="float">
            <text:p>0.0</text:p>
          </table:table-cell>
          <table:table-cell office:value-type="float" office:value="29.196442235" calcext:value-type="float">
            <text:p>29.196442235</text:p>
          </table:table-cell>
          <table:table-cell office:value-type="string" calcext:value-type="string">
            <text:p>2018-05-07_13-14-44</text:p>
          </table:table-cell>
          <table:table-cell office:value-type="float" office:value="1.52567908487e+12" calcext:value-type="float">
            <text:p>1.52567908487e+12</text:p>
          </table:table-cell>
          <table:table-cell office:value-type="string" calcext:value-type="string">
            <text:p>Mon May  7 13:14:44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1638.0" calcext:value-type="float">
            <text:p>31638.0</text:p>
          </table:table-cell>
          <table:table-cell office:value-type="float" office:value="61.79" calcext:value-type="float">
            <text:p>61.79</text:p>
          </table:table-cell>
          <table:table-cell office:value-type="float" office:value="0.0" calcext:value-type="float">
            <text:p>0.0</text:p>
          </table:table-cell>
          <table:table-cell office:value-type="float" office:value="31.212028096" calcext:value-type="float">
            <text:p>31.212028096</text:p>
          </table:table-cell>
          <table:table-cell office:value-type="string" calcext:value-type="string">
            <text:p>2018-05-07_13-16-55</text:p>
          </table:table-cell>
          <table:table-cell office:value-type="float" office:value="1.52567921596e+12" calcext:value-type="float">
            <text:p>1.52567921596e+12</text:p>
          </table:table-cell>
          <table:table-cell office:value-type="string" calcext:value-type="string">
            <text:p>Mon May  7 13:16:55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29505.0" calcext:value-type="float">
            <text:p>29505.0</text:p>
          </table:table-cell>
          <table:table-cell office:value-type="float" office:value="115.25" calcext:value-type="float">
            <text:p>115.25</text:p>
          </table:table-cell>
          <table:table-cell office:value-type="float" office:value="0.0" calcext:value-type="float">
            <text:p>0.0</text:p>
          </table:table-cell>
          <table:table-cell office:value-type="float" office:value="33.456464615" calcext:value-type="float">
            <text:p>33.456464615</text:p>
          </table:table-cell>
          <table:table-cell office:value-type="string" calcext:value-type="string">
            <text:p>2018-05-07_13-19-07</text:p>
          </table:table-cell>
          <table:table-cell office:value-type="float" office:value="1.52567934706e+12" calcext:value-type="float">
            <text:p>1.52567934706e+12</text:p>
          </table:table-cell>
          <table:table-cell office:value-type="string" calcext:value-type="string">
            <text:p>Mon May  7 13:19:07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9018.0" calcext:value-type="float">
            <text:p>19018.0</text:p>
          </table:table-cell>
          <table:table-cell office:value-type="float" office:value="148.58" calcext:value-type="float">
            <text:p>148.58</text:p>
          </table:table-cell>
          <table:table-cell office:value-type="float" office:value="0.0" calcext:value-type="float">
            <text:p>0.0</text:p>
          </table:table-cell>
          <table:table-cell office:value-type="float" office:value="51.60659944" calcext:value-type="float">
            <text:p>51.60659944</text:p>
          </table:table-cell>
          <table:table-cell office:value-type="string" calcext:value-type="string">
            <text:p>2018-05-07_13-21-18</text:p>
          </table:table-cell>
          <table:table-cell office:value-type="float" office:value="1.52567947817e+12" calcext:value-type="float">
            <text:p>1.52567947817e+12</text:p>
          </table:table-cell>
          <table:table-cell office:value-type="string" calcext:value-type="string">
            <text:p>Mon May  7 13:21:18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5812.0" calcext:value-type="float">
            <text:p>15812.0</text:p>
          </table:table-cell>
          <table:table-cell office:value-type="float" office:value="247.07" calcext:value-type="float">
            <text:p>247.07</text:p>
          </table:table-cell>
          <table:table-cell office:value-type="float" office:value="0.0" calcext:value-type="float">
            <text:p>0.0</text:p>
          </table:table-cell>
          <table:table-cell office:value-type="float" office:value="62.260033216" calcext:value-type="float">
            <text:p>62.260033216</text:p>
          </table:table-cell>
          <table:table-cell office:value-type="string" calcext:value-type="string">
            <text:p>2018-05-07_13-23-29</text:p>
          </table:table-cell>
          <table:table-cell office:value-type="float" office:value="1.52567960927e+12" calcext:value-type="float">
            <text:p>1.52567960927e+12</text:p>
          </table:table-cell>
          <table:table-cell office:value-type="string" calcext:value-type="string">
            <text:p>Mon May  7 13:23:29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3183.0" calcext:value-type="float">
            <text:p>13183.0</text:p>
          </table:table-cell>
          <table:table-cell office:value-type="float" office:value="411.98" calcext:value-type="float">
            <text:p>411.98</text:p>
          </table:table-cell>
          <table:table-cell office:value-type="float" office:value="0.0" calcext:value-type="float">
            <text:p>0.0</text:p>
          </table:table-cell>
          <table:table-cell office:value-type="float" office:value="75.06090192" calcext:value-type="float">
            <text:p>75.06090192</text:p>
          </table:table-cell>
          <table:table-cell office:value-type="string" calcext:value-type="string">
            <text:p>2018-05-07_13-25-40</text:p>
          </table:table-cell>
          <table:table-cell office:value-type="float" office:value="1.52567974038e+12" calcext:value-type="float">
            <text:p>1.52567974038e+12</text:p>
          </table:table-cell>
          <table:table-cell office:value-type="string" calcext:value-type="string">
            <text:p>Mon May  7 13:25:40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8988.0" calcext:value-type="float">
            <text:p>8988.0</text:p>
          </table:table-cell>
          <table:table-cell office:value-type="float" office:value="561.73" calcext:value-type="float">
            <text:p>561.73</text:p>
          </table:table-cell>
          <table:table-cell office:value-type="float" office:value="0.0" calcext:value-type="float">
            <text:p>0.0</text:p>
          </table:table-cell>
          <table:table-cell office:value-type="float" office:value="110.370926134" calcext:value-type="float">
            <text:p>110.370926134</text:p>
          </table:table-cell>
          <table:table-cell office:value-type="string" calcext:value-type="string">
            <text:p>2018-05-07_13-27-51</text:p>
          </table:table-cell>
          <table:table-cell office:value-type="float" office:value="1.52567987149e+12" calcext:value-type="float">
            <text:p>1.52567987149e+12</text:p>
          </table:table-cell>
          <table:table-cell office:value-type="string" calcext:value-type="string">
            <text:p>Mon May  7 13:27:51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5141.0" calcext:value-type="float">
            <text:p>5141.0</text:p>
          </table:table-cell>
          <table:table-cell office:value-type="float" office:value="642.59" calcext:value-type="float">
            <text:p>642.59</text:p>
          </table:table-cell>
          <table:table-cell office:value-type="float" office:value="0.0" calcext:value-type="float">
            <text:p>0.0</text:p>
          </table:table-cell>
          <table:table-cell office:value-type="float" office:value="193.130282922" calcext:value-type="float">
            <text:p>193.130282922</text:p>
          </table:table-cell>
          <table:table-cell office:value-type="string" calcext:value-type="string">
            <text:p>2018-05-07_13-30-02</text:p>
          </table:table-cell>
          <table:table-cell office:value-type="float" office:value="1.52568000259e+12" calcext:value-type="float">
            <text:p>1.52568000259e+12</text:p>
          </table:table-cell>
          <table:table-cell office:value-type="string" calcext:value-type="string">
            <text:p>Mon May  7 13:30:02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22416.0" calcext:value-type="float">
            <text:p>22416.0</text:p>
          </table:table-cell>
          <table:table-cell office:value-type="float" office:value="87.56" calcext:value-type="float">
            <text:p>87.56</text:p>
          </table:table-cell>
          <table:table-cell office:value-type="float" office:value="52.707934835" calcext:value-type="float">
            <text:p>52.707934835</text:p>
          </table:table-cell>
          <table:table-cell office:value-type="float" office:value="35.285954074" calcext:value-type="float">
            <text:p>35.285954074</text:p>
          </table:table-cell>
          <table:table-cell office:value-type="string" calcext:value-type="string">
            <text:p>2018-05-07_13-32-13</text:p>
          </table:table-cell>
          <table:table-cell office:value-type="float" office:value="1.5256801337e+12" calcext:value-type="float">
            <text:p>1.5256801337e+12</text:p>
          </table:table-cell>
          <table:table-cell office:value-type="string" calcext:value-type="string">
            <text:p>Mon May  7 13:32:13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43024.0" calcext:value-type="float">
            <text:p>43024.0</text:p>
          </table:table-cell>
          <table:table-cell office:value-type="float" office:value="168.06" calcext:value-type="float">
            <text:p>168.06</text:p>
          </table:table-cell>
          <table:table-cell office:value-type="float" office:value="55.098725748" calcext:value-type="float">
            <text:p>55.098725748</text:p>
          </table:table-cell>
          <table:table-cell office:value-type="float" office:value="36.721855077" calcext:value-type="float">
            <text:p>36.721855077</text:p>
          </table:table-cell>
          <table:table-cell office:value-type="string" calcext:value-type="string">
            <text:p>2018-05-07_13-34-24</text:p>
          </table:table-cell>
          <table:table-cell office:value-type="float" office:value="1.52568026481e+12" calcext:value-type="float">
            <text:p>1.52568026481e+12</text:p>
          </table:table-cell>
          <table:table-cell office:value-type="string" calcext:value-type="string">
            <text:p>Mon May  7 13:34:24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82499.0" calcext:value-type="float">
            <text:p>82499.0</text:p>
          </table:table-cell>
          <table:table-cell office:value-type="float" office:value="322.26" calcext:value-type="float">
            <text:p>322.26</text:p>
          </table:table-cell>
          <table:table-cell office:value-type="float" office:value="59.068496284" calcext:value-type="float">
            <text:p>59.068496284</text:p>
          </table:table-cell>
          <table:table-cell office:value-type="float" office:value="36.704368283" calcext:value-type="float">
            <text:p>36.704368283</text:p>
          </table:table-cell>
          <table:table-cell office:value-type="string" calcext:value-type="string">
            <text:p>2018-05-07_13-36-35</text:p>
          </table:table-cell>
          <table:table-cell office:value-type="float" office:value="1.5256803959e+12" calcext:value-type="float">
            <text:p>1.5256803959e+12</text:p>
          </table:table-cell>
          <table:table-cell office:value-type="string" calcext:value-type="string">
            <text:p>Mon May  7 13:36:35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152556.0" calcext:value-type="float">
            <text:p>152556.0</text:p>
          </table:table-cell>
          <table:table-cell office:value-type="float" office:value="595.92" calcext:value-type="float">
            <text:p>595.92</text:p>
          </table:table-cell>
          <table:table-cell office:value-type="float" office:value="67.182429798" calcext:value-type="float">
            <text:p>67.182429798</text:p>
          </table:table-cell>
          <table:table-cell office:value-type="float" office:value="36.562518928" calcext:value-type="float">
            <text:p>36.562518928</text:p>
          </table:table-cell>
          <table:table-cell office:value-type="string" calcext:value-type="string">
            <text:p>2018-05-07_13-38-47</text:p>
          </table:table-cell>
          <table:table-cell office:value-type="float" office:value="1.52568052702e+12" calcext:value-type="float">
            <text:p>1.52568052702e+12</text:p>
          </table:table-cell>
          <table:table-cell office:value-type="string" calcext:value-type="string">
            <text:p>Mon May  7 13:38:47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272941.0" calcext:value-type="float">
            <text:p>272941.0</text:p>
          </table:table-cell>
          <table:table-cell office:value-type="float" office:value="1066.18" calcext:value-type="float">
            <text:p>1066.18</text:p>
          </table:table-cell>
          <table:table-cell office:value-type="float" office:value="80.906959682" calcext:value-type="float">
            <text:p>80.906959682</text:p>
          </table:table-cell>
          <table:table-cell office:value-type="float" office:value="35.081969505" calcext:value-type="float">
            <text:p>35.081969505</text:p>
          </table:table-cell>
          <table:table-cell office:value-type="string" calcext:value-type="string">
            <text:p>2018-05-07_13-40-58</text:p>
          </table:table-cell>
          <table:table-cell office:value-type="float" office:value="1.52568065818e+12" calcext:value-type="float">
            <text:p>1.52568065818e+12</text:p>
          </table:table-cell>
          <table:table-cell office:value-type="string" calcext:value-type="string">
            <text:p>Mon May  7 13:40:58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455171.0" calcext:value-type="float">
            <text:p>455171.0</text:p>
          </table:table-cell>
          <table:table-cell office:value-type="float" office:value="1778.01" calcext:value-type="float">
            <text:p>1778.01</text:p>
          </table:table-cell>
          <table:table-cell office:value-type="float" office:value="103.198257275" calcext:value-type="float">
            <text:p>103.198257275</text:p>
          </table:table-cell>
          <table:table-cell office:value-type="float" office:value="36.079186771" calcext:value-type="float">
            <text:p>36.079186771</text:p>
          </table:table-cell>
          <table:table-cell office:value-type="string" calcext:value-type="string">
            <text:p>2018-05-07_13-43-09</text:p>
          </table:table-cell>
          <table:table-cell office:value-type="float" office:value="1.5256807893e+12" calcext:value-type="float">
            <text:p>1.5256807893e+12</text:p>
          </table:table-cell>
          <table:table-cell office:value-type="string" calcext:value-type="string">
            <text:p>Mon May  7 13:43:09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708986.0" calcext:value-type="float">
            <text:p>708986.0</text:p>
          </table:table-cell>
          <table:table-cell office:value-type="float" office:value="2769.48" calcext:value-type="float">
            <text:p>2769.48</text:p>
          </table:table-cell>
          <table:table-cell office:value-type="float" office:value="138.412275623" calcext:value-type="float">
            <text:p>138.412275623</text:p>
          </table:table-cell>
          <table:table-cell office:value-type="float" office:value="40.484899295" calcext:value-type="float">
            <text:p>40.484899295</text:p>
          </table:table-cell>
          <table:table-cell office:value-type="string" calcext:value-type="string">
            <text:p>2018-05-07_13-45-20</text:p>
          </table:table-cell>
          <table:table-cell office:value-type="float" office:value="1.52568092044e+12" calcext:value-type="float">
            <text:p>1.52568092044e+12</text:p>
          </table:table-cell>
          <table:table-cell office:value-type="string" calcext:value-type="string">
            <text:p>Mon May  7 13:45:20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7200.0" calcext:value-type="float">
            <text:p>17200.0</text:p>
          </table:table-cell>
          <table:table-cell office:value-type="float" office:value="67.19" calcext:value-type="float">
            <text:p>67.19</text:p>
          </table:table-cell>
          <table:table-cell office:value-type="float" office:value="57.286495063" calcext:value-type="float">
            <text:p>57.28649506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3-47-31</text:p>
          </table:table-cell>
          <table:table-cell office:value-type="float" office:value="1.52568105149e+12" calcext:value-type="float">
            <text:p>1.52568105149e+12</text:p>
          </table:table-cell>
          <table:table-cell office:value-type="string" calcext:value-type="string">
            <text:p>Mon May  7 13:47:31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34525.0" calcext:value-type="float">
            <text:p>34525.0</text:p>
          </table:table-cell>
          <table:table-cell office:value-type="float" office:value="134.86" calcext:value-type="float">
            <text:p>134.86</text:p>
          </table:table-cell>
          <table:table-cell office:value-type="float" office:value="57.334083218" calcext:value-type="float">
            <text:p>57.33408321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3-49-42</text:p>
          </table:table-cell>
          <table:table-cell office:value-type="float" office:value="1.52568118261e+12" calcext:value-type="float">
            <text:p>1.52568118261e+12</text:p>
          </table:table-cell>
          <table:table-cell office:value-type="string" calcext:value-type="string">
            <text:p>Mon May  7 13:49:42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69096.0" calcext:value-type="float">
            <text:p>69096.0</text:p>
          </table:table-cell>
          <table:table-cell office:value-type="float" office:value="269.91" calcext:value-type="float">
            <text:p>269.91</text:p>
          </table:table-cell>
          <table:table-cell office:value-type="float" office:value="57.346486087" calcext:value-type="float">
            <text:p>57.34648608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3-51-53</text:p>
          </table:table-cell>
          <table:table-cell office:value-type="float" office:value="1.52568131373e+12" calcext:value-type="float">
            <text:p>1.52568131373e+12</text:p>
          </table:table-cell>
          <table:table-cell office:value-type="string" calcext:value-type="string">
            <text:p>Mon May  7 13:51:53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138637.0" calcext:value-type="float">
            <text:p>138637.0</text:p>
          </table:table-cell>
          <table:table-cell office:value-type="float" office:value="541.55" calcext:value-type="float">
            <text:p>541.55</text:p>
          </table:table-cell>
          <table:table-cell office:value-type="float" office:value="57.163622041" calcext:value-type="float">
            <text:p>57.16362204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3-54-04</text:p>
          </table:table-cell>
          <table:table-cell office:value-type="float" office:value="1.52568144486e+12" calcext:value-type="float">
            <text:p>1.52568144486e+12</text:p>
          </table:table-cell>
          <table:table-cell office:value-type="string" calcext:value-type="string">
            <text:p>Mon May  7 13:54:04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288711.0" calcext:value-type="float">
            <text:p>288711.0</text:p>
          </table:table-cell>
          <table:table-cell office:value-type="float" office:value="1127.78" calcext:value-type="float">
            <text:p>1127.78</text:p>
          </table:table-cell>
          <table:table-cell office:value-type="float" office:value="54.917810997" calcext:value-type="float">
            <text:p>54.91781099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3-56-15</text:p>
          </table:table-cell>
          <table:table-cell office:value-type="float" office:value="1.525681576e+12" calcext:value-type="float">
            <text:p>1.525681576e+12</text:p>
          </table:table-cell>
          <table:table-cell office:value-type="string" calcext:value-type="string">
            <text:p>Mon May  7 13:56:15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550722.0" calcext:value-type="float">
            <text:p>550722.0</text:p>
          </table:table-cell>
          <table:table-cell office:value-type="float" office:value="2151.26" calcext:value-type="float">
            <text:p>2151.26</text:p>
          </table:table-cell>
          <table:table-cell office:value-type="float" office:value="57.465199743" calcext:value-type="float">
            <text:p>57.46519974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3-58-27</text:p>
          </table:table-cell>
          <table:table-cell office:value-type="float" office:value="1.5256817071e+12" calcext:value-type="float">
            <text:p>1.5256817071e+12</text:p>
          </table:table-cell>
          <table:table-cell office:value-type="string" calcext:value-type="string">
            <text:p>Mon May  7 13:58:27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951200.0" calcext:value-type="float">
            <text:p>951200.0</text:p>
          </table:table-cell>
          <table:table-cell office:value-type="float" office:value="3715.63" calcext:value-type="float">
            <text:p>3715.63</text:p>
          </table:table-cell>
          <table:table-cell office:value-type="float" office:value="66.560874752" calcext:value-type="float">
            <text:p>66.56087475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4-00-38</text:p>
          </table:table-cell>
          <table:table-cell office:value-type="float" office:value="1.52568183823e+12" calcext:value-type="float">
            <text:p>1.52568183823e+12</text:p>
          </table:table-cell>
          <table:table-cell office:value-type="string" calcext:value-type="string">
            <text:p>Mon May  7 14:00:38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29401.0" calcext:value-type="float">
            <text:p>29401.0</text:p>
          </table:table-cell>
          <table:table-cell office:value-type="float" office:value="114.85" calcext:value-type="float">
            <text:p>114.85</text:p>
          </table:table-cell>
          <table:table-cell office:value-type="float" office:value="0.0" calcext:value-type="float">
            <text:p>0.0</text:p>
          </table:table-cell>
          <table:table-cell office:value-type="float" office:value="33.560792387" calcext:value-type="float">
            <text:p>33.560792387</text:p>
          </table:table-cell>
          <table:table-cell office:value-type="string" calcext:value-type="string">
            <text:p>2018-05-07_14-02-49</text:p>
          </table:table-cell>
          <table:table-cell office:value-type="float" office:value="1.52568196928e+12" calcext:value-type="float">
            <text:p>1.52568196928e+12</text:p>
          </table:table-cell>
          <table:table-cell office:value-type="string" calcext:value-type="string">
            <text:p>Mon May  7 14:02:49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56255.0" calcext:value-type="float">
            <text:p>56255.0</text:p>
          </table:table-cell>
          <table:table-cell office:value-type="float" office:value="219.75" calcext:value-type="float">
            <text:p>219.75</text:p>
          </table:table-cell>
          <table:table-cell office:value-type="float" office:value="0.0" calcext:value-type="float">
            <text:p>0.0</text:p>
          </table:table-cell>
          <table:table-cell office:value-type="float" office:value="35.045690373" calcext:value-type="float">
            <text:p>35.045690373</text:p>
          </table:table-cell>
          <table:table-cell office:value-type="string" calcext:value-type="string">
            <text:p>2018-05-07_14-05-00</text:p>
          </table:table-cell>
          <table:table-cell office:value-type="float" office:value="1.52568210041e+12" calcext:value-type="float">
            <text:p>1.52568210041e+12</text:p>
          </table:table-cell>
          <table:table-cell office:value-type="string" calcext:value-type="string">
            <text:p>Mon May  7 14:05:00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112945.0" calcext:value-type="float">
            <text:p>112945.0</text:p>
          </table:table-cell>
          <table:table-cell office:value-type="float" office:value="441.19" calcext:value-type="float">
            <text:p>441.19</text:p>
          </table:table-cell>
          <table:table-cell office:value-type="float" office:value="0.0" calcext:value-type="float">
            <text:p>0.0</text:p>
          </table:table-cell>
          <table:table-cell office:value-type="float" office:value="34.911252952" calcext:value-type="float">
            <text:p>34.911252952</text:p>
          </table:table-cell>
          <table:table-cell office:value-type="string" calcext:value-type="string">
            <text:p>2018-05-07_14-07-11</text:p>
          </table:table-cell>
          <table:table-cell office:value-type="float" office:value="1.52568223154e+12" calcext:value-type="float">
            <text:p>1.52568223154e+12</text:p>
          </table:table-cell>
          <table:table-cell office:value-type="string" calcext:value-type="string">
            <text:p>Mon May  7 14:07:11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227141.0" calcext:value-type="float">
            <text:p>227141.0</text:p>
          </table:table-cell>
          <table:table-cell office:value-type="float" office:value="887.27" calcext:value-type="float">
            <text:p>887.27</text:p>
          </table:table-cell>
          <table:table-cell office:value-type="float" office:value="0.0" calcext:value-type="float">
            <text:p>0.0</text:p>
          </table:table-cell>
          <table:table-cell office:value-type="float" office:value="34.635805513" calcext:value-type="float">
            <text:p>34.635805513</text:p>
          </table:table-cell>
          <table:table-cell office:value-type="string" calcext:value-type="string">
            <text:p>2018-05-07_14-09-22</text:p>
          </table:table-cell>
          <table:table-cell office:value-type="float" office:value="1.52568236265e+12" calcext:value-type="float">
            <text:p>1.52568236265e+12</text:p>
          </table:table-cell>
          <table:table-cell office:value-type="string" calcext:value-type="string">
            <text:p>Mon May  7 14:09:22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456400.0" calcext:value-type="float">
            <text:p>456400.0</text:p>
          </table:table-cell>
          <table:table-cell office:value-type="float" office:value="1782.81" calcext:value-type="float">
            <text:p>1782.81</text:p>
          </table:table-cell>
          <table:table-cell office:value-type="float" office:value="0.0" calcext:value-type="float">
            <text:p>0.0</text:p>
          </table:table-cell>
          <table:table-cell office:value-type="float" office:value="34.4940282" calcext:value-type="float">
            <text:p>34.4940282</text:p>
          </table:table-cell>
          <table:table-cell office:value-type="string" calcext:value-type="string">
            <text:p>2018-05-07_14-11-33</text:p>
          </table:table-cell>
          <table:table-cell office:value-type="float" office:value="1.52568249377e+12" calcext:value-type="float">
            <text:p>1.52568249377e+12</text:p>
          </table:table-cell>
          <table:table-cell office:value-type="string" calcext:value-type="string">
            <text:p>Mon May  7 14:11:33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781035.0" calcext:value-type="float">
            <text:p>781035.0</text:p>
          </table:table-cell>
          <table:table-cell office:value-type="float" office:value="3050.92" calcext:value-type="float">
            <text:p>3050.92</text:p>
          </table:table-cell>
          <table:table-cell office:value-type="float" office:value="0.0" calcext:value-type="float">
            <text:p>0.0</text:p>
          </table:table-cell>
          <table:table-cell office:value-type="float" office:value="40.298611533" calcext:value-type="float">
            <text:p>40.298611533</text:p>
          </table:table-cell>
          <table:table-cell office:value-type="string" calcext:value-type="string">
            <text:p>2018-05-07_14-13-44</text:p>
          </table:table-cell>
          <table:table-cell office:value-type="float" office:value="1.52568262492e+12" calcext:value-type="float">
            <text:p>1.52568262492e+12</text:p>
          </table:table-cell>
          <table:table-cell office:value-type="string" calcext:value-type="string">
            <text:p>Mon May  7 14:13:44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1100932.0" calcext:value-type="float">
            <text:p>1100932.0</text:p>
          </table:table-cell>
          <table:table-cell office:value-type="float" office:value="4300.52" calcext:value-type="float">
            <text:p>4300.52</text:p>
          </table:table-cell>
          <table:table-cell office:value-type="float" office:value="0.0" calcext:value-type="float">
            <text:p>0.0</text:p>
          </table:table-cell>
          <table:table-cell office:value-type="float" office:value="57.230903451" calcext:value-type="float">
            <text:p>57.230903451</text:p>
          </table:table-cell>
          <table:table-cell office:value-type="string" calcext:value-type="string">
            <text:p>2018-05-07_14-15-56</text:p>
          </table:table-cell>
          <table:table-cell office:value-type="float" office:value="1.52568275611e+12" calcext:value-type="float">
            <text:p>1.52568275611e+12</text:p>
          </table:table-cell>
          <table:table-cell office:value-type="string" calcext:value-type="string">
            <text:p>Mon May  7 14:15:56 2018</text:p>
          </table:table-cell>
          <table:table-cell office:value-type="string" calcext:value-type="string">
            <text:p>Sustained 4KB Random Write Tests by Number of Threads</text:p>
          </table:table-cell>
        </table:table-row>
      </table:table>
      <table:table table:name="Timeseries" table:style-name="ta1">
        <table:table-column table:style-name="co1" table:default-cell-style-name="Default"/>
        <table:table-row table:style-name="ro1">
          <table:table-cell office:value-type="string" calcext:value-type="string">
            <text:p>Drives</text:p>
          </table:table-cell>
          <table:table-cell office:value-type="string" calcext:value-type="string">
            <text:p>/dev/nvme0n1:/dev/nvme1n1:/dev/nvme2n1:/dev/nvme3n1:/dev/nvme4n1:/dev/nvme5n1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NVMF-DM-DEV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Abstract Targets</text:p>
          </table:table-cell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argets</text:p>
          </table:table-cell>
          <table:table-cell office:value-type="float" office:value="6.0" calcext:value-type="float">
            <text:p>6.0</text:p>
          </table:table-cell>
        </table:table-row>
        <table:table-row table:style-name="ro1">
          <table:table-cell office:value-type="string" calcext:value-type="string">
            <text:p>EachTargetSize</text:p>
          </table:table-cell>
          <table:table-cell office:value-type="float" office:value="744.0" calcext:value-type="float">
            <text:p>74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Xeon CPU E5-2650 v4 @ 2.20GHz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8.0" calcext:value-type="float">
            <text:p>48.0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2200.0" calcext:value-type="float">
            <text:p>2200.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inux host2 4.9.64 #1 SMP Sun Nov 26 09:05:27 IST 2017 x86_64 x86_64</text:p>
          </table:table-cell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fio-3.2-72-ge80d</text:p>
          </table:table-cell>
        </table:table-row>
        <table:table-row table:style-name="ro1">
          <table:table-cell office:value-type="string" calcext:value-type="string">
            <text:p>IOPS</text:p>
          </table:table-cell>
        </table:table-row>
      </table:table>
      <table:table table:name="Exceedance" table:style-name="ta1">
        <table:table-column table:style-name="co1" table:default-cell-style-name="Default"/>
        <table:table-row table:style-name="ro1">
          <table:table-cell office:value-type="string" calcext:value-type="string">
            <text:p>Drives</text:p>
          </table:table-cell>
          <table:table-cell office:value-type="string" calcext:value-type="string">
            <text:p>/dev/nvme0n1:/dev/nvme1n1:/dev/nvme2n1:/dev/nvme3n1:/dev/nvme4n1:/dev/nvme5n1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NVMF-DM-DEV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Abstract Targets</text:p>
          </table:table-cell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argets</text:p>
          </table:table-cell>
          <table:table-cell office:value-type="float" office:value="6.0" calcext:value-type="float">
            <text:p>6.0</text:p>
          </table:table-cell>
        </table:table-row>
        <table:table-row table:style-name="ro1">
          <table:table-cell office:value-type="string" calcext:value-type="string">
            <text:p>EachTargetSize</text:p>
          </table:table-cell>
          <table:table-cell office:value-type="float" office:value="744.0" calcext:value-type="float">
            <text:p>74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Xeon CPU E5-2650 v4 @ 2.20GHz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8.0" calcext:value-type="float">
            <text:p>48.0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2200.0" calcext:value-type="float">
            <text:p>2200.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inux host2 4.9.64 #1 SMP Sun Nov 26 09:05:27 IST 2017 x86_64 x86_64</text:p>
          </table:table-cell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fio-3.2-72-ge80d</text:p>
          </table:table-cell>
        </table:table-row>
        <table:table-row table:style-name="ro1">
          <table:table-cell office:value-type="string" calcext:value-type="string">
            <text:p>QD1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1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4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4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16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16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32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32 Write Exceedance</text:p>
          </table:table-cell>
        </table:table-row>
        <table:table-row table:style-name="ro1"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0.99999925684" calcext:value-type="float">
            <text:p>0.99999925684</text:p>
          </table:table-cell>
          <table:table-cell office:value-type="float" office:value="2.48" calcext:value-type="float">
            <text:p>2.48</text:p>
          </table:table-cell>
          <table:table-cell office:value-type="float" office:value="0.999999256155" calcext:value-type="float">
            <text:p>0.999999256155</text:p>
          </table:table-cell>
          <table:table-cell office:value-type="string" calcext:value-type="string">
            <text:p/>
          </table:table-cell>
          <table:table-cell office:value-type="float" office:value="0.62" calcext:value-type="float">
            <text:p>0.62</text:p>
          </table:table-cell>
          <table:table-cell office:value-type="float" office:value="0.999999798074" calcext:value-type="float">
            <text:p>0.999999798074</text:p>
          </table:table-cell>
          <table:table-cell office:value-type="float" office:value="0.45" calcext:value-type="float">
            <text:p>0.45</text:p>
          </table:table-cell>
          <table:table-cell office:value-type="float" office:value="0.999999797884" calcext:value-type="float">
            <text:p>0.999999797884</text:p>
          </table:table-cell>
          <table:table-cell office:value-type="string" calcext:value-type="string">
            <text:p/>
          </table:table-cell>
          <table:table-cell office:value-type="float" office:value="0.852" calcext:value-type="float">
            <text:p>0.852</text:p>
          </table:table-cell>
          <table:table-cell office:value-type="float" office:value="0.999999938929" calcext:value-type="float">
            <text:p>0.999999938929</text:p>
          </table:table-cell>
          <table:table-cell office:value-type="float" office:value="1.624" calcext:value-type="float">
            <text:p>1.624</text:p>
          </table:table-cell>
          <table:table-cell office:value-type="float" office:value="0.999999938947" calcext:value-type="float">
            <text:p>0.999999938947</text:p>
          </table:table-cell>
          <table:table-cell office:value-type="string" calcext:value-type="string">
            <text:p/>
          </table:table-cell>
          <table:table-cell office:value-type="float" office:value="0.844" calcext:value-type="float">
            <text:p>0.844</text:p>
          </table:table-cell>
          <table:table-cell office:value-type="float" office:value="0.999999963391" calcext:value-type="float">
            <text:p>0.999999963391</text:p>
          </table:table-cell>
          <table:table-cell office:value-type="float" office:value="0.41" calcext:value-type="float">
            <text:p>0.41</text:p>
          </table:table-cell>
          <table:table-cell office:value-type="float" office:value="0.999999963378" calcext:value-type="float">
            <text:p>0.9999999633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.632" calcext:value-type="float">
            <text:p>21.632</text:p>
          </table:table-cell>
          <table:table-cell office:value-type="float" office:value="0.999998513681" calcext:value-type="float">
            <text:p>0.999998513681</text:p>
          </table:table-cell>
          <table:table-cell office:value-type="float" office:value="2.864" calcext:value-type="float">
            <text:p>2.864</text:p>
          </table:table-cell>
          <table:table-cell office:value-type="float" office:value="0.999998512311" calcext:value-type="float">
            <text:p>0.999998512311</text:p>
          </table:table-cell>
          <table:table-cell office:value-type="string" calcext:value-type="string">
            <text:p/>
          </table:table-cell>
          <table:table-cell office:value-type="float" office:value="1.4" calcext:value-type="float">
            <text:p>1.4</text:p>
          </table:table-cell>
          <table:table-cell office:value-type="float" office:value="0.999999596149" calcext:value-type="float">
            <text:p>0.999999596149</text:p>
          </table:table-cell>
          <table:table-cell office:value-type="float" office:value="0.47" calcext:value-type="float">
            <text:p>0.47</text:p>
          </table:table-cell>
          <table:table-cell office:value-type="float" office:value="0.999999595768" calcext:value-type="float">
            <text:p>0.999999595768</text:p>
          </table:table-cell>
          <table:table-cell office:value-type="string" calcext:value-type="string">
            <text:p/>
          </table:table-cell>
          <table:table-cell office:value-type="float" office:value="1.928" calcext:value-type="float">
            <text:p>1.928</text:p>
          </table:table-cell>
          <table:table-cell office:value-type="float" office:value="0.999999877857" calcext:value-type="float">
            <text:p>0.999999877857</text:p>
          </table:table-cell>
          <table:table-cell office:value-type="float" office:value="2.04" calcext:value-type="float">
            <text:p>2.04</text:p>
          </table:table-cell>
          <table:table-cell office:value-type="float" office:value="0.999999877894" calcext:value-type="float">
            <text:p>0.999999877894</text:p>
          </table:table-cell>
          <table:table-cell office:value-type="string" calcext:value-type="string">
            <text:p/>
          </table:table-cell>
          <table:table-cell office:value-type="float" office:value="1.912" calcext:value-type="float">
            <text:p>1.912</text:p>
          </table:table-cell>
          <table:table-cell office:value-type="float" office:value="0.999999926782" calcext:value-type="float">
            <text:p>0.999999926782</text:p>
          </table:table-cell>
          <table:table-cell office:value-type="float" office:value="0.434" calcext:value-type="float">
            <text:p>0.434</text:p>
          </table:table-cell>
          <table:table-cell office:value-type="float" office:value="0.999999926756" calcext:value-type="float">
            <text:p>0.9999999267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68" calcext:value-type="float">
            <text:p>23.68</text:p>
          </table:table-cell>
          <table:table-cell office:value-type="float" office:value="0.999995541042" calcext:value-type="float">
            <text:p>0.999995541042</text:p>
          </table:table-cell>
          <table:table-cell office:value-type="float" office:value="4.512" calcext:value-type="float">
            <text:p>4.512</text:p>
          </table:table-cell>
          <table:table-cell office:value-type="float" office:value="0.999997768466" calcext:value-type="float">
            <text:p>0.999997768466</text:p>
          </table:table-cell>
          <table:table-cell office:value-type="string" calcext:value-type="string">
            <text:p/>
          </table:table-cell>
          <table:table-cell office:value-type="float" office:value="2.04" calcext:value-type="float">
            <text:p>2.04</text:p>
          </table:table-cell>
          <table:table-cell office:value-type="float" office:value="0.999999394223" calcext:value-type="float">
            <text:p>0.999999394223</text:p>
          </table:table-cell>
          <table:table-cell office:value-type="float" office:value="0.478" calcext:value-type="float">
            <text:p>0.478</text:p>
          </table:table-cell>
          <table:table-cell office:value-type="float" office:value="0.999999393652" calcext:value-type="float">
            <text:p>0.999999393652</text:p>
          </table:table-cell>
          <table:table-cell office:value-type="string" calcext:value-type="string">
            <text:p/>
          </table:table-cell>
          <table:table-cell office:value-type="float" office:value="10.56" calcext:value-type="float">
            <text:p>10.56</text:p>
          </table:table-cell>
          <table:table-cell office:value-type="float" office:value="0.999999816786" calcext:value-type="float">
            <text:p>0.999999816786</text:p>
          </table:table-cell>
          <table:table-cell office:value-type="float" office:value="9.152" calcext:value-type="float">
            <text:p>9.152</text:p>
          </table:table-cell>
          <table:table-cell office:value-type="float" office:value="0.99999981684" calcext:value-type="float">
            <text:p>0.99999981684</text:p>
          </table:table-cell>
          <table:table-cell office:value-type="string" calcext:value-type="string">
            <text:p/>
          </table:table-cell>
          <table:table-cell office:value-type="float" office:value="2.224" calcext:value-type="float">
            <text:p>2.224</text:p>
          </table:table-cell>
          <table:table-cell office:value-type="float" office:value="0.999999890172" calcext:value-type="float">
            <text:p>0.999999890172</text:p>
          </table:table-cell>
          <table:table-cell office:value-type="float" office:value="0.442" calcext:value-type="float">
            <text:p>0.442</text:p>
          </table:table-cell>
          <table:table-cell office:value-type="float" office:value="0.999999890134" calcext:value-type="float">
            <text:p>0.9999998901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936" calcext:value-type="float">
            <text:p>23.936</text:p>
          </table:table-cell>
          <table:table-cell office:value-type="float" office:value="0.999992568404" calcext:value-type="float">
            <text:p>0.999992568404</text:p>
          </table:table-cell>
          <table:table-cell office:value-type="float" office:value="4.896" calcext:value-type="float">
            <text:p>4.896</text:p>
          </table:table-cell>
          <table:table-cell office:value-type="float" office:value="0.999997024622" calcext:value-type="float">
            <text:p>0.999997024622</text:p>
          </table:table-cell>
          <table:table-cell office:value-type="string" calcext:value-type="string">
            <text:p/>
          </table:table-cell>
          <table:table-cell office:value-type="float" office:value="2.48" calcext:value-type="float">
            <text:p>2.48</text:p>
          </table:table-cell>
          <table:table-cell office:value-type="float" office:value="0.999999192298" calcext:value-type="float">
            <text:p>0.999999192298</text:p>
          </table:table-cell>
          <table:table-cell office:value-type="float" office:value="0.516" calcext:value-type="float">
            <text:p>0.516</text:p>
          </table:table-cell>
          <table:table-cell office:value-type="float" office:value="0.999998989421" calcext:value-type="float">
            <text:p>0.999998989421</text:p>
          </table:table-cell>
          <table:table-cell office:value-type="string" calcext:value-type="string">
            <text:p/>
          </table:table-cell>
          <table:table-cell office:value-type="float" office:value="26.752" calcext:value-type="float">
            <text:p>26.752</text:p>
          </table:table-cell>
          <table:table-cell office:value-type="float" office:value="0.999999755715" calcext:value-type="float">
            <text:p>0.999999755715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99755787" calcext:value-type="float">
            <text:p>0.999999755787</text:p>
          </table:table-cell>
          <table:table-cell office:value-type="string" calcext:value-type="string">
            <text:p/>
          </table:table-cell>
          <table:table-cell office:value-type="float" office:value="6.304" calcext:value-type="float">
            <text:p>6.304</text:p>
          </table:table-cell>
          <table:table-cell office:value-type="float" office:value="0.999999853563" calcext:value-type="float">
            <text:p>0.999999853563</text:p>
          </table:table-cell>
          <table:table-cell office:value-type="float" office:value="0.446" calcext:value-type="float">
            <text:p>0.446</text:p>
          </table:table-cell>
          <table:table-cell office:value-type="float" office:value="0.999999853512" calcext:value-type="float">
            <text:p>0.9999998535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192" calcext:value-type="float">
            <text:p>24.192</text:p>
          </table:table-cell>
          <table:table-cell office:value-type="float" office:value="0.999989595766" calcext:value-type="float">
            <text:p>0.999989595766</text:p>
          </table:table-cell>
          <table:table-cell office:value-type="float" office:value="7.328" calcext:value-type="float">
            <text:p>7.328</text:p>
          </table:table-cell>
          <table:table-cell office:value-type="float" office:value="0.999996280777" calcext:value-type="float">
            <text:p>0.999996280777</text:p>
          </table:table-cell>
          <table:table-cell office:value-type="string" calcext:value-type="string">
            <text:p/>
          </table:table-cell>
          <table:table-cell office:value-type="float" office:value="3.376" calcext:value-type="float">
            <text:p>3.376</text:p>
          </table:table-cell>
          <table:table-cell office:value-type="float" office:value="0.999998990372" calcext:value-type="float">
            <text:p>0.999998990372</text:p>
          </table:table-cell>
          <table:table-cell office:value-type="float" office:value="0.58" calcext:value-type="float">
            <text:p>0.58</text:p>
          </table:table-cell>
          <table:table-cell office:value-type="float" office:value="0.999998787305" calcext:value-type="float">
            <text:p>0.999998787305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999694643" calcext:value-type="float">
            <text:p>0.999999694643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99694734" calcext:value-type="float">
            <text:p>0.999999694734</text:p>
          </table:table-cell>
          <table:table-cell office:value-type="string" calcext:value-type="string">
            <text:p/>
          </table:table-cell>
          <table:table-cell office:value-type="float" office:value="12.352" calcext:value-type="float">
            <text:p>12.352</text:p>
          </table:table-cell>
          <table:table-cell office:value-type="float" office:value="0.999999816954" calcext:value-type="float">
            <text:p>0.999999816954</text:p>
          </table:table-cell>
          <table:table-cell office:value-type="float" office:value="0.462" calcext:value-type="float">
            <text:p>0.462</text:p>
          </table:table-cell>
          <table:table-cell office:value-type="float" office:value="0.99999981689" calcext:value-type="float">
            <text:p>0.999999816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448" calcext:value-type="float">
            <text:p>24.448</text:p>
          </table:table-cell>
          <table:table-cell office:value-type="float" office:value="0.999983650489" calcext:value-type="float">
            <text:p>0.999983650489</text:p>
          </table:table-cell>
          <table:table-cell office:value-type="float" office:value="8.256" calcext:value-type="float">
            <text:p>8.256</text:p>
          </table:table-cell>
          <table:table-cell office:value-type="float" office:value="0.999995536933" calcext:value-type="float">
            <text:p>0.999995536933</text:p>
          </table:table-cell>
          <table:table-cell office:value-type="string" calcext:value-type="string">
            <text:p/>
          </table:table-cell>
          <table:table-cell office:value-type="float" office:value="6.432" calcext:value-type="float">
            <text:p>6.432</text:p>
          </table:table-cell>
          <table:table-cell office:value-type="float" office:value="0.999998788446" calcext:value-type="float">
            <text:p>0.999998788446</text:p>
          </table:table-cell>
          <table:table-cell office:value-type="float" office:value="0.596" calcext:value-type="float">
            <text:p>0.596</text:p>
          </table:table-cell>
          <table:table-cell office:value-type="float" office:value="0.999998585189" calcext:value-type="float">
            <text:p>0.999998585189</text:p>
          </table:table-cell>
          <table:table-cell office:value-type="string" calcext:value-type="string">
            <text:p/>
          </table:table-cell>
          <table:table-cell office:value-type="float" office:value="29.568" calcext:value-type="float">
            <text:p>29.568</text:p>
          </table:table-cell>
          <table:table-cell office:value-type="float" office:value="0.999999633572" calcext:value-type="float">
            <text:p>0.999999633572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99633681" calcext:value-type="float">
            <text:p>0.999999633681</text:p>
          </table:table-cell>
          <table:table-cell office:value-type="string" calcext:value-type="string">
            <text:p/>
          </table:table-cell>
          <table:table-cell office:value-type="float" office:value="16.064" calcext:value-type="float">
            <text:p>16.064</text:p>
          </table:table-cell>
          <table:table-cell office:value-type="float" office:value="0.999999780345" calcext:value-type="float">
            <text:p>0.999999780345</text:p>
          </table:table-cell>
          <table:table-cell office:value-type="float" office:value="0.474" calcext:value-type="float">
            <text:p>0.474</text:p>
          </table:table-cell>
          <table:table-cell office:value-type="float" office:value="0.999999743646" calcext:value-type="float">
            <text:p>0.9999997436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704" calcext:value-type="float">
            <text:p>24.704</text:p>
          </table:table-cell>
          <table:table-cell office:value-type="float" office:value="0.999980677851" calcext:value-type="float">
            <text:p>0.999980677851</text:p>
          </table:table-cell>
          <table:table-cell office:value-type="float" office:value="8.64" calcext:value-type="float">
            <text:p>8.64</text:p>
          </table:table-cell>
          <table:table-cell office:value-type="float" office:value="0.999994793088" calcext:value-type="float">
            <text:p>0.999994793088</text:p>
          </table:table-cell>
          <table:table-cell office:value-type="string" calcext:value-type="string">
            <text:p/>
          </table:table-cell>
          <table:table-cell office:value-type="float" office:value="6.752" calcext:value-type="float">
            <text:p>6.752</text:p>
          </table:table-cell>
          <table:table-cell office:value-type="float" office:value="0.999998586521" calcext:value-type="float">
            <text:p>0.999998586521</text:p>
          </table:table-cell>
          <table:table-cell office:value-type="float" office:value="1.752" calcext:value-type="float">
            <text:p>1.752</text:p>
          </table:table-cell>
          <table:table-cell office:value-type="float" office:value="0.999998383073" calcext:value-type="float">
            <text:p>0.999998383073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9999572501" calcext:value-type="float">
            <text:p>0.999999572501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9999572627" calcext:value-type="float">
            <text:p>0.999999572627</text:p>
          </table:table-cell>
          <table:table-cell office:value-type="string" calcext:value-type="string">
            <text:p/>
          </table:table-cell>
          <table:table-cell office:value-type="float" office:value="18.816" calcext:value-type="float">
            <text:p>18.816</text:p>
          </table:table-cell>
          <table:table-cell office:value-type="float" office:value="0.999999743736" calcext:value-type="float">
            <text:p>0.999999743736</text:p>
          </table:table-cell>
          <table:table-cell office:value-type="float" office:value="0.478" calcext:value-type="float">
            <text:p>0.478</text:p>
          </table:table-cell>
          <table:table-cell office:value-type="float" office:value="0.999999707024" calcext:value-type="float">
            <text:p>0.9999997070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96" calcext:value-type="float">
            <text:p>24.96</text:p>
          </table:table-cell>
          <table:table-cell office:value-type="float" office:value="0.999975475734" calcext:value-type="float">
            <text:p>0.999975475734</text:p>
          </table:table-cell>
          <table:table-cell office:value-type="float" office:value="8.896" calcext:value-type="float">
            <text:p>8.896</text:p>
          </table:table-cell>
          <table:table-cell office:value-type="float" office:value="0.999994049244" calcext:value-type="float">
            <text:p>0.999994049244</text:p>
          </table:table-cell>
          <table:table-cell office:value-type="string" calcext:value-type="string">
            <text:p/>
          </table:table-cell>
          <table:table-cell office:value-type="float" office:value="7.904" calcext:value-type="float">
            <text:p>7.904</text:p>
          </table:table-cell>
          <table:table-cell office:value-type="float" office:value="0.999998384595" calcext:value-type="float">
            <text:p>0.999998384595</text:p>
          </table:table-cell>
          <table:table-cell office:value-type="float" office:value="2.16" calcext:value-type="float">
            <text:p>2.16</text:p>
          </table:table-cell>
          <table:table-cell office:value-type="float" office:value="0.999998180957" calcext:value-type="float">
            <text:p>0.999998180957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9999511429" calcext:value-type="float">
            <text:p>0.999999511429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9999450521" calcext:value-type="float">
            <text:p>0.999999450521</text:p>
          </table:table-cell>
          <table:table-cell office:value-type="string" calcext:value-type="string">
            <text:p/>
          </table:table-cell>
          <table:table-cell office:value-type="float" office:value="19.072" calcext:value-type="float">
            <text:p>19.072</text:p>
          </table:table-cell>
          <table:table-cell office:value-type="float" office:value="0.999999707126" calcext:value-type="float">
            <text:p>0.999999707126</text:p>
          </table:table-cell>
          <table:table-cell office:value-type="float" office:value="0.494" calcext:value-type="float">
            <text:p>0.494</text:p>
          </table:table-cell>
          <table:table-cell office:value-type="float" office:value="0.999999670402" calcext:value-type="float">
            <text:p>0.9999996704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216" calcext:value-type="float">
            <text:p>25.216</text:p>
          </table:table-cell>
          <table:table-cell office:value-type="float" office:value="0.999968044138" calcext:value-type="float">
            <text:p>0.999968044138</text:p>
          </table:table-cell>
          <table:table-cell office:value-type="float" office:value="9.024" calcext:value-type="float">
            <text:p>9.024</text:p>
          </table:table-cell>
          <table:table-cell office:value-type="float" office:value="0.999993305399" calcext:value-type="float">
            <text:p>0.999993305399</text:p>
          </table:table-cell>
          <table:table-cell office:value-type="string" calcext:value-type="string">
            <text:p/>
          </table:table-cell>
          <table:table-cell office:value-type="float" office:value="8.896" calcext:value-type="float">
            <text:p>8.896</text:p>
          </table:table-cell>
          <table:table-cell office:value-type="float" office:value="0.99999818267" calcext:value-type="float">
            <text:p>0.99999818267</text:p>
          </table:table-cell>
          <table:table-cell office:value-type="float" office:value="2.352" calcext:value-type="float">
            <text:p>2.352</text:p>
          </table:table-cell>
          <table:table-cell office:value-type="float" office:value="0.999997978841" calcext:value-type="float">
            <text:p>0.999997978841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9999328216" calcext:value-type="float">
            <text:p>0.999999328216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9999389468" calcext:value-type="float">
            <text:p>0.999999389468</text:p>
          </table:table-cell>
          <table:table-cell office:value-type="string" calcext:value-type="string">
            <text:p/>
          </table:table-cell>
          <table:table-cell office:value-type="float" office:value="19.328" calcext:value-type="float">
            <text:p>19.328</text:p>
          </table:table-cell>
          <table:table-cell office:value-type="float" office:value="0.999999670517" calcext:value-type="float">
            <text:p>0.999999670517</text:p>
          </table:table-cell>
          <table:table-cell office:value-type="float" office:value="0.502" calcext:value-type="float">
            <text:p>0.502</text:p>
          </table:table-cell>
          <table:table-cell office:value-type="float" office:value="0.999999633779" calcext:value-type="float">
            <text:p>0.9999996337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472" calcext:value-type="float">
            <text:p>25.472</text:p>
          </table:table-cell>
          <table:table-cell office:value-type="float" office:value="0.999962098861" calcext:value-type="float">
            <text:p>0.999962098861</text:p>
          </table:table-cell>
          <table:table-cell office:value-type="float" office:value="9.28" calcext:value-type="float">
            <text:p>9.28</text:p>
          </table:table-cell>
          <table:table-cell office:value-type="float" office:value="0.999992561555" calcext:value-type="float">
            <text:p>0.999992561555</text:p>
          </table:table-cell>
          <table:table-cell office:value-type="string" calcext:value-type="string">
            <text:p/>
          </table:table-cell>
          <table:table-cell office:value-type="float" office:value="10.048" calcext:value-type="float">
            <text:p>10.048</text:p>
          </table:table-cell>
          <table:table-cell office:value-type="float" office:value="0.999997980744" calcext:value-type="float">
            <text:p>0.999997980744</text:p>
          </table:table-cell>
          <table:table-cell office:value-type="float" office:value="2.928" calcext:value-type="float">
            <text:p>2.928</text:p>
          </table:table-cell>
          <table:table-cell office:value-type="float" office:value="0.999997776725" calcext:value-type="float">
            <text:p>0.999997776725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9999022859" calcext:value-type="float">
            <text:p>0.999999022859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9999267361" calcext:value-type="float">
            <text:p>0.999999267361</text:p>
          </table:table-cell>
          <table:table-cell office:value-type="string" calcext:value-type="string">
            <text:p/>
          </table:table-cell>
          <table:table-cell office:value-type="float" office:value="19.84" calcext:value-type="float">
            <text:p>19.84</text:p>
          </table:table-cell>
          <table:table-cell office:value-type="float" office:value="0.999999633908" calcext:value-type="float">
            <text:p>0.999999633908</text:p>
          </table:table-cell>
          <table:table-cell office:value-type="float" office:value="0.54" calcext:value-type="float">
            <text:p>0.54</text:p>
          </table:table-cell>
          <table:table-cell office:value-type="float" office:value="0.999999597157" calcext:value-type="float">
            <text:p>0.9999995971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728" calcext:value-type="float">
            <text:p>25.728</text:p>
          </table:table-cell>
          <table:table-cell office:value-type="float" office:value="0.999959126223" calcext:value-type="float">
            <text:p>0.999959126223</text:p>
          </table:table-cell>
          <table:table-cell office:value-type="float" office:value="9.408" calcext:value-type="float">
            <text:p>9.408</text:p>
          </table:table-cell>
          <table:table-cell office:value-type="float" office:value="0.999990330021" calcext:value-type="float">
            <text:p>0.999990330021</text:p>
          </table:table-cell>
          <table:table-cell office:value-type="string" calcext:value-type="string">
            <text:p/>
          </table:table-cell>
          <table:table-cell office:value-type="float" office:value="11.072" calcext:value-type="float">
            <text:p>11.072</text:p>
          </table:table-cell>
          <table:table-cell office:value-type="float" office:value="0.999997778818" calcext:value-type="float">
            <text:p>0.999997778818</text:p>
          </table:table-cell>
          <table:table-cell office:value-type="float" office:value="4.32" calcext:value-type="float">
            <text:p>4.32</text:p>
          </table:table-cell>
          <table:table-cell office:value-type="float" office:value="0.99999757461" calcext:value-type="float">
            <text:p>0.99999757461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9998412146" calcext:value-type="float">
            <text:p>0.999998412146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9999145255" calcext:value-type="float">
            <text:p>0.999999145255</text:p>
          </table:table-cell>
          <table:table-cell office:value-type="string" calcext:value-type="string">
            <text:p/>
          </table:table-cell>
          <table:table-cell office:value-type="float" office:value="20.864" calcext:value-type="float">
            <text:p>20.864</text:p>
          </table:table-cell>
          <table:table-cell office:value-type="float" office:value="0.999999597299" calcext:value-type="float">
            <text:p>0.999999597299</text:p>
          </table:table-cell>
          <table:table-cell office:value-type="float" office:value="0.588" calcext:value-type="float">
            <text:p>0.588</text:p>
          </table:table-cell>
          <table:table-cell office:value-type="float" office:value="0.999999560535" calcext:value-type="float">
            <text:p>0.9999995605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984" calcext:value-type="float">
            <text:p>25.984</text:p>
          </table:table-cell>
          <table:table-cell office:value-type="float" office:value="0.999953924106" calcext:value-type="float">
            <text:p>0.999953924106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89586177" calcext:value-type="float">
            <text:p>0.999989586177</text:p>
          </table:table-cell>
          <table:table-cell office:value-type="string" calcext:value-type="string">
            <text:p/>
          </table:table-cell>
          <table:table-cell office:value-type="float" office:value="12.352" calcext:value-type="float">
            <text:p>12.352</text:p>
          </table:table-cell>
          <table:table-cell office:value-type="float" office:value="0.999997576893" calcext:value-type="float">
            <text:p>0.999997576893</text:p>
          </table:table-cell>
          <table:table-cell office:value-type="float" office:value="5.792" calcext:value-type="float">
            <text:p>5.792</text:p>
          </table:table-cell>
          <table:table-cell office:value-type="float" office:value="0.999997372494" calcext:value-type="float">
            <text:p>0.999997372494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9997740361" calcext:value-type="float">
            <text:p>0.999997740361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9999023148" calcext:value-type="float">
            <text:p>0.999999023148</text:p>
          </table:table-cell>
          <table:table-cell office:value-type="string" calcext:value-type="string">
            <text:p/>
          </table:table-cell>
          <table:table-cell office:value-type="float" office:value="21.376" calcext:value-type="float">
            <text:p>21.376</text:p>
          </table:table-cell>
          <table:table-cell office:value-type="float" office:value="0.99999956069" calcext:value-type="float">
            <text:p>0.99999956069</text:p>
          </table:table-cell>
          <table:table-cell office:value-type="float" office:value="0.596" calcext:value-type="float">
            <text:p>0.596</text:p>
          </table:table-cell>
          <table:table-cell office:value-type="float" office:value="0.999999487291" calcext:value-type="float">
            <text:p>0.9999994872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24" calcext:value-type="float">
            <text:p>26.24</text:p>
          </table:table-cell>
          <table:table-cell office:value-type="float" office:value="0.999947978829" calcext:value-type="float">
            <text:p>0.999947978829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88842332" calcext:value-type="float">
            <text:p>0.999988842332</text:p>
          </table:table-cell>
          <table:table-cell office:value-type="string" calcext:value-type="string">
            <text:p/>
          </table:table-cell>
          <table:table-cell office:value-type="float" office:value="19.072" calcext:value-type="float">
            <text:p>19.072</text:p>
          </table:table-cell>
          <table:table-cell office:value-type="float" office:value="0.999997374967" calcext:value-type="float">
            <text:p>0.999997374967</text:p>
          </table:table-cell>
          <table:table-cell office:value-type="float" office:value="6.048" calcext:value-type="float">
            <text:p>6.048</text:p>
          </table:table-cell>
          <table:table-cell office:value-type="float" office:value="0.999997170378" calcext:value-type="float">
            <text:p>0.999997170378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9997312862" calcext:value-type="float">
            <text:p>0.999997312862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9998901042" calcext:value-type="float">
            <text:p>0.999998901042</text:p>
          </table:table-cell>
          <table:table-cell office:value-type="string" calcext:value-type="string">
            <text:p/>
          </table:table-cell>
          <table:table-cell office:value-type="float" office:value="21.632" calcext:value-type="float">
            <text:p>21.632</text:p>
          </table:table-cell>
          <table:table-cell office:value-type="float" office:value="0.99999952408" calcext:value-type="float">
            <text:p>0.99999952408</text:p>
          </table:table-cell>
          <table:table-cell office:value-type="float" office:value="0.62" calcext:value-type="float">
            <text:p>0.62</text:p>
          </table:table-cell>
          <table:table-cell office:value-type="float" office:value="0.999999450669" calcext:value-type="float">
            <text:p>0.9999994506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496" calcext:value-type="float">
            <text:p>26.496</text:p>
          </table:table-cell>
          <table:table-cell office:value-type="float" office:value="0.999940547233" calcext:value-type="float">
            <text:p>0.999940547233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87354643" calcext:value-type="float">
            <text:p>0.999987354643</text:p>
          </table:table-cell>
          <table:table-cell office:value-type="string" calcext:value-type="string">
            <text:p/>
          </table:table-cell>
          <table:table-cell office:value-type="float" office:value="20.352" calcext:value-type="float">
            <text:p>20.352</text:p>
          </table:table-cell>
          <table:table-cell office:value-type="float" office:value="0.999997173042" calcext:value-type="float">
            <text:p>0.999997173042</text:p>
          </table:table-cell>
          <table:table-cell office:value-type="float" office:value="6.304" calcext:value-type="float">
            <text:p>6.304</text:p>
          </table:table-cell>
          <table:table-cell office:value-type="float" office:value="0.999996968262" calcext:value-type="float">
            <text:p>0.999996968262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9995663937" calcext:value-type="float">
            <text:p>0.999995663937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9998656829" calcext:value-type="float">
            <text:p>0.999998656829</text:p>
          </table:table-cell>
          <table:table-cell office:value-type="string" calcext:value-type="string">
            <text:p/>
          </table:table-cell>
          <table:table-cell office:value-type="float" office:value="21.888" calcext:value-type="float">
            <text:p>21.888</text:p>
          </table:table-cell>
          <table:table-cell office:value-type="float" office:value="0.999999450862" calcext:value-type="float">
            <text:p>0.999999450862</text:p>
          </table:table-cell>
          <table:table-cell office:value-type="float" office:value="0.644" calcext:value-type="float">
            <text:p>0.644</text:p>
          </table:table-cell>
          <table:table-cell office:value-type="float" office:value="0.999999414047" calcext:value-type="float">
            <text:p>0.9999994140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752" calcext:value-type="float">
            <text:p>26.752</text:p>
          </table:table-cell>
          <table:table-cell office:value-type="float" office:value="0.999932372478" calcext:value-type="float">
            <text:p>0.999932372478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86610799" calcext:value-type="float">
            <text:p>0.999986610799</text:p>
          </table:table-cell>
          <table:table-cell office:value-type="string" calcext:value-type="string">
            <text:p/>
          </table:table-cell>
          <table:table-cell office:value-type="float" office:value="20.864" calcext:value-type="float">
            <text:p>20.864</text:p>
          </table:table-cell>
          <table:table-cell office:value-type="float" office:value="0.999996971116" calcext:value-type="float">
            <text:p>0.999996971116</text:p>
          </table:table-cell>
          <table:table-cell office:value-type="float" office:value="6.368" calcext:value-type="float">
            <text:p>6.368</text:p>
          </table:table-cell>
          <table:table-cell office:value-type="float" office:value="0.999996766146" calcext:value-type="float">
            <text:p>0.999996766146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999163323" calcext:value-type="float">
            <text:p>0.99999163323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9998351563" calcext:value-type="float">
            <text:p>0.999998351563</text:p>
          </table:table-cell>
          <table:table-cell office:value-type="string" calcext:value-type="string">
            <text:p/>
          </table:table-cell>
          <table:table-cell office:value-type="float" office:value="22.4" calcext:value-type="float">
            <text:p>22.4</text:p>
          </table:table-cell>
          <table:table-cell office:value-type="float" office:value="0.999999377643" calcext:value-type="float">
            <text:p>0.999999377643</text:p>
          </table:table-cell>
          <table:table-cell office:value-type="float" office:value="0.66" calcext:value-type="float">
            <text:p>0.66</text:p>
          </table:table-cell>
          <table:table-cell office:value-type="float" office:value="0.999999377425" calcext:value-type="float">
            <text:p>0.9999993774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008" calcext:value-type="float">
            <text:p>27.008</text:p>
          </table:table-cell>
          <table:table-cell office:value-type="float" office:value="0.999920481924" calcext:value-type="float">
            <text:p>0.999920481924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85866954" calcext:value-type="float">
            <text:p>0.999985866954</text:p>
          </table:table-cell>
          <table:table-cell office:value-type="string" calcext:value-type="string">
            <text:p/>
          </table:table-cell>
          <table:table-cell office:value-type="float" office:value="21.376" calcext:value-type="float">
            <text:p>21.376</text:p>
          </table:table-cell>
          <table:table-cell office:value-type="float" office:value="0.999996567265" calcext:value-type="float">
            <text:p>0.999996567265</text:p>
          </table:table-cell>
          <table:table-cell office:value-type="float" office:value="6.688" calcext:value-type="float">
            <text:p>6.688</text:p>
          </table:table-cell>
          <table:table-cell office:value-type="float" office:value="0.999996361914" calcext:value-type="float">
            <text:p>0.999996361914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998326646" calcext:value-type="float">
            <text:p>0.99998326646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999810735" calcext:value-type="float">
            <text:p>0.99999810735</text:p>
          </table:table-cell>
          <table:table-cell office:value-type="string" calcext:value-type="string">
            <text:p/>
          </table:table-cell>
          <table:table-cell office:value-type="float" office:value="22.656" calcext:value-type="float">
            <text:p>22.656</text:p>
          </table:table-cell>
          <table:table-cell office:value-type="float" office:value="0.999999267816" calcext:value-type="float">
            <text:p>0.999999267816</text:p>
          </table:table-cell>
          <table:table-cell office:value-type="float" office:value="0.668" calcext:value-type="float">
            <text:p>0.668</text:p>
          </table:table-cell>
          <table:table-cell office:value-type="float" office:value="0.999999340803" calcext:value-type="float">
            <text:p>0.9999993408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264" calcext:value-type="float">
            <text:p>27.264</text:p>
          </table:table-cell>
          <table:table-cell office:value-type="float" office:value="0.999903389254" calcext:value-type="float">
            <text:p>0.999903389254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83635421" calcext:value-type="float">
            <text:p>0.999983635421</text:p>
          </table:table-cell>
          <table:table-cell office:value-type="string" calcext:value-type="string">
            <text:p/>
          </table:table-cell>
          <table:table-cell office:value-type="float" office:value="21.632" calcext:value-type="float">
            <text:p>21.632</text:p>
          </table:table-cell>
          <table:table-cell office:value-type="float" office:value="0.999995759562" calcext:value-type="float">
            <text:p>0.999995759562</text:p>
          </table:table-cell>
          <table:table-cell office:value-type="float" office:value="7.136" calcext:value-type="float">
            <text:p>7.136</text:p>
          </table:table-cell>
          <table:table-cell office:value-type="float" office:value="0.999996159798" calcext:value-type="float">
            <text:p>0.999996159798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9964090068" calcext:value-type="float">
            <text:p>0.999964090068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9997802084" calcext:value-type="float">
            <text:p>0.999997802084</text:p>
          </table:table-cell>
          <table:table-cell office:value-type="string" calcext:value-type="string">
            <text:p/>
          </table:table-cell>
          <table:table-cell office:value-type="float" office:value="22.912" calcext:value-type="float">
            <text:p>22.912</text:p>
          </table:table-cell>
          <table:table-cell office:value-type="float" office:value="0.999999194597" calcext:value-type="float">
            <text:p>0.999999194597</text:p>
          </table:table-cell>
          <table:table-cell office:value-type="float" office:value="0.676" calcext:value-type="float">
            <text:p>0.676</text:p>
          </table:table-cell>
          <table:table-cell office:value-type="float" office:value="0.999999267559" calcext:value-type="float">
            <text:p>0.9999992675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52" calcext:value-type="float">
            <text:p>27.52</text:p>
          </table:table-cell>
          <table:table-cell office:value-type="float" office:value="0.999881094466" calcext:value-type="float">
            <text:p>0.999881094466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82891576" calcext:value-type="float">
            <text:p>0.999982891576</text:p>
          </table:table-cell>
          <table:table-cell office:value-type="string" calcext:value-type="string">
            <text:p/>
          </table:table-cell>
          <table:table-cell office:value-type="float" office:value="21.888" calcext:value-type="float">
            <text:p>21.888</text:p>
          </table:table-cell>
          <table:table-cell office:value-type="float" office:value="0.999995153786" calcext:value-type="float">
            <text:p>0.999995153786</text:p>
          </table:table-cell>
          <table:table-cell office:value-type="float" office:value="7.584" calcext:value-type="float">
            <text:p>7.584</text:p>
          </table:table-cell>
          <table:table-cell office:value-type="float" office:value="0.999995957683" calcext:value-type="float">
            <text:p>0.999995957683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9908515173" calcext:value-type="float">
            <text:p>0.999908515173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9997618924" calcext:value-type="float">
            <text:p>0.999997618924</text:p>
          </table:table-cell>
          <table:table-cell office:value-type="string" calcext:value-type="string">
            <text:p/>
          </table:table-cell>
          <table:table-cell office:value-type="float" office:value="23.168" calcext:value-type="float">
            <text:p>23.168</text:p>
          </table:table-cell>
          <table:table-cell office:value-type="float" office:value="0.999999121379" calcext:value-type="float">
            <text:p>0.999999121379</text:p>
          </table:table-cell>
          <table:table-cell office:value-type="float" office:value="0.724" calcext:value-type="float">
            <text:p>0.724</text:p>
          </table:table-cell>
          <table:table-cell office:value-type="float" office:value="0.999999230937" calcext:value-type="float">
            <text:p>0.9999992309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776" calcext:value-type="float">
            <text:p>27.776</text:p>
          </table:table-cell>
          <table:table-cell office:value-type="float" office:value="0.99985582704" calcext:value-type="float">
            <text:p>0.99985582704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80660043" calcext:value-type="float">
            <text:p>0.999980660043</text:p>
          </table:table-cell>
          <table:table-cell office:value-type="string" calcext:value-type="string">
            <text:p/>
          </table:table-cell>
          <table:table-cell office:value-type="float" office:value="22.144" calcext:value-type="float">
            <text:p>22.144</text:p>
          </table:table-cell>
          <table:table-cell office:value-type="float" office:value="0.999994749934" calcext:value-type="float">
            <text:p>0.999994749934</text:p>
          </table:table-cell>
          <table:table-cell office:value-type="float" office:value="7.648" calcext:value-type="float">
            <text:p>7.648</text:p>
          </table:table-cell>
          <table:table-cell office:value-type="float" office:value="0.999995755567" calcext:value-type="float">
            <text:p>0.999995755567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9712781615" calcext:value-type="float">
            <text:p>0.999712781615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9997191551" calcext:value-type="float">
            <text:p>0.999997191551</text:p>
          </table:table-cell>
          <table:table-cell office:value-type="string" calcext:value-type="string">
            <text:p/>
          </table:table-cell>
          <table:table-cell office:value-type="float" office:value="23.424" calcext:value-type="float">
            <text:p>23.424</text:p>
          </table:table-cell>
          <table:table-cell office:value-type="float" office:value="0.99999908477" calcext:value-type="float">
            <text:p>0.99999908477</text:p>
          </table:table-cell>
          <table:table-cell office:value-type="float" office:value="0.732" calcext:value-type="float">
            <text:p>0.732</text:p>
          </table:table-cell>
          <table:table-cell office:value-type="float" office:value="0.999999194315" calcext:value-type="float">
            <text:p>0.9999991943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032" calcext:value-type="float">
            <text:p>28.032</text:p>
          </table:table-cell>
          <table:table-cell office:value-type="float" office:value="0.999813466944" calcext:value-type="float">
            <text:p>0.999813466944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77684665" calcext:value-type="float">
            <text:p>0.999977684665</text:p>
          </table:table-cell>
          <table:table-cell office:value-type="string" calcext:value-type="string">
            <text:p/>
          </table:table-cell>
          <table:table-cell office:value-type="float" office:value="22.4" calcext:value-type="float">
            <text:p>22.4</text:p>
          </table:table-cell>
          <table:table-cell office:value-type="float" office:value="0.999994144158" calcext:value-type="float">
            <text:p>0.999994144158</text:p>
          </table:table-cell>
          <table:table-cell office:value-type="float" office:value="7.712" calcext:value-type="float">
            <text:p>7.712</text:p>
          </table:table-cell>
          <table:table-cell office:value-type="float" office:value="0.999995553451" calcext:value-type="float">
            <text:p>0.999995553451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9053577863" calcext:value-type="float">
            <text:p>0.999053577863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9996703126" calcext:value-type="float">
            <text:p>0.999996703126</text:p>
          </table:table-cell>
          <table:table-cell office:value-type="string" calcext:value-type="string">
            <text:p/>
          </table:table-cell>
          <table:table-cell office:value-type="float" office:value="23.68" calcext:value-type="float">
            <text:p>23.68</text:p>
          </table:table-cell>
          <table:table-cell office:value-type="float" office:value="0.999999011551" calcext:value-type="float">
            <text:p>0.999999011551</text:p>
          </table:table-cell>
          <table:table-cell office:value-type="float" office:value="0.98" calcext:value-type="float">
            <text:p>0.98</text:p>
          </table:table-cell>
          <table:table-cell office:value-type="float" office:value="0.999999157693" calcext:value-type="float">
            <text:p>0.9999991576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288" calcext:value-type="float">
            <text:p>28.288</text:p>
          </table:table-cell>
          <table:table-cell office:value-type="float" office:value="0.999742123623" calcext:value-type="float">
            <text:p>0.999742123623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74709287" calcext:value-type="float">
            <text:p>0.999974709287</text:p>
          </table:table-cell>
          <table:table-cell office:value-type="string" calcext:value-type="string">
            <text:p/>
          </table:table-cell>
          <table:table-cell office:value-type="float" office:value="22.656" calcext:value-type="float">
            <text:p>22.656</text:p>
          </table:table-cell>
          <table:table-cell office:value-type="float" office:value="0.999993740306" calcext:value-type="float">
            <text:p>0.999993740306</text:p>
          </table:table-cell>
          <table:table-cell office:value-type="float" office:value="7.776" calcext:value-type="float">
            <text:p>7.776</text:p>
          </table:table-cell>
          <table:table-cell office:value-type="float" office:value="0.999995149219" calcext:value-type="float">
            <text:p>0.999995149219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7084699804" calcext:value-type="float">
            <text:p>0.997084699804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99962147" calcext:value-type="float">
            <text:p>0.9999962147</text:p>
          </table:table-cell>
          <table:table-cell office:value-type="string" calcext:value-type="string">
            <text:p/>
          </table:table-cell>
          <table:table-cell office:value-type="float" office:value="23.936" calcext:value-type="float">
            <text:p>23.936</text:p>
          </table:table-cell>
          <table:table-cell office:value-type="float" office:value="0.999998938333" calcext:value-type="float">
            <text:p>0.999998938333</text:p>
          </table:table-cell>
          <table:table-cell office:value-type="float" office:value="1.432" calcext:value-type="float">
            <text:p>1.432</text:p>
          </table:table-cell>
          <table:table-cell office:value-type="float" office:value="0.999999121071" calcext:value-type="float">
            <text:p>0.9999991210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544" calcext:value-type="float">
            <text:p>28.544</text:p>
          </table:table-cell>
          <table:table-cell office:value-type="float" office:value="0.99965740343" calcext:value-type="float">
            <text:p>0.99965740343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72477753" calcext:value-type="float">
            <text:p>0.999972477753</text:p>
          </table:table-cell>
          <table:table-cell office:value-type="string" calcext:value-type="string">
            <text:p/>
          </table:table-cell>
          <table:table-cell office:value-type="float" office:value="22.912" calcext:value-type="float">
            <text:p>22.912</text:p>
          </table:table-cell>
          <table:table-cell office:value-type="float" office:value="0.999992326827" calcext:value-type="float">
            <text:p>0.999992326827</text:p>
          </table:table-cell>
          <table:table-cell office:value-type="float" office:value="8.096" calcext:value-type="float">
            <text:p>8.096</text:p>
          </table:table-cell>
          <table:table-cell office:value-type="float" office:value="0.999994947103" calcext:value-type="float">
            <text:p>0.999994947103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2098654599" calcext:value-type="float">
            <text:p>0.992098654599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9995726274" calcext:value-type="float">
            <text:p>0.999995726274</text:p>
          </table:table-cell>
          <table:table-cell office:value-type="string" calcext:value-type="string">
            <text:p/>
          </table:table-cell>
          <table:table-cell office:value-type="float" office:value="24.448" calcext:value-type="float">
            <text:p>24.448</text:p>
          </table:table-cell>
          <table:table-cell office:value-type="float" office:value="0.999998865115" calcext:value-type="float">
            <text:p>0.999998865115</text:p>
          </table:table-cell>
          <table:table-cell office:value-type="float" office:value="1.768" calcext:value-type="float">
            <text:p>1.768</text:p>
          </table:table-cell>
          <table:table-cell office:value-type="float" office:value="0.999999084449" calcext:value-type="float">
            <text:p>0.9999990844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0.9995310663" calcext:value-type="float">
            <text:p>0.9995310663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67270842" calcext:value-type="float">
            <text:p>0.999967270842</text:p>
          </table:table-cell>
          <table:table-cell office:value-type="string" calcext:value-type="string">
            <text:p/>
          </table:table-cell>
          <table:table-cell office:value-type="float" office:value="23.168" calcext:value-type="float">
            <text:p>23.168</text:p>
          </table:table-cell>
          <table:table-cell office:value-type="float" office:value="0.999991519125" calcext:value-type="float">
            <text:p>0.999991519125</text:p>
          </table:table-cell>
          <table:table-cell office:value-type="float" office:value="8.384" calcext:value-type="float">
            <text:p>8.384</text:p>
          </table:table-cell>
          <table:table-cell office:value-type="float" office:value="0.999994744987" calcext:value-type="float">
            <text:p>0.999994744987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81366959198" calcext:value-type="float">
            <text:p>0.981366959198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9994932582" calcext:value-type="float">
            <text:p>0.999994932582</text:p>
          </table:table-cell>
          <table:table-cell office:value-type="string" calcext:value-type="string">
            <text:p/>
          </table:table-cell>
          <table:table-cell office:value-type="float" office:value="24.704" calcext:value-type="float">
            <text:p>24.704</text:p>
          </table:table-cell>
          <table:table-cell office:value-type="float" office:value="0.999998682069" calcext:value-type="float">
            <text:p>0.999998682069</text:p>
          </table:table-cell>
          <table:table-cell office:value-type="float" office:value="2.128" calcext:value-type="float">
            <text:p>2.128</text:p>
          </table:table-cell>
          <table:table-cell office:value-type="float" office:value="0.999999047827" calcext:value-type="float">
            <text:p>0.9999990478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056" calcext:value-type="float">
            <text:p>29.056</text:p>
          </table:table-cell>
          <table:table-cell office:value-type="float" office:value="0.99933338585" calcext:value-type="float">
            <text:p>0.99933338585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61320086" calcext:value-type="float">
            <text:p>0.999961320086</text:p>
          </table:table-cell>
          <table:table-cell office:value-type="string" calcext:value-type="string">
            <text:p/>
          </table:table-cell>
          <table:table-cell office:value-type="float" office:value="23.424" calcext:value-type="float">
            <text:p>23.424</text:p>
          </table:table-cell>
          <table:table-cell office:value-type="float" office:value="0.999991115273" calcext:value-type="float">
            <text:p>0.999991115273</text:p>
          </table:table-cell>
          <table:table-cell office:value-type="float" office:value="8.512" calcext:value-type="float">
            <text:p>8.512</text:p>
          </table:table-cell>
          <table:table-cell office:value-type="float" office:value="0.999994542872" calcext:value-type="float">
            <text:p>0.999994542872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61094886499" calcext:value-type="float">
            <text:p>0.961094886499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9993772571" calcext:value-type="float">
            <text:p>0.999993772571</text:p>
          </table:table-cell>
          <table:table-cell office:value-type="string" calcext:value-type="string">
            <text:p/>
          </table:table-cell>
          <table:table-cell office:value-type="float" office:value="24.96" calcext:value-type="float">
            <text:p>24.96</text:p>
          </table:table-cell>
          <table:table-cell office:value-type="float" office:value="0.999998499022" calcext:value-type="float">
            <text:p>0.999998499022</text:p>
          </table:table-cell>
          <table:table-cell office:value-type="float" office:value="2.448" calcext:value-type="float">
            <text:p>2.448</text:p>
          </table:table-cell>
          <table:table-cell office:value-type="float" office:value="0.999999011205" calcext:value-type="float">
            <text:p>0.9999990112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312" calcext:value-type="float">
            <text:p>29.312</text:p>
          </table:table-cell>
          <table:table-cell office:value-type="float" office:value="0.998992275599" calcext:value-type="float">
            <text:p>0.998992275599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56857019" calcext:value-type="float">
            <text:p>0.999956857019</text:p>
          </table:table-cell>
          <table:table-cell office:value-type="string" calcext:value-type="string">
            <text:p/>
          </table:table-cell>
          <table:table-cell office:value-type="float" office:value="23.68" calcext:value-type="float">
            <text:p>23.68</text:p>
          </table:table-cell>
          <table:table-cell office:value-type="float" office:value="0.999990711422" calcext:value-type="float">
            <text:p>0.999990711422</text:p>
          </table:table-cell>
          <table:table-cell office:value-type="float" office:value="8.64" calcext:value-type="float">
            <text:p>8.64</text:p>
          </table:table-cell>
          <table:table-cell office:value-type="float" office:value="0.99999413864" calcext:value-type="float">
            <text:p>0.99999413864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27957714223" calcext:value-type="float">
            <text:p>0.927957714223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9991757814" calcext:value-type="float">
            <text:p>0.999991757814</text:p>
          </table:table-cell>
          <table:table-cell office:value-type="string" calcext:value-type="string">
            <text:p/>
          </table:table-cell>
          <table:table-cell office:value-type="float" office:value="25.216" calcext:value-type="float">
            <text:p>25.216</text:p>
          </table:table-cell>
          <table:table-cell office:value-type="float" office:value="0.999998206149" calcext:value-type="float">
            <text:p>0.999998206149</text:p>
          </table:table-cell>
          <table:table-cell office:value-type="float" office:value="2.8" calcext:value-type="float">
            <text:p>2.8</text:p>
          </table:table-cell>
          <table:table-cell office:value-type="float" office:value="0.999998974583" calcext:value-type="float">
            <text:p>0.9999989745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568" calcext:value-type="float">
            <text:p>29.568</text:p>
          </table:table-cell>
          <table:table-cell office:value-type="float" office:value="0.998449025941" calcext:value-type="float">
            <text:p>0.998449025941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51650107" calcext:value-type="float">
            <text:p>0.999951650107</text:p>
          </table:table-cell>
          <table:table-cell office:value-type="string" calcext:value-type="string">
            <text:p/>
          </table:table-cell>
          <table:table-cell office:value-type="float" office:value="23.936" calcext:value-type="float">
            <text:p>23.936</text:p>
          </table:table-cell>
          <table:table-cell office:value-type="float" office:value="0.999990509497" calcext:value-type="float">
            <text:p>0.999990509497</text:p>
          </table:table-cell>
          <table:table-cell office:value-type="float" office:value="8.768" calcext:value-type="float">
            <text:p>8.768</text:p>
          </table:table-cell>
          <table:table-cell office:value-type="float" office:value="0.999993532292" calcext:value-type="float">
            <text:p>0.999993532292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880172343245" calcext:value-type="float">
            <text:p>0.880172343245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9989498845" calcext:value-type="float">
            <text:p>0.999989498845</text:p>
          </table:table-cell>
          <table:table-cell office:value-type="string" calcext:value-type="string">
            <text:p/>
          </table:table-cell>
          <table:table-cell office:value-type="float" office:value="25.472" calcext:value-type="float">
            <text:p>25.472</text:p>
          </table:table-cell>
          <table:table-cell office:value-type="float" office:value="0.999997840057" calcext:value-type="float">
            <text:p>0.999997840057</text:p>
          </table:table-cell>
          <table:table-cell office:value-type="float" office:value="3.152" calcext:value-type="float">
            <text:p>3.152</text:p>
          </table:table-cell>
          <table:table-cell office:value-type="float" office:value="0.999998937961" calcext:value-type="float">
            <text:p>0.9999989379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824" calcext:value-type="float">
            <text:p>29.824</text:p>
          </table:table-cell>
          <table:table-cell office:value-type="float" office:value="0.997590676617" calcext:value-type="float">
            <text:p>0.997590676617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49418574" calcext:value-type="float">
            <text:p>0.999949418574</text:p>
          </table:table-cell>
          <table:table-cell office:value-type="string" calcext:value-type="string">
            <text:p/>
          </table:table-cell>
          <table:table-cell office:value-type="float" office:value="24.192" calcext:value-type="float">
            <text:p>24.192</text:p>
          </table:table-cell>
          <table:table-cell office:value-type="float" office:value="0.999988288315" calcext:value-type="float">
            <text:p>0.999988288315</text:p>
          </table:table-cell>
          <table:table-cell office:value-type="float" office:value="8.896" calcext:value-type="float">
            <text:p>8.896</text:p>
          </table:table-cell>
          <table:table-cell office:value-type="float" office:value="0.99999312806" calcext:value-type="float">
            <text:p>0.99999312806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819444739622" calcext:value-type="float">
            <text:p>0.819444739622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9986873556" calcext:value-type="float">
            <text:p>0.999986873556</text:p>
          </table:table-cell>
          <table:table-cell office:value-type="string" calcext:value-type="string">
            <text:p/>
          </table:table-cell>
          <table:table-cell office:value-type="float" office:value="25.728" calcext:value-type="float">
            <text:p>25.728</text:p>
          </table:table-cell>
          <table:table-cell office:value-type="float" office:value="0.999997547183" calcext:value-type="float">
            <text:p>0.999997547183</text:p>
          </table:table-cell>
          <table:table-cell office:value-type="float" office:value="4.96" calcext:value-type="float">
            <text:p>4.96</text:p>
          </table:table-cell>
          <table:table-cell office:value-type="float" office:value="0.999998901338" calcext:value-type="float">
            <text:p>0.9999989013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08" calcext:value-type="float">
            <text:p>30.08</text:p>
          </table:table-cell>
          <table:table-cell office:value-type="float" office:value="0.996490800427" calcext:value-type="float">
            <text:p>0.996490800427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41980129" calcext:value-type="float">
            <text:p>0.999941980129</text:p>
          </table:table-cell>
          <table:table-cell office:value-type="string" calcext:value-type="string">
            <text:p/>
          </table:table-cell>
          <table:table-cell office:value-type="float" office:value="24.448" calcext:value-type="float">
            <text:p>24.448</text:p>
          </table:table-cell>
          <table:table-cell office:value-type="float" office:value="0.999986067133" calcext:value-type="float">
            <text:p>0.999986067133</text:p>
          </table:table-cell>
          <table:table-cell office:value-type="float" office:value="9.152" calcext:value-type="float">
            <text:p>9.152</text:p>
          </table:table-cell>
          <table:table-cell office:value-type="float" office:value="0.999992723829" calcext:value-type="float">
            <text:p>0.999992723829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7492906567" calcext:value-type="float">
            <text:p>0.7492906567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9983088255" calcext:value-type="float">
            <text:p>0.999983088255</text:p>
          </table:table-cell>
          <table:table-cell office:value-type="string" calcext:value-type="string">
            <text:p/>
          </table:table-cell>
          <table:table-cell office:value-type="float" office:value="25.984" calcext:value-type="float">
            <text:p>25.984</text:p>
          </table:table-cell>
          <table:table-cell office:value-type="float" office:value="0.999996998045" calcext:value-type="float">
            <text:p>0.999996998045</text:p>
          </table:table-cell>
          <table:table-cell office:value-type="float" office:value="5.024" calcext:value-type="float">
            <text:p>5.024</text:p>
          </table:table-cell>
          <table:table-cell office:value-type="float" office:value="0.999998864716" calcext:value-type="float">
            <text:p>0.9999988647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336" calcext:value-type="float">
            <text:p>30.336</text:p>
          </table:table-cell>
          <table:table-cell office:value-type="float" office:value="0.995409503228" calcext:value-type="float">
            <text:p>0.995409503228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35285528" calcext:value-type="float">
            <text:p>0.999935285528</text:p>
          </table:table-cell>
          <table:table-cell office:value-type="string" calcext:value-type="string">
            <text:p/>
          </table:table-cell>
          <table:table-cell office:value-type="float" office:value="24.704" calcext:value-type="float">
            <text:p>24.704</text:p>
          </table:table-cell>
          <table:table-cell office:value-type="float" office:value="0.999983845952" calcext:value-type="float">
            <text:p>0.999983845952</text:p>
          </table:table-cell>
          <table:table-cell office:value-type="float" office:value="9.28" calcext:value-type="float">
            <text:p>9.28</text:p>
          </table:table-cell>
          <table:table-cell office:value-type="float" office:value="0.999992117481" calcext:value-type="float">
            <text:p>0.999992117481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67425184588" calcext:value-type="float">
            <text:p>0.67425184588</text:p>
          </table:table-cell>
          <table:table-cell office:value-type="float" office:value="22.4" calcext:value-type="float">
            <text:p>22.4</text:p>
          </table:table-cell>
          <table:table-cell office:value-type="float" office:value="0.999978387157" calcext:value-type="float">
            <text:p>0.999978387157</text:p>
          </table:table-cell>
          <table:table-cell office:value-type="string" calcext:value-type="string">
            <text:p/>
          </table:table-cell>
          <table:table-cell office:value-type="float" office:value="26.24" calcext:value-type="float">
            <text:p>26.24</text:p>
          </table:table-cell>
          <table:table-cell office:value-type="float" office:value="0.99999630247" calcext:value-type="float">
            <text:p>0.99999630247</text:p>
          </table:table-cell>
          <table:table-cell office:value-type="float" office:value="5.152" calcext:value-type="float">
            <text:p>5.152</text:p>
          </table:table-cell>
          <table:table-cell office:value-type="float" office:value="0.999998828094" calcext:value-type="float">
            <text:p>0.9999988280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592" calcext:value-type="float">
            <text:p>30.592</text:p>
          </table:table-cell>
          <table:table-cell office:value-type="float" office:value="0.99448575586" calcext:value-type="float">
            <text:p>0.99448575586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27847083" calcext:value-type="float">
            <text:p>0.999927847083</text:p>
          </table:table-cell>
          <table:table-cell office:value-type="string" calcext:value-type="string">
            <text:p/>
          </table:table-cell>
          <table:table-cell office:value-type="float" office:value="24.96" calcext:value-type="float">
            <text:p>24.96</text:p>
          </table:table-cell>
          <table:table-cell office:value-type="float" office:value="0.999980817068" calcext:value-type="float">
            <text:p>0.999980817068</text:p>
          </table:table-cell>
          <table:table-cell office:value-type="float" office:value="9.408" calcext:value-type="float">
            <text:p>9.408</text:p>
          </table:table-cell>
          <table:table-cell office:value-type="float" office:value="0.999991511133" calcext:value-type="float">
            <text:p>0.999991511133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598929175598" calcext:value-type="float">
            <text:p>0.598929175598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9969595492" calcext:value-type="float">
            <text:p>0.999969595492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95497067" calcext:value-type="float">
            <text:p>0.999995497067</text:p>
          </table:table-cell>
          <table:table-cell office:value-type="float" office:value="6.24" calcext:value-type="float">
            <text:p>6.24</text:p>
          </table:table-cell>
          <table:table-cell office:value-type="float" office:value="0.999998791472" calcext:value-type="float">
            <text:p>0.9999987914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848" calcext:value-type="float">
            <text:p>30.848</text:p>
          </table:table-cell>
          <table:table-cell office:value-type="float" office:value="0.993708410932" calcext:value-type="float">
            <text:p>0.993708410932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1743326" calcext:value-type="float">
            <text:p>0.99991743326</text:p>
          </table:table-cell>
          <table:table-cell office:value-type="string" calcext:value-type="string">
            <text:p/>
          </table:table-cell>
          <table:table-cell office:value-type="float" office:value="25.216" calcext:value-type="float">
            <text:p>25.216</text:p>
          </table:table-cell>
          <table:table-cell office:value-type="float" office:value="0.999978192035" calcext:value-type="float">
            <text:p>0.999978192035</text:p>
          </table:table-cell>
          <table:table-cell office:value-type="float" office:value="9.536" calcext:value-type="float">
            <text:p>9.536</text:p>
          </table:table-cell>
          <table:table-cell office:value-type="float" office:value="0.999991106902" calcext:value-type="float">
            <text:p>0.999991106902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526778854669" calcext:value-type="float">
            <text:p>0.526778854669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9959277496" calcext:value-type="float">
            <text:p>0.999959277496</text:p>
          </table:table-cell>
          <table:table-cell office:value-type="string" calcext:value-type="string">
            <text:p/>
          </table:table-cell>
          <table:table-cell office:value-type="float" office:value="26.752" calcext:value-type="float">
            <text:p>26.752</text:p>
          </table:table-cell>
          <table:table-cell office:value-type="float" office:value="0.999994728274" calcext:value-type="float">
            <text:p>0.999994728274</text:p>
          </table:table-cell>
          <table:table-cell office:value-type="float" office:value="6.304" calcext:value-type="float">
            <text:p>6.304</text:p>
          </table:table-cell>
          <table:table-cell office:value-type="float" office:value="0.99999875485" calcext:value-type="float">
            <text:p>0.999998754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104" calcext:value-type="float">
            <text:p>31.104</text:p>
          </table:table-cell>
          <table:table-cell office:value-type="float" office:value="0.993115369581" calcext:value-type="float">
            <text:p>0.993115369581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907763282" calcext:value-type="float">
            <text:p>0.999907763282</text:p>
          </table:table-cell>
          <table:table-cell office:value-type="string" calcext:value-type="string">
            <text:p/>
          </table:table-cell>
          <table:table-cell office:value-type="float" office:value="25.472" calcext:value-type="float">
            <text:p>25.472</text:p>
          </table:table-cell>
          <table:table-cell office:value-type="float" office:value="0.999973547746" calcext:value-type="float">
            <text:p>0.999973547746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90500554" calcext:value-type="float">
            <text:p>0.999990500554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460197260341" calcext:value-type="float">
            <text:p>0.460197260341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9943403656" calcext:value-type="float">
            <text:p>0.999943403656</text:p>
          </table:table-cell>
          <table:table-cell office:value-type="string" calcext:value-type="string">
            <text:p/>
          </table:table-cell>
          <table:table-cell office:value-type="float" office:value="27.008" calcext:value-type="float">
            <text:p>27.008</text:p>
          </table:table-cell>
          <table:table-cell office:value-type="float" office:value="0.999993556779" calcext:value-type="float">
            <text:p>0.999993556779</text:p>
          </table:table-cell>
          <table:table-cell office:value-type="float" office:value="6.688" calcext:value-type="float">
            <text:p>6.688</text:p>
          </table:table-cell>
          <table:table-cell office:value-type="float" office:value="0.999998681606" calcext:value-type="float">
            <text:p>0.9999986816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36" calcext:value-type="float">
            <text:p>31.36</text:p>
          </table:table-cell>
          <table:table-cell office:value-type="float" office:value="0.992712577084" calcext:value-type="float">
            <text:p>0.992712577084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895117925" calcext:value-type="float">
            <text:p>0.999895117925</text:p>
          </table:table-cell>
          <table:table-cell office:value-type="string" calcext:value-type="string">
            <text:p/>
          </table:table-cell>
          <table:table-cell office:value-type="float" office:value="25.728" calcext:value-type="float">
            <text:p>25.728</text:p>
          </table:table-cell>
          <table:table-cell office:value-type="float" office:value="0.999970720788" calcext:value-type="float">
            <text:p>0.999970720788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89489975" calcext:value-type="float">
            <text:p>0.999989489975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400769559615" calcext:value-type="float">
            <text:p>0.400769559615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9915074958" calcext:value-type="float">
            <text:p>0.999915074958</text:p>
          </table:table-cell>
          <table:table-cell office:value-type="string" calcext:value-type="string">
            <text:p/>
          </table:table-cell>
          <table:table-cell office:value-type="float" office:value="27.264" calcext:value-type="float">
            <text:p>27.264</text:p>
          </table:table-cell>
          <table:table-cell office:value-type="float" office:value="0.999992312066" calcext:value-type="float">
            <text:p>0.999992312066</text:p>
          </table:table-cell>
          <table:table-cell office:value-type="float" office:value="7.2" calcext:value-type="float">
            <text:p>7.2</text:p>
          </table:table-cell>
          <table:table-cell office:value-type="float" office:value="0.999998644984" calcext:value-type="float">
            <text:p>0.9999986449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616" calcext:value-type="float">
            <text:p>31.616</text:p>
          </table:table-cell>
          <table:table-cell office:value-type="float" office:value="0.992409367972" calcext:value-type="float">
            <text:p>0.992409367972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876521813" calcext:value-type="float">
            <text:p>0.999876521813</text:p>
          </table:table-cell>
          <table:table-cell office:value-type="string" calcext:value-type="string">
            <text:p/>
          </table:table-cell>
          <table:table-cell office:value-type="float" office:value="25.984" calcext:value-type="float">
            <text:p>25.984</text:p>
          </table:table-cell>
          <table:table-cell office:value-type="float" office:value="0.999968903457" calcext:value-type="float">
            <text:p>0.999968903457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89085743" calcext:value-type="float">
            <text:p>0.999989085743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34890364779" calcext:value-type="float">
            <text:p>0.34890364779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865988162" calcext:value-type="float">
            <text:p>0.999865988162</text:p>
          </table:table-cell>
          <table:table-cell office:value-type="string" calcext:value-type="string">
            <text:p/>
          </table:table-cell>
          <table:table-cell office:value-type="float" office:value="27.52" calcext:value-type="float">
            <text:p>27.52</text:p>
          </table:table-cell>
          <table:table-cell office:value-type="float" office:value="0.999991103962" calcext:value-type="float">
            <text:p>0.999991103962</text:p>
          </table:table-cell>
          <table:table-cell office:value-type="float" office:value="7.648" calcext:value-type="float">
            <text:p>7.648</text:p>
          </table:table-cell>
          <table:table-cell office:value-type="float" office:value="0.999998608362" calcext:value-type="float">
            <text:p>0.9999986083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872" calcext:value-type="float">
            <text:p>31.872</text:p>
          </table:table-cell>
          <table:table-cell office:value-type="float" office:value="0.992176015862" calcext:value-type="float">
            <text:p>0.992176015862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858669545" calcext:value-type="float">
            <text:p>0.999858669545</text:p>
          </table:table-cell>
          <table:table-cell office:value-type="string" calcext:value-type="string">
            <text:p/>
          </table:table-cell>
          <table:table-cell office:value-type="float" office:value="26.24" calcext:value-type="float">
            <text:p>26.24</text:p>
          </table:table-cell>
          <table:table-cell office:value-type="float" office:value="0.999961028359" calcext:value-type="float">
            <text:p>0.999961028359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88479395" calcext:value-type="float">
            <text:p>0.999988479395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304631343019" calcext:value-type="float">
            <text:p>0.304631343019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9779964162" calcext:value-type="float">
            <text:p>0.999779964162</text:p>
          </table:table-cell>
          <table:table-cell office:value-type="string" calcext:value-type="string">
            <text:p/>
          </table:table-cell>
          <table:table-cell office:value-type="float" office:value="27.776" calcext:value-type="float">
            <text:p>27.776</text:p>
          </table:table-cell>
          <table:table-cell office:value-type="float" office:value="0.999990078905" calcext:value-type="float">
            <text:p>0.999990078905</text:p>
          </table:table-cell>
          <table:table-cell office:value-type="float" office:value="7.904" calcext:value-type="float">
            <text:p>7.904</text:p>
          </table:table-cell>
          <table:table-cell office:value-type="float" office:value="0.99999857174" calcext:value-type="float">
            <text:p>0.999998571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128" calcext:value-type="float">
            <text:p>32.128</text:p>
          </table:table-cell>
          <table:table-cell office:value-type="float" office:value="0.992003602838" calcext:value-type="float">
            <text:p>0.992003602838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84304881" calcext:value-type="float">
            <text:p>0.99984304881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52951335" calcext:value-type="float">
            <text:p>0.999952951335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8827728" calcext:value-type="float">
            <text:p>0.99998827728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267649426235" calcext:value-type="float">
            <text:p>0.267649426235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9621531032" calcext:value-type="float">
            <text:p>0.999621531032</text:p>
          </table:table-cell>
          <table:table-cell office:value-type="string" calcext:value-type="string">
            <text:p/>
          </table:table-cell>
          <table:table-cell office:value-type="float" office:value="28.032" calcext:value-type="float">
            <text:p>28.032</text:p>
          </table:table-cell>
          <table:table-cell office:value-type="float" office:value="0.999988797582" calcext:value-type="float">
            <text:p>0.999988797582</text:p>
          </table:table-cell>
          <table:table-cell office:value-type="float" office:value="8.384" calcext:value-type="float">
            <text:p>8.384</text:p>
          </table:table-cell>
          <table:table-cell office:value-type="float" office:value="0.999998535118" calcext:value-type="float">
            <text:p>0.9999985351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384" calcext:value-type="float">
            <text:p>32.384</text:p>
          </table:table-cell>
          <table:table-cell office:value-type="float" office:value="0.991880981506" calcext:value-type="float">
            <text:p>0.991880981506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805112741" calcext:value-type="float">
            <text:p>0.999805112741</text:p>
          </table:table-cell>
          <table:table-cell office:value-type="string" calcext:value-type="string">
            <text:p/>
          </table:table-cell>
          <table:table-cell office:value-type="float" office:value="26.752" calcext:value-type="float">
            <text:p>26.752</text:p>
          </table:table-cell>
          <table:table-cell office:value-type="float" office:value="0.999940835798" calcext:value-type="float">
            <text:p>0.999940835798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86660353" calcext:value-type="float">
            <text:p>0.999986660353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237165802508" calcext:value-type="float">
            <text:p>0.237165802508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9321088091" calcext:value-type="float">
            <text:p>0.999321088091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987589478" calcext:value-type="float">
            <text:p>0.999987589478</text:p>
          </table:table-cell>
          <table:table-cell office:value-type="float" office:value="8.896" calcext:value-type="float">
            <text:p>8.896</text:p>
          </table:table-cell>
          <table:table-cell office:value-type="float" office:value="0.999998461874" calcext:value-type="float">
            <text:p>0.9999984618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64" calcext:value-type="float">
            <text:p>32.64</text:p>
          </table:table-cell>
          <table:table-cell office:value-type="float" office:value="0.991804436068" calcext:value-type="float">
            <text:p>0.991804436068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762713604" calcext:value-type="float">
            <text:p>0.999762713604</text:p>
          </table:table-cell>
          <table:table-cell office:value-type="string" calcext:value-type="string">
            <text:p/>
          </table:table-cell>
          <table:table-cell office:value-type="float" office:value="27.008" calcext:value-type="float">
            <text:p>27.008</text:p>
          </table:table-cell>
          <table:table-cell office:value-type="float" office:value="0.999924479825" calcext:value-type="float">
            <text:p>0.999924479825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85851889" calcext:value-type="float">
            <text:p>0.999985851889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212303732068" calcext:value-type="float">
            <text:p>0.212303732068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8781804917" calcext:value-type="float">
            <text:p>0.998781804917</text:p>
          </table:table-cell>
          <table:table-cell office:value-type="string" calcext:value-type="string">
            <text:p/>
          </table:table-cell>
          <table:table-cell office:value-type="float" office:value="28.544" calcext:value-type="float">
            <text:p>28.544</text:p>
          </table:table-cell>
          <table:table-cell office:value-type="float" office:value="0.999986417984" calcext:value-type="float">
            <text:p>0.999986417984</text:p>
          </table:table-cell>
          <table:table-cell office:value-type="float" office:value="9.152" calcext:value-type="float">
            <text:p>9.152</text:p>
          </table:table-cell>
          <table:table-cell office:value-type="float" office:value="0.999998425252" calcext:value-type="float">
            <text:p>0.9999984252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.024" calcext:value-type="float">
            <text:p>33.024</text:p>
          </table:table-cell>
          <table:table-cell office:value-type="float" office:value="0.991683301055" calcext:value-type="float">
            <text:p>0.991683301055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71733909" calcext:value-type="float">
            <text:p>0.99971733909</text:p>
          </table:table-cell>
          <table:table-cell office:value-type="string" calcext:value-type="string">
            <text:p/>
          </table:table-cell>
          <table:table-cell office:value-type="float" office:value="27.264" calcext:value-type="float">
            <text:p>27.264</text:p>
          </table:table-cell>
          <table:table-cell office:value-type="float" office:value="0.999905296892" calcext:value-type="float">
            <text:p>0.999905296892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84437078" calcext:value-type="float">
            <text:p>0.999984437078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192202964402" calcext:value-type="float">
            <text:p>0.192202964402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7804586929" calcext:value-type="float">
            <text:p>0.997804586929</text:p>
          </table:table-cell>
          <table:table-cell office:value-type="string" calcext:value-type="string">
            <text:p/>
          </table:table-cell>
          <table:table-cell office:value-type="float" office:value="28.8" calcext:value-type="float">
            <text:p>28.8</text:p>
          </table:table-cell>
          <table:table-cell office:value-type="float" office:value="0.999985136661" calcext:value-type="float">
            <text:p>0.999985136661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98315386" calcext:value-type="float">
            <text:p>0.9999983153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.536" calcext:value-type="float">
            <text:p>33.536</text:p>
          </table:table-cell>
          <table:table-cell office:value-type="float" office:value="0.991605269299" calcext:value-type="float">
            <text:p>0.991605269299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670476886" calcext:value-type="float">
            <text:p>0.999670476886</text:p>
          </table:table-cell>
          <table:table-cell office:value-type="string" calcext:value-type="string">
            <text:p/>
          </table:table-cell>
          <table:table-cell office:value-type="float" office:value="27.52" calcext:value-type="float">
            <text:p>27.52</text:p>
          </table:table-cell>
          <table:table-cell office:value-type="float" office:value="0.999878642713" calcext:value-type="float">
            <text:p>0.999878642713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83224383" calcext:value-type="float">
            <text:p>0.999983224383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176072076364" calcext:value-type="float">
            <text:p>0.176072076364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6163598233" calcext:value-type="float">
            <text:p>0.996163598233</text:p>
          </table:table-cell>
          <table:table-cell office:value-type="string" calcext:value-type="string">
            <text:p/>
          </table:table-cell>
          <table:table-cell office:value-type="float" office:value="29.056" calcext:value-type="float">
            <text:p>29.056</text:p>
          </table:table-cell>
          <table:table-cell office:value-type="float" office:value="0.999983306201" calcext:value-type="float">
            <text:p>0.999983306201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98278764" calcext:value-type="float">
            <text:p>0.9999982787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.048" calcext:value-type="float">
            <text:p>34.048</text:p>
          </table:table-cell>
          <table:table-cell office:value-type="float" office:value="0.991543587053" calcext:value-type="float">
            <text:p>0.991543587053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613944704" calcext:value-type="float">
            <text:p>0.999613944704</text:p>
          </table:table-cell>
          <table:table-cell office:value-type="string" calcext:value-type="string">
            <text:p/>
          </table:table-cell>
          <table:table-cell office:value-type="float" office:value="27.776" calcext:value-type="float">
            <text:p>27.776</text:p>
          </table:table-cell>
          <table:table-cell office:value-type="float" office:value="0.999840276848" calcext:value-type="float">
            <text:p>0.999840276848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82011688" calcext:value-type="float">
            <text:p>0.999982011688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163119400524" calcext:value-type="float">
            <text:p>0.163119400524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3491237335" calcext:value-type="float">
            <text:p>0.993491237335</text:p>
          </table:table-cell>
          <table:table-cell office:value-type="string" calcext:value-type="string">
            <text:p/>
          </table:table-cell>
          <table:table-cell office:value-type="float" office:value="29.312" calcext:value-type="float">
            <text:p>29.312</text:p>
          </table:table-cell>
          <table:table-cell office:value-type="float" office:value="0.999981841833" calcext:value-type="float">
            <text:p>0.999981841833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98168897" calcext:value-type="float">
            <text:p>0.9999981688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.56" calcext:value-type="float">
            <text:p>34.56</text:p>
          </table:table-cell>
          <table:table-cell office:value-type="float" office:value="0.991497511159" calcext:value-type="float">
            <text:p>0.991497511159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541791788" calcext:value-type="float">
            <text:p>0.999541791788</text:p>
          </table:table-cell>
          <table:table-cell office:value-type="string" calcext:value-type="string">
            <text:p/>
          </table:table-cell>
          <table:table-cell office:value-type="float" office:value="28.032" calcext:value-type="float">
            <text:p>28.032</text:p>
          </table:table-cell>
          <table:table-cell office:value-type="float" office:value="0.999787978117" calcext:value-type="float">
            <text:p>0.999787978117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79788413" calcext:value-type="float">
            <text:p>0.999979788413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152727383766" calcext:value-type="float">
            <text:p>0.152727383766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89346944133" calcext:value-type="float">
            <text:p>0.989346944133</text:p>
          </table:table-cell>
          <table:table-cell office:value-type="string" calcext:value-type="string">
            <text:p/>
          </table:table-cell>
          <table:table-cell office:value-type="float" office:value="29.568" calcext:value-type="float">
            <text:p>29.568</text:p>
          </table:table-cell>
          <table:table-cell office:value-type="float" office:value="0.999980414074" calcext:value-type="float">
            <text:p>0.999980414074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98132275" calcext:value-type="float">
            <text:p>0.9999981322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.072" calcext:value-type="float">
            <text:p>35.072</text:p>
          </table:table-cell>
          <table:table-cell office:value-type="float" office:value="0.991469271094" calcext:value-type="float">
            <text:p>0.991469271094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433934335" calcext:value-type="float">
            <text:p>0.999433934335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71710223" calcext:value-type="float">
            <text:p>0.99971710223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78171486" calcext:value-type="float">
            <text:p>0.999978171486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144420830203" calcext:value-type="float">
            <text:p>0.144420830203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83144363413" calcext:value-type="float">
            <text:p>0.983144363413</text:p>
          </table:table-cell>
          <table:table-cell office:value-type="string" calcext:value-type="string">
            <text:p/>
          </table:table-cell>
          <table:table-cell office:value-type="float" office:value="29.824" calcext:value-type="float">
            <text:p>29.824</text:p>
          </table:table-cell>
          <table:table-cell office:value-type="float" office:value="0.99997916936" calcext:value-type="float">
            <text:p>0.99997916936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97912543" calcext:value-type="float">
            <text:p>0.9999979125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.584" calcext:value-type="float">
            <text:p>35.584</text:p>
          </table:table-cell>
          <table:table-cell office:value-type="float" office:value="0.991450692105" calcext:value-type="float">
            <text:p>0.991450692105</text:p>
          </table:table-cell>
          <table:table-cell office:value-type="float" office:value="14.4" calcext:value-type="float">
            <text:p>14.4</text:p>
          </table:table-cell>
          <table:table-cell office:value-type="float" office:value="0.999308968459" calcext:value-type="float">
            <text:p>0.999308968459</text:p>
          </table:table-cell>
          <table:table-cell office:value-type="string" calcext:value-type="string">
            <text:p/>
          </table:table-cell>
          <table:table-cell office:value-type="float" office:value="28.544" calcext:value-type="float">
            <text:p>28.544</text:p>
          </table:table-cell>
          <table:table-cell office:value-type="float" office:value="0.999623812602" calcext:value-type="float">
            <text:p>0.999623812602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76352443" calcext:value-type="float">
            <text:p>0.999976352443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137727597516" calcext:value-type="float">
            <text:p>0.137727597516</text:p>
          </table:table-cell>
          <table:table-cell office:value-type="float" office:value="26.24" calcext:value-type="float">
            <text:p>26.24</text:p>
          </table:table-cell>
          <table:table-cell office:value-type="float" office:value="0.974217953923" calcext:value-type="float">
            <text:p>0.974217953923</text:p>
          </table:table-cell>
          <table:table-cell office:value-type="string" calcext:value-type="string">
            <text:p/>
          </table:table-cell>
          <table:table-cell office:value-type="float" office:value="30.08" calcext:value-type="float">
            <text:p>30.08</text:p>
          </table:table-cell>
          <table:table-cell office:value-type="float" office:value="0.999977888038" calcext:value-type="float">
            <text:p>0.999977888038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97839299" calcext:value-type="float">
            <text:p>0.9999978392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.096" calcext:value-type="float">
            <text:p>36.096</text:p>
          </table:table-cell>
          <table:table-cell office:value-type="float" office:value="0.99144103103" calcext:value-type="float">
            <text:p>0.99144103103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9144578824" calcext:value-type="float">
            <text:p>0.999144578824</text:p>
          </table:table-cell>
          <table:table-cell office:value-type="string" calcext:value-type="string">
            <text:p/>
          </table:table-cell>
          <table:table-cell office:value-type="float" office:value="28.8" calcext:value-type="float">
            <text:p>28.8</text:p>
          </table:table-cell>
          <table:table-cell office:value-type="float" office:value="0.999524061354" calcext:value-type="float">
            <text:p>0.999524061354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73320705" calcext:value-type="float">
            <text:p>0.999973320705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132317228828" calcext:value-type="float">
            <text:p>0.132317228828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61881294206" calcext:value-type="float">
            <text:p>0.961881294206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9976313842" calcext:value-type="float">
            <text:p>0.999976313842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97546323" calcext:value-type="float">
            <text:p>0.9999975463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.608" calcext:value-type="float">
            <text:p>36.608</text:p>
          </table:table-cell>
          <table:table-cell office:value-type="float" office:value="0.991433599434" calcext:value-type="float">
            <text:p>0.991433599434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894894772" calcext:value-type="float">
            <text:p>0.99894894772</text:p>
          </table:table-cell>
          <table:table-cell office:value-type="string" calcext:value-type="string">
            <text:p/>
          </table:table-cell>
          <table:table-cell office:value-type="float" office:value="29.056" calcext:value-type="float">
            <text:p>29.056</text:p>
          </table:table-cell>
          <table:table-cell office:value-type="float" office:value="0.999401896364" calcext:value-type="float">
            <text:p>0.999401896364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70895315" calcext:value-type="float">
            <text:p>0.999970895315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127923331074" calcext:value-type="float">
            <text:p>0.127923331074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45564086048" calcext:value-type="float">
            <text:p>0.945564086048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9975069129" calcext:value-type="float">
            <text:p>0.999975069129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97253346" calcext:value-type="float">
            <text:p>0.9999972533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.12" calcext:value-type="float">
            <text:p>37.12</text:p>
          </table:table-cell>
          <table:table-cell office:value-type="float" office:value="0.991427654157" calcext:value-type="float">
            <text:p>0.991427654157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8728025904" calcext:value-type="float">
            <text:p>0.998728025904</text:p>
          </table:table-cell>
          <table:table-cell office:value-type="string" calcext:value-type="string">
            <text:p/>
          </table:table-cell>
          <table:table-cell office:value-type="float" office:value="29.312" calcext:value-type="float">
            <text:p>29.312</text:p>
          </table:table-cell>
          <table:table-cell office:value-type="float" office:value="0.999265394657" calcext:value-type="float">
            <text:p>0.999265394657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68469924" calcext:value-type="float">
            <text:p>0.999968469924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124321467177" calcext:value-type="float">
            <text:p>0.124321467177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24969732862" calcext:value-type="float">
            <text:p>0.924969732862</text:p>
          </table:table-cell>
          <table:table-cell office:value-type="string" calcext:value-type="string">
            <text:p/>
          </table:table-cell>
          <table:table-cell office:value-type="float" office:value="30.848" calcext:value-type="float">
            <text:p>30.848</text:p>
          </table:table-cell>
          <table:table-cell office:value-type="float" office:value="0.999973751198" calcext:value-type="float">
            <text:p>0.999973751198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97180102" calcext:value-type="float">
            <text:p>0.9999971801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.632" calcext:value-type="float">
            <text:p>37.632</text:p>
          </table:table-cell>
          <table:table-cell office:value-type="float" office:value="0.991421708881" calcext:value-type="float">
            <text:p>0.991421708881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8431975792" calcext:value-type="float">
            <text:p>0.998431975792</text:p>
          </table:table-cell>
          <table:table-cell office:value-type="string" calcext:value-type="string">
            <text:p/>
          </table:table-cell>
          <table:table-cell office:value-type="float" office:value="29.568" calcext:value-type="float">
            <text:p>29.568</text:p>
          </table:table-cell>
          <table:table-cell office:value-type="float" office:value="0.999108296537" calcext:value-type="float">
            <text:p>0.999108296537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64023375" calcext:value-type="float">
            <text:p>0.999964023375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121361340637" calcext:value-type="float">
            <text:p>0.121361340637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89987655037" calcext:value-type="float">
            <text:p>0.89987655037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9972323439" calcext:value-type="float">
            <text:p>0.999972323439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9696037" calcext:value-type="float">
            <text:p>0.999996960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.144" calcext:value-type="float">
            <text:p>38.144</text:p>
          </table:table-cell>
          <table:table-cell office:value-type="float" office:value="0.991412047806" calcext:value-type="float">
            <text:p>0.991412047806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8103196523" calcext:value-type="float">
            <text:p>0.998103196523</text:p>
          </table:table-cell>
          <table:table-cell office:value-type="string" calcext:value-type="string">
            <text:p/>
          </table:table-cell>
          <table:table-cell office:value-type="float" office:value="29.824" calcext:value-type="float">
            <text:p>29.824</text:p>
          </table:table-cell>
          <table:table-cell office:value-type="float" office:value="0.998938073254" calcext:value-type="float">
            <text:p>0.998938073254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59172594" calcext:value-type="float">
            <text:p>0.999959172594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118894487093" calcext:value-type="float">
            <text:p>0.118894487093</text:p>
          </table:table-cell>
          <table:table-cell office:value-type="float" office:value="27.52" calcext:value-type="float">
            <text:p>27.52</text:p>
          </table:table-cell>
          <table:table-cell office:value-type="float" office:value="0.870330694816" calcext:value-type="float">
            <text:p>0.870330694816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9971005507" calcext:value-type="float">
            <text:p>0.999971005507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96520905" calcext:value-type="float">
            <text:p>0.9999965209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.656" calcext:value-type="float">
            <text:p>38.656</text:p>
          </table:table-cell>
          <table:table-cell office:value-type="float" office:value="0.991407588848" calcext:value-type="float">
            <text:p>0.991407588848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7746151163" calcext:value-type="float">
            <text:p>0.997746151163</text:p>
          </table:table-cell>
          <table:table-cell office:value-type="string" calcext:value-type="string">
            <text:p/>
          </table:table-cell>
          <table:table-cell office:value-type="float" office:value="30.08" calcext:value-type="float">
            <text:p>30.08</text:p>
          </table:table-cell>
          <table:table-cell office:value-type="float" office:value="0.998744830452" calcext:value-type="float">
            <text:p>0.998744830452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56140856" calcext:value-type="float">
            <text:p>0.999956140856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116816779954" calcext:value-type="float">
            <text:p>0.116816779954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83686552721" calcext:value-type="float">
            <text:p>0.83686552721</text:p>
          </table:table-cell>
          <table:table-cell office:value-type="string" calcext:value-type="string">
            <text:p/>
          </table:table-cell>
          <table:table-cell office:value-type="float" office:value="31.616" calcext:value-type="float">
            <text:p>31.616</text:p>
          </table:table-cell>
          <table:table-cell office:value-type="float" office:value="0.999969907231" calcext:value-type="float">
            <text:p>0.999969907231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96264551" calcext:value-type="float">
            <text:p>0.9999962645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.168" calcext:value-type="float">
            <text:p>39.168</text:p>
          </table:table-cell>
          <table:table-cell office:value-type="float" office:value="0.991402386731" calcext:value-type="float">
            <text:p>0.991402386731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7386874269" calcext:value-type="float">
            <text:p>0.997386874269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8552395353" calcext:value-type="float">
            <text:p>0.998552395353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52300655" calcext:value-type="float">
            <text:p>0.999952300655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115051941152" calcext:value-type="float">
            <text:p>0.115051941152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799985469331" calcext:value-type="float">
            <text:p>0.799985469331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996902861" calcext:value-type="float">
            <text:p>0.99996902861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95934952" calcext:value-type="float">
            <text:p>0.9999959349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.68" calcext:value-type="float">
            <text:p>39.68</text:p>
          </table:table-cell>
          <table:table-cell office:value-type="float" office:value="0.991392725657" calcext:value-type="float">
            <text:p>0.991392725657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7009001262" calcext:value-type="float">
            <text:p>0.997009001262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8365412244" calcext:value-type="float">
            <text:p>0.998365412244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46439294" calcext:value-type="float">
            <text:p>0.999946439294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113546533287" calcext:value-type="float">
            <text:p>0.113546533287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760466568778" calcext:value-type="float">
            <text:p>0.760466568778</text:p>
          </table:table-cell>
          <table:table-cell office:value-type="string" calcext:value-type="string">
            <text:p/>
          </table:table-cell>
          <table:table-cell office:value-type="float" office:value="32.128" calcext:value-type="float">
            <text:p>32.128</text:p>
          </table:table-cell>
          <table:table-cell office:value-type="float" office:value="0.999967564241" calcext:value-type="float">
            <text:p>0.999967564241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95458866" calcext:value-type="float">
            <text:p>0.9999954588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.192" calcext:value-type="float">
            <text:p>40.192</text:p>
          </table:table-cell>
          <table:table-cell office:value-type="float" office:value="0.991364485592" calcext:value-type="float">
            <text:p>0.991364485592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6654187435" calcext:value-type="float">
            <text:p>0.996654187435</text:p>
          </table:table-cell>
          <table:table-cell office:value-type="string" calcext:value-type="string">
            <text:p/>
          </table:table-cell>
          <table:table-cell office:value-type="float" office:value="30.848" calcext:value-type="float">
            <text:p>30.848</text:p>
          </table:table-cell>
          <table:table-cell office:value-type="float" office:value="0.998187717714" calcext:value-type="float">
            <text:p>0.998187717714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39163123" calcext:value-type="float">
            <text:p>0.999939163123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112248035031" calcext:value-type="float">
            <text:p>0.112248035031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719131456761" calcext:value-type="float">
            <text:p>0.719131456761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9966502574" calcext:value-type="float">
            <text:p>0.999966502574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95056023" calcext:value-type="float">
            <text:p>0.9999950560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.704" calcext:value-type="float">
            <text:p>40.704</text:p>
          </table:table-cell>
          <table:table-cell office:value-type="float" office:value="0.991284967516" calcext:value-type="float">
            <text:p>0.991284967516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6313506654" calcext:value-type="float">
            <text:p>0.996313506654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8027590711" calcext:value-type="float">
            <text:p>0.998027590711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30067909" calcext:value-type="float">
            <text:p>0.999930067909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111078336173" calcext:value-type="float">
            <text:p>0.111078336173</text:p>
          </table:table-cell>
          <table:table-cell office:value-type="float" office:value="28.8" calcext:value-type="float">
            <text:p>28.8</text:p>
          </table:table-cell>
          <table:table-cell office:value-type="float" office:value="0.676288452087" calcext:value-type="float">
            <text:p>0.676288452087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9965550735" calcext:value-type="float">
            <text:p>0.999965550735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94872913" calcext:value-type="float">
            <text:p>0.9999948729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.216" calcext:value-type="float">
            <text:p>41.216</text:p>
          </table:table-cell>
          <table:table-cell office:value-type="float" office:value="0.991109581854" calcext:value-type="float">
            <text:p>0.991109581854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6026382677" calcext:value-type="float">
            <text:p>0.996026382677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7889069747" calcext:value-type="float">
            <text:p>0.997889069747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19557884" calcext:value-type="float">
            <text:p>0.999919557884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110065163091" calcext:value-type="float">
            <text:p>0.110065163091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633180659558" calcext:value-type="float">
            <text:p>0.633180659558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9963830102" calcext:value-type="float">
            <text:p>0.999963830102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94433448" calcext:value-type="float">
            <text:p>0.9999944334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.728" calcext:value-type="float">
            <text:p>41.728</text:p>
          </table:table-cell>
          <table:table-cell office:value-type="float" office:value="0.990740974698" calcext:value-type="float">
            <text:p>0.990740974698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5789840126" calcext:value-type="float">
            <text:p>0.995789840126</text:p>
          </table:table-cell>
          <table:table-cell office:value-type="string" calcext:value-type="string">
            <text:p/>
          </table:table-cell>
          <table:table-cell office:value-type="float" office:value="31.616" calcext:value-type="float">
            <text:p>31.616</text:p>
          </table:table-cell>
          <table:table-cell office:value-type="float" office:value="0.997775587558" calcext:value-type="float">
            <text:p>0.997775587558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908037279" calcext:value-type="float">
            <text:p>0.999908037279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109156360883" calcext:value-type="float">
            <text:p>0.109156360883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590007906393" calcext:value-type="float">
            <text:p>0.590007906393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9961963033" calcext:value-type="float">
            <text:p>0.999961963033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93884118" calcext:value-type="float">
            <text:p>0.9999938841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.24" calcext:value-type="float">
            <text:p>42.24</text:p>
          </table:table-cell>
          <table:table-cell office:value-type="float" office:value="0.990069901591" calcext:value-type="float">
            <text:p>0.990069901591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5586026732" calcext:value-type="float">
            <text:p>0.995586026732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7680076748" calcext:value-type="float">
            <text:p>0.997680076748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892676473" calcext:value-type="float">
            <text:p>0.999892676473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1083473492" calcext:value-type="float">
            <text:p>0.1083473492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547614619806" calcext:value-type="float">
            <text:p>0.547614619806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9959876308" calcext:value-type="float">
            <text:p>0.999959876308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93591141" calcext:value-type="float">
            <text:p>0.9999935911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.752" calcext:value-type="float">
            <text:p>42.752</text:p>
          </table:table-cell>
          <table:table-cell office:value-type="float" office:value="0.988436436817" calcext:value-type="float">
            <text:p>0.988436436817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5421637098" calcext:value-type="float">
            <text:p>0.995421637098</text:p>
          </table:table-cell>
          <table:table-cell office:value-type="string" calcext:value-type="string">
            <text:p/>
          </table:table-cell>
          <table:table-cell office:value-type="float" office:value="32.128" calcext:value-type="float">
            <text:p>32.128</text:p>
          </table:table-cell>
          <table:table-cell office:value-type="float" office:value="0.997590825631" calcext:value-type="float">
            <text:p>0.997590825631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871050075" calcext:value-type="float">
            <text:p>0.999871050075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107602828823" calcext:value-type="float">
            <text:p>0.107602828823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506238174753" calcext:value-type="float">
            <text:p>0.506238174753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9957606537" calcext:value-type="float">
            <text:p>0.999957606537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93151676" calcext:value-type="float">
            <text:p>0.9999931516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.264" calcext:value-type="float">
            <text:p>43.264</text:p>
          </table:table-cell>
          <table:table-cell office:value-type="float" office:value="0.980165070608" calcext:value-type="float">
            <text:p>0.980165070608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5275099731" calcext:value-type="float">
            <text:p>0.995275099731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7515305456" calcext:value-type="float">
            <text:p>0.997515305456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852253299" calcext:value-type="float">
            <text:p>0.999852253299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106875164129" calcext:value-type="float">
            <text:p>0.106875164129</text:p>
          </table:table-cell>
          <table:table-cell office:value-type="float" office:value="30.08" calcext:value-type="float">
            <text:p>30.08</text:p>
          </table:table-cell>
          <table:table-cell office:value-type="float" office:value="0.466102148158" calcext:value-type="float">
            <text:p>0.466102148158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9954714409" calcext:value-type="float">
            <text:p>0.999954714409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92895322" calcext:value-type="float">
            <text:p>0.9999928953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.776" calcext:value-type="float">
            <text:p>43.776</text:p>
          </table:table-cell>
          <table:table-cell office:value-type="float" office:value="0.954671724115" calcext:value-type="float">
            <text:p>0.954671724115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5039301024" calcext:value-type="float">
            <text:p>0.995039301024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7450285412" calcext:value-type="float">
            <text:p>0.997450285412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829616321" calcext:value-type="float">
            <text:p>0.999829616321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106146216938" calcext:value-type="float">
            <text:p>0.106146216938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42795291575" calcext:value-type="float">
            <text:p>0.42795291575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9951273144" calcext:value-type="float">
            <text:p>0.999951273144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92419235" calcext:value-type="float">
            <text:p>0.9999924192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.288" calcext:value-type="float">
            <text:p>44.288</text:p>
          </table:table-cell>
          <table:table-cell office:value-type="float" office:value="0.892247805078" calcext:value-type="float">
            <text:p>0.892247805078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4882349835" calcext:value-type="float">
            <text:p>0.994882349835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7346899503" calcext:value-type="float">
            <text:p>0.997346899503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797075666" calcext:value-type="float">
            <text:p>0.999797075666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105371954832" calcext:value-type="float">
            <text:p>0.105371954832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391681558567" calcext:value-type="float">
            <text:p>0.391681558567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9947172912" calcext:value-type="float">
            <text:p>0.999947172912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91869905" calcext:value-type="float">
            <text:p>0.9999918699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0.687856623707" calcext:value-type="float">
            <text:p>0.687856623707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4758127803" calcext:value-type="float">
            <text:p>0.994758127803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7268148518" calcext:value-type="float">
            <text:p>0.997268148518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770598487" calcext:value-type="float">
            <text:p>0.999770598487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104523796437" calcext:value-type="float">
            <text:p>0.104523796437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357664958194" calcext:value-type="float">
            <text:p>0.357664958194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9939668025" calcext:value-type="float">
            <text:p>0.999939668025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991503684" calcext:value-type="float">
            <text:p>0.9999915036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.312" calcext:value-type="float">
            <text:p>45.312</text:p>
          </table:table-cell>
          <table:table-cell office:value-type="float" office:value="0.482494132755" calcext:value-type="float">
            <text:p>0.482494132755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468002413" calcext:value-type="float">
            <text:p>0.99468002413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7208378539" calcext:value-type="float">
            <text:p>0.997208378539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739876875" calcext:value-type="float">
            <text:p>0.999739876875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103553983987" calcext:value-type="float">
            <text:p>0.103553983987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325799079928" calcext:value-type="float">
            <text:p>0.325799079928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9929087964" calcext:value-type="float">
            <text:p>0.999929087964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990844487" calcext:value-type="float">
            <text:p>0.9999908444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.824" calcext:value-type="float">
            <text:p>45.824</text:p>
          </table:table-cell>
          <table:table-cell office:value-type="float" office:value="0.386926782431" calcext:value-type="float">
            <text:p>0.386926782431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4609358903" calcext:value-type="float">
            <text:p>0.994609358903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7164762609" calcext:value-type="float">
            <text:p>0.997164762609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704506598" calcext:value-type="float">
            <text:p>0.999704506598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102488656004" calcext:value-type="float">
            <text:p>0.102488656004</text:p>
          </table:table-cell>
          <table:table-cell office:value-type="float" office:value="31.36" calcext:value-type="float">
            <text:p>31.36</text:p>
          </table:table-cell>
          <table:table-cell office:value-type="float" office:value="0.296231245211" calcext:value-type="float">
            <text:p>0.296231245211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9912467383" calcext:value-type="float">
            <text:p>0.999912467383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990478267" calcext:value-type="float">
            <text:p>0.9999904782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.336" calcext:value-type="float">
            <text:p>46.336</text:p>
          </table:table-cell>
          <table:table-cell office:value-type="float" office:value="0.332633029282" calcext:value-type="float">
            <text:p>0.332633029282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4557289788" calcext:value-type="float">
            <text:p>0.994557289788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7132454513" calcext:value-type="float">
            <text:p>0.997132454513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664083424" calcext:value-type="float">
            <text:p>0.999664083424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101349248517" calcext:value-type="float">
            <text:p>0.101349248517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268977816309" calcext:value-type="float">
            <text:p>0.268977816309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9883546108" calcext:value-type="float">
            <text:p>0.999883546108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989928936" calcext:value-type="float">
            <text:p>0.9999899289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.848" calcext:value-type="float">
            <text:p>46.848</text:p>
          </table:table-cell>
          <table:table-cell office:value-type="float" office:value="0.292123400163" calcext:value-type="float">
            <text:p>0.292123400163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4513402962" calcext:value-type="float">
            <text:p>0.994513402962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7107213812" calcext:value-type="float">
            <text:p>0.997107213812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624670829" calcext:value-type="float">
            <text:p>0.999624670829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100174969312" calcext:value-type="float">
            <text:p>0.100174969312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243762954732" calcext:value-type="float">
            <text:p>0.243762954732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982844925" calcext:value-type="float">
            <text:p>0.99982844925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989562716" calcext:value-type="float">
            <text:p>0.9999895627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.36" calcext:value-type="float">
            <text:p>47.36</text:p>
          </table:table-cell>
          <table:table-cell office:value-type="float" office:value="0.233528239321" calcext:value-type="float">
            <text:p>0.233528239321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4473235359" calcext:value-type="float">
            <text:p>0.994473235359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7089646285" calcext:value-type="float">
            <text:p>0.997089646285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5771736" calcext:value-type="float">
            <text:p>0.9995771736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09902414149" calcext:value-type="float">
            <text:p>0.09902414149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220956887262" calcext:value-type="float">
            <text:p>0.220956887262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9705003" calcext:value-type="float">
            <text:p>0.999705003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989233117" calcext:value-type="float">
            <text:p>0.9999892331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.872" calcext:value-type="float">
            <text:p>47.872</text:p>
          </table:table-cell>
          <table:table-cell office:value-type="float" office:value="0.167214623003" calcext:value-type="float">
            <text:p>0.167214623003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4446456957" calcext:value-type="float">
            <text:p>0.994446456957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7075309567" calcext:value-type="float">
            <text:p>0.997075309567</text:p>
          </table:table-cell>
          <table:table-cell office:value-type="float" office:value="14.4" calcext:value-type="float">
            <text:p>14.4</text:p>
          </table:table-cell>
          <table:table-cell office:value-type="float" office:value="0.999530282718" calcext:value-type="float">
            <text:p>0.999530282718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0979373774757" calcext:value-type="float">
            <text:p>0.0979373774757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00092190376" calcext:value-type="float">
            <text:p>0.200092190376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9357837878" calcext:value-type="float">
            <text:p>0.999357837878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988610542" calcext:value-type="float">
            <text:p>0.9999886105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.384" calcext:value-type="float">
            <text:p>48.384</text:p>
          </table:table-cell>
          <table:table-cell office:value-type="float" office:value="0.132292810823" calcext:value-type="float">
            <text:p>0.132292810823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4421910089" calcext:value-type="float">
            <text:p>0.994421910089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7065213287" calcext:value-type="float">
            <text:p>0.997065213287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9480562214" calcext:value-type="float">
            <text:p>0.999480562214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0969132115571" calcext:value-type="float">
            <text:p>0.0969132115571</text:p>
          </table:table-cell>
          <table:table-cell office:value-type="float" office:value="32.64" calcext:value-type="float">
            <text:p>32.64</text:p>
          </table:table-cell>
          <table:table-cell office:value-type="float" office:value="0.181123318365" calcext:value-type="float">
            <text:p>0.181123318365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8319271248" calcext:value-type="float">
            <text:p>0.998319271248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9882077" calcext:value-type="float">
            <text:p>0.99998820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.896" calcext:value-type="float">
            <text:p>48.896</text:p>
          </table:table-cell>
          <table:table-cell office:value-type="float" office:value="0.113300624403" calcext:value-type="float">
            <text:p>0.113300624403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4404057821" calcext:value-type="float">
            <text:p>0.994404057821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705632856" calcext:value-type="float">
            <text:p>0.99705632856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9429426898" calcext:value-type="float">
            <text:p>0.999429426898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0959841336729" calcext:value-type="float">
            <text:p>0.0959841336729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148549466853" calcext:value-type="float">
            <text:p>0.148549466853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5401846832" calcext:value-type="float">
            <text:p>0.995401846832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987804857" calcext:value-type="float">
            <text:p>0.9999878048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.408" calcext:value-type="float">
            <text:p>49.408</text:p>
          </table:table-cell>
          <table:table-cell office:value-type="float" office:value="0.0995640625859" calcext:value-type="float">
            <text:p>0.0995640625859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4391412464" calcext:value-type="float">
            <text:p>0.994391412464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7045020727" calcext:value-type="float">
            <text:p>0.997045020727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371217528" calcext:value-type="float">
            <text:p>0.999371217528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0944069059441" calcext:value-type="float">
            <text:p>0.0944069059441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22206891078" calcext:value-type="float">
            <text:p>0.122206891078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88213775225" calcext:value-type="float">
            <text:p>0.988213775225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987475259" calcext:value-type="float">
            <text:p>0.9999874752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.92" calcext:value-type="float">
            <text:p>49.92</text:p>
          </table:table-cell>
          <table:table-cell office:value-type="float" office:value="0.0897967161264" calcext:value-type="float">
            <text:p>0.0897967161264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4373560196" calcext:value-type="float">
            <text:p>0.994373560196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702927053" calcext:value-type="float">
            <text:p>0.99702927053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9306742565" calcext:value-type="float">
            <text:p>0.999306742565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0931826704042" calcext:value-type="float">
            <text:p>0.0931826704042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0096384733" calcext:value-type="float">
            <text:p>0.10096384733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73403117318" calcext:value-type="float">
            <text:p>0.973403117318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987035794" calcext:value-type="float">
            <text:p>0.9999870357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.432" calcext:value-type="float">
            <text:p>50.432</text:p>
          </table:table-cell>
          <table:table-cell office:value-type="float" office:value="0.0827760875026" calcext:value-type="float">
            <text:p>0.0827760875026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4356451772" calcext:value-type="float">
            <text:p>0.994356451772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7011904928" calcext:value-type="float">
            <text:p>0.997011904928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243480298" calcext:value-type="float">
            <text:p>0.999243480298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0922764942624" calcext:value-type="float">
            <text:p>0.0922764942624</text:p>
          </table:table-cell>
          <table:table-cell office:value-type="float" office:value="34.56" calcext:value-type="float">
            <text:p>34.56</text:p>
          </table:table-cell>
          <table:table-cell office:value-type="float" office:value="0.0839963612275" calcext:value-type="float">
            <text:p>0.0839963612275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47812731599" calcext:value-type="float">
            <text:p>0.947812731599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986632951" calcext:value-type="float">
            <text:p>0.9999866329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.944" calcext:value-type="float">
            <text:p>50.944</text:p>
          </table:table-cell>
          <table:table-cell office:value-type="float" office:value="0.077535326091" calcext:value-type="float">
            <text:p>0.077535326091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4339343349" calcext:value-type="float">
            <text:p>0.994339343349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6980404534" calcext:value-type="float">
            <text:p>0.996980404534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917779264" calcext:value-type="float">
            <text:p>0.99917779264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0915858998553" calcext:value-type="float">
            <text:p>0.0915858998553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704807636538" calcext:value-type="float">
            <text:p>0.0704807636538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09988536925" calcext:value-type="float">
            <text:p>0.909988536925</text:p>
          </table:table-cell>
          <table:table-cell office:value-type="float" office:value="14.4" calcext:value-type="float">
            <text:p>14.4</text:p>
          </table:table-cell>
          <table:table-cell office:value-type="float" office:value="0.999986339975" calcext:value-type="float">
            <text:p>0.9999863399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.456" calcext:value-type="float">
            <text:p>51.456</text:p>
          </table:table-cell>
          <table:table-cell office:value-type="float" office:value="0.0733513376129" calcext:value-type="float">
            <text:p>0.0733513376129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4333392593" calcext:value-type="float">
            <text:p>0.994333392593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6925682695" calcext:value-type="float">
            <text:p>0.996925682695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9111498635" calcext:value-type="float">
            <text:p>0.999111498635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0910474951601" calcext:value-type="float">
            <text:p>0.0910474951601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597233678182" calcext:value-type="float">
            <text:p>0.0597233678182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860714775755" calcext:value-type="float">
            <text:p>0.860714775755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9985754022" calcext:value-type="float">
            <text:p>0.9999857540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.968" calcext:value-type="float">
            <text:p>51.968</text:p>
          </table:table-cell>
          <table:table-cell office:value-type="float" office:value="0.0696028406532" calcext:value-type="float">
            <text:p>0.0696028406532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4323722614" calcext:value-type="float">
            <text:p>0.994323722614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6777671228" calcext:value-type="float">
            <text:p>0.996777671228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9047023672" calcext:value-type="float">
            <text:p>0.999047023672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0906085145625" calcext:value-type="float">
            <text:p>0.0906085145625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512132192452" calcext:value-type="float">
            <text:p>0.0512132192452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802644114711" calcext:value-type="float">
            <text:p>0.802644114711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9985387802" calcext:value-type="float">
            <text:p>0.9999853878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.48" calcext:value-type="float">
            <text:p>52.48</text:p>
          </table:table-cell>
          <table:table-cell office:value-type="float" office:value="0.0662541635516" calcext:value-type="float">
            <text:p>0.0662541635516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4316284169" calcext:value-type="float">
            <text:p>0.994316284169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96358877528" calcext:value-type="float">
            <text:p>0.996358877528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89849741" calcext:value-type="float">
            <text:p>0.9989849741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0902270020703" calcext:value-type="float">
            <text:p>0.0902270020703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444221464484" calcext:value-type="float">
            <text:p>0.0444221464484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739033638444" calcext:value-type="float">
            <text:p>0.739033638444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985058203" calcext:value-type="float">
            <text:p>0.9999850582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.992" calcext:value-type="float">
            <text:p>52.992</text:p>
          </table:table-cell>
          <table:table-cell office:value-type="float" office:value="0.0633417211279" calcext:value-type="float">
            <text:p>0.0633417211279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4306614191" calcext:value-type="float">
            <text:p>0.994306614191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95223853714" calcext:value-type="float">
            <text:p>0.995223853714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8922722412" calcext:value-type="float">
            <text:p>0.998922722412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0898984384065" calcext:value-type="float">
            <text:p>0.0898984384065</text:p>
          </table:table-cell>
          <table:table-cell office:value-type="float" office:value="37.12" calcext:value-type="float">
            <text:p>37.12</text:p>
          </table:table-cell>
          <table:table-cell office:value-type="float" office:value="0.0390014744355" calcext:value-type="float">
            <text:p>0.0390014744355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673503338687" calcext:value-type="float">
            <text:p>0.673503338687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9984801849" calcext:value-type="float">
            <text:p>0.9999848018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3.504" calcext:value-type="float">
            <text:p>53.504</text:p>
          </table:table-cell>
          <table:table-cell office:value-type="float" office:value="0.0608632839033" calcext:value-type="float">
            <text:p>0.0608632839033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4300663435" calcext:value-type="float">
            <text:p>0.994300663435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92490790678" calcext:value-type="float">
            <text:p>0.992490790678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8862896114" calcext:value-type="float">
            <text:p>0.998862896114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0896023036099" calcext:value-type="float">
            <text:p>0.0896023036099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346629709112" calcext:value-type="float">
            <text:p>0.0346629709112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609080613916" calcext:value-type="float">
            <text:p>0.609080613916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984362384" calcext:value-type="float">
            <text:p>0.9999843623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.016" calcext:value-type="float">
            <text:p>54.016</text:p>
          </table:table-cell>
          <table:table-cell office:value-type="float" office:value="0.0587274432486" calcext:value-type="float">
            <text:p>0.0587274432486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4299175746" calcext:value-type="float">
            <text:p>0.994299175746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86299347841" calcext:value-type="float">
            <text:p>0.986299347841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881075022" calcext:value-type="float">
            <text:p>0.99881075022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0893194212882" calcext:value-type="float">
            <text:p>0.0893194212882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311801894482" calcext:value-type="float">
            <text:p>0.0311801894482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54820378384" calcext:value-type="float">
            <text:p>0.54820378384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9984215896" calcext:value-type="float">
            <text:p>0.9999842158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.528" calcext:value-type="float">
            <text:p>54.528</text:p>
          </table:table-cell>
          <table:table-cell office:value-type="float" office:value="0.0569111612166" calcext:value-type="float">
            <text:p>0.0569111612166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4293968834" calcext:value-type="float">
            <text:p>0.994293968834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973403773061" calcext:value-type="float">
            <text:p>0.973403773061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8764869917" calcext:value-type="float">
            <text:p>0.998764869917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0890556542875" calcext:value-type="float">
            <text:p>0.0890556542875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283581870854" calcext:value-type="float">
            <text:p>0.0283581870854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492373972434" calcext:value-type="float">
            <text:p>0.492373972434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9983593321" calcext:value-type="float">
            <text:p>0.9999835933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.04" calcext:value-type="float">
            <text:p>55.04</text:p>
          </table:table-cell>
          <table:table-cell office:value-type="float" office:value="0.0553245154971" calcext:value-type="float">
            <text:p>0.0553245154971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4290993456" calcext:value-type="float">
            <text:p>0.994290993456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948400941054" calcext:value-type="float">
            <text:p>0.948400941054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8724244627" calcext:value-type="float">
            <text:p>0.998724244627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0888064222593" calcext:value-type="float">
            <text:p>0.0888064222593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26030288507" calcext:value-type="float">
            <text:p>0.026030288507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44225702798" calcext:value-type="float">
            <text:p>0.44225702798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9983336967" calcext:value-type="float">
            <text:p>0.9999833369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.552" calcext:value-type="float">
            <text:p>55.552</text:p>
          </table:table-cell>
          <table:table-cell office:value-type="float" office:value="0.0539058238444" calcext:value-type="float">
            <text:p>0.0539058238444</text:p>
          </table:table-cell>
          <table:table-cell office:value-type="float" office:value="22.4" calcext:value-type="float">
            <text:p>22.4</text:p>
          </table:table-cell>
          <table:table-cell office:value-type="float" office:value="0.994289505767" calcext:value-type="float">
            <text:p>0.994289505767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904250715675" calcext:value-type="float">
            <text:p>0.904250715675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8688065887" calcext:value-type="float">
            <text:p>0.998688065887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0885608545098" calcext:value-type="float">
            <text:p>0.0885608545098</text:p>
          </table:table-cell>
          <table:table-cell office:value-type="float" office:value="39.68" calcext:value-type="float">
            <text:p>39.68</text:p>
          </table:table-cell>
          <table:table-cell office:value-type="float" office:value="0.0241160866101" calcext:value-type="float">
            <text:p>0.0241160866101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398424383607" calcext:value-type="float">
            <text:p>0.398424383607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9982897502" calcext:value-type="float">
            <text:p>0.9999828975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.064" calcext:value-type="float">
            <text:p>56.064</text:p>
          </table:table-cell>
          <table:table-cell office:value-type="float" office:value="0.0526610315352" calcext:value-type="float">
            <text:p>0.0526610315352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4288018078" calcext:value-type="float">
            <text:p>0.994288018078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837563371826" calcext:value-type="float">
            <text:p>0.837563371826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8617325332" calcext:value-type="float">
            <text:p>0.998617325332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0883209663925" calcext:value-type="float">
            <text:p>0.0883209663925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225269321058" calcext:value-type="float">
            <text:p>0.0225269321058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360518550398" calcext:value-type="float">
            <text:p>0.360518550398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9982421416" calcext:value-type="float">
            <text:p>0.9999824214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.576" calcext:value-type="float">
            <text:p>56.576</text:p>
          </table:table-cell>
          <table:table-cell office:value-type="float" office:value="0.0515121068128" calcext:value-type="float">
            <text:p>0.0515121068128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4286530389" calcext:value-type="float">
            <text:p>0.994286530389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752000022616" calcext:value-type="float">
            <text:p>0.752000022616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8563158279" calcext:value-type="float">
            <text:p>0.998563158279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0880801011341" calcext:value-type="float">
            <text:p>0.0880801011341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211971317193" calcext:value-type="float">
            <text:p>0.0211971317193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328249510205" calcext:value-type="float">
            <text:p>0.328249510205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9981981951" calcext:value-type="float">
            <text:p>0.9999819819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.088" calcext:value-type="float">
            <text:p>57.088</text:p>
          </table:table-cell>
          <table:table-cell office:value-type="float" office:value="0.050482830784" calcext:value-type="float">
            <text:p>0.050482830784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4283555011" calcext:value-type="float">
            <text:p>0.994283555011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647894451064" calcext:value-type="float">
            <text:p>0.647894451064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8515863165" calcext:value-type="float">
            <text:p>0.998515863165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0878425947979" calcext:value-type="float">
            <text:p>0.0878425947979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200677080312" calcext:value-type="float">
            <text:p>0.0200677080312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30101050201" calcext:value-type="float">
            <text:p>0.30101050201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9981688975" calcext:value-type="float">
            <text:p>0.9999816889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0.0494669316278" calcext:value-type="float">
            <text:p>0.0494669316278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4282067322" calcext:value-type="float">
            <text:p>0.994282067322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529145638639" calcext:value-type="float">
            <text:p>0.529145638639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8474429412" calcext:value-type="float">
            <text:p>0.998474429412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0876003248994" calcext:value-type="float">
            <text:p>0.0876003248994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191121639401" calcext:value-type="float">
            <text:p>0.0191121639401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278170456281" calcext:value-type="float">
            <text:p>0.278170456281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9981286132" calcext:value-type="float">
            <text:p>0.9999812861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.112" calcext:value-type="float">
            <text:p>58.112</text:p>
          </table:table-cell>
          <table:table-cell office:value-type="float" office:value="0.048509742079" calcext:value-type="float">
            <text:p>0.048509742079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4277604255" calcext:value-type="float">
            <text:p>0.994277604255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422526699108" calcext:value-type="float">
            <text:p>0.422526699108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8445526842" calcext:value-type="float">
            <text:p>0.998445526842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087354573936" calcext:value-type="float">
            <text:p>0.087354573936</text:p>
          </table:table-cell>
          <table:table-cell office:value-type="float" office:value="42.24" calcext:value-type="float">
            <text:p>42.24</text:p>
          </table:table-cell>
          <table:table-cell office:value-type="float" office:value="0.0182900211549" calcext:value-type="float">
            <text:p>0.0182900211549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259155706724" calcext:value-type="float">
            <text:p>0.259155706724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9981103022" calcext:value-type="float">
            <text:p>0.9999811030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.624" calcext:value-type="float">
            <text:p>58.624</text:p>
          </table:table-cell>
          <table:table-cell office:value-type="float" office:value="0.0476075463397" calcext:value-type="float">
            <text:p>0.0476075463397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4270909655" calcext:value-type="float">
            <text:p>0.994270909655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343918475365" calcext:value-type="float">
            <text:p>0.343918475365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8416220041" calcext:value-type="float">
            <text:p>0.998416220041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0871148690326" calcext:value-type="float">
            <text:p>0.0871148690326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175766752243" calcext:value-type="float">
            <text:p>0.0175766752243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243312815581" calcext:value-type="float">
            <text:p>0.243312815581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9980663557" calcext:value-type="float">
            <text:p>0.9999806635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.136" calcext:value-type="float">
            <text:p>59.136</text:p>
          </table:table-cell>
          <table:table-cell office:value-type="float" office:value="0.0465879313856" calcext:value-type="float">
            <text:p>0.0465879313856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4160820669" calcext:value-type="float">
            <text:p>0.994160820669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287275112932" calcext:value-type="float">
            <text:p>0.287275112932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8390147094" calcext:value-type="float">
            <text:p>0.998390147094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0868749809152" calcext:value-type="float">
            <text:p>0.0868749809152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169558859892" calcext:value-type="float">
            <text:p>0.0169558859892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230163007625" calcext:value-type="float">
            <text:p>0.230163007625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9979894494" calcext:value-type="float">
            <text:p>0.9999798944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.648" calcext:value-type="float">
            <text:p>59.648</text:p>
          </table:table-cell>
          <table:table-cell office:value-type="float" office:value="0.0454085371201" calcext:value-type="float">
            <text:p>0.0454085371201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4084204685" calcext:value-type="float">
            <text:p>0.994084204685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243634143923" calcext:value-type="float">
            <text:p>0.243634143923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8368924927" calcext:value-type="float">
            <text:p>0.998368924927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086638818148" calcext:value-type="float">
            <text:p>0.086638818148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163868088393" calcext:value-type="float">
            <text:p>0.0163868088393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219294831966" calcext:value-type="float">
            <text:p>0.219294831966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9979235297" calcext:value-type="float">
            <text:p>0.9999792352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.16" calcext:value-type="float">
            <text:p>60.16</text:p>
          </table:table-cell>
          <table:table-cell office:value-type="float" office:value="0.0438070282089" calcext:value-type="float">
            <text:p>0.0438070282089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4067096262" calcext:value-type="float">
            <text:p>0.994067096262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208296961484" calcext:value-type="float">
            <text:p>0.208296961484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8350128152" calcext:value-type="float">
            <text:p>0.998350128152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0864067471587" calcext:value-type="float">
            <text:p>0.0864067471587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158492962089" calcext:value-type="float">
            <text:p>0.0158492962089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210232588551" calcext:value-type="float">
            <text:p>0.210232588551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9978685966" calcext:value-type="float">
            <text:p>0.9999786859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.672" calcext:value-type="float">
            <text:p>60.672</text:p>
          </table:table-cell>
          <table:table-cell office:value-type="float" office:value="0.04189487859" calcext:value-type="float">
            <text:p>0.04189487859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3879647447" calcext:value-type="float">
            <text:p>0.993879647447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180054838955" calcext:value-type="float">
            <text:p>0.180054838955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8333958882" calcext:value-type="float">
            <text:p>0.998333958882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0861667368987" calcext:value-type="float">
            <text:p>0.0861667368987</text:p>
          </table:table-cell>
          <table:table-cell office:value-type="float" office:value="44.8" calcext:value-type="float">
            <text:p>44.8</text:p>
          </table:table-cell>
          <table:table-cell office:value-type="float" office:value="0.0152856527964" calcext:value-type="float">
            <text:p>0.0152856527964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202715656426" calcext:value-type="float">
            <text:p>0.202715656426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9978026769" calcext:value-type="float">
            <text:p>0.9999780267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.184" calcext:value-type="float">
            <text:p>61.184</text:p>
          </table:table-cell>
          <table:table-cell office:value-type="float" office:value="0.0397233662751" calcext:value-type="float">
            <text:p>0.0397233662751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3183408995" calcext:value-type="float">
            <text:p>0.993183408995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158423962592" calcext:value-type="float">
            <text:p>0.158423962592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8319608655" calcext:value-type="float">
            <text:p>0.998319608655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0859292305625" calcext:value-type="float">
            <text:p>0.0859292305625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146510044783" calcext:value-type="float">
            <text:p>0.0146510044783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196398188401" calcext:value-type="float">
            <text:p>0.196398188401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9977221084" calcext:value-type="float">
            <text:p>0.9999772210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.696" calcext:value-type="float">
            <text:p>61.696</text:p>
          </table:table-cell>
          <table:table-cell office:value-type="float" office:value="0.0374983464699" calcext:value-type="float">
            <text:p>0.0374983464699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2783964498" calcext:value-type="float">
            <text:p>0.992783964498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142149768624" calcext:value-type="float">
            <text:p>0.142149768624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830909863" calcext:value-type="float">
            <text:p>0.99830909863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085676822826" calcext:value-type="float">
            <text:p>0.085676822826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138963865646" calcext:value-type="float">
            <text:p>0.0138963865646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191055806638" calcext:value-type="float">
            <text:p>0.191055806638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9976452021" calcext:value-type="float">
            <text:p>0.9999764520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.208" calcext:value-type="float">
            <text:p>62.208</text:p>
          </table:table-cell>
          <table:table-cell office:value-type="float" office:value="0.0352339392066" calcext:value-type="float">
            <text:p>0.0352339392066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2604697973" calcext:value-type="float">
            <text:p>0.992604697973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129738613365" calcext:value-type="float">
            <text:p>0.129738613365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8296163214" calcext:value-type="float">
            <text:p>0.998296163214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0853171127926" calcext:value-type="float">
            <text:p>0.0853171127926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130344981272" calcext:value-type="float">
            <text:p>0.0130344981272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186569604429" calcext:value-type="float">
            <text:p>0.186569604429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997535336" calcext:value-type="float">
            <text:p>0.999975353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.72" calcext:value-type="float">
            <text:p>62.72</text:p>
          </table:table-cell>
          <table:table-cell office:value-type="float" office:value="0.033391646589" calcext:value-type="float">
            <text:p>0.033391646589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2464855207" calcext:value-type="float">
            <text:p>0.992464855207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119992674139" calcext:value-type="float">
            <text:p>0.119992674139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8286057421" calcext:value-type="float">
            <text:p>0.998286057421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0845439499704" calcext:value-type="float">
            <text:p>0.0845439499704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120808466862" calcext:value-type="float">
            <text:p>0.0120808466862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182715899511" calcext:value-type="float">
            <text:p>0.182715899511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99739251" calcext:value-type="float">
            <text:p>0.99997392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.232" calcext:value-type="float">
            <text:p>63.232</text:p>
          </table:table-cell>
          <table:table-cell office:value-type="float" office:value="0.0316764342608" calcext:value-type="float">
            <text:p>0.0316764342608</text:p>
          </table:table-cell>
          <table:table-cell office:value-type="float" office:value="26.24" calcext:value-type="float">
            <text:p>26.24</text:p>
          </table:table-cell>
          <table:table-cell office:value-type="float" office:value="0.992304184795" calcext:value-type="float">
            <text:p>0.992304184795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112613101054" calcext:value-type="float">
            <text:p>0.112613101054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828120664" calcext:value-type="float">
            <text:p>0.99828120664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0829013759367" calcext:value-type="float">
            <text:p>0.0829013759367</text:p>
          </table:table-cell>
          <table:table-cell office:value-type="float" office:value="47.36" calcext:value-type="float">
            <text:p>47.36</text:p>
          </table:table-cell>
          <table:table-cell office:value-type="float" office:value="0.0110847632508" calcext:value-type="float">
            <text:p>0.0110847632508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179434506346" calcext:value-type="float">
            <text:p>0.179434506346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9972936304" calcext:value-type="float">
            <text:p>0.9999729363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.744" calcext:value-type="float">
            <text:p>63.744</text:p>
          </table:table-cell>
          <table:table-cell office:value-type="float" office:value="0.0289698470429" calcext:value-type="float">
            <text:p>0.0289698470429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92113760603" calcext:value-type="float">
            <text:p>0.992113760603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106871144609" calcext:value-type="float">
            <text:p>0.106871144609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8275143164" calcext:value-type="float">
            <text:p>0.998275143164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0802671869943" calcext:value-type="float">
            <text:p>0.0802671869943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100698754209" calcext:value-type="float">
            <text:p>0.0100698754209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176561671945" calcext:value-type="float">
            <text:p>0.176561671945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9971617911" calcext:value-type="float">
            <text:p>0.9999716179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.256" calcext:value-type="float">
            <text:p>64.256</text:p>
          </table:table-cell>
          <table:table-cell office:value-type="float" office:value="0.0267619199082" calcext:value-type="float">
            <text:p>0.0267619199082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91905484142" calcext:value-type="float">
            <text:p>0.991905484142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102304597099" calcext:value-type="float">
            <text:p>0.102304597099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8268877572" calcext:value-type="float">
            <text:p>0.998268877572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0770947154993" calcext:value-type="float">
            <text:p>0.0770947154993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908777317504" calcext:value-type="float">
            <text:p>0.00908777317504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174053062558" calcext:value-type="float">
            <text:p>0.174053062558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9970226273" calcext:value-type="float">
            <text:p>0.9999702262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.768" calcext:value-type="float">
            <text:p>64.768</text:p>
          </table:table-cell>
          <table:table-cell office:value-type="float" office:value="0.0256033341112" calcext:value-type="float">
            <text:p>0.0256033341112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91692000771" calcext:value-type="float">
            <text:p>0.991692000771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0984932513435" calcext:value-type="float">
            <text:p>0.0984932513435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8261803516" calcext:value-type="float">
            <text:p>0.998261803516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0740600819577" calcext:value-type="float">
            <text:p>0.0740600819577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816825048919" calcext:value-type="float">
            <text:p>0.00816825048919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171856217188" calcext:value-type="float">
            <text:p>0.171856217188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9968981123" calcext:value-type="float">
            <text:p>0.9999689811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.28" calcext:value-type="float">
            <text:p>65.28</text:p>
          </table:table-cell>
          <table:table-cell office:value-type="float" office:value="0.0248185575867" calcext:value-type="float">
            <text:p>0.0248185575867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91406364482" calcext:value-type="float">
            <text:p>0.991406364482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0953244328566" calcext:value-type="float">
            <text:p>0.0953244328566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8257559083" calcext:value-type="float">
            <text:p>0.998257559083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0715102324985" calcext:value-type="float">
            <text:p>0.0715102324985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735032037682" calcext:value-type="float">
            <text:p>0.00735032037682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169914464781" calcext:value-type="float">
            <text:p>0.169914464781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9967479619" calcext:value-type="float">
            <text:p>0.9999674796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6.048" calcext:value-type="float">
            <text:p>66.048</text:p>
          </table:table-cell>
          <table:table-cell office:value-type="float" office:value="0.0232995393897" calcext:value-type="float">
            <text:p>0.0232995393897</text:p>
          </table:table-cell>
          <table:table-cell office:value-type="float" office:value="27.52" calcext:value-type="float">
            <text:p>27.52</text:p>
          </table:table-cell>
          <table:table-cell office:value-type="float" office:value="0.991003200763" calcext:value-type="float">
            <text:p>0.991003200763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0925372537593" calcext:value-type="float">
            <text:p>0.0925372537593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8253112534" calcext:value-type="float">
            <text:p>0.998253112534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0695372015903" calcext:value-type="float">
            <text:p>0.0695372015903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661792583864" calcext:value-type="float">
            <text:p>0.00661792583864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168167949282" calcext:value-type="float">
            <text:p>0.168167949282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9965135808" calcext:value-type="float">
            <text:p>0.9999651358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7.072" calcext:value-type="float">
            <text:p>67.072</text:p>
          </table:table-cell>
          <table:table-cell office:value-type="float" office:value="0.0218749024603" calcext:value-type="float">
            <text:p>0.0218749024603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990430440497" calcext:value-type="float">
            <text:p>0.990430440497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0900422610094" calcext:value-type="float">
            <text:p>0.0900422610094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8247049058" calcext:value-type="float">
            <text:p>0.998247049058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0681201028441" calcext:value-type="float">
            <text:p>0.0681201028441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599420604854" calcext:value-type="float">
            <text:p>0.00599420604854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166584417979" calcext:value-type="float">
            <text:p>0.166584417979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9963158217" calcext:value-type="float">
            <text:p>0.9999631582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8.096" calcext:value-type="float">
            <text:p>68.096</text:p>
          </table:table-cell>
          <table:table-cell office:value-type="float" office:value="0.0212796316307" calcext:value-type="float">
            <text:p>0.0212796316307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989452284979" calcext:value-type="float">
            <text:p>0.989452284979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0877750403397" calcext:value-type="float">
            <text:p>0.0877750403397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824300674" calcext:value-type="float">
            <text:p>0.99824300674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0670848830179" calcext:value-type="float">
            <text:p>0.0670848830179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546255452817" calcext:value-type="float">
            <text:p>0.00546255452817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165176537656" calcext:value-type="float">
            <text:p>0.165176537656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9960777784" calcext:value-type="float">
            <text:p>0.9999607777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9.12" calcext:value-type="float">
            <text:p>69.12</text:p>
          </table:table-cell>
          <table:table-cell office:value-type="float" office:value="0.0209652751251" calcext:value-type="float">
            <text:p>0.0209652751251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986249290558" calcext:value-type="float">
            <text:p>0.986249290558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0856683505243" calcext:value-type="float">
            <text:p>0.0856683505243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8239772886" calcext:value-type="float">
            <text:p>0.998239772886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0663359044356" calcext:value-type="float">
            <text:p>0.0663359044356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50106385252" calcext:value-type="float">
            <text:p>0.0050106385252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163876434843" calcext:value-type="float">
            <text:p>0.163876434843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9958104374" calcext:value-type="float">
            <text:p>0.9999581043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.144" calcext:value-type="float">
            <text:p>70.144</text:p>
          </table:table-cell>
          <table:table-cell office:value-type="float" office:value="0.020806982133" calcext:value-type="float">
            <text:p>0.020806982133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977122318534" calcext:value-type="float">
            <text:p>0.977122318534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0836036612343" calcext:value-type="float">
            <text:p>0.0836036612343</text:p>
          </table:table-cell>
          <table:table-cell office:value-type="float" office:value="22.4" calcext:value-type="float">
            <text:p>22.4</text:p>
          </table:table-cell>
          <table:table-cell office:value-type="float" office:value="0.998235730569" calcext:value-type="float">
            <text:p>0.998235730569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0657862015475" calcext:value-type="float">
            <text:p>0.0657862015475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462325578556" calcext:value-type="float">
            <text:p>0.00462325578556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162664084302" calcext:value-type="float">
            <text:p>0.162664084302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9955064744" calcext:value-type="float">
            <text:p>0.9999550647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1.168" calcext:value-type="float">
            <text:p>71.168</text:p>
          </table:table-cell>
          <table:table-cell office:value-type="float" office:value="0.0206813881627" calcext:value-type="float">
            <text:p>0.0206813881627</text:p>
          </table:table-cell>
          <table:table-cell office:value-type="float" office:value="28.8" calcext:value-type="float">
            <text:p>28.8</text:p>
          </table:table-cell>
          <table:table-cell office:value-type="float" office:value="0.962220137805" calcext:value-type="float">
            <text:p>0.962220137805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0816126747893" calcext:value-type="float">
            <text:p>0.0816126747893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8231688252" calcext:value-type="float">
            <text:p>0.998231688252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0653474652352" calcext:value-type="float">
            <text:p>0.0653474652352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43030315981" calcext:value-type="float">
            <text:p>0.0043030315981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161499069467" calcext:value-type="float">
            <text:p>0.161499069467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9950596853" calcext:value-type="float">
            <text:p>0.9999505968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2.192" calcext:value-type="float">
            <text:p>72.192</text:p>
          </table:table-cell>
          <table:table-cell office:value-type="float" office:value="0.0205914658526" calcext:value-type="float">
            <text:p>0.0205914658526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943640389864" calcext:value-type="float">
            <text:p>0.943640389864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07967883329" calcext:value-type="float">
            <text:p>0.07967883329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8227241702" calcext:value-type="float">
            <text:p>0.998227241702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0649280274577" calcext:value-type="float">
            <text:p>0.0649280274577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404056376552" calcext:value-type="float">
            <text:p>0.00404056376552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160334567161" calcext:value-type="float">
            <text:p>0.160334567161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9945213412" calcext:value-type="float">
            <text:p>0.9999452134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3.216" calcext:value-type="float">
            <text:p>73.216</text:p>
          </table:table-cell>
          <table:table-cell office:value-type="float" office:value="0.0205223520109" calcext:value-type="float">
            <text:p>0.0205223520109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913374844815" calcext:value-type="float">
            <text:p>0.913374844815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0777350974362" calcext:value-type="float">
            <text:p>0.0777350974362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8222593037" calcext:value-type="float">
            <text:p>0.998222593037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0642845801042" calcext:value-type="float">
            <text:p>0.0642845801042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381973423529" calcext:value-type="float">
            <text:p>0.00381973423529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159134334268" calcext:value-type="float">
            <text:p>0.159134334268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9938108734" calcext:value-type="float">
            <text:p>0.9999381087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.24" calcext:value-type="float">
            <text:p>74.24</text:p>
          </table:table-cell>
          <table:table-cell office:value-type="float" office:value="0.0204569539672" calcext:value-type="float">
            <text:p>0.0204569539672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842513986136" calcext:value-type="float">
            <text:p>0.842513986136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0758065060025" calcext:value-type="float">
            <text:p>0.0758065060025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8217135909" calcext:value-type="float">
            <text:p>0.998217135909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0629702643777" calcext:value-type="float">
            <text:p>0.0629702643777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363205660855" calcext:value-type="float">
            <text:p>0.00363205660855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157870547789" calcext:value-type="float">
            <text:p>0.157870547789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9930784324" calcext:value-type="float">
            <text:p>0.9999307843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5.264" calcext:value-type="float">
            <text:p>75.264</text:p>
          </table:table-cell>
          <table:table-cell office:value-type="float" office:value="0.0203922990831" calcext:value-type="float">
            <text:p>0.0203922990831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706829310746" calcext:value-type="float">
            <text:p>0.706829310746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0738845781138" calcext:value-type="float">
            <text:p>0.0738845781138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8207838579" calcext:value-type="float">
            <text:p>0.998207838579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606913883342" calcext:value-type="float">
            <text:p>0.0606913883342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347942353541" calcext:value-type="float">
            <text:p>0.00347942353541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156554336925" calcext:value-type="float">
            <text:p>0.156554336925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9921482323" calcext:value-type="float">
            <text:p>0.9999214823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6.288" calcext:value-type="float">
            <text:p>76.288</text:p>
          </table:table-cell>
          <table:table-cell office:value-type="float" office:value="0.020336562114" calcext:value-type="float">
            <text:p>0.020336562114</text:p>
          </table:table-cell>
          <table:table-cell office:value-type="float" office:value="30.08" calcext:value-type="float">
            <text:p>30.08</text:p>
          </table:table-cell>
          <table:table-cell office:value-type="float" office:value="0.548442501192" calcext:value-type="float">
            <text:p>0.548442501192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0719499289121" calcext:value-type="float">
            <text:p>0.0719499289121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8198945481" calcext:value-type="float">
            <text:p>0.998198945481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576916875836" calcext:value-type="float">
            <text:p>0.0576916875836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335554653324" calcext:value-type="float">
            <text:p>0.00335554653324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155190204606" calcext:value-type="float">
            <text:p>0.155190204606</text:p>
          </table:table-cell>
          <table:table-cell office:value-type="float" office:value="22.4" calcext:value-type="float">
            <text:p>22.4</text:p>
          </table:table-cell>
          <table:table-cell office:value-type="float" office:value="0.999908408251" calcext:value-type="float">
            <text:p>0.9999084082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7.312" calcext:value-type="float">
            <text:p>77.312</text:p>
          </table:table-cell>
          <table:table-cell office:value-type="float" office:value="0.0202785956662" calcext:value-type="float">
            <text:p>0.0202785956662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431510889512" calcext:value-type="float">
            <text:p>0.431510889512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0699229997098" calcext:value-type="float">
            <text:p>0.0699229997098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8189041803" calcext:value-type="float">
            <text:p>0.998189041803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545736916998" calcext:value-type="float">
            <text:p>0.0545736916998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325664030185" calcext:value-type="float">
            <text:p>0.00325664030185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153786095032" calcext:value-type="float">
            <text:p>0.153786095032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9893503076" calcext:value-type="float">
            <text:p>0.9998935030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8.336" calcext:value-type="float">
            <text:p>78.336</text:p>
          </table:table-cell>
          <table:table-cell office:value-type="float" office:value="0.0202198860588" calcext:value-type="float">
            <text:p>0.0202198860588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36685890088" calcext:value-type="float">
            <text:p>0.36685890088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067812473308" calcext:value-type="float">
            <text:p>0.067812473308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817206407" calcext:value-type="float">
            <text:p>0.99817206407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51816688347" calcext:value-type="float">
            <text:p>0.051816688347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317189841964" calcext:value-type="float">
            <text:p>0.00317189841964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152419473287" calcext:value-type="float">
            <text:p>0.152419473287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9872848239" calcext:value-type="float">
            <text:p>0.9998728482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.36" calcext:value-type="float">
            <text:p>79.36</text:p>
          </table:table-cell>
          <table:table-cell office:value-type="float" office:value="0.0201403679829" calcext:value-type="float">
            <text:p>0.0201403679829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331690676727" calcext:value-type="float">
            <text:p>0.331690676727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0655432333822" calcext:value-type="float">
            <text:p>0.0655432333822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8152863062" calcext:value-type="float">
            <text:p>0.998152863062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496288085598" calcext:value-type="float">
            <text:p>0.0496288085598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309845138484" calcext:value-type="float">
            <text:p>0.00309845138484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151088875003" calcext:value-type="float">
            <text:p>0.151088875003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9848897418" calcext:value-type="float">
            <text:p>0.9998488974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0.384" calcext:value-type="float">
            <text:p>80.384</text:p>
          </table:table-cell>
          <table:table-cell office:value-type="float" office:value="0.0200236919277" calcext:value-type="float">
            <text:p>0.0200236919277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30768904622" calcext:value-type="float">
            <text:p>0.30768904622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0630997316611" calcext:value-type="float">
            <text:p>0.0630997316611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8130428201" calcext:value-type="float">
            <text:p>0.998130428201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479866009539" calcext:value-type="float">
            <text:p>0.0479866009539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303825290079" calcext:value-type="float">
            <text:p>0.00303825290079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149825234962" calcext:value-type="float">
            <text:p>0.149825234962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9815241753" calcext:value-type="float">
            <text:p>0.9998152417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1.408" calcext:value-type="float">
            <text:p>81.408</text:p>
          </table:table-cell>
          <table:table-cell office:value-type="float" office:value="0.019907759032" calcext:value-type="float">
            <text:p>0.019907759032</text:p>
          </table:table-cell>
          <table:table-cell office:value-type="float" office:value="31.36" calcext:value-type="float">
            <text:p>31.36</text:p>
          </table:table-cell>
          <table:table-cell office:value-type="float" office:value="0.287460195021" calcext:value-type="float">
            <text:p>0.287460195021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0604646025428" calcext:value-type="float">
            <text:p>0.0604646025428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8096068503" calcext:value-type="float">
            <text:p>0.998096068503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468024281954" calcext:value-type="float">
            <text:p>0.0468024281954</text:p>
          </table:table-cell>
          <table:table-cell office:value-type="float" office:value="57.6" calcext:value-type="float">
            <text:p>57.6</text:p>
          </table:table-cell>
          <table:table-cell office:value-type="float" office:value="0.00298495343165" calcext:value-type="float">
            <text:p>0.00298495343165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14865267863" calcext:value-type="float">
            <text:p>0.14865267863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767742953" calcext:value-type="float">
            <text:p>0.9997677429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2.432" calcext:value-type="float">
            <text:p>82.432</text:p>
          </table:table-cell>
          <table:table-cell office:value-type="float" office:value="0.0198200662007" calcext:value-type="float">
            <text:p>0.0198200662007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26946882808" calcext:value-type="float">
            <text:p>0.26946882808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057676615743" calcext:value-type="float">
            <text:p>0.057676615743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8044731072" calcext:value-type="float">
            <text:p>0.998044731072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459456587457" calcext:value-type="float">
            <text:p>0.0459456587457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293934666939" calcext:value-type="float">
            <text:p>0.00293934666939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146593996412" calcext:value-type="float">
            <text:p>0.146593996412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9699809049" calcext:value-type="float">
            <text:p>0.9996998090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.456" calcext:value-type="float">
            <text:p>83.456</text:p>
          </table:table-cell>
          <table:table-cell office:value-type="float" office:value="0.0197851377" calcext:value-type="float">
            <text:p>0.0197851377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252868450356" calcext:value-type="float">
            <text:p>0.252868450356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0547626273671" calcext:value-type="float">
            <text:p>0.0547626273671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7953172582" calcext:value-type="float">
            <text:p>0.997953172582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45315036368" calcext:value-type="float">
            <text:p>0.045315036368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289770836704" calcext:value-type="float">
            <text:p>0.00289770836704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144912205993" calcext:value-type="float">
            <text:p>0.144912205993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9593531857" calcext:value-type="float">
            <text:p>0.9995935318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4.48" calcext:value-type="float">
            <text:p>84.48</text:p>
          </table:table-cell>
          <table:table-cell office:value-type="float" office:value="0.0197583839549" calcext:value-type="float">
            <text:p>0.0197583839549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233605109319" calcext:value-type="float">
            <text:p>0.233605109319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0518381388598" calcext:value-type="float">
            <text:p>0.0518381388598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7793703161" calcext:value-type="float">
            <text:p>0.997793703161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44829946929" calcext:value-type="float">
            <text:p>0.044829946929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286327434574" calcext:value-type="float">
            <text:p>0.00286327434574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143561106553" calcext:value-type="float">
            <text:p>0.143561106553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9417892501" calcext:value-type="float">
            <text:p>0.9994178925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5.504" calcext:value-type="float">
            <text:p>85.504</text:p>
          </table:table-cell>
          <table:table-cell office:value-type="float" office:value="0.0197301438906" calcext:value-type="float">
            <text:p>0.0197301438906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05673748314" calcext:value-type="float">
            <text:p>0.205673748314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0489974494777" calcext:value-type="float">
            <text:p>0.0489974494777</text:p>
          </table:table-cell>
          <table:table-cell office:value-type="float" office:value="26.24" calcext:value-type="float">
            <text:p>26.24</text:p>
          </table:table-cell>
          <table:table-cell office:value-type="float" office:value="0.997512559985" calcext:value-type="float">
            <text:p>0.997512559985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444607708421" calcext:value-type="float">
            <text:p>0.0444607708421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28289624309" calcext:value-type="float">
            <text:p>0.0028289624309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142487431693" calcext:value-type="float">
            <text:p>0.142487431693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9116566267" calcext:value-type="float">
            <text:p>0.9991165662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6.528" calcext:value-type="float">
            <text:p>86.528</text:p>
          </table:table-cell>
          <table:table-cell office:value-type="float" office:value="0.0197033901454" calcext:value-type="float">
            <text:p>0.0197033901454</text:p>
          </table:table-cell>
          <table:table-cell office:value-type="float" office:value="32.64" calcext:value-type="float">
            <text:p>32.64</text:p>
          </table:table-cell>
          <table:table-cell office:value-type="float" office:value="0.172124873639" calcext:value-type="float">
            <text:p>0.172124873639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04629386758" calcext:value-type="float">
            <text:p>0.04629386758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97051129454" calcext:value-type="float">
            <text:p>0.997051129454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441512003567" calcext:value-type="float">
            <text:p>0.0441512003567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279935161471" calcext:value-type="float">
            <text:p>0.00279935161471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141600646841" calcext:value-type="float">
            <text:p>0.141600646841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8584997198" calcext:value-type="float">
            <text:p>0.9985849971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.552" calcext:value-type="float">
            <text:p>87.552</text:p>
          </table:table-cell>
          <table:table-cell office:value-type="float" office:value="0.0196758932407" calcext:value-type="float">
            <text:p>0.0196758932407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123107008726" calcext:value-type="float">
            <text:p>0.123107008726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0438237116793" calcext:value-type="float">
            <text:p>0.0438237116793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96302492271" calcext:value-type="float">
            <text:p>0.996302492271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43883158364" calcext:value-type="float">
            <text:p>0.043883158364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277254924706" calcext:value-type="float">
            <text:p>0.00277254924706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140861982846" calcext:value-type="float">
            <text:p>0.140861982846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7657397272" calcext:value-type="float">
            <text:p>0.9976573972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.576" calcext:value-type="float">
            <text:p>88.576</text:p>
          </table:table-cell>
          <table:table-cell office:value-type="float" office:value="0.0196580574106" calcext:value-type="float">
            <text:p>0.0196580574106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01936450389" calcext:value-type="float">
            <text:p>0.101936450389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0402304455751" calcext:value-type="float">
            <text:p>0.0402304455751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95209449645" calcext:value-type="float">
            <text:p>0.995209449645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43642354177" calcext:value-type="float">
            <text:p>0.043642354177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274715110369" calcext:value-type="float">
            <text:p>0.00274715110369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140228716761" calcext:value-type="float">
            <text:p>0.140228716761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6048004624" calcext:value-type="float">
            <text:p>0.9960480046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0.0196365057825" calcext:value-type="float">
            <text:p>0.0196365057825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0866883819671" calcext:value-type="float">
            <text:p>0.0866883819671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0381477849064" calcext:value-type="float">
            <text:p>0.0381477849064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93573119559" calcext:value-type="float">
            <text:p>0.993573119559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434202378117" calcext:value-type="float">
            <text:p>0.0434202378117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272077610865" calcext:value-type="float">
            <text:p>0.00272077610865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139670572772" calcext:value-type="float">
            <text:p>0.139670572772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3401841716" calcext:value-type="float">
            <text:p>0.9934018417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0.624" calcext:value-type="float">
            <text:p>90.624</text:p>
          </table:table-cell>
          <table:table-cell office:value-type="float" office:value="0.0196186699524" calcext:value-type="float">
            <text:p>0.0196186699524</text:p>
          </table:table-cell>
          <table:table-cell office:value-type="float" office:value="34.56" calcext:value-type="float">
            <text:p>34.56</text:p>
          </table:table-cell>
          <table:table-cell office:value-type="float" office:value="0.0745666919822" calcext:value-type="float">
            <text:p>0.0745666919822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0368094220102" calcext:value-type="float">
            <text:p>0.0368094220102</text:p>
          </table:table-cell>
          <table:table-cell office:value-type="float" office:value="27.52" calcext:value-type="float">
            <text:p>27.52</text:p>
          </table:table-cell>
          <table:table-cell office:value-type="float" office:value="0.991166121661" calcext:value-type="float">
            <text:p>0.991166121661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432163206977" calcext:value-type="float">
            <text:p>0.0432163206977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269678218955" calcext:value-type="float">
            <text:p>0.00269678218955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139153065003" calcext:value-type="float">
            <text:p>0.139153065003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89240734429" calcext:value-type="float">
            <text:p>0.9892407344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1.648" calcext:value-type="float">
            <text:p>91.648</text:p>
          </table:table-cell>
          <table:table-cell office:value-type="float" office:value="0.0196008341223" calcext:value-type="float">
            <text:p>0.0196008341223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666045804457" calcext:value-type="float">
            <text:p>0.0666045804457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0359645652875" calcext:value-type="float">
            <text:p>0.0359645652875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9875866496" calcext:value-type="float">
            <text:p>0.9875866496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430233353487" calcext:value-type="float">
            <text:p>0.0430233353487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267431460119" calcext:value-type="float">
            <text:p>0.00267431460119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138663343624" calcext:value-type="float">
            <text:p>0.138663343624</text:p>
          </table:table-cell>
          <table:table-cell office:value-type="float" office:value="26.24" calcext:value-type="float">
            <text:p>26.24</text:p>
          </table:table-cell>
          <table:table-cell office:value-type="float" office:value="0.982897648729" calcext:value-type="float">
            <text:p>0.9828976487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.672" calcext:value-type="float">
            <text:p>92.672</text:p>
          </table:table-cell>
          <table:table-cell office:value-type="float" office:value="0.0195837414518" calcext:value-type="float">
            <text:p>0.0195837414518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609439237946" calcext:value-type="float">
            <text:p>0.0609439237946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0353977601201" calcext:value-type="float">
            <text:p>0.0353977601201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98230152171" calcext:value-type="float">
            <text:p>0.98230152171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428326096383" calcext:value-type="float">
            <text:p>0.0428326096383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265398387584" calcext:value-type="float">
            <text:p>0.00265398387584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138204264153" calcext:value-type="float">
            <text:p>0.138204264153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73869910345" calcext:value-type="float">
            <text:p>0.9738699103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3.696" calcext:value-type="float">
            <text:p>93.696</text:p>
          </table:table-cell>
          <table:table-cell office:value-type="float" office:value="0.0194997644184" calcext:value-type="float">
            <text:p>0.0194997644184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566571479365" calcext:value-type="float">
            <text:p>0.0566571479365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0350385344724" calcext:value-type="float">
            <text:p>0.0350385344724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974708028467" calcext:value-type="float">
            <text:p>0.974708028467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426379753638" calcext:value-type="float">
            <text:p>0.0426379753638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263084470195" calcext:value-type="float">
            <text:p>0.00263084470195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13776740647" calcext:value-type="float">
            <text:p>0.13776740647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61651256047" calcext:value-type="float">
            <text:p>0.9616512560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4.72" calcext:value-type="float">
            <text:p>94.72</text:p>
          </table:table-cell>
          <table:table-cell office:value-type="float" office:value="0.0190382623145" calcext:value-type="float">
            <text:p>0.0190382623145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531216550243" calcext:value-type="float">
            <text:p>0.0531216550243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0347746177094" calcext:value-type="float">
            <text:p>0.0347746177094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96372606266" calcext:value-type="float">
            <text:p>0.96372606266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424408982369" calcext:value-type="float">
            <text:p>0.0424408982369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261088029599" calcext:value-type="float">
            <text:p>0.00261088029599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137343508448" calcext:value-type="float">
            <text:p>0.137343508448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45826062178" calcext:value-type="float">
            <text:p>0.9458260621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5.744" calcext:value-type="float">
            <text:p>95.744</text:p>
          </table:table-cell>
          <table:table-cell office:value-type="float" office:value="0.0171818496648" calcext:value-type="float">
            <text:p>0.0171818496648</text:p>
          </table:table-cell>
          <table:table-cell office:value-type="float" office:value="37.12" calcext:value-type="float">
            <text:p>37.12</text:p>
          </table:table-cell>
          <table:table-cell office:value-type="float" office:value="0.0499402320944" calcext:value-type="float">
            <text:p>0.0499402320944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0345765286929" calcext:value-type="float">
            <text:p>0.0345765286929</text:p>
          </table:table-cell>
          <table:table-cell office:value-type="float" office:value="28.8" calcext:value-type="float">
            <text:p>28.8</text:p>
          </table:table-cell>
          <table:table-cell office:value-type="float" office:value="0.948326450277" calcext:value-type="float">
            <text:p>0.948326450277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42243637896" calcext:value-type="float">
            <text:p>0.042243637896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258645900428" calcext:value-type="float">
            <text:p>0.00258645900428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136935462212" calcext:value-type="float">
            <text:p>0.136935462212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26317166077" calcext:value-type="float">
            <text:p>0.9263171660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6.768" calcext:value-type="float">
            <text:p>96.768</text:p>
          </table:table-cell>
          <table:table-cell office:value-type="float" office:value="0.0151946409276" calcext:value-type="float">
            <text:p>0.0151946409276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474848013972" calcext:value-type="float">
            <text:p>0.0474848013972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0344067092609" calcext:value-type="float">
            <text:p>0.0344067092609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927039404712" calcext:value-type="float">
            <text:p>0.927039404712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420572482488" calcext:value-type="float">
            <text:p>0.0420572482488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256130507383" calcext:value-type="float">
            <text:p>0.00256130507383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136536495061" calcext:value-type="float">
            <text:p>0.136536495061</text:p>
          </table:table-cell>
          <table:table-cell office:value-type="float" office:value="27.52" calcext:value-type="float">
            <text:p>27.52</text:p>
          </table:table-cell>
          <table:table-cell office:value-type="float" office:value="0.902917653158" calcext:value-type="float">
            <text:p>0.9029176531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.792" calcext:value-type="float">
            <text:p>97.792</text:p>
          </table:table-cell>
          <table:table-cell office:value-type="float" office:value="0.0140903057804" calcext:value-type="float">
            <text:p>0.0140903057804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455076627141" calcext:value-type="float">
            <text:p>0.0455076627141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0342617266779" calcext:value-type="float">
            <text:p>0.0342617266779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898860814321" calcext:value-type="float">
            <text:p>0.898860814321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418689043196" calcext:value-type="float">
            <text:p>0.0418689043196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251441619376" calcext:value-type="float">
            <text:p>0.00251441619376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136141518313" calcext:value-type="float">
            <text:p>0.136141518313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875938517876" calcext:value-type="float">
            <text:p>0.8759385178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8.816" calcext:value-type="float">
            <text:p>98.816</text:p>
          </table:table-cell>
          <table:table-cell office:value-type="float" office:value="0.012597298169" calcext:value-type="float">
            <text:p>0.012597298169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437373128022" calcext:value-type="float">
            <text:p>0.0437373128022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034126436524" calcext:value-type="float">
            <text:p>0.034126436524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863173013004" calcext:value-type="float">
            <text:p>0.863173013004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415411956542" calcext:value-type="float">
            <text:p>0.0415411956542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246752731369" calcext:value-type="float">
            <text:p>0.00246752731369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135754412544" calcext:value-type="float">
            <text:p>0.135754412544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845532620671" calcext:value-type="float">
            <text:p>0.8455326206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9.84" calcext:value-type="float">
            <text:p>99.84</text:p>
          </table:table-cell>
          <table:table-cell office:value-type="float" office:value="0.011698075068" calcext:value-type="float">
            <text:p>0.011698075068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422250769321" calcext:value-type="float">
            <text:p>0.0422250769321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0339970022125" calcext:value-type="float">
            <text:p>0.0339970022125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8209558585" calcext:value-type="float">
            <text:p>0.8209558585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412304037425" calcext:value-type="float">
            <text:p>0.0412304037425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241813525122" calcext:value-type="float">
            <text:p>0.00241813525122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13537268833" calcext:value-type="float">
            <text:p>0.13537268833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812284412853" calcext:value-type="float">
            <text:p>0.8122844128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0.864" calcext:value-type="float">
            <text:p>100.864</text:p>
          </table:table-cell>
          <table:table-cell office:value-type="float" office:value="0.011303457327" calcext:value-type="float">
            <text:p>0.011303457327</text:p>
          </table:table-cell>
          <table:table-cell office:value-type="float" office:value="39.68" calcext:value-type="float">
            <text:p>39.68</text:p>
          </table:table-cell>
          <table:table-cell office:value-type="float" office:value="0.0408370630936" calcext:value-type="float">
            <text:p>0.0408370630936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0338744333715" calcext:value-type="float">
            <text:p>0.0338744333715</text:p>
          </table:table-cell>
          <table:table-cell office:value-type="float" office:value="30.08" calcext:value-type="float">
            <text:p>30.08</text:p>
          </table:table-cell>
          <table:table-cell office:value-type="float" office:value="0.773493999281" calcext:value-type="float">
            <text:p>0.773493999281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409428189297" calcext:value-type="float">
            <text:p>0.0409428189297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237026951948" calcext:value-type="float">
            <text:p>0.00237026951948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134998835095" calcext:value-type="float">
            <text:p>0.134998835095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776651193972" calcext:value-type="float">
            <text:p>0.7766511939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.888" calcext:value-type="float">
            <text:p>101.888</text:p>
          </table:table-cell>
          <table:table-cell office:value-type="float" office:value="0.0111184105897" calcext:value-type="float">
            <text:p>0.0111184105897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393672263601" calcext:value-type="float">
            <text:p>0.0393672263601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0337593357778" calcext:value-type="float">
            <text:p>0.0337593357778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721724848752" calcext:value-type="float">
            <text:p>0.721724848752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406631123163" calcext:value-type="float">
            <text:p>0.0406631123163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232490697014" calcext:value-type="float">
            <text:p>0.00232490697014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134618721686" calcext:value-type="float">
            <text:p>0.134618721686</text:p>
          </table:table-cell>
          <table:table-cell office:value-type="float" office:value="28.8" calcext:value-type="float">
            <text:p>28.8</text:p>
          </table:table-cell>
          <table:table-cell office:value-type="float" office:value="0.739006179349" calcext:value-type="float">
            <text:p>0.7390061793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.912" calcext:value-type="float">
            <text:p>102.912</text:p>
          </table:table-cell>
          <table:table-cell office:value-type="float" office:value="0.0110232861625" calcext:value-type="float">
            <text:p>0.0110232861625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375448073331" calcext:value-type="float">
            <text:p>0.0375448073331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0336329303504" calcext:value-type="float">
            <text:p>0.0336329303504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663680000453" calcext:value-type="float">
            <text:p>0.663680000453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403943985392" calcext:value-type="float">
            <text:p>0.0403943985392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228027705955" calcext:value-type="float">
            <text:p>0.00228027705955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134242488852" calcext:value-type="float">
            <text:p>0.134242488852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700191859262" calcext:value-type="float">
            <text:p>0.7001918592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.936" calcext:value-type="float">
            <text:p>103.936</text:p>
          </table:table-cell>
          <table:table-cell office:value-type="float" office:value="0.0109511996825" calcext:value-type="float">
            <text:p>0.0109511996825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356956099041" calcext:value-type="float">
            <text:p>0.0356956099041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0335091499558" calcext:value-type="float">
            <text:p>0.0335091499558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597898560874" calcext:value-type="float">
            <text:p>0.597898560874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401315476081" calcext:value-type="float">
            <text:p>0.0401315476081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22361355748" calcext:value-type="float">
            <text:p>0.0022361355748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133873175159" calcext:value-type="float">
            <text:p>0.133873175159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660532741707" calcext:value-type="float">
            <text:p>0.6605327417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4.96" calcext:value-type="float">
            <text:p>104.96</text:p>
          </table:table-cell>
          <table:table-cell office:value-type="float" office:value="0.0109170143415" calcext:value-type="float">
            <text:p>0.0109170143415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340844427154" calcext:value-type="float">
            <text:p>0.0340844427154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0333928408085" calcext:value-type="float">
            <text:p>0.0333928408085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527322528623" calcext:value-type="float">
            <text:p>0.527322528623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398802391553" calcext:value-type="float">
            <text:p>0.0398802391553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219370358047" calcext:value-type="float">
            <text:p>0.00219370358047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133509718939" calcext:value-type="float">
            <text:p>0.133509718939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620666709563" calcext:value-type="float">
            <text:p>0.6206667095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5.984" calcext:value-type="float">
            <text:p>105.984</text:p>
          </table:table-cell>
          <table:table-cell office:value-type="float" office:value="0.0108813426813" calcext:value-type="float">
            <text:p>0.0108813426813</text:p>
          </table:table-cell>
          <table:table-cell office:value-type="float" office:value="42.24" calcext:value-type="float">
            <text:p>42.24</text:p>
          </table:table-cell>
          <table:table-cell office:value-type="float" office:value="0.0328102370856" calcext:value-type="float">
            <text:p>0.0328102370856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0333033877664" calcext:value-type="float">
            <text:p>0.0333033877664</text:p>
          </table:table-cell>
          <table:table-cell office:value-type="float" office:value="31.36" calcext:value-type="float">
            <text:p>31.36</text:p>
          </table:table-cell>
          <table:table-cell office:value-type="float" office:value="0.459207459207" calcext:value-type="float">
            <text:p>0.459207459207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396358928321" calcext:value-type="float">
            <text:p>0.0396358928321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215218738457" calcext:value-type="float">
            <text:p>0.00215218738457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133147104731" calcext:value-type="float">
            <text:p>0.133147104731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581194657443" calcext:value-type="float">
            <text:p>0.5811946574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7.008" calcext:value-type="float">
            <text:p>107.008</text:p>
          </table:table-cell>
          <table:table-cell office:value-type="float" office:value="0.0108233762335" calcext:value-type="float">
            <text:p>0.0108233762335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317368694709" calcext:value-type="float">
            <text:p>0.0317368694709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0332151462779" calcext:value-type="float">
            <text:p>0.0332151462779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40023853715" calcext:value-type="float">
            <text:p>0.40023853715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393855004489" calcext:value-type="float">
            <text:p>0.0393855004489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211122066774" calcext:value-type="float">
            <text:p>0.00211122066774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13277079868" calcext:value-type="float">
            <text:p>0.13277079868</text:p>
          </table:table-cell>
          <table:table-cell office:value-type="float" office:value="30.08" calcext:value-type="float">
            <text:p>30.08</text:p>
          </table:table-cell>
          <table:table-cell office:value-type="float" office:value="0.542213487293" calcext:value-type="float">
            <text:p>0.5422134872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8.032" calcext:value-type="float">
            <text:p>108.032</text:p>
          </table:table-cell>
          <table:table-cell office:value-type="float" office:value="0.0105811062079" calcext:value-type="float">
            <text:p>0.0105811062079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307282163278" calcext:value-type="float">
            <text:p>0.0307282163278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0331404338048" calcext:value-type="float">
            <text:p>0.0331404338048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351964980596" calcext:value-type="float">
            <text:p>0.351964980596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391493376816" calcext:value-type="float">
            <text:p>0.0391493376816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207062027028" calcext:value-type="float">
            <text:p>0.00207062027028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132306667137" calcext:value-type="float">
            <text:p>0.132306667137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504513283239" calcext:value-type="float">
            <text:p>0.5045132832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9.056" calcext:value-type="float">
            <text:p>109.056</text:p>
          </table:table-cell>
          <table:table-cell office:value-type="float" office:value="0.00935860868635" calcext:value-type="float">
            <text:p>0.00935860868635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296875778712" calcext:value-type="float">
            <text:p>0.0296875778712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0330752118351" calcext:value-type="float">
            <text:p>0.0330752118351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312919832559" calcext:value-type="float">
            <text:p>0.312919832559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389127474152" calcext:value-type="float">
            <text:p>0.0389127474152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202690615813" calcext:value-type="float">
            <text:p>0.00202690615813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131400625842" calcext:value-type="float">
            <text:p>0.131400625842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468050721394" calcext:value-type="float">
            <text:p>0.4680507213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0.08" calcext:value-type="float">
            <text:p>110.08</text:p>
          </table:table-cell>
          <table:table-cell office:value-type="float" office:value="0.00731343350134" calcext:value-type="float">
            <text:p>0.00731343350134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284594906004" calcext:value-type="float">
            <text:p>0.0284594906004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0330164514846" calcext:value-type="float">
            <text:p>0.0330164514846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80366242041" calcext:value-type="float">
            <text:p>0.280366242041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386790275004" calcext:value-type="float">
            <text:p>0.0386790275004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198380257828" calcext:value-type="float">
            <text:p>0.00198380257828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129456969756" calcext:value-type="float">
            <text:p>0.129456969756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433271601984" calcext:value-type="float">
            <text:p>0.4332716019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1.104" calcext:value-type="float">
            <text:p>111.104</text:p>
          </table:table-cell>
          <table:table-cell office:value-type="float" office:value="0.00607310014967" calcext:value-type="float">
            <text:p>0.00607310014967</text:p>
          </table:table-cell>
          <table:table-cell office:value-type="float" office:value="44.8" calcext:value-type="float">
            <text:p>44.8</text:p>
          </table:table-cell>
          <table:table-cell office:value-type="float" office:value="0.0268408849667" calcext:value-type="float">
            <text:p>0.0268408849667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032959306539" calcext:value-type="float">
            <text:p>0.032959306539</text:p>
          </table:table-cell>
          <table:table-cell office:value-type="float" office:value="32.64" calcext:value-type="float">
            <text:p>32.64</text:p>
          </table:table-cell>
          <table:table-cell office:value-type="float" office:value="0.252430797042" calcext:value-type="float">
            <text:p>0.252430797042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38450437576" calcext:value-type="float">
            <text:p>0.038450437576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193844002894" calcext:value-type="float">
            <text:p>0.00193844002894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12623114937" calcext:value-type="float">
            <text:p>0.12623114937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400274181971" calcext:value-type="float">
            <text:p>0.4002741819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2.128" calcext:value-type="float">
            <text:p>112.128</text:p>
          </table:table-cell>
          <table:table-cell office:value-type="float" office:value="0.00460907576215" calcext:value-type="float">
            <text:p>0.00460907576215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246138145313" calcext:value-type="float">
            <text:p>0.0246138145313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0329059981798" calcext:value-type="float">
            <text:p>0.0329059981798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205222795355" calcext:value-type="float">
            <text:p>0.205222795355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382280158541" calcext:value-type="float">
            <text:p>0.0382280158541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189289431991" calcext:value-type="float">
            <text:p>0.00189289431991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122213545026" calcext:value-type="float">
            <text:p>0.122213545026</text:p>
          </table:table-cell>
          <table:table-cell office:value-type="float" office:value="31.36" calcext:value-type="float">
            <text:p>31.36</text:p>
          </table:table-cell>
          <table:table-cell office:value-type="float" office:value="0.368926072641" calcext:value-type="float">
            <text:p>0.3689260726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3.152" calcext:value-type="float">
            <text:p>113.152</text:p>
          </table:table-cell>
          <table:table-cell office:value-type="float" office:value="0.00327138850451" calcext:value-type="float">
            <text:p>0.00327138850451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21953082752" calcext:value-type="float">
            <text:p>0.021953082752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0328528917463" calcext:value-type="float">
            <text:p>0.0328528917463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66989951001" calcext:value-type="float">
            <text:p>0.166989951001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379981434321" calcext:value-type="float">
            <text:p>0.0379981434321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184325804453" calcext:value-type="float">
            <text:p>0.00184325804453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118118951518" calcext:value-type="float">
            <text:p>0.118118951518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339704605805" calcext:value-type="float">
            <text:p>0.339704605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4.176" calcext:value-type="float">
            <text:p>114.176</text:p>
          </table:table-cell>
          <table:table-cell office:value-type="float" office:value="0.002715505133" calcext:value-type="float">
            <text:p>0.002715505133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190825868234" calcext:value-type="float">
            <text:p>0.0190825868234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0327981699079" calcext:value-type="float">
            <text:p>0.0327981699079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36862357273" calcext:value-type="float">
            <text:p>0.136862357273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377734010003" calcext:value-type="float">
            <text:p>0.0377734010003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179063016091" calcext:value-type="float">
            <text:p>0.00179063016091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114491894209" calcext:value-type="float">
            <text:p>0.114491894209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312325228129" calcext:value-type="float">
            <text:p>0.3123252281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0.00240560758498" calcext:value-type="float">
            <text:p>0.00240560758498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160298489921" calcext:value-type="float">
            <text:p>0.0160298489921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0327212362532" calcext:value-type="float">
            <text:p>0.0327212362532</text:p>
          </table:table-cell>
          <table:table-cell office:value-type="float" office:value="34.56" calcext:value-type="float">
            <text:p>34.56</text:p>
          </table:table-cell>
          <table:table-cell office:value-type="float" office:value="0.113895122479" calcext:value-type="float">
            <text:p>0.113895122479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375469485718" calcext:value-type="float">
            <text:p>0.0375469485718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173519382874" calcext:value-type="float">
            <text:p>0.00173519382874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111538373113" calcext:value-type="float">
            <text:p>0.111538373113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286985991663" calcext:value-type="float">
            <text:p>0.2869859916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6.224" calcext:value-type="float">
            <text:p>116.224</text:p>
          </table:table-cell>
          <table:table-cell office:value-type="float" office:value="0.00225920514623" calcext:value-type="float">
            <text:p>0.00225920514623</text:p>
          </table:table-cell>
          <table:table-cell office:value-type="float" office:value="47.36" calcext:value-type="float">
            <text:p>47.36</text:p>
          </table:table-cell>
          <table:table-cell office:value-type="float" office:value="0.0132538213152" calcext:value-type="float">
            <text:p>0.0132538213152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0325340512192" calcext:value-type="float">
            <text:p>0.0325340512192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962336313936" calcext:value-type="float">
            <text:p>0.0962336313936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373311836231" calcext:value-type="float">
            <text:p>0.0373311836231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167566693021" calcext:value-type="float">
            <text:p>0.00167566693021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109260841048" calcext:value-type="float">
            <text:p>0.109260841048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63492176962" calcext:value-type="float">
            <text:p>0.2634921769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7.248" calcext:value-type="float">
            <text:p>117.248</text:p>
          </table:table-cell>
          <table:table-cell office:value-type="float" office:value="0.00216705335737" calcext:value-type="float">
            <text:p>0.00216705335737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113570178381" calcext:value-type="float">
            <text:p>0.0113570178381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0319862270585" calcext:value-type="float">
            <text:p>0.0319862270585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822886469292" calcext:value-type="float">
            <text:p>0.0822886469292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371050365512" calcext:value-type="float">
            <text:p>0.0371050365512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161540739294" calcext:value-type="float">
            <text:p>0.00161540739294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107559208439" calcext:value-type="float">
            <text:p>0.107559208439</text:p>
          </table:table-cell>
          <table:table-cell office:value-type="float" office:value="32.64" calcext:value-type="float">
            <text:p>32.64</text:p>
          </table:table-cell>
          <table:table-cell office:value-type="float" office:value="0.241751423215" calcext:value-type="float">
            <text:p>0.2417514232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8.272" calcext:value-type="float">
            <text:p>118.272</text:p>
          </table:table-cell>
          <table:table-cell office:value-type="float" office:value="0.00209793951573" calcext:value-type="float">
            <text:p>0.00209793951573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873422212833" calcext:value-type="float">
            <text:p>0.00873422212833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0306688644249" calcext:value-type="float">
            <text:p>0.0306688644249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714815113497" calcext:value-type="float">
            <text:p>0.0714815113497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368902487435" calcext:value-type="float">
            <text:p>0.0368902487435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155685734608" calcext:value-type="float">
            <text:p>0.00155685734608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106250685507" calcext:value-type="float">
            <text:p>0.106250685507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203380962386" calcext:value-type="float">
            <text:p>0.2033809623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9.296" calcext:value-type="float">
            <text:p>119.296</text:p>
          </table:table-cell>
          <table:table-cell office:value-type="float" office:value="0.00205112046171" calcext:value-type="float">
            <text:p>0.00205112046171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614341173206" calcext:value-type="float">
            <text:p>0.00614341173206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0285627803863" calcext:value-type="float">
            <text:p>0.0285627803863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631741448528" calcext:value-type="float">
            <text:p>0.0631741448528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366705752307" calcext:value-type="float">
            <text:p>0.0366705752307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149983362995" calcext:value-type="float">
            <text:p>0.00149983362995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105258868837" calcext:value-type="float">
            <text:p>0.105258868837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71259944672" calcext:value-type="float">
            <text:p>0.1712599446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0.32" calcext:value-type="float">
            <text:p>120.32</text:p>
          </table:table-cell>
          <table:table-cell office:value-type="float" office:value="0.00202956883367" calcext:value-type="float">
            <text:p>0.00202956883367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502987651437" calcext:value-type="float">
            <text:p>0.00502987651437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026198231576" calcext:value-type="float">
            <text:p>0.026198231576</text:p>
          </table:table-cell>
          <table:table-cell office:value-type="float" office:value="37.12" calcext:value-type="float">
            <text:p>37.12</text:p>
          </table:table-cell>
          <table:table-cell office:value-type="float" office:value="0.0567838473847" calcext:value-type="float">
            <text:p>0.0567838473847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36448764222" calcext:value-type="float">
            <text:p>0.036448764222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144378676549" calcext:value-type="float">
            <text:p>0.00144378676549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104478836436" calcext:value-type="float">
            <text:p>0.104478836436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44421584553" calcext:value-type="float">
            <text:p>0.1444215845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1.344" calcext:value-type="float">
            <text:p>121.344</text:p>
          </table:table-cell>
          <table:table-cell office:value-type="float" office:value="0.00201247616316" calcext:value-type="float">
            <text:p>0.00201247616316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439240177719" calcext:value-type="float">
            <text:p>0.00439240177719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0245870671901" calcext:value-type="float">
            <text:p>0.0245870671901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518554540058" calcext:value-type="float">
            <text:p>0.0518554540058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362369078373" calcext:value-type="float">
            <text:p>0.0362369078373</text:p>
          </table:table-cell>
          <table:table-cell office:value-type="float" office:value="89.6" calcext:value-type="float">
            <text:p>89.6</text:p>
          </table:table-cell>
          <table:table-cell office:value-type="float" office:value="0.00138615251707" calcext:value-type="float">
            <text:p>0.00138615251707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103799662405" calcext:value-type="float">
            <text:p>0.103799662405</text:p>
          </table:table-cell>
          <table:table-cell office:value-type="float" office:value="34.56" calcext:value-type="float">
            <text:p>34.56</text:p>
          </table:table-cell>
          <table:table-cell office:value-type="float" office:value="0.12217090537" calcext:value-type="float">
            <text:p>0.122170905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2.368" calcext:value-type="float">
            <text:p>122.368</text:p>
          </table:table-cell>
          <table:table-cell office:value-type="float" office:value="0.0019916676947" calcext:value-type="float">
            <text:p>0.0019916676947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384641991361" calcext:value-type="float">
            <text:p>0.00384641991361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023599045215" calcext:value-type="float">
            <text:p>0.023599045215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479309701542" calcext:value-type="float">
            <text:p>0.0479309701542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360160739696" calcext:value-type="float">
            <text:p>0.0360160739696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132693088469" calcext:value-type="float">
            <text:p>0.00132693088469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102941579172" calcext:value-type="float">
            <text:p>0.102941579172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103854569734" calcext:value-type="float">
            <text:p>0.1038545697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3.392" calcext:value-type="float">
            <text:p>123.392</text:p>
          </table:table-cell>
          <table:table-cell office:value-type="float" office:value="0.00197011606666" calcext:value-type="float">
            <text:p>0.00197011606666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311373308033" calcext:value-type="float">
            <text:p>0.00311373308033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0229629795657" calcext:value-type="float">
            <text:p>0.0229629795657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447783668108" calcext:value-type="float">
            <text:p>0.0447783668108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357956676011" calcext:value-type="float">
            <text:p>0.0357956676011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126807557169" calcext:value-type="float">
            <text:p>0.00126807557169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101365992066" calcext:value-type="float">
            <text:p>0.101365992066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887720344351" calcext:value-type="float">
            <text:p>0.08877203443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4.416" calcext:value-type="float">
            <text:p>124.416</text:p>
          </table:table-cell>
          <table:table-cell office:value-type="float" office:value="0.00193667388522" calcext:value-type="float">
            <text:p>0.00193667388522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223227734689" calcext:value-type="float">
            <text:p>0.00223227734689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0225486282285" calcext:value-type="float">
            <text:p>0.0225486282285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421838053851" calcext:value-type="float">
            <text:p>0.0421838053851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355789865826" calcext:value-type="float">
            <text:p>0.0355789865826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121349398473" calcext:value-type="float">
            <text:p>0.00121349398473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986118081098" calcext:value-type="float">
            <text:p>0.0986118081098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764516074572" calcext:value-type="float">
            <text:p>0.07645160745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5.44" calcext:value-type="float">
            <text:p>125.44</text:p>
          </table:table-cell>
          <table:table-cell office:value-type="float" office:value="0.00190620434213" calcext:value-type="float">
            <text:p>0.00190620434213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180531060343" calcext:value-type="float">
            <text:p>0.00180531060343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0222816825814" calcext:value-type="float">
            <text:p>0.0222816825814</text:p>
          </table:table-cell>
          <table:table-cell office:value-type="float" office:value="39.68" calcext:value-type="float">
            <text:p>39.68</text:p>
          </table:table-cell>
          <table:table-cell office:value-type="float" office:value="0.0399728598809" calcext:value-type="float">
            <text:p>0.0399728598809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353769626793" calcext:value-type="float">
            <text:p>0.0353769626793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115915661069" calcext:value-type="float">
            <text:p>0.00115915661069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948445009235" calcext:value-type="float">
            <text:p>0.0948445009235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663169309637" calcext:value-type="float">
            <text:p>0.06631693096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6.464" calcext:value-type="float">
            <text:p>126.464</text:p>
          </table:table-cell>
          <table:table-cell office:value-type="float" office:value="0.00186235792647" calcext:value-type="float">
            <text:p>0.00186235792647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154645271715" calcext:value-type="float">
            <text:p>0.00154645271715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0221072188605" calcext:value-type="float">
            <text:p>0.0221072188605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380507379554" calcext:value-type="float">
            <text:p>0.0380507379554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351651062946" calcext:value-type="float">
            <text:p>0.0351651062946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110811611103" calcext:value-type="float">
            <text:p>0.00110811611103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907458804024" calcext:value-type="float">
            <text:p>0.0907458804024</text:p>
          </table:table-cell>
          <table:table-cell office:value-type="float" office:value="37.12" calcext:value-type="float">
            <text:p>37.12</text:p>
          </table:table-cell>
          <table:table-cell office:value-type="float" office:value="0.0579924824451" calcext:value-type="float">
            <text:p>0.05799248244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7.488" calcext:value-type="float">
            <text:p>127.488</text:p>
          </table:table-cell>
          <table:table-cell office:value-type="float" office:value="0.00181628203204" calcext:value-type="float">
            <text:p>0.00181628203204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134561470194" calcext:value-type="float">
            <text:p>0.00134561470194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0219751595162" calcext:value-type="float">
            <text:p>0.0219751595162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363408376935" calcext:value-type="float">
            <text:p>0.0363408376935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349583188289" calcext:value-type="float">
            <text:p>0.0349583188289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105811351627" calcext:value-type="float">
            <text:p>0.00105811351627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869301392336" calcext:value-type="float">
            <text:p>0.0869301392336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51153351066" calcext:value-type="float">
            <text:p>0.0511533510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8.512" calcext:value-type="float">
            <text:p>128.512</text:p>
          </table:table-cell>
          <table:table-cell office:value-type="float" office:value="0.00177094929719" calcext:value-type="float">
            <text:p>0.00177094929719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119015120127" calcext:value-type="float">
            <text:p>0.00119015120127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0218527926008" calcext:value-type="float">
            <text:p>0.0218527926008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347754502788" calcext:value-type="float">
            <text:p>0.0347754502788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347476838705" calcext:value-type="float">
            <text:p>0.0347476838705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100524141973" calcext:value-type="float">
            <text:p>0.00100524141973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837117505162" calcext:value-type="float">
            <text:p>0.0837117505162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454860520708" calcext:value-type="float">
            <text:p>0.04548605207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9.536" calcext:value-type="float">
            <text:p>129.536</text:p>
          </table:table-cell>
          <table:table-cell office:value-type="float" office:value="0.00174196607328" calcext:value-type="float">
            <text:p>0.00174196607328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110312139468" calcext:value-type="float">
            <text:p>0.00110312139468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0216825693175" calcext:value-type="float">
            <text:p>0.0216825693175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333749894142" calcext:value-type="float">
            <text:p>0.0333749894142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345456599671" calcext:value-type="float">
            <text:p>0.0345456599671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0953834600697" calcext:value-type="float">
            <text:p>0.000953834600697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811841409496" calcext:value-type="float">
            <text:p>0.0811841409496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407997845744" calcext:value-type="float">
            <text:p>0.04079978457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0.56" calcext:value-type="float">
            <text:p>130.56</text:p>
          </table:table-cell>
          <table:table-cell office:value-type="float" office:value="0.00171967128565" calcext:value-type="float">
            <text:p>0.00171967128565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10302246336" calcext:value-type="float">
            <text:p>0.0010302246336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212573139977" calcext:value-type="float">
            <text:p>0.0212573139977</text:p>
          </table:table-cell>
          <table:table-cell office:value-type="float" office:value="42.24" calcext:value-type="float">
            <text:p>42.24</text:p>
          </table:table-cell>
          <table:table-cell office:value-type="float" office:value="0.0319890808922" calcext:value-type="float">
            <text:p>0.0319890808922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343420482097" calcext:value-type="float">
            <text:p>0.0343420482097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904869910832" calcext:value-type="float">
            <text:p>0.000904869910832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79233089804" calcext:value-type="float">
            <text:p>0.079233089804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368752923584" calcext:value-type="float">
            <text:p>0.03687529235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2.096" calcext:value-type="float">
            <text:p>132.096</text:p>
          </table:table-cell>
          <table:table-cell office:value-type="float" office:value="0.00167954066792" calcext:value-type="float">
            <text:p>0.00167954066792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0967741695534" calcext:value-type="float">
            <text:p>0.000967741695534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202099258953" calcext:value-type="float">
            <text:p>0.0202099258953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305855882896" calcext:value-type="float">
            <text:p>0.0305855882896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341413678753" calcext:value-type="float">
            <text:p>0.0341413678753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859018935659" calcext:value-type="float">
            <text:p>0.000859018935659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777755307859" calcext:value-type="float">
            <text:p>0.0777755307859</text:p>
          </table:table-cell>
          <table:table-cell office:value-type="float" office:value="39.68" calcext:value-type="float">
            <text:p>39.68</text:p>
          </table:table-cell>
          <table:table-cell office:value-type="float" office:value="0.0335781358739" calcext:value-type="float">
            <text:p>0.03357813587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4.144" calcext:value-type="float">
            <text:p>134.144</text:p>
          </table:table-cell>
          <table:table-cell office:value-type="float" office:value="0.00166096167823" calcext:value-type="float">
            <text:p>0.00166096167823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0917904113981" calcext:value-type="float">
            <text:p>0.000917904113981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182948634771" calcext:value-type="float">
            <text:p>0.0182948634771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291131741752" calcext:value-type="float">
            <text:p>0.0291131741752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339429471794" calcext:value-type="float">
            <text:p>0.0339429471794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81200794913" calcext:value-type="float">
            <text:p>0.00081200794913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766676629253" calcext:value-type="float">
            <text:p>0.0766676629253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307974601729" calcext:value-type="float">
            <text:p>0.03079746017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6.192" calcext:value-type="float">
            <text:p>136.192</text:p>
          </table:table-cell>
          <table:table-cell office:value-type="float" office:value="0.00165575956112" calcext:value-type="float">
            <text:p>0.00165575956112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0878480355439" calcext:value-type="float">
            <text:p>0.000878480355439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159428340541" calcext:value-type="float">
            <text:p>0.0159428340541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276464193051" calcext:value-type="float">
            <text:p>0.0276464193051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337445875549" calcext:value-type="float">
            <text:p>0.0337445875549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762921152807" calcext:value-type="float">
            <text:p>0.000762921152807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75796473596" calcext:value-type="float">
            <text:p>0.075796473596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284384873877" calcext:value-type="float">
            <text:p>0.02843848738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8.24" calcext:value-type="float">
            <text:p>138.24</text:p>
          </table:table-cell>
          <table:table-cell office:value-type="float" office:value="0.00164832796524" calcext:value-type="float">
            <text:p>0.00164832796524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0850214264408" calcext:value-type="float">
            <text:p>0.000850214264408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140003097539" calcext:value-type="float">
            <text:p>0.0140003097539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262473732516" calcext:value-type="float">
            <text:p>0.0262473732516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33557281838" calcext:value-type="float">
            <text:p>0.033557281838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717253337322" calcext:value-type="float">
            <text:p>0.000717253337322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751184344497" calcext:value-type="float">
            <text:p>0.0751184344497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264436110324" calcext:value-type="float">
            <text:p>0.02644361103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0.288" calcext:value-type="float">
            <text:p>140.288</text:p>
          </table:table-cell>
          <table:table-cell office:value-type="float" office:value="0.00163792373102" calcext:value-type="float">
            <text:p>0.00163792373102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0818972795375" calcext:value-type="float">
            <text:p>0.000818972795375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128045063333" calcext:value-type="float">
            <text:p>0.0128045063333</text:p>
          </table:table-cell>
          <table:table-cell office:value-type="float" office:value="44.8" calcext:value-type="float">
            <text:p>44.8</text:p>
          </table:table-cell>
          <table:table-cell office:value-type="float" office:value="0.0249564591887" calcext:value-type="float">
            <text:p>0.0249564591887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333652125587" calcext:value-type="float">
            <text:p>0.0333652125587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673600278403" calcext:value-type="float">
            <text:p>0.000673600278403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745586064368" calcext:value-type="float">
            <text:p>0.0745586064368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247268059093" calcext:value-type="float">
            <text:p>0.02472680590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2.336" calcext:value-type="float">
            <text:p>142.336</text:p>
          </table:table-cell>
          <table:table-cell office:value-type="float" office:value="0.00163197845432" calcext:value-type="float">
            <text:p>0.00163197845432</text:p>
          </table:table-cell>
          <table:table-cell office:value-type="float" office:value="57.6" calcext:value-type="float">
            <text:p>57.6</text:p>
          </table:table-cell>
          <table:table-cell office:value-type="float" office:value="0.000789219015343" calcext:value-type="float">
            <text:p>0.000789219015343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119770152125" calcext:value-type="float">
            <text:p>0.0119770152125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237096063854" calcext:value-type="float">
            <text:p>0.0237096063854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331731432794" calcext:value-type="float">
            <text:p>0.0331731432794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0632877774488" calcext:value-type="float">
            <text:p>0.000632877774488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740896790881" calcext:value-type="float">
            <text:p>0.0740896790881</text:p>
          </table:table-cell>
          <table:table-cell office:value-type="float" office:value="42.24" calcext:value-type="float">
            <text:p>42.24</text:p>
          </table:table-cell>
          <table:table-cell office:value-type="float" office:value="0.0232410126832" calcext:value-type="float">
            <text:p>0.02324101268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4.384" calcext:value-type="float">
            <text:p>144.384</text:p>
          </table:table-cell>
          <table:table-cell office:value-type="float" office:value="0.0016208310605" calcext:value-type="float">
            <text:p>0.0016208310605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0759465235311" calcext:value-type="float">
            <text:p>0.000759465235311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114394892575" calcext:value-type="float">
            <text:p>0.0114394892575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224366806349" calcext:value-type="float">
            <text:p>0.0224366806349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329789975755" calcext:value-type="float">
            <text:p>0.0329789975755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587332065461" calcext:value-type="float">
            <text:p>0.000587332065461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736759584254" calcext:value-type="float">
            <text:p>0.0736759584254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219655765173" calcext:value-type="float">
            <text:p>0.02196557651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6.432" calcext:value-type="float">
            <text:p>146.432</text:p>
          </table:table-cell>
          <table:table-cell office:value-type="float" office:value="0.00161191314545" calcext:value-type="float">
            <text:p>0.00161191314545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0735662211286" calcext:value-type="float">
            <text:p>0.000735662211286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110808693866" calcext:value-type="float">
            <text:p>0.0110808693866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210291457148" calcext:value-type="float">
            <text:p>0.0210291457148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327893711487" calcext:value-type="float">
            <text:p>0.0327893711487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548990637487" calcext:value-type="float">
            <text:p>0.000548990637487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732991032355" calcext:value-type="float">
            <text:p>0.0732991032355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208357496257" calcext:value-type="float">
            <text:p>0.02083574962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8.48" calcext:value-type="float">
            <text:p>148.48</text:p>
          </table:table-cell>
          <table:table-cell office:value-type="float" office:value="0.00160225207081" calcext:value-type="float">
            <text:p>0.00160225207081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072078532127" calcext:value-type="float">
            <text:p>0.00072078532127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108401740679" calcext:value-type="float">
            <text:p>0.0108401740679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195159041947" calcext:value-type="float">
            <text:p>0.0195159041947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326009661482" calcext:value-type="float">
            <text:p>0.0326009661482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509733411074" calcext:value-type="float">
            <text:p>0.000509733411074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729609805879" calcext:value-type="float">
            <text:p>0.0729609805879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198350154635" calcext:value-type="float">
            <text:p>0.01983501546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0.528" calcext:value-type="float">
            <text:p>150.528</text:p>
          </table:table-cell>
          <table:table-cell office:value-type="float" office:value="0.00159630679411" calcext:value-type="float">
            <text:p>0.00159630679411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0695494608243" calcext:value-type="float">
            <text:p>0.000695494608243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106655084214" calcext:value-type="float">
            <text:p>0.0106655084214</text:p>
          </table:table-cell>
          <table:table-cell office:value-type="float" office:value="47.36" calcext:value-type="float">
            <text:p>47.36</text:p>
          </table:table-cell>
          <table:table-cell office:value-type="float" office:value="0.0178587561749" calcext:value-type="float">
            <text:p>0.0178587561749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32411645078" calcext:value-type="float">
            <text:p>0.032411645078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472124621852" calcext:value-type="float">
            <text:p>0.000472124621852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726446770284" calcext:value-type="float">
            <text:p>0.0726446770284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189359441145" calcext:value-type="float">
            <text:p>0.01893594411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2.576" calcext:value-type="float">
            <text:p>152.576</text:p>
          </table:table-cell>
          <table:table-cell office:value-type="float" office:value="0.00158887519824" calcext:value-type="float">
            <text:p>0.00158887519824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0675410806722" calcext:value-type="float">
            <text:p>0.000675410806722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105427376548" calcext:value-type="float">
            <text:p>0.0105427376548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159942372723" calcext:value-type="float">
            <text:p>0.0159942372723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3222568293" calcext:value-type="float">
            <text:p>0.03222568293</text:p>
          </table:table-cell>
          <table:table-cell office:value-type="float" office:value="110.08" calcext:value-type="float">
            <text:p>110.08</text:p>
          </table:table-cell>
          <table:table-cell office:value-type="float" office:value="0.000436469535965" calcext:value-type="float">
            <text:p>0.000436469535965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723457994521" calcext:value-type="float">
            <text:p>0.0723457994521</text:p>
          </table:table-cell>
          <table:table-cell office:value-type="float" office:value="44.8" calcext:value-type="float">
            <text:p>44.8</text:p>
          </table:table-cell>
          <table:table-cell office:value-type="float" office:value="0.018076900667" calcext:value-type="float">
            <text:p>0.0180769006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4.624" calcext:value-type="float">
            <text:p>154.624</text:p>
          </table:table-cell>
          <table:table-cell office:value-type="float" office:value="0.00158218676195" calcext:value-type="float">
            <text:p>0.00158218676195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0653839316199" calcext:value-type="float">
            <text:p>0.000653839316199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104381401925" calcext:value-type="float">
            <text:p>0.0104381401925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140001620969" calcext:value-type="float">
            <text:p>0.0140001620969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320380107852" calcext:value-type="float">
            <text:p>0.0320380107852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0.000404721856751" calcext:value-type="float">
            <text:p>0.000404721856751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720515712453" calcext:value-type="float">
            <text:p>0.0720515712453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172041605726" calcext:value-type="float">
            <text:p>0.01720416057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6.672" calcext:value-type="float">
            <text:p>156.672</text:p>
          </table:table-cell>
          <table:table-cell office:value-type="float" office:value="0.00157549832566" calcext:value-type="float">
            <text:p>0.00157549832566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0633011670176" calcext:value-type="float">
            <text:p>0.000633011670176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103422255311" calcext:value-type="float">
            <text:p>0.0103422255311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119561643016" calcext:value-type="float">
            <text:p>0.0119561643016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31849666856" calcext:value-type="float">
            <text:p>0.031849666856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0.00036937203701" calcext:value-type="float">
            <text:p>0.00036937203701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717534990715" calcext:value-type="float">
            <text:p>0.0717534990715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162738872362" calcext:value-type="float">
            <text:p>0.01627388723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8.72" calcext:value-type="float">
            <text:p>158.72</text:p>
          </table:table-cell>
          <table:table-cell office:value-type="float" office:value="0.00156806672979" calcext:value-type="float">
            <text:p>0.00156806672979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0612184024154" calcext:value-type="float">
            <text:p>0.000612184024154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102553975218" calcext:value-type="float">
            <text:p>0.0102553975218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993642041071" calcext:value-type="float">
            <text:p>0.00993642041071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316731707615" calcext:value-type="float">
            <text:p>0.0316731707615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0.000340371753113" calcext:value-type="float">
            <text:p>0.000340371753113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714498622981" calcext:value-type="float">
            <text:p>0.0714498622981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152826381852" calcext:value-type="float">
            <text:p>0.01528263818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0.768" calcext:value-type="float">
            <text:p>160.768</text:p>
          </table:table-cell>
          <table:table-cell office:value-type="float" office:value="0.0015613782935" calcext:value-type="float">
            <text:p>0.0015613782935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0595819445137" calcext:value-type="float">
            <text:p>0.000595819445137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101754349831" calcext:value-type="float">
            <text:p>0.0101754349831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803976508477" calcext:value-type="float">
            <text:p>0.00803976508477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314859261159" calcext:value-type="float">
            <text:p>0.0314859261159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0.000309417765879" calcext:value-type="float">
            <text:p>0.000309417765879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711530348375" calcext:value-type="float">
            <text:p>0.0711530348375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142137870083" calcext:value-type="float">
            <text:p>0.01421378700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2.816" calcext:value-type="float">
            <text:p>162.816</text:p>
          </table:table-cell>
          <table:table-cell office:value-type="float" office:value="0.00155468985721" calcext:value-type="float">
            <text:p>0.00155468985721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0578711021618" calcext:value-type="float">
            <text:p>0.000578711021618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100958762955" calcext:value-type="float">
            <text:p>0.0100958762955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652409817415" calcext:value-type="float">
            <text:p>0.00652409817415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313024068204" calcext:value-type="float">
            <text:p>0.0313024068204</text:p>
          </table:table-cell>
          <table:table-cell office:value-type="float" office:value="115.2" calcext:value-type="float">
            <text:p>115.2</text:p>
          </table:table-cell>
          <table:table-cell office:value-type="float" office:value="0.000283409090215" calcext:value-type="float">
            <text:p>0.000283409090215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708677392774" calcext:value-type="float">
            <text:p>0.0708677392774</text:p>
          </table:table-cell>
          <table:table-cell office:value-type="float" office:value="47.36" calcext:value-type="float">
            <text:p>47.36</text:p>
          </table:table-cell>
          <table:table-cell office:value-type="float" office:value="0.0131022711421" calcext:value-type="float">
            <text:p>0.01310227114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4.864" calcext:value-type="float">
            <text:p>164.864</text:p>
          </table:table-cell>
          <table:table-cell office:value-type="float" office:value="0.0015494877401" calcext:value-type="float">
            <text:p>0.0015494877401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0554907997593" calcext:value-type="float">
            <text:p>0.000554907997593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100128848727" calcext:value-type="float">
            <text:p>0.0100128848727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537830330599" calcext:value-type="float">
            <text:p>0.00537830330599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311233457308" calcext:value-type="float">
            <text:p>0.0311233457308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0.00025837726622" calcext:value-type="float">
            <text:p>0.00025837726622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703342698945" calcext:value-type="float">
            <text:p>0.0703342698945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119894002601" calcext:value-type="float">
            <text:p>0.01198940026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6.912" calcext:value-type="float">
            <text:p>166.912</text:p>
          </table:table-cell>
          <table:table-cell office:value-type="float" office:value="0.00153834034628" calcext:value-type="float">
            <text:p>0.00153834034628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0529617284566" calcext:value-type="float">
            <text:p>0.000529617284566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0992524916105" calcext:value-type="float">
            <text:p>0.00992524916105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451425796089" calcext:value-type="float">
            <text:p>0.00451425796089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309436128567" calcext:value-type="float">
            <text:p>0.0309436128567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0.000234932826184" calcext:value-type="float">
            <text:p>0.000234932826184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698463423667" calcext:value-type="float">
            <text:p>0.0698463423667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109029704988" calcext:value-type="float">
            <text:p>0.01090297049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8.96" calcext:value-type="float">
            <text:p>168.96</text:p>
          </table:table-cell>
          <table:table-cell office:value-type="float" office:value="0.00153239506958" calcext:value-type="float">
            <text:p>0.00153239506958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0493168904027" calcext:value-type="float">
            <text:p>0.000493168904027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0982751716923" calcext:value-type="float">
            <text:p>0.00982751716923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381736244044" calcext:value-type="float">
            <text:p>0.00381736244044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307583835645" calcext:value-type="float">
            <text:p>0.0307583835645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0.000215456846051" calcext:value-type="float">
            <text:p>0.000215456846051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693851029517" calcext:value-type="float">
            <text:p>0.0693851029517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985828987547" calcext:value-type="float">
            <text:p>0.009858289875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1.008" calcext:value-type="float">
            <text:p>171.008</text:p>
          </table:table-cell>
          <table:table-cell office:value-type="float" office:value="0.00152942243123" calcext:value-type="float">
            <text:p>0.00152942243123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045895205699" calcext:value-type="float">
            <text:p>0.00045895205699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0972594859095" calcext:value-type="float">
            <text:p>0.00972594859095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323344969144" calcext:value-type="float">
            <text:p>0.00323344969144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305759024813" calcext:value-type="float">
            <text:p>0.0305759024813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0.000195492440084" calcext:value-type="float">
            <text:p>0.000195492440084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689417288303" calcext:value-type="float">
            <text:p>0.0689417288303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88921635513" calcext:value-type="float">
            <text:p>0.00889216355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3.056" calcext:value-type="float">
            <text:p>173.056</text:p>
          </table:table-cell>
          <table:table-cell office:value-type="float" office:value="0.00152124767577" calcext:value-type="float">
            <text:p>0.00152124767577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042101598745" calcext:value-type="float">
            <text:p>0.00042101598745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0963084163197" calcext:value-type="float">
            <text:p>0.00963084163197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276534933606" calcext:value-type="float">
            <text:p>0.00276534933606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303899403333" calcext:value-type="float">
            <text:p>0.0303899403333</text:p>
          </table:table-cell>
          <table:table-cell office:value-type="float" office:value="120.32" calcext:value-type="float">
            <text:p>120.32</text:p>
          </table:table-cell>
          <table:table-cell office:value-type="float" office:value="0.000177542790682" calcext:value-type="float">
            <text:p>0.000177542790682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685062256887" calcext:value-type="float">
            <text:p>0.0685062256887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800400557344" calcext:value-type="float">
            <text:p>0.008004005573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5.104" calcext:value-type="float">
            <text:p>175.104</text:p>
          </table:table-cell>
          <table:table-cell office:value-type="float" office:value="0.00151455923948" calcext:value-type="float">
            <text:p>0.00151455923948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035555767138" calcext:value-type="float">
            <text:p>0.00035555767138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0955491760527" calcext:value-type="float">
            <text:p>0.00955491760527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240255134905" calcext:value-type="float">
            <text:p>0.00240255134905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302038560427" calcext:value-type="float">
            <text:p>0.0302038560427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0.000159165768675" calcext:value-type="float">
            <text:p>0.000159165768675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680845242187" calcext:value-type="float">
            <text:p>0.0680845242187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720582797458" calcext:value-type="float">
            <text:p>0.007205827974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7.152" calcext:value-type="float">
            <text:p>177.152</text:p>
          </table:table-cell>
          <table:table-cell office:value-type="float" office:value="0.00151158660113" calcext:value-type="float">
            <text:p>0.00151158660113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0325803891348" calcext:value-type="float">
            <text:p>0.000325803891348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0944123349082" calcext:value-type="float">
            <text:p>0.00944123349082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211514258163" calcext:value-type="float">
            <text:p>0.00211514258163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300237567407" calcext:value-type="float">
            <text:p>0.0300237567407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0.000144696153341" calcext:value-type="float">
            <text:p>0.000144696153341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676734028098" calcext:value-type="float">
            <text:p>0.0676734028098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6502867708" calcext:value-type="float">
            <text:p>0.0065028677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0.00150787080319" calcext:value-type="float">
            <text:p>0.00150787080319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0305720089827" calcext:value-type="float">
            <text:p>0.000305720089827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0935440548155" calcext:value-type="float">
            <text:p>0.00935440548155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188513472134" calcext:value-type="float">
            <text:p>0.00188513472134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298404817305" calcext:value-type="float">
            <text:p>0.0298404817305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0.000131691815509" calcext:value-type="float">
            <text:p>0.000131691815509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672584740433" calcext:value-type="float">
            <text:p>0.0672584740433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588948497787" calcext:value-type="float">
            <text:p>0.005889484977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1.248" calcext:value-type="float">
            <text:p>181.248</text:p>
          </table:table-cell>
          <table:table-cell office:value-type="float" office:value="0.00150266868608" calcext:value-type="float">
            <text:p>0.00150266868608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029976933382" calcext:value-type="float">
            <text:p>0.00029976933382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0928151033889" calcext:value-type="float">
            <text:p>0.00928151033889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170545371274" calcext:value-type="float">
            <text:p>0.00170545371274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296572067203" calcext:value-type="float">
            <text:p>0.0296572067203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0.000119236956741" calcext:value-type="float">
            <text:p>0.000119236956741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668554066602" calcext:value-type="float">
            <text:p>0.0668554066602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535978363399" calcext:value-type="float">
            <text:p>0.005359783633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3.296" calcext:value-type="float">
            <text:p>183.296</text:p>
          </table:table-cell>
          <table:table-cell office:value-type="float" office:value="0.00149969604773" calcext:value-type="float">
            <text:p>0.00149969604773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0295306266816" calcext:value-type="float">
            <text:p>0.000295306266816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0922315383965" calcext:value-type="float">
            <text:p>0.00922315383965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155103718791" calcext:value-type="float">
            <text:p>0.00155103718791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294775349175" calcext:value-type="float">
            <text:p>0.0294775349175</text:p>
          </table:table-cell>
          <table:table-cell office:value-type="float" office:value="125.44" calcext:value-type="float">
            <text:p>125.44</text:p>
          </table:table-cell>
          <table:table-cell office:value-type="float" office:value="0.000108064215787" calcext:value-type="float">
            <text:p>0.000108064215787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664549385309" calcext:value-type="float">
            <text:p>0.0664549385309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489893174576" calcext:value-type="float">
            <text:p>0.004898931745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5.344" calcext:value-type="float">
            <text:p>185.344</text:p>
          </table:table-cell>
          <table:table-cell office:value-type="float" office:value="0.0014952370902" calcext:value-type="float">
            <text:p>0.0014952370902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0293074733313" calcext:value-type="float">
            <text:p>0.000293074733313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0915894149791" calcext:value-type="float">
            <text:p>0.00915894149791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143118247688" calcext:value-type="float">
            <text:p>0.00143118247688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292965806172" calcext:value-type="float">
            <text:p>0.0292965806172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9.90283378564e-05" calcext:value-type="float">
            <text:p>9.90283378564e-05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660586438514" calcext:value-type="float">
            <text:p>0.0660586438514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450301075374" calcext:value-type="float">
            <text:p>0.004503010753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7.392" calcext:value-type="float">
            <text:p>187.392</text:p>
          </table:table-cell>
          <table:table-cell office:value-type="float" office:value="0.00149152129227" calcext:value-type="float">
            <text:p>0.00149152129227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0289355510809" calcext:value-type="float">
            <text:p>0.000289355510809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0909917151944" calcext:value-type="float">
            <text:p>0.00909917151944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133254993222" calcext:value-type="float">
            <text:p>0.00133254993222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291134277496" calcext:value-type="float">
            <text:p>0.0291134277496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9.04808857602e-05" calcext:value-type="float">
            <text:p>9.04808857602e-05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656808002129" calcext:value-type="float">
            <text:p>0.0656808002129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416832183077" calcext:value-type="float">
            <text:p>0.004168321830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9.44" calcext:value-type="float">
            <text:p>189.44</text:p>
          </table:table-cell>
          <table:table-cell office:value-type="float" office:value="0.00148631917515" calcext:value-type="float">
            <text:p>0.00148631917515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0284892443804" calcext:value-type="float">
            <text:p>0.000284892443804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090412188714" calcext:value-type="float">
            <text:p>0.0090412188714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124604433978" calcext:value-type="float">
            <text:p>0.00124604433978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289313741656" calcext:value-type="float">
            <text:p>0.0289313741656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8.34597643956e-05" calcext:value-type="float">
            <text:p>8.34597643956e-05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652990027798" calcext:value-type="float">
            <text:p>0.0652990027798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388241347958" calcext:value-type="float">
            <text:p>0.003882413479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1.488" calcext:value-type="float">
            <text:p>191.488</text:p>
          </table:table-cell>
          <table:table-cell office:value-type="float" office:value="0.00148037389845" calcext:value-type="float">
            <text:p>0.00148037389845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0284148599304" calcext:value-type="float">
            <text:p>0.000284148599304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0897417957123" calcext:value-type="float">
            <text:p>0.00897417957123</text:p>
          </table:table-cell>
          <table:table-cell office:value-type="float" office:value="57.6" calcext:value-type="float">
            <text:p>57.6</text:p>
          </table:table-cell>
          <table:table-cell office:value-type="float" office:value="0.00117308051063" calcext:value-type="float">
            <text:p>0.00117308051063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287535955736" calcext:value-type="float">
            <text:p>0.0287535955736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7.58281107384e-05" calcext:value-type="float">
            <text:p>7.58281107384e-05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64919877819" calcext:value-type="float">
            <text:p>0.064919877819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363367651003" calcext:value-type="float">
            <text:p>0.003633676510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3.536" calcext:value-type="float">
            <text:p>193.536</text:p>
          </table:table-cell>
          <table:table-cell office:value-type="float" office:value="0.0014774012601" calcext:value-type="float">
            <text:p>0.0014774012601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0278197843297" calcext:value-type="float">
            <text:p>0.000278197843297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0891178455992" calcext:value-type="float">
            <text:p>0.00891178455992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111911557329" calcext:value-type="float">
            <text:p>0.00111911557329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285678166395" calcext:value-type="float">
            <text:p>0.0285678166395</text:p>
          </table:table-cell>
          <table:table-cell office:value-type="float" office:value="130.56" calcext:value-type="float">
            <text:p>130.56</text:p>
          </table:table-cell>
          <table:table-cell office:value-type="float" office:value="6.97838410418e-05" calcext:value-type="float">
            <text:p>6.97838410418e-05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645443039513" calcext:value-type="float">
            <text:p>0.0645443039513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34174232996" calcext:value-type="float">
            <text:p>0.00341742329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5.584" calcext:value-type="float">
            <text:p>195.584</text:p>
          </table:table-cell>
          <table:table-cell office:value-type="float" office:value="0.00146922650464" calcext:value-type="float">
            <text:p>0.00146922650464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0275966309795" calcext:value-type="float">
            <text:p>0.000275966309795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0885282228386" calcext:value-type="float">
            <text:p>0.00885282228386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107465008185" calcext:value-type="float">
            <text:p>0.00107465008185</text:p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283829537751" calcext:value-type="float">
            <text:p>0.0283829537751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6.03816437361e-05" calcext:value-type="float">
            <text:p>6.03816437361e-05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641701212336" calcext:value-type="float">
            <text:p>0.0641701212336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323713294314" calcext:value-type="float">
            <text:p>0.003237132943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7.632" calcext:value-type="float">
            <text:p>197.632</text:p>
          </table:table-cell>
          <table:table-cell office:value-type="float" office:value="0.00146328122794" calcext:value-type="float">
            <text:p>0.00146328122794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0273734776292" calcext:value-type="float">
            <text:p>0.000273734776292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0879386000781" calcext:value-type="float">
            <text:p>0.00879386000781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103382267607" calcext:value-type="float">
            <text:p>0.00103382267607</text:p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280236712409" calcext:value-type="float">
            <text:p>0.0280236712409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5.13457658059e-05" calcext:value-type="float">
            <text:p>5.13457658059e-05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638061890942" calcext:value-type="float">
            <text:p>0.0638061890942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3082990731" calcext:value-type="float">
            <text:p>0.0030829907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9.68" calcext:value-type="float">
            <text:p>199.68</text:p>
          </table:table-cell>
          <table:table-cell office:value-type="float" office:value="0.00146030858959" calcext:value-type="float">
            <text:p>0.00146030858959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0272247087291" calcext:value-type="float">
            <text:p>0.000272247087291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0873934009501" calcext:value-type="float">
            <text:p>0.00873934009501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0988346605272" calcext:value-type="float">
            <text:p>0.000988346605272</text:p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277130625431" calcext:value-type="float">
            <text:p>0.0277130625431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4.54236025679e-05" calcext:value-type="float">
            <text:p>4.54236025679e-05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634408291956" calcext:value-type="float">
            <text:p>0.0634408291956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29514077022" calcext:value-type="float">
            <text:p>0.00295140770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1.728" calcext:value-type="float">
            <text:p>201.728</text:p>
          </table:table-cell>
          <table:table-cell office:value-type="float" office:value="0.00145733595124" calcext:value-type="float">
            <text:p>0.00145733595124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0268527864787" calcext:value-type="float">
            <text:p>0.000268527864787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0868421440541" calcext:value-type="float">
            <text:p>0.00868421440541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0951763632766" calcext:value-type="float">
            <text:p>0.000951763632766</text:p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275078629315" calcext:value-type="float">
            <text:p>0.0275078629315</text:p>
          </table:table-cell>
          <table:table-cell office:value-type="float" office:value="138.24" calcext:value-type="float">
            <text:p>138.24</text:p>
          </table:table-cell>
          <table:table-cell office:value-type="float" office:value="3.96845990177e-05" calcext:value-type="float">
            <text:p>3.96845990177e-05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630740781472" calcext:value-type="float">
            <text:p>0.0630740781472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28367440609" calcext:value-type="float">
            <text:p>0.00283674406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3.776" calcext:value-type="float">
            <text:p>203.776</text:p>
          </table:table-cell>
          <table:table-cell office:value-type="float" office:value="0.00145436331289" calcext:value-type="float">
            <text:p>0.00145436331289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026183326428" calcext:value-type="float">
            <text:p>0.00026183326428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0863332915347" calcext:value-type="float">
            <text:p>0.00863332915347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0917808166573" calcext:value-type="float">
            <text:p>0.000917808166573</text:p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273617803509" calcext:value-type="float">
            <text:p>0.0273617803509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3.60824584914e-05" calcext:value-type="float">
            <text:p>3.60824584914e-05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627095236512" calcext:value-type="float">
            <text:p>0.0627095236512</text:p>
          </table:table-cell>
          <table:table-cell office:value-type="float" office:value="57.6" calcext:value-type="float">
            <text:p>57.6</text:p>
          </table:table-cell>
          <table:table-cell office:value-type="float" office:value="0.00273757154713" calcext:value-type="float">
            <text:p>0.002737571547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5.824" calcext:value-type="float">
            <text:p>205.824</text:p>
          </table:table-cell>
          <table:table-cell office:value-type="float" office:value="0.0014536201533" calcext:value-type="float">
            <text:p>0.0014536201533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0246956374264" calcext:value-type="float">
            <text:p>0.000246956374264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0857739576146" calcext:value-type="float">
            <text:p>0.00857739576146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0886682322562" calcext:value-type="float">
            <text:p>0.000886682322562</text:p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272404927234" calcext:value-type="float">
            <text:p>0.0272404927234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3.21139985897e-05" calcext:value-type="float">
            <text:p>3.21139985897e-05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62350021226" calcext:value-type="float">
            <text:p>0.062350021226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265114350706" calcext:value-type="float">
            <text:p>0.002651143507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7.872" calcext:value-type="float">
            <text:p>207.872</text:p>
          </table:table-cell>
          <table:table-cell office:value-type="float" office:value="0.00145213383412" calcext:value-type="float">
            <text:p>0.00145213383412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223897194739" calcext:value-type="float">
            <text:p>0.000223897194739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0852206814626" calcext:value-type="float">
            <text:p>0.00852206814626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0855152246811" calcext:value-type="float">
            <text:p>0.000855152246811</text:p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271281215075" calcext:value-type="float">
            <text:p>0.0271281215075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2.82676451464e-05" calcext:value-type="float">
            <text:p>2.82676451464e-05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619918367323" calcext:value-type="float">
            <text:p>0.0619918367323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257456679868" calcext:value-type="float">
            <text:p>0.002574566798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9.92" calcext:value-type="float">
            <text:p>209.92</text:p>
          </table:table-cell>
          <table:table-cell office:value-type="float" office:value="0.00144916119577" calcext:value-type="float">
            <text:p>0.00144916119577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0189680347703" calcext:value-type="float">
            <text:p>0.000189680347703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0847421177836" calcext:value-type="float">
            <text:p>0.00847421177836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0827664488464" calcext:value-type="float">
            <text:p>0.000827664488464</text:p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270163610047" calcext:value-type="float">
            <text:p>0.0270163610047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2.57644627468e-05" calcext:value-type="float">
            <text:p>2.57644627468e-05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616340915491" calcext:value-type="float">
            <text:p>0.0616340915491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250428908304" calcext:value-type="float">
            <text:p>0.002504289083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1.968" calcext:value-type="float">
            <text:p>211.968</text:p>
          </table:table-cell>
          <table:table-cell office:value-type="float" office:value="0.00144841803619" calcext:value-type="float">
            <text:p>0.00144841803619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0156951189668" calcext:value-type="float">
            <text:p>0.000156951189668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0842453808004" calcext:value-type="float">
            <text:p>0.00842453808004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0795932296843" calcext:value-type="float">
            <text:p>0.000795932296843</text:p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269096083497" calcext:value-type="float">
            <text:p>0.0269096083497</text:p>
          </table:table-cell>
          <table:table-cell office:value-type="float" office:value="148.48" calcext:value-type="float">
            <text:p>148.48</text:p>
          </table:table-cell>
          <table:table-cell office:value-type="float" office:value="2.3200227118e-05" calcext:value-type="float">
            <text:p>2.3200227118e-05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612736738937" calcext:value-type="float">
            <text:p>0.0612736738937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243924832069" calcext:value-type="float">
            <text:p>0.002439248320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4.016" calcext:value-type="float">
            <text:p>214.016</text:p>
          </table:table-cell>
          <table:table-cell office:value-type="float" office:value="0.00144693171701" calcext:value-type="float">
            <text:p>0.00144693171701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0132404321141" calcext:value-type="float">
            <text:p>0.000132404321141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0837486438172" calcext:value-type="float">
            <text:p>0.00837486438172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0766827611534" calcext:value-type="float">
            <text:p>0.000766827611534</text:p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267967485633" calcext:value-type="float">
            <text:p>0.0267967485633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2.09412576355e-05" calcext:value-type="float">
            <text:p>2.09412576355e-05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609139518132" calcext:value-type="float">
            <text:p>0.0609139518132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238647594537" calcext:value-type="float">
            <text:p>0.002386475945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6.064" calcext:value-type="float">
            <text:p>216.064</text:p>
          </table:table-cell>
          <table:table-cell office:value-type="float" office:value="0.00144544539784" calcext:value-type="float">
            <text:p>0.00144544539784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0120502809129" calcext:value-type="float">
            <text:p>0.000120502809129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083187290641" calcext:value-type="float">
            <text:p>0.0083187290641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0738329273836" calcext:value-type="float">
            <text:p>0.000738329273836</text:p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266868201999" calcext:value-type="float">
            <text:p>0.0266868201999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1.93538736748e-05" calcext:value-type="float">
            <text:p>1.93538736748e-05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605636749085" calcext:value-type="float">
            <text:p>0.0605636749085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233469236543" calcext:value-type="float">
            <text:p>0.002334692365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8.112" calcext:value-type="float">
            <text:p>218.112</text:p>
          </table:table-cell>
          <table:table-cell office:value-type="float" office:value="0.00144321591907" calcext:value-type="float">
            <text:p>0.00144321591907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0107857452615" calcext:value-type="float">
            <text:p>0.000107857452615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0826925729138" calcext:value-type="float">
            <text:p>0.00826925729138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0707001313955" calcext:value-type="float">
            <text:p>0.000707001313955</text:p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265773193358" calcext:value-type="float">
            <text:p>0.0265773193358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1.76443832556e-05" calcext:value-type="float">
            <text:p>1.76443832556e-05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602101763934" calcext:value-type="float">
            <text:p>0.0602101763934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228675410084" calcext:value-type="float">
            <text:p>0.002286754100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0.16" calcext:value-type="float">
            <text:p>220.16</text:p>
          </table:table-cell>
          <table:table-cell office:value-type="float" office:value="0.00144247275949" calcext:value-type="float">
            <text:p>0.00144247275949</text:p>
          </table:table-cell>
          <table:table-cell office:value-type="float" office:value="88.576" calcext:value-type="float">
            <text:p>88.576</text:p>
          </table:table-cell>
          <table:table-cell office:value-type="float" office:value="9.4468251601e-05" calcext:value-type="float">
            <text:p>9.4468251601e-05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082226124771" calcext:value-type="float">
            <text:p>0.0082226124771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0678300860387" calcext:value-type="float">
            <text:p>0.000678300860387</text:p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264705056094" calcext:value-type="float">
            <text:p>0.0264705056094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1.60569992949e-05" calcext:value-type="float">
            <text:p>1.60569992949e-05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598572270165" calcext:value-type="float">
            <text:p>0.0598572270165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224423589977" calcext:value-type="float">
            <text:p>0.002244235899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2.208" calcext:value-type="float">
            <text:p>222.208</text:p>
          </table:table-cell>
          <table:table-cell office:value-type="float" office:value="0.00144024328072" calcext:value-type="float">
            <text:p>0.00144024328072</text:p>
          </table:table-cell>
          <table:table-cell office:value-type="float" office:value="89.6" calcext:value-type="float">
            <text:p>89.6</text:p>
          </table:table-cell>
          <table:table-cell office:value-type="float" office:value="8.7029806593e-05" calcext:value-type="float">
            <text:p>8.7029806593e-05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0817011182034" calcext:value-type="float">
            <text:p>0.00817011182034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0644547510064" calcext:value-type="float">
            <text:p>0.000644547510064</text:p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263619208149" calcext:value-type="float">
            <text:p>0.0263619208149</text:p>
          </table:table-cell>
          <table:table-cell office:value-type="float" office:value="158.72" calcext:value-type="float">
            <text:p>158.72</text:p>
          </table:table-cell>
          <table:table-cell office:value-type="float" office:value="1.48969879389e-05" calcext:value-type="float">
            <text:p>1.48969879389e-05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595047535593" calcext:value-type="float">
            <text:p>0.0595047535593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220618558891" calcext:value-type="float">
            <text:p>0.002206185588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4.256" calcext:value-type="float">
            <text:p>224.256</text:p>
          </table:table-cell>
          <table:table-cell office:value-type="float" office:value="0.00143801380196" calcext:value-type="float">
            <text:p>0.00143801380196</text:p>
          </table:table-cell>
          <table:table-cell office:value-type="float" office:value="90.624" calcext:value-type="float">
            <text:p>90.624</text:p>
          </table:table-cell>
          <table:table-cell office:value-type="float" office:value="7.81036725834e-05" calcext:value-type="float">
            <text:p>7.81036725834e-05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0812225545245" calcext:value-type="float">
            <text:p>0.00812225545245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0587955066408" calcext:value-type="float">
            <text:p>0.000587955066408</text:p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262538856623" calcext:value-type="float">
            <text:p>0.0262538856623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1.3492763666e-05" calcext:value-type="float">
            <text:p>1.3492763666e-05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591542569993" calcext:value-type="float">
            <text:p>0.0591542569993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216795216779" calcext:value-type="float">
            <text:p>0.002167952167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6.304" calcext:value-type="float">
            <text:p>226.304</text:p>
          </table:table-cell>
          <table:table-cell office:value-type="float" office:value="0.00143727064237" calcext:value-type="float">
            <text:p>0.00143727064237</text:p>
          </table:table-cell>
          <table:table-cell office:value-type="float" office:value="91.648" calcext:value-type="float">
            <text:p>91.648</text:p>
          </table:table-cell>
          <table:table-cell office:value-type="float" office:value="7.14090720763e-05" calcext:value-type="float">
            <text:p>7.14090720763e-05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0807177405171" calcext:value-type="float">
            <text:p>0.00807177405171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0526511841868" calcext:value-type="float">
            <text:p>0.000526511841868</text:p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261516522844" calcext:value-type="float">
            <text:p>0.0261516522844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1.23938055394e-05" calcext:value-type="float">
            <text:p>1.23938055394e-05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588070186588" calcext:value-type="float">
            <text:p>0.0588070186588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213594449533" calcext:value-type="float">
            <text:p>0.002135944495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8.352" calcext:value-type="float">
            <text:p>228.352</text:p>
          </table:table-cell>
          <table:table-cell office:value-type="float" office:value="0.00143281168485" calcext:value-type="float">
            <text:p>0.00143281168485</text:p>
          </table:table-cell>
          <table:table-cell office:value-type="float" office:value="92.672" calcext:value-type="float">
            <text:p>92.672</text:p>
          </table:table-cell>
          <table:table-cell office:value-type="float" office:value="5.87637155628e-05" calcext:value-type="float">
            <text:p>5.87637155628e-05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0802189842779" calcext:value-type="float">
            <text:p>0.00802189842779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046769612364" calcext:value-type="float">
            <text:p>0.00046769612364</text:p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260519839016" calcext:value-type="float">
            <text:p>0.0260519839016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1.16611667883e-05" calcext:value-type="float">
            <text:p>1.16611667883e-05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584679441718" calcext:value-type="float">
            <text:p>0.0584679441718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210166625571" calcext:value-type="float">
            <text:p>0.002101666255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0.4" calcext:value-type="float">
            <text:p>230.4</text:p>
          </table:table-cell>
          <table:table-cell office:value-type="float" office:value="0.00143206852526" calcext:value-type="float">
            <text:p>0.00143206852526</text:p>
          </table:table-cell>
          <table:table-cell office:value-type="float" office:value="93.696" calcext:value-type="float">
            <text:p>93.696</text:p>
          </table:table-cell>
          <table:table-cell office:value-type="float" office:value="4.68622035501e-05" calcext:value-type="float">
            <text:p>4.68622035501e-05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0797404205989" calcext:value-type="float">
            <text:p>0.00797404205989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0430506803523" calcext:value-type="float">
            <text:p>0.000430506803523</text:p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259499948089" calcext:value-type="float">
            <text:p>0.0259499948089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1.07453683494e-05" calcext:value-type="float">
            <text:p>1.07453683494e-05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581305537084" calcext:value-type="float">
            <text:p>0.0581305537084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2070207914" calcext:value-type="float">
            <text:p>0.0020702079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2.448" calcext:value-type="float">
            <text:p>232.448</text:p>
          </table:table-cell>
          <table:table-cell office:value-type="float" office:value="0.00142835272732" calcext:value-type="float">
            <text:p>0.00142835272732</text:p>
          </table:table-cell>
          <table:table-cell office:value-type="float" office:value="94.72" calcext:value-type="float">
            <text:p>94.72</text:p>
          </table:table-cell>
          <table:table-cell office:value-type="float" office:value="4.16552920445e-05" calcext:value-type="float">
            <text:p>4.16552920445e-05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0792881072483" calcext:value-type="float">
            <text:p>0.00792881072483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039634922146" calcext:value-type="float">
            <text:p>0.00039634922146</text:p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258514867811" calcext:value-type="float">
            <text:p>0.0258514867811</text:p>
          </table:table-cell>
          <table:table-cell office:value-type="float" office:value="168.96" calcext:value-type="float">
            <text:p>168.96</text:p>
          </table:table-cell>
          <table:table-cell office:value-type="float" office:value="9.82956991058e-06" calcext:value-type="float">
            <text:p>9.82956991058e-06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577928337621" calcext:value-type="float">
            <text:p>0.0577928337621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204087365125" calcext:value-type="float">
            <text:p>0.002040873651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4.496" calcext:value-type="float">
            <text:p>234.496</text:p>
          </table:table-cell>
          <table:table-cell office:value-type="float" office:value="0.00142760956773" calcext:value-type="float">
            <text:p>0.00142760956773</text:p>
          </table:table-cell>
          <table:table-cell office:value-type="float" office:value="95.744" calcext:value-type="float">
            <text:p>95.744</text:p>
          </table:table-cell>
          <table:table-cell office:value-type="float" office:value="3.71922250397e-05" calcext:value-type="float">
            <text:p>3.71922250397e-05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0788014665453" calcext:value-type="float">
            <text:p>0.00788014665453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0371488969425" calcext:value-type="float">
            <text:p>0.000371488969425</text:p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257534062525" calcext:value-type="float">
            <text:p>0.0257534062525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9.21903761797e-06" calcext:value-type="float">
            <text:p>9.21903761797e-06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574535030107" calcext:value-type="float">
            <text:p>0.0574535030107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201402968796" calcext:value-type="float">
            <text:p>0.002014029687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6.544" calcext:value-type="float">
            <text:p>236.544</text:p>
          </table:table-cell>
          <table:table-cell office:value-type="float" office:value="0.00142612324856" calcext:value-type="float">
            <text:p>0.00142612324856</text:p>
          </table:table-cell>
          <table:table-cell office:value-type="float" office:value="96.768" calcext:value-type="float">
            <text:p>96.768</text:p>
          </table:table-cell>
          <table:table-cell office:value-type="float" office:value="2.9009935531e-05" calcext:value-type="float">
            <text:p>2.9009935531e-05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0783430954266" calcext:value-type="float">
            <text:p>0.00783430954266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034602236978" calcext:value-type="float">
            <text:p>0.00034602236978</text:p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256620435683" calcext:value-type="float">
            <text:p>0.0256620435683</text:p>
          </table:table-cell>
          <table:table-cell office:value-type="float" office:value="173.056" calcext:value-type="float">
            <text:p>173.056</text:p>
          </table:table-cell>
          <table:table-cell office:value-type="float" office:value="8.48639886686e-06" calcext:value-type="float">
            <text:p>8.48639886686e-06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571243496191" calcext:value-type="float">
            <text:p>0.0571243496191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196056149368" calcext:value-type="float">
            <text:p>0.001960561493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8.592" calcext:value-type="float">
            <text:p>238.592</text:p>
          </table:table-cell>
          <table:table-cell office:value-type="float" office:value="0.0014238937698" calcext:value-type="float">
            <text:p>0.0014238937698</text:p>
          </table:table-cell>
          <table:table-cell office:value-type="float" office:value="97.792" calcext:value-type="float">
            <text:p>97.792</text:p>
          </table:table-cell>
          <table:table-cell office:value-type="float" office:value="2.45468685263e-05" calcext:value-type="float">
            <text:p>2.45468685263e-05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077820108115" calcext:value-type="float">
            <text:p>0.0077820108115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0329448868424" calcext:value-type="float">
            <text:p>0.000329448868424</text:p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255676883897" calcext:value-type="float">
            <text:p>0.0255676883897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7.87586657425e-06" calcext:value-type="float">
            <text:p>7.87586657425e-06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567969168603" calcext:value-type="float">
            <text:p>0.0567969168603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190958359886" calcext:value-type="float">
            <text:p>0.001909583598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0.64" calcext:value-type="float">
            <text:p>240.64</text:p>
          </table:table-cell>
          <table:table-cell office:value-type="float" office:value="0.00141943481227" calcext:value-type="float">
            <text:p>0.00141943481227</text:p>
          </table:table-cell>
          <table:table-cell office:value-type="float" office:value="98.816" calcext:value-type="float">
            <text:p>98.816</text:p>
          </table:table-cell>
          <table:table-cell office:value-type="float" office:value="1.85961125199e-05" calcext:value-type="float">
            <text:p>1.85961125199e-05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0773698140205" calcext:value-type="float">
            <text:p>0.00773698140205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0312673251197" calcext:value-type="float">
            <text:p>0.000312673251197</text:p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254735774964" calcext:value-type="float">
            <text:p>0.0254735774964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7.570600428e-06" calcext:value-type="float">
            <text:p>7.570600428e-06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564720833554" calcext:value-type="float">
            <text:p>0.0564720833554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186160871221" calcext:value-type="float">
            <text:p>0.001861608712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2.688" calcext:value-type="float">
            <text:p>242.688</text:p>
          </table:table-cell>
          <table:table-cell office:value-type="float" office:value="0.00141869165268" calcext:value-type="float">
            <text:p>0.00141869165268</text:p>
          </table:table-cell>
          <table:table-cell office:value-type="float" office:value="99.84" calcext:value-type="float">
            <text:p>99.84</text:p>
          </table:table-cell>
          <table:table-cell office:value-type="float" office:value="1.48768900159e-05" calcext:value-type="float">
            <text:p>1.48768900159e-05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0769538472784" calcext:value-type="float">
            <text:p>0.00769538472784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0301354762466" calcext:value-type="float">
            <text:p>0.000301354762466</text:p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253712830472" calcext:value-type="float">
            <text:p>0.0253712830472</text:p>
          </table:table-cell>
          <table:table-cell office:value-type="float" office:value="179.2" calcext:value-type="float">
            <text:p>179.2</text:p>
          </table:table-cell>
          <table:table-cell office:value-type="float" office:value="7.14322782314e-06" calcext:value-type="float">
            <text:p>7.14322782314e-06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56162296235" calcext:value-type="float">
            <text:p>0.056162296235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181403666812" calcext:value-type="float">
            <text:p>0.001814036668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4.736" calcext:value-type="float">
            <text:p>244.736</text:p>
          </table:table-cell>
          <table:table-cell office:value-type="float" office:value="0.00141571901433" calcext:value-type="float">
            <text:p>0.00141571901433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1.33892010143e-05" calcext:value-type="float">
            <text:p>1.33892010143e-05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0764914376477" calcext:value-type="float">
            <text:p>0.00764914376477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0290844737216" calcext:value-type="float">
            <text:p>0.000290844737216</text:p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252777828671" calcext:value-type="float">
            <text:p>0.0252777828671</text:p>
          </table:table-cell>
          <table:table-cell office:value-type="float" office:value="181.248" calcext:value-type="float">
            <text:p>181.248</text:p>
          </table:table-cell>
          <table:table-cell office:value-type="float" office:value="6.89901490614e-06" calcext:value-type="float">
            <text:p>6.89901490614e-06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558415263521" calcext:value-type="float">
            <text:p>0.0558415263521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176928452195" calcext:value-type="float">
            <text:p>0.001769284521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6.784" calcext:value-type="float">
            <text:p>246.784</text:p>
          </table:table-cell>
          <table:table-cell office:value-type="float" office:value="0.00141348953557" calcext:value-type="float">
            <text:p>0.00141348953557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1.26453565135e-05" calcext:value-type="float">
            <text:p>1.26453565135e-05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0760956634659" calcext:value-type="float">
            <text:p>0.00760956634659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0281345291317" calcext:value-type="float">
            <text:p>0.000281345291317</text:p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251804962655" calcext:value-type="float">
            <text:p>0.0251804962655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6.59374875989e-06" calcext:value-type="float">
            <text:p>6.59374875989e-06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55519475147" calcext:value-type="float">
            <text:p>0.055519475147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172310411579" calcext:value-type="float">
            <text:p>0.001723104115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8.832" calcext:value-type="float">
            <text:p>248.832</text:p>
          </table:table-cell>
          <table:table-cell office:value-type="float" office:value="0.00141126005681" calcext:value-type="float">
            <text:p>0.00141126005681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1.19015120127e-05" calcext:value-type="float">
            <text:p>1.19015120127e-05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0756110420189" calcext:value-type="float">
            <text:p>0.00756110420189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0272047961288" calcext:value-type="float">
            <text:p>0.000272047961288</text:p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250830875213" calcext:value-type="float">
            <text:p>0.0250830875213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6.47164230139e-06" calcext:value-type="float">
            <text:p>6.47164230139e-06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551998767588" calcext:value-type="float">
            <text:p>0.0551998767588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168010982807" calcext:value-type="float">
            <text:p>0.001680109828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0.88" calcext:value-type="float">
            <text:p>250.88</text:p>
          </table:table-cell>
          <table:table-cell office:value-type="float" office:value="0.00140977373763" calcext:value-type="float">
            <text:p>0.00140977373763</text:p>
          </table:table-cell>
          <table:table-cell office:value-type="float" office:value="104.96" calcext:value-type="float">
            <text:p>104.96</text:p>
          </table:table-cell>
          <table:table-cell office:value-type="float" office:value="1.11576675119e-05" calcext:value-type="float">
            <text:p>1.11576675119e-05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0751627671804" calcext:value-type="float">
            <text:p>0.00751627671804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026436755822" calcext:value-type="float">
            <text:p>0.00026436755822</text:p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249814648565" calcext:value-type="float">
            <text:p>0.0249814648565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6.28848261353e-06" calcext:value-type="float">
            <text:p>6.28848261353e-06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548807542903" calcext:value-type="float">
            <text:p>0.0548807542903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164019179261" calcext:value-type="float">
            <text:p>0.001640191792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2.928" calcext:value-type="float">
            <text:p>252.928</text:p>
          </table:table-cell>
          <table:table-cell office:value-type="float" office:value="0.00140903057804" calcext:value-type="float">
            <text:p>0.00140903057804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9.66997851037e-06" calcext:value-type="float">
            <text:p>9.66997851037e-06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074726607878" calcext:value-type="float">
            <text:p>0.0074726607878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0257495618633" calcext:value-type="float">
            <text:p>0.000257495618633</text:p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24878132195" calcext:value-type="float">
            <text:p>0.024878132195</text:p>
          </table:table-cell>
          <table:table-cell office:value-type="float" office:value="189.44" calcext:value-type="float">
            <text:p>189.44</text:p>
          </table:table-cell>
          <table:table-cell office:value-type="float" office:value="6.10532292578e-06" calcext:value-type="float">
            <text:p>6.10532292578e-06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545682580885" calcext:value-type="float">
            <text:p>0.0545682580885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160305703302" calcext:value-type="float">
            <text:p>0.001603057033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4.976" calcext:value-type="float">
            <text:p>254.976</text:p>
          </table:table-cell>
          <table:table-cell office:value-type="float" office:value="0.00140828741846" calcext:value-type="float">
            <text:p>0.00140828741846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8.92613400949e-06" calcext:value-type="float">
            <text:p>8.92613400949e-06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0743146796481" calcext:value-type="float">
            <text:p>0.00743146796481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0249815215566" calcext:value-type="float">
            <text:p>0.000249815215566</text:p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24779013454" calcext:value-type="float">
            <text:p>0.024779013454</text:p>
          </table:table-cell>
          <table:table-cell office:value-type="float" office:value="191.488" calcext:value-type="float">
            <text:p>191.488</text:p>
          </table:table-cell>
          <table:table-cell office:value-type="float" office:value="5.98321646728e-06" calcext:value-type="float">
            <text:p>5.98321646728e-06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542524670579" calcext:value-type="float">
            <text:p>0.0542524670579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156581240728" calcext:value-type="float">
            <text:p>0.001565812407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7.024" calcext:value-type="float">
            <text:p>257.024</text:p>
          </table:table-cell>
          <table:table-cell office:value-type="float" office:value="0.00140680109928" calcext:value-type="float">
            <text:p>0.00140680109928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8.18228950872e-06" calcext:value-type="float">
            <text:p>8.18228950872e-06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0739249632344" calcext:value-type="float">
            <text:p>0.00739249632344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241932696628" calcext:value-type="float">
            <text:p>0.000241932696628</text:p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246723829416" calcext:value-type="float">
            <text:p>0.0246723829416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5.80005677953e-06" calcext:value-type="float">
            <text:p>5.80005677953e-06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539344794749" calcext:value-type="float">
            <text:p>0.0539344794749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15291171123" calcext:value-type="float">
            <text:p>0.00152911711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9.072" calcext:value-type="float">
            <text:p>259.072</text:p>
          </table:table-cell>
          <table:table-cell office:value-type="float" office:value="0.00140382846093" calcext:value-type="float">
            <text:p>0.00140382846093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5.9507560064e-06" calcext:value-type="float">
            <text:p>5.9507560064e-06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0735211120285" calcext:value-type="float">
            <text:p>0.00735211120285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0231220555507" calcext:value-type="float">
            <text:p>0.000231220555507</text:p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245677677824" calcext:value-type="float">
            <text:p>0.0245677677824</text:p>
          </table:table-cell>
          <table:table-cell office:value-type="float" office:value="195.584" calcext:value-type="float">
            <text:p>195.584</text:p>
          </table:table-cell>
          <table:table-cell office:value-type="float" office:value="5.61689709178e-06" calcext:value-type="float">
            <text:p>5.61689709178e-06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536106710278" calcext:value-type="float">
            <text:p>0.0536106710278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149403318756" calcext:value-type="float">
            <text:p>0.001494033187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1.12" calcext:value-type="float">
            <text:p>261.12</text:p>
          </table:table-cell>
          <table:table-cell office:value-type="float" office:value="0.00140085582258" calcext:value-type="float">
            <text:p>0.00140085582258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5.20691150552e-06" calcext:value-type="float">
            <text:p>5.20691150552e-06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0731273571028" calcext:value-type="float">
            <text:p>0.00731273571028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0219699950906" calcext:value-type="float">
            <text:p>0.000219699950906</text:p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244680383284" calcext:value-type="float">
            <text:p>0.0244680383284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5.49479063316e-06" calcext:value-type="float">
            <text:p>5.49479063316e-06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532938549394" calcext:value-type="float">
            <text:p>0.0532938549394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145839993206" calcext:value-type="float">
            <text:p>0.00145839993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4.192" calcext:value-type="float">
            <text:p>264.192</text:p>
          </table:table-cell>
          <table:table-cell office:value-type="float" office:value="0.00139714002464" calcext:value-type="float">
            <text:p>0.00139714002464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4.46306700475e-06" calcext:value-type="float">
            <text:p>4.46306700475e-06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072727544409" calcext:value-type="float">
            <text:p>0.0072727544409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0208179346305" calcext:value-type="float">
            <text:p>0.000208179346305</text:p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243664156636" calcext:value-type="float">
            <text:p>0.0243664156636</text:p>
          </table:table-cell>
          <table:table-cell office:value-type="float" office:value="199.68" calcext:value-type="float">
            <text:p>199.68</text:p>
          </table:table-cell>
          <table:table-cell office:value-type="float" office:value="5.25057771616e-06" calcext:value-type="float">
            <text:p>5.25057771616e-06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529785764378" calcext:value-type="float">
            <text:p>0.0529785764378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142558657447" calcext:value-type="float">
            <text:p>0.001425586574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8.288" calcext:value-type="float">
            <text:p>268.288</text:p>
          </table:table-cell>
          <table:table-cell office:value-type="float" office:value="0.00139639686506" calcext:value-type="float">
            <text:p>0.00139639686506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3.71922250397e-06" calcext:value-type="float">
            <text:p>3.71922250397e-06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07238629014" calcext:value-type="float">
            <text:p>0.007238629014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0198275668665" calcext:value-type="float">
            <text:p>0.000198275668665</text:p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242622280036" calcext:value-type="float">
            <text:p>0.0242622280036</text:p>
          </table:table-cell>
          <table:table-cell office:value-type="float" office:value="201.728" calcext:value-type="float">
            <text:p>201.728</text:p>
          </table:table-cell>
          <table:table-cell office:value-type="float" office:value="5.18952448691e-06" calcext:value-type="float">
            <text:p>5.18952448691e-06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526648721321" calcext:value-type="float">
            <text:p>0.0526648721321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139061251589" calcext:value-type="float">
            <text:p>0.001390612515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2.384" calcext:value-type="float">
            <text:p>272.384</text:p>
          </table:table-cell>
          <table:table-cell office:value-type="float" office:value="0.00139416738629" calcext:value-type="float">
            <text:p>0.00139416738629</text:p>
          </table:table-cell>
          <table:table-cell office:value-type="float" office:value="138.24" calcext:value-type="float">
            <text:p>138.24</text:p>
          </table:table-cell>
          <table:table-cell office:value-type="float" office:value="2.9753780032e-06" calcext:value-type="float">
            <text:p>2.9753780032e-06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07197436191" calcext:value-type="float">
            <text:p>0.007197436191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0188978338636" calcext:value-type="float">
            <text:p>0.000188978338636</text:p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2415926177" calcext:value-type="float">
            <text:p>0.02415926177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5.06741802841e-06" calcext:value-type="float">
            <text:p>5.06741802841e-06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523464818478" calcext:value-type="float">
            <text:p>0.0523464818478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13556384573" calcext:value-type="float">
            <text:p>0.00135563845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6.48" calcext:value-type="float">
            <text:p>276.48</text:p>
          </table:table-cell>
          <table:table-cell office:value-type="float" office:value="0.00139193790753" calcext:value-type="float">
            <text:p>0.00139193790753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2.23153350243e-06" calcext:value-type="float">
            <text:p>2.23153350243e-06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0715907032645" calcext:value-type="float">
            <text:p>0.00715907032645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0179478892737" calcext:value-type="float">
            <text:p>0.000179478892737</text:p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240554405379" calcext:value-type="float">
            <text:p>0.0240554405379</text:p>
          </table:table-cell>
          <table:table-cell office:value-type="float" office:value="211.968" calcext:value-type="float">
            <text:p>211.968</text:p>
          </table:table-cell>
          <table:table-cell office:value-type="float" office:value="5.00636479916e-06" calcext:value-type="float">
            <text:p>5.00636479916e-06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520320819671" calcext:value-type="float">
            <text:p>0.0520320819671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132033480025" calcext:value-type="float">
            <text:p>0.001320334800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0.576" calcext:value-type="float">
            <text:p>280.576</text:p>
          </table:table-cell>
          <table:table-cell office:value-type="float" office:value="0.00139045158835" calcext:value-type="float">
            <text:p>0.00139045158835</text:p>
          </table:table-cell>
          <table:table-cell office:value-type="float" office:value="897.024" calcext:value-type="float">
            <text:p>897.024</text:p>
          </table:table-cell>
          <table:table-cell office:value-type="float" office:value="1.48768900154e-06" calcext:value-type="float">
            <text:p>1.48768900154e-06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0712231986671" calcext:value-type="float">
            <text:p>0.00712231986671</text:p>
          </table:table-cell>
          <table:table-cell office:value-type="float" office:value="89.6" calcext:value-type="float">
            <text:p>89.6</text:p>
          </table:table-cell>
          <table:table-cell office:value-type="float" office:value="0.000171798489669" calcext:value-type="float">
            <text:p>0.000171798489669</text:p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239529628747" calcext:value-type="float">
            <text:p>0.0239529628747</text:p>
          </table:table-cell>
          <table:table-cell office:value-type="float" office:value="216.064" calcext:value-type="float">
            <text:p>216.064</text:p>
          </table:table-cell>
          <table:table-cell office:value-type="float" office:value="4.70109865292e-06" calcext:value-type="float">
            <text:p>4.70109865292e-06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517086396121" calcext:value-type="float">
            <text:p>0.0517086396121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128429870219" calcext:value-type="float">
            <text:p>0.001284298702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4.672" calcext:value-type="float">
            <text:p>284.672</text:p>
          </table:table-cell>
          <table:table-cell office:value-type="float" office:value="0.00138970842877" calcext:value-type="float">
            <text:p>0.00138970842877</text:p>
          </table:table-cell>
          <table:table-cell office:value-type="float" office:value="1073.152" calcext:value-type="float">
            <text:p>1073.152</text:p>
          </table:table-cell>
          <table:table-cell office:value-type="float" office:value="7.43844500772e-07" calcext:value-type="float">
            <text:p>7.43844500772e-07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0708334822535" calcext:value-type="float">
            <text:p>0.00708334822535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0166947708784" calcext:value-type="float">
            <text:p>0.000166947708784</text:p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23852317351" calcext:value-type="float">
            <text:p>0.023852317351</text:p>
          </table:table-cell>
          <table:table-cell office:value-type="float" office:value="222.208" calcext:value-type="float">
            <text:p>222.208</text:p>
          </table:table-cell>
          <table:table-cell office:value-type="float" office:value="4.64004542355e-06" calcext:value-type="float">
            <text:p>4.64004542355e-06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51383256969" calcext:value-type="float">
            <text:p>0.051383256969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124877531284" calcext:value-type="float">
            <text:p>0.001248775312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8.768" calcext:value-type="float">
            <text:p>288.768</text:p>
          </table:table-cell>
          <table:table-cell office:value-type="float" office:value="0.00138450631165" calcext:value-type="float">
            <text:p>0.00138450631165</text:p>
          </table:table-cell>
          <table:table-cell office:value-type="float" office:value="1744.896" calcext:value-type="float">
            <text:p>1744.89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0704074192313" calcext:value-type="float">
            <text:p>0.00704074192313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0160480000938" calcext:value-type="float">
            <text:p>0.000160480000938</text:p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237562521757" calcext:value-type="float">
            <text:p>0.0237562521757</text:p>
          </table:table-cell>
          <table:table-cell office:value-type="float" office:value="224.256" calcext:value-type="float">
            <text:p>224.256</text:p>
          </table:table-cell>
          <table:table-cell office:value-type="float" office:value="4.5789921943e-06" calcext:value-type="float">
            <text:p>4.5789921943e-06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510679052489" calcext:value-type="float">
            <text:p>0.0510679052489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121226312812" calcext:value-type="float">
            <text:p>0.001212263128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2.864" calcext:value-type="float">
            <text:p>292.864</text:p>
          </table:table-cell>
          <table:table-cell office:value-type="float" office:value="0.00138301999248" calcext:value-type="float">
            <text:p>0.001383019992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0700177028176" calcext:value-type="float">
            <text:p>0.00700177028176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0154214408962" calcext:value-type="float">
            <text:p>0.000154214408962</text:p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236550570101" calcext:value-type="float">
            <text:p>0.0236550570101</text:p>
          </table:table-cell>
          <table:table-cell office:value-type="float" office:value="226.304" calcext:value-type="float">
            <text:p>226.304</text:p>
          </table:table-cell>
          <table:table-cell office:value-type="float" office:value="4.51793896505e-06" calcext:value-type="float">
            <text:p>4.51793896505e-06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507527365749" calcext:value-type="float">
            <text:p>0.0507527365749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117688622697" calcext:value-type="float">
            <text:p>0.001176886226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6.96" calcext:value-type="float">
            <text:p>296.96</text:p>
          </table:table-cell>
          <table:table-cell office:value-type="float" office:value="0.00138227683289" calcext:value-type="float">
            <text:p>0.001382276832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0696764485487" calcext:value-type="float">
            <text:p>0.00696764485487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0147342469375" calcext:value-type="float">
            <text:p>0.000147342469375</text:p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235605186176" calcext:value-type="float">
            <text:p>0.0235605186176</text:p>
          </table:table-cell>
          <table:table-cell office:value-type="float" office:value="228.352" calcext:value-type="float">
            <text:p>228.352</text:p>
          </table:table-cell>
          <table:table-cell office:value-type="float" office:value="4.4568857358e-06" calcext:value-type="float">
            <text:p>4.4568857358e-06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504380072114" calcext:value-type="float">
            <text:p>0.0504380072114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114052053045" calcext:value-type="float">
            <text:p>0.001140520530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1.056" calcext:value-type="float">
            <text:p>301.056</text:p>
          </table:table-cell>
          <table:table-cell office:value-type="float" office:value="0.00138079051372" calcext:value-type="float">
            <text:p>0.001380790513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069288751391" calcext:value-type="float">
            <text:p>0.0069288751391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0140470529788" calcext:value-type="float">
            <text:p>0.000140470529788</text:p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234585905962" calcext:value-type="float">
            <text:p>0.0234585905962</text:p>
          </table:table-cell>
          <table:table-cell office:value-type="float" office:value="234.496" calcext:value-type="float">
            <text:p>234.496</text:p>
          </table:table-cell>
          <table:table-cell office:value-type="float" office:value="4.3347792773e-06" calcext:value-type="float">
            <text:p>4.3347792773e-06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501197267547" calcext:value-type="float">
            <text:p>0.0501197267547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110316603856" calcext:value-type="float">
            <text:p>0.001103166038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9.248" calcext:value-type="float">
            <text:p>309.248</text:p>
          </table:table-cell>
          <table:table-cell office:value-type="float" office:value="0.00138004735413" calcext:value-type="float">
            <text:p>0.001380047354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0689293238178" calcext:value-type="float">
            <text:p>0.00689293238178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0132992242591" calcext:value-type="float">
            <text:p>0.000132992242591</text:p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233613039947" calcext:value-type="float">
            <text:p>0.0233613039947</text:p>
          </table:table-cell>
          <table:table-cell office:value-type="float" office:value="236.544" calcext:value-type="float">
            <text:p>236.544</text:p>
          </table:table-cell>
          <table:table-cell office:value-type="float" office:value="4.27372604805e-06" calcext:value-type="float">
            <text:p>4.27372604805e-06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498041919886" calcext:value-type="float">
            <text:p>0.0498041919886</text:p>
          </table:table-cell>
          <table:table-cell office:value-type="float" office:value="89.6" calcext:value-type="float">
            <text:p>89.6</text:p>
          </table:table-cell>
          <table:table-cell office:value-type="float" office:value="0.00106702007434" calcext:value-type="float">
            <text:p>0.001067020074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3.344" calcext:value-type="float">
            <text:p>313.344</text:p>
          </table:table-cell>
          <table:table-cell office:value-type="float" office:value="0.00137856103495" calcext:value-type="float">
            <text:p>0.001378561034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0685214340999" calcext:value-type="float">
            <text:p>0.00685214340999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0123290680821" calcext:value-type="float">
            <text:p>0.000123290680821</text:p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232605973996" calcext:value-type="float">
            <text:p>0.0232605973996</text:p>
          </table:table-cell>
          <table:table-cell office:value-type="float" office:value="238.592" calcext:value-type="float">
            <text:p>238.592</text:p>
          </table:table-cell>
          <table:table-cell office:value-type="float" office:value="4.02951313105e-06" calcext:value-type="float">
            <text:p>4.02951313105e-06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494879982568" calcext:value-type="float">
            <text:p>0.0494879982568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102878665323" calcext:value-type="float">
            <text:p>0.001028786653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7.44" calcext:value-type="float">
            <text:p>317.44</text:p>
          </table:table-cell>
          <table:table-cell office:value-type="float" office:value="0.00137410207743" calcext:value-type="float">
            <text:p>0.001374102077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0681054673578" calcext:value-type="float">
            <text:p>0.00681054673578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0116822972975" calcext:value-type="float">
            <text:p>0.000116822972975</text:p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231611122308" calcext:value-type="float">
            <text:p>0.0231611122308</text:p>
          </table:table-cell>
          <table:table-cell office:value-type="float" office:value="242.688" calcext:value-type="float">
            <text:p>242.688</text:p>
          </table:table-cell>
          <table:table-cell office:value-type="float" office:value="3.9684599018e-06" calcext:value-type="float">
            <text:p>3.9684599018e-06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491644094649" calcext:value-type="float">
            <text:p>0.0491644094649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0993080153621" calcext:value-type="float">
            <text:p>0.0009930801536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.536" calcext:value-type="float">
            <text:p>321.536</text:p>
          </table:table-cell>
          <table:table-cell office:value-type="float" office:value="0.00137112943908" calcext:value-type="float">
            <text:p>0.001371129439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0676895006158" calcext:value-type="float">
            <text:p>0.00676895006158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108536222297" calcext:value-type="float">
            <text:p>0.000108536222297</text:p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230616881332" calcext:value-type="float">
            <text:p>0.0230616881332</text:p>
          </table:table-cell>
          <table:table-cell office:value-type="float" office:value="246.784" calcext:value-type="float">
            <text:p>246.784</text:p>
          </table:table-cell>
          <table:table-cell office:value-type="float" office:value="3.90740667255e-06" calcext:value-type="float">
            <text:p>3.90740667255e-06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488510712513" calcext:value-type="float">
            <text:p>0.0488510712513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0956934189406" calcext:value-type="float">
            <text:p>0.0009569341894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5.632" calcext:value-type="float">
            <text:p>325.632</text:p>
          </table:table-cell>
          <table:table-cell office:value-type="float" office:value="0.00136815680073" calcext:value-type="float">
            <text:p>0.001368156800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0673098804823" calcext:value-type="float">
            <text:p>0.00673098804823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10166428271" calcext:value-type="float">
            <text:p>0.00010166428271</text:p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229678215252" calcext:value-type="float">
            <text:p>0.0229678215252</text:p>
          </table:table-cell>
          <table:table-cell office:value-type="float" office:value="248.832" calcext:value-type="float">
            <text:p>248.832</text:p>
          </table:table-cell>
          <table:table-cell office:value-type="float" office:value="3.8463534433e-06" calcext:value-type="float">
            <text:p>3.8463534433e-06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485313630355" calcext:value-type="float">
            <text:p>0.0485313630355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0922216485175" calcext:value-type="float">
            <text:p>0.0009222164851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9.728" calcext:value-type="float">
            <text:p>329.728</text:p>
          </table:table-cell>
          <table:table-cell office:value-type="float" office:value="0.00136667048155" calcext:value-type="float">
            <text:p>0.001366670481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0669363181168" calcext:value-type="float">
            <text:p>0.00669363181168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9.62071542147e-05" calcext:value-type="float">
            <text:p>9.62071542147e-05</text:p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228755427713" calcext:value-type="float">
            <text:p>0.0228755427713</text:p>
          </table:table-cell>
          <table:table-cell office:value-type="float" office:value="250.88" calcext:value-type="float">
            <text:p>250.88</text:p>
          </table:table-cell>
          <table:table-cell office:value-type="float" office:value="3.78530021394e-06" calcext:value-type="float">
            <text:p>3.78530021394e-06</text:p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482152791313" calcext:value-type="float">
            <text:p>0.0482152791313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0886766339926" calcext:value-type="float">
            <text:p>0.0008867663399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3.824" calcext:value-type="float">
            <text:p>333.824</text:p>
          </table:table-cell>
          <table:table-cell office:value-type="float" office:value="0.00136444100279" calcext:value-type="float">
            <text:p>0.001364441002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0665950638479" calcext:value-type="float">
            <text:p>0.00665950638479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9.17606050702e-05" calcext:value-type="float">
            <text:p>9.17606050702e-05</text:p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227781950984" calcext:value-type="float">
            <text:p>0.0227781950984</text:p>
          </table:table-cell>
          <table:table-cell office:value-type="float" office:value="261.12" calcext:value-type="float">
            <text:p>261.12</text:p>
          </table:table-cell>
          <table:table-cell office:value-type="float" office:value="3.66319375544e-06" calcext:value-type="float">
            <text:p>3.66319375544e-06</text:p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475751305155" calcext:value-type="float">
            <text:p>0.0475751305155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0853586761832" calcext:value-type="float">
            <text:p>0.0008535867618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7.92" calcext:value-type="float">
            <text:p>337.92</text:p>
          </table:table-cell>
          <table:table-cell office:value-type="float" office:value="0.00136295468361" calcext:value-type="float">
            <text:p>0.001362954683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0662093859463" calcext:value-type="float">
            <text:p>0.00662093859463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8.52928972239e-05" calcext:value-type="float">
            <text:p>8.52928972239e-05</text:p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226889699102" calcext:value-type="float">
            <text:p>0.0226889699102</text:p>
          </table:table-cell>
          <table:table-cell office:value-type="float" office:value="264.192" calcext:value-type="float">
            <text:p>264.192</text:p>
          </table:table-cell>
          <table:table-cell office:value-type="float" office:value="3.54108729694e-06" calcext:value-type="float">
            <text:p>3.54108729694e-06</text:p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470025991074" calcext:value-type="float">
            <text:p>0.0470025991074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0817074577108" calcext:value-type="float">
            <text:p>0.0008170745771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2.016" calcext:value-type="float">
            <text:p>342.016</text:p>
          </table:table-cell>
          <table:table-cell office:value-type="float" office:value="0.00135403676856" calcext:value-type="float">
            <text:p>0.001354036768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0657328415233" calcext:value-type="float">
            <text:p>0.00657328415233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8.12505798199e-05" calcext:value-type="float">
            <text:p>8.12505798199e-05</text:p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226036532859" calcext:value-type="float">
            <text:p>0.0226036532859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3.35792760919e-06" calcext:value-type="float">
            <text:p>3.35792760919e-06</text:p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465679379776" calcext:value-type="float">
            <text:p>0.0465679379776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0782979447742" calcext:value-type="float">
            <text:p>0.0007829794477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6.112" calcext:value-type="float">
            <text:p>346.112</text:p>
          </table:table-cell>
          <table:table-cell office:value-type="float" office:value="0.00135106413021" calcext:value-type="float">
            <text:p>0.001351064130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0653168747813" calcext:value-type="float">
            <text:p>0.00653168747813</text:p>
          </table:table-cell>
          <table:table-cell office:value-type="float" office:value="104.96" calcext:value-type="float">
            <text:p>104.96</text:p>
          </table:table-cell>
          <table:table-cell office:value-type="float" office:value="7.66019148053e-05" calcext:value-type="float">
            <text:p>7.66019148053e-05</text:p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225171763068" calcext:value-type="float">
            <text:p>0.0225171763068</text:p>
          </table:table-cell>
          <table:table-cell office:value-type="float" office:value="272.384" calcext:value-type="float">
            <text:p>272.384</text:p>
          </table:table-cell>
          <table:table-cell office:value-type="float" office:value="3.29687437994e-06" calcext:value-type="float">
            <text:p>3.29687437994e-06</text:p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462382720571" calcext:value-type="float">
            <text:p>0.0462382720571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750166090156" calcext:value-type="float">
            <text:p>0.0007501660901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0.208" calcext:value-type="float">
            <text:p>350.208</text:p>
          </table:table-cell>
          <table:table-cell office:value-type="float" office:value="0.00134734833228" calcext:value-type="float">
            <text:p>0.001347348332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0649412931598" calcext:value-type="float">
            <text:p>0.00649412931598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7.35701767524e-05" calcext:value-type="float">
            <text:p>7.35701767524e-05</text:p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2242941683" calcext:value-type="float">
            <text:p>0.02242941683</text:p>
          </table:table-cell>
          <table:table-cell office:value-type="float" office:value="276.48" calcext:value-type="float">
            <text:p>276.48</text:p>
          </table:table-cell>
          <table:table-cell office:value-type="float" office:value="3.23582115069e-06" calcext:value-type="float">
            <text:p>3.23582115069e-06</text:p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459710614459" calcext:value-type="float">
            <text:p>0.0459710614459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717059756164" calcext:value-type="float">
            <text:p>0.0007170597561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4.304" calcext:value-type="float">
            <text:p>354.304</text:p>
          </table:table-cell>
          <table:table-cell office:value-type="float" office:value="0.00134437569393" calcext:value-type="float">
            <text:p>0.001344375693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0645334034419" calcext:value-type="float">
            <text:p>0.00645334034419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7.05384386994e-05" calcext:value-type="float">
            <text:p>7.05384386994e-05</text:p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223404969983" calcext:value-type="float">
            <text:p>0.0223404969983</text:p>
          </table:table-cell>
          <table:table-cell office:value-type="float" office:value="280.576" calcext:value-type="float">
            <text:p>280.576</text:p>
          </table:table-cell>
          <table:table-cell office:value-type="float" office:value="3.17476792144e-06" calcext:value-type="float">
            <text:p>3.17476792144e-06</text:p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457373482603" calcext:value-type="float">
            <text:p>0.0457373482603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684942217545" calcext:value-type="float">
            <text:p>0.0006849422175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8.4" calcext:value-type="float">
            <text:p>358.4</text:p>
          </table:table-cell>
          <table:table-cell office:value-type="float" office:value="0.00134288937475" calcext:value-type="float">
            <text:p>0.001342889374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0637458935905" calcext:value-type="float">
            <text:p>0.00637458935905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6.64961212954e-05" calcext:value-type="float">
            <text:p>6.64961212954e-05</text:p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222515160953" calcext:value-type="float">
            <text:p>0.0222515160953</text:p>
          </table:table-cell>
          <table:table-cell office:value-type="float" office:value="284.672" calcext:value-type="float">
            <text:p>284.672</text:p>
          </table:table-cell>
          <table:table-cell office:value-type="float" office:value="3.11371469219e-06" calcext:value-type="float">
            <text:p>3.11371469219e-06</text:p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455156795042" calcext:value-type="float">
            <text:p>0.0455156795042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64923571794" calcext:value-type="float">
            <text:p>0.000649235717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2.496" calcext:value-type="float">
            <text:p>362.496</text:p>
          </table:table-cell>
          <table:table-cell office:value-type="float" office:value="0.00133620093846" calcext:value-type="float">
            <text:p>0.001336200938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0630452117483" calcext:value-type="float">
            <text:p>0.00630452117483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6.18474562808e-05" calcext:value-type="float">
            <text:p>6.18474562808e-05</text:p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221607641243" calcext:value-type="float">
            <text:p>0.0221607641243</text:p>
          </table:table-cell>
          <table:table-cell office:value-type="float" office:value="288.768" calcext:value-type="float">
            <text:p>288.768</text:p>
          </table:table-cell>
          <table:table-cell office:value-type="float" office:value="2.93055500433e-06" calcext:value-type="float">
            <text:p>2.93055500433e-06</text:p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453079588565" calcext:value-type="float">
            <text:p>0.0453079588565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614041927048" calcext:value-type="float">
            <text:p>0.0006140419270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6.592" calcext:value-type="float">
            <text:p>366.592</text:p>
          </table:table-cell>
          <table:table-cell office:value-type="float" office:value="0.00133248514052" calcext:value-type="float">
            <text:p>0.001332485140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0626978997112" calcext:value-type="float">
            <text:p>0.00626978997112</text:p>
          </table:table-cell>
          <table:table-cell office:value-type="float" office:value="110.08" calcext:value-type="float">
            <text:p>110.08</text:p>
          </table:table-cell>
          <table:table-cell office:value-type="float" office:value="5.92199499683e-05" calcext:value-type="float">
            <text:p>5.92199499683e-05</text:p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220721496491" calcext:value-type="float">
            <text:p>0.0220721496491</text:p>
          </table:table-cell>
          <table:table-cell office:value-type="float" office:value="292.864" calcext:value-type="float">
            <text:p>292.864</text:p>
          </table:table-cell>
          <table:table-cell office:value-type="float" office:value="2.86950177508e-06" calcext:value-type="float">
            <text:p>2.86950177508e-06</text:p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45107303786" calcext:value-type="float">
            <text:p>0.045107303786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582766695599" calcext:value-type="float">
            <text:p>0.0005827666955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0.688" calcext:value-type="float">
            <text:p>370.688</text:p>
          </table:table-cell>
          <table:table-cell office:value-type="float" office:value="0.00132653986382" calcext:value-type="float">
            <text:p>0.001326539863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0625020318764" calcext:value-type="float">
            <text:p>0.00625020318764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5.61882119152e-05" calcext:value-type="float">
            <text:p>5.61882119152e-05</text:p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219880544512" calcext:value-type="float">
            <text:p>0.0219880544512</text:p>
          </table:table-cell>
          <table:table-cell office:value-type="float" office:value="296.96" calcext:value-type="float">
            <text:p>296.96</text:p>
          </table:table-cell>
          <table:table-cell office:value-type="float" office:value="2.74739531658e-06" calcext:value-type="float">
            <text:p>2.74739531658e-06</text:p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449094310153" calcext:value-type="float">
            <text:p>0.0449094310153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0551161865693" calcext:value-type="float">
            <text:p>0.0005511618656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4.784" calcext:value-type="float">
            <text:p>374.784</text:p>
          </table:table-cell>
          <table:table-cell office:value-type="float" office:value="0.00131985142754" calcext:value-type="float">
            <text:p>0.001319851427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0622940485054" calcext:value-type="float">
            <text:p>0.00622940485054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5.31564738623e-05" calcext:value-type="float">
            <text:p>5.31564738623e-05</text:p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218998674753" calcext:value-type="float">
            <text:p>0.0218998674753</text:p>
          </table:table-cell>
          <table:table-cell office:value-type="float" office:value="301.056" calcext:value-type="float">
            <text:p>301.056</text:p>
          </table:table-cell>
          <table:table-cell office:value-type="float" office:value="2.62528885808e-06" calcext:value-type="float">
            <text:p>2.62528885808e-06</text:p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44710569796" calcext:value-type="float">
            <text:p>0.044710569796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520435965007" calcext:value-type="float">
            <text:p>0.0005204359650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8.88" calcext:value-type="float">
            <text:p>378.88</text:p>
          </table:table-cell>
          <table:table-cell office:value-type="float" office:value="0.00131539247001" calcext:value-type="float">
            <text:p>0.001315392470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0620880843904" calcext:value-type="float">
            <text:p>0.00620880843904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5.13374310305e-05" calcext:value-type="float">
            <text:p>5.13374310305e-05</text:p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218118637133" calcext:value-type="float">
            <text:p>0.0218118637133</text:p>
          </table:table-cell>
          <table:table-cell office:value-type="float" office:value="305.152" calcext:value-type="float">
            <text:p>305.152</text:p>
          </table:table-cell>
          <table:table-cell office:value-type="float" office:value="2.50318239958e-06" calcext:value-type="float">
            <text:p>2.50318239958e-06</text:p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445168338658" calcext:value-type="float">
            <text:p>0.0445168338658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490552371492" calcext:value-type="float">
            <text:p>0.0004905523714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2.976" calcext:value-type="float">
            <text:p>382.976</text:p>
          </table:table-cell>
          <table:table-cell office:value-type="float" office:value="0.0013101903529" calcext:value-type="float">
            <text:p>0.00131019035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0618720239952" calcext:value-type="float">
            <text:p>0.00618720239952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4.89120405881e-05" calcext:value-type="float">
            <text:p>4.89120405881e-05</text:p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217206231717" calcext:value-type="float">
            <text:p>0.0217206231717</text:p>
          </table:table-cell>
          <table:table-cell office:value-type="float" office:value="313.344" calcext:value-type="float">
            <text:p>313.344</text:p>
          </table:table-cell>
          <table:table-cell office:value-type="float" office:value="2.32002271183e-06" calcext:value-type="float">
            <text:p>2.32002271183e-06</text:p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443257704078" calcext:value-type="float">
            <text:p>0.0443257704078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462353392317" calcext:value-type="float">
            <text:p>0.0004623533923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7.072" calcext:value-type="float">
            <text:p>387.072</text:p>
          </table:table-cell>
          <table:table-cell office:value-type="float" office:value="0.00130350191661" calcext:value-type="float">
            <text:p>0.001303501916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0616438480639" calcext:value-type="float">
            <text:p>0.00616438480639</text:p>
          </table:table-cell>
          <table:table-cell office:value-type="float" office:value="115.2" calcext:value-type="float">
            <text:p>115.2</text:p>
          </table:table-cell>
          <table:table-cell office:value-type="float" office:value="4.46676073139e-05" calcext:value-type="float">
            <text:p>4.46676073139e-05</text:p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216357340466" calcext:value-type="float">
            <text:p>0.0216357340466</text:p>
          </table:table-cell>
          <table:table-cell office:value-type="float" office:value="317.44" calcext:value-type="float">
            <text:p>317.44</text:p>
          </table:table-cell>
          <table:table-cell office:value-type="float" office:value="2.25896948258e-06" calcext:value-type="float">
            <text:p>2.25896948258e-06</text:p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441319978685" calcext:value-type="float">
            <text:p>0.0441319978685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434960098261" calcext:value-type="float">
            <text:p>0.0004349600982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1.168" calcext:value-type="float">
            <text:p>391.168</text:p>
          </table:table-cell>
          <table:table-cell office:value-type="float" office:value="0.00129458400156" calcext:value-type="float">
            <text:p>0.001294584001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0614035565964" calcext:value-type="float">
            <text:p>0.00614035565964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4.12316375206e-05" calcext:value-type="float">
            <text:p>4.12316375206e-05</text:p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215479134986" calcext:value-type="float">
            <text:p>0.0215479134986</text:p>
          </table:table-cell>
          <table:table-cell office:value-type="float" office:value="321.536" calcext:value-type="float">
            <text:p>321.536</text:p>
          </table:table-cell>
          <table:table-cell office:value-type="float" office:value="2.19791625333e-06" calcext:value-type="float">
            <text:p>2.19791625333e-06</text:p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439493179192" calcext:value-type="float">
            <text:p>0.0439493179192</text:p>
          </table:table-cell>
          <table:table-cell office:value-type="float" office:value="110.08" calcext:value-type="float">
            <text:p>110.08</text:p>
          </table:table-cell>
          <table:table-cell office:value-type="float" office:value="0.000408628843681" calcext:value-type="float">
            <text:p>0.0004086288436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5.264" calcext:value-type="float">
            <text:p>395.264</text:p>
          </table:table-cell>
          <table:table-cell office:value-type="float" office:value="0.00128715240568" calcext:value-type="float">
            <text:p>0.001287152405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0611794191772" calcext:value-type="float">
            <text:p>0.00611794191772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3.86041312079e-05" calcext:value-type="float">
            <text:p>3.86041312079e-05</text:p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214574668841" calcext:value-type="float">
            <text:p>0.0214574668841</text:p>
          </table:table-cell>
          <table:table-cell office:value-type="float" office:value="325.632" calcext:value-type="float">
            <text:p>325.632</text:p>
          </table:table-cell>
          <table:table-cell office:value-type="float" office:value="2.07580979472e-06" calcext:value-type="float">
            <text:p>2.07580979472e-06</text:p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437695667066" calcext:value-type="float">
            <text:p>0.0437695667066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0.000381089061422" calcext:value-type="float">
            <text:p>0.0003810890614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9.36" calcext:value-type="float">
            <text:p>399.36</text:p>
          </table:table-cell>
          <table:table-cell office:value-type="float" office:value="0.00128120712898" calcext:value-type="float">
            <text:p>0.001281207128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0609795128303" calcext:value-type="float">
            <text:p>0.00609795128303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3.5572393155e-05" calcext:value-type="float">
            <text:p>3.5572393155e-05</text:p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212831082855" calcext:value-type="float">
            <text:p>0.0212831082855</text:p>
          </table:table-cell>
          <table:table-cell office:value-type="float" office:value="329.728" calcext:value-type="float">
            <text:p>329.728</text:p>
          </table:table-cell>
          <table:table-cell office:value-type="float" office:value="2.01475656547e-06" calcext:value-type="float">
            <text:p>2.01475656547e-06</text:p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435909137702" calcext:value-type="float">
            <text:p>0.0435909137702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0.000356881885792" calcext:value-type="float">
            <text:p>0.0003568818857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3.456" calcext:value-type="float">
            <text:p>403.456</text:p>
          </table:table-cell>
          <table:table-cell office:value-type="float" office:value="0.00127823449063" calcext:value-type="float">
            <text:p>0.001278234490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0607755679713" calcext:value-type="float">
            <text:p>0.00607755679713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3.27427709722e-05" calcext:value-type="float">
            <text:p>3.27427709722e-05</text:p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21110887183" calcext:value-type="float">
            <text:p>0.021110887183</text:p>
          </table:table-cell>
          <table:table-cell office:value-type="float" office:value="333.824" calcext:value-type="float">
            <text:p>333.824</text:p>
          </table:table-cell>
          <table:table-cell office:value-type="float" office:value="1.77054364847e-06" calcext:value-type="float">
            <text:p>1.77054364847e-06</text:p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434189969282" calcext:value-type="float">
            <text:p>0.0434189969282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0.000331942269145" calcext:value-type="float">
            <text:p>0.0003319422691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7.552" calcext:value-type="float">
            <text:p>407.552</text:p>
          </table:table-cell>
          <table:table-cell office:value-type="float" office:value="0.00127377553311" calcext:value-type="float">
            <text:p>0.001273775533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0605615268322" calcext:value-type="float">
            <text:p>0.00605615268322</text:p>
          </table:table-cell>
          <table:table-cell office:value-type="float" office:value="120.32" calcext:value-type="float">
            <text:p>120.32</text:p>
          </table:table-cell>
          <table:table-cell office:value-type="float" office:value="3.07216122702e-05" calcext:value-type="float">
            <text:p>3.07216122702e-05</text:p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209284060998" calcext:value-type="float">
            <text:p>0.0209284060998</text:p>
          </table:table-cell>
          <table:table-cell office:value-type="float" office:value="337.92" calcext:value-type="float">
            <text:p>337.92</text:p>
          </table:table-cell>
          <table:table-cell office:value-type="float" office:value="1.52633073147e-06" calcext:value-type="float">
            <text:p>1.52633073147e-06</text:p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432438218666" calcext:value-type="float">
            <text:p>0.0432438218666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0.000308650644788" calcext:value-type="float">
            <text:p>0.0003086506447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1.648" calcext:value-type="float">
            <text:p>411.648</text:p>
          </table:table-cell>
          <table:table-cell office:value-type="float" office:value="0.0012678302564" calcext:value-type="float">
            <text:p>0.00126783025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0603676782534" calcext:value-type="float">
            <text:p>0.00603676782534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2.8498337698e-05" calcext:value-type="float">
            <text:p>2.8498337698e-05</text:p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207459250166" calcext:value-type="float">
            <text:p>0.0207459250166</text:p>
          </table:table-cell>
          <table:table-cell office:value-type="float" office:value="342.016" calcext:value-type="float">
            <text:p>342.016</text:p>
          </table:table-cell>
          <table:table-cell office:value-type="float" office:value="1.40422427297e-06" calcext:value-type="float">
            <text:p>1.40422427297e-06</text:p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430716487601" calcext:value-type="float">
            <text:p>0.0430716487601</text:p>
          </table:table-cell>
          <table:table-cell office:value-type="float" office:value="115.2" calcext:value-type="float">
            <text:p>115.2</text:p>
          </table:table-cell>
          <table:table-cell office:value-type="float" office:value="0.000286237949652" calcext:value-type="float">
            <text:p>0.0002862379496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5.744" calcext:value-type="float">
            <text:p>415.744</text:p>
          </table:table-cell>
          <table:table-cell office:value-type="float" office:value="0.00125891234135" calcext:value-type="float">
            <text:p>0.001258912341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0601758489306" calcext:value-type="float">
            <text:p>0.00601758489306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2.72856424768e-05" calcext:value-type="float">
            <text:p>2.72856424768e-05</text:p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205650928589" calcext:value-type="float">
            <text:p>0.0205650928589</text:p>
          </table:table-cell>
          <table:table-cell office:value-type="float" office:value="346.112" calcext:value-type="float">
            <text:p>346.112</text:p>
          </table:table-cell>
          <table:table-cell office:value-type="float" office:value="1.16001135586e-06" calcext:value-type="float">
            <text:p>1.16001135586e-06</text:p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429033196205" calcext:value-type="float">
            <text:p>0.0429033196205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0.000266022577568" calcext:value-type="float">
            <text:p>0.0002660225775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9.84" calcext:value-type="float">
            <text:p>419.84</text:p>
          </table:table-cell>
          <table:table-cell office:value-type="float" office:value="0.00125148074548" calcext:value-type="float">
            <text:p>0.001251480745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0599638270475" calcext:value-type="float">
            <text:p>0.00599638270475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2.52644837748e-05" calcext:value-type="float">
            <text:p>2.52644837748e-05</text:p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203885967644" calcext:value-type="float">
            <text:p>0.0203885967644</text:p>
          </table:table-cell>
          <table:table-cell office:value-type="float" office:value="350.208" calcext:value-type="float">
            <text:p>350.208</text:p>
          </table:table-cell>
          <table:table-cell office:value-type="float" office:value="9.15798438861e-07" calcext:value-type="float">
            <text:p>9.15798438861e-07</text:p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427319519166" calcext:value-type="float">
            <text:p>0.0427319519166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0.000246319914196" calcext:value-type="float">
            <text:p>0.0002463199141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3.936" calcext:value-type="float">
            <text:p>423.936</text:p>
          </table:table-cell>
          <table:table-cell office:value-type="float" office:value="0.00124479230919" calcext:value-type="float">
            <text:p>0.001244792309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0597578629325" calcext:value-type="float">
            <text:p>0.00597578629325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2.42539044238e-05" calcext:value-type="float">
            <text:p>2.42539044238e-05</text:p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202105738871" calcext:value-type="float">
            <text:p>0.0202105738871</text:p>
          </table:table-cell>
          <table:table-cell office:value-type="float" office:value="354.304" calcext:value-type="float">
            <text:p>354.304</text:p>
          </table:table-cell>
          <table:table-cell office:value-type="float" office:value="8.54745209611e-07" calcext:value-type="float">
            <text:p>8.54745209611e-07</text:p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425608038679" calcext:value-type="float">
            <text:p>0.0425608038679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0.000227459557995" calcext:value-type="float">
            <text:p>0.0002274595579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8.032" calcext:value-type="float">
            <text:p>428.032</text:p>
          </table:table-cell>
          <table:table-cell office:value-type="float" office:value="0.00123884703249" calcext:value-type="float">
            <text:p>0.001238847032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0595741106338" calcext:value-type="float">
            <text:p>0.00595741106338</text:p>
          </table:table-cell>
          <table:table-cell office:value-type="float" office:value="125.44" calcext:value-type="float">
            <text:p>125.44</text:p>
          </table:table-cell>
          <table:table-cell office:value-type="float" office:value="2.3445440943e-05" calcext:value-type="float">
            <text:p>2.3445440943e-05</text:p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200222299579" calcext:value-type="float">
            <text:p>0.0200222299579</text:p>
          </table:table-cell>
          <table:table-cell office:value-type="float" office:value="362.496" calcext:value-type="float">
            <text:p>362.496</text:p>
          </table:table-cell>
          <table:table-cell office:value-type="float" office:value="7.93691980361e-07" calcext:value-type="float">
            <text:p>7.93691980361e-07</text:p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423916327165" calcext:value-type="float">
            <text:p>0.0423916327165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0.000210759902795" calcext:value-type="float">
            <text:p>0.0002107599027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2.128" calcext:value-type="float">
            <text:p>432.128</text:p>
          </table:table-cell>
          <table:table-cell office:value-type="float" office:value="0.00122844279826" calcext:value-type="float">
            <text:p>0.001228442798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0593984353593" calcext:value-type="float">
            <text:p>0.00593984353593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2.20306298516e-05" calcext:value-type="float">
            <text:p>2.20306298516e-05</text:p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198301606786" calcext:value-type="float">
            <text:p>0.0198301606786</text:p>
          </table:table-cell>
          <table:table-cell office:value-type="float" office:value="387.072" calcext:value-type="float">
            <text:p>387.072</text:p>
          </table:table-cell>
          <table:table-cell office:value-type="float" office:value="7.32638751111e-07" calcext:value-type="float">
            <text:p>7.32638751111e-07</text:p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422188738627" calcext:value-type="float">
            <text:p>0.0422188738627</text:p>
          </table:table-cell>
          <table:table-cell office:value-type="float" office:value="120.32" calcext:value-type="float">
            <text:p>120.32</text:p>
          </table:table-cell>
          <table:table-cell office:value-type="float" office:value="0.000194975798867" calcext:value-type="float">
            <text:p>0.0001949757988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6.224" calcext:value-type="float">
            <text:p>436.224</text:p>
          </table:table-cell>
          <table:table-cell office:value-type="float" office:value="0.00122101120239" calcext:value-type="float">
            <text:p>0.001221011202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0591904519883" calcext:value-type="float">
            <text:p>0.00591904519883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2.12221663709e-05" calcext:value-type="float">
            <text:p>2.12221663709e-05</text:p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196460917413" calcext:value-type="float">
            <text:p>0.0196460917413</text:p>
          </table:table-cell>
          <table:table-cell office:value-type="float" office:value="391.168" calcext:value-type="float">
            <text:p>391.168</text:p>
          </table:table-cell>
          <table:table-cell office:value-type="float" office:value="6.71585521861e-07" calcext:value-type="float">
            <text:p>6.71585521861e-07</text:p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420477990324" calcext:value-type="float">
            <text:p>0.0420477990324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0.000180217112364" calcext:value-type="float">
            <text:p>0.0001802171123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0.32" calcext:value-type="float">
            <text:p>440.32</text:p>
          </table:table-cell>
          <table:table-cell office:value-type="float" office:value="0.0012143227661" calcext:value-type="float">
            <text:p>0.00121432276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0590046804336" calcext:value-type="float">
            <text:p>0.00590046804336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2.00094711497e-05" calcext:value-type="float">
            <text:p>2.00094711497e-05</text:p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19450113898" calcext:value-type="float">
            <text:p>0.019450113898</text:p>
          </table:table-cell>
          <table:table-cell office:value-type="float" office:value="395.264" calcext:value-type="float">
            <text:p>395.264</text:p>
          </table:table-cell>
          <table:table-cell office:value-type="float" office:value="6.10532292611e-07" calcext:value-type="float">
            <text:p>6.10532292611e-07</text:p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418791038007" calcext:value-type="float">
            <text:p>0.0418791038007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0.000165531669962" calcext:value-type="float">
            <text:p>0.0001655316699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4.416" calcext:value-type="float">
            <text:p>444.416</text:p>
          </table:table-cell>
          <table:table-cell office:value-type="float" office:value="0.00120689117022" calcext:value-type="float">
            <text:p>0.001206891170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0587906392944" calcext:value-type="float">
            <text:p>0.00587906392944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1.92010076688e-05" calcext:value-type="float">
            <text:p>1.92010076688e-05</text:p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192535864129" calcext:value-type="float">
            <text:p>0.0192535864129</text:p>
          </table:table-cell>
          <table:table-cell office:value-type="float" office:value="403.456" calcext:value-type="float">
            <text:p>403.456</text:p>
          </table:table-cell>
          <table:table-cell office:value-type="float" office:value="5.49479063361e-07" calcext:value-type="float">
            <text:p>5.49479063361e-07</text:p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417117631097" calcext:value-type="float">
            <text:p>0.0417117631097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0.00015289706241" calcext:value-type="float">
            <text:p>0.000152897062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8.512" calcext:value-type="float">
            <text:p>448.512</text:p>
          </table:table-cell>
          <table:table-cell office:value-type="float" office:value="0.0012024322127" calcext:value-type="float">
            <text:p>0.00120243221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0585584248511" calcext:value-type="float">
            <text:p>0.00585584248511</text:p>
          </table:table-cell>
          <table:table-cell office:value-type="float" office:value="130.56" calcext:value-type="float">
            <text:p>130.56</text:p>
          </table:table-cell>
          <table:table-cell office:value-type="float" office:value="1.79883124477e-05" calcext:value-type="float">
            <text:p>1.79883124477e-05</text:p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190579139261" calcext:value-type="float">
            <text:p>0.0190579139261</text:p>
          </table:table-cell>
          <table:table-cell office:value-type="float" office:value="407.552" calcext:value-type="float">
            <text:p>407.552</text:p>
          </table:table-cell>
          <table:table-cell office:value-type="float" office:value="4.88425834111e-07" calcext:value-type="float">
            <text:p>4.88425834111e-07</text:p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415431410964" calcext:value-type="float">
            <text:p>0.0415431410964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0.000140408943061" calcext:value-type="float">
            <text:p>0.0001404089430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2.608" calcext:value-type="float">
            <text:p>452.608</text:p>
          </table:table-cell>
          <table:table-cell office:value-type="float" office:value="0.00120094589352" calcext:value-type="float">
            <text:p>0.001200945893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058346402968" calcext:value-type="float">
            <text:p>0.0058346402968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1.57650378755e-05" calcext:value-type="float">
            <text:p>1.57650378755e-05</text:p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188530196711" calcext:value-type="float">
            <text:p>0.0188530196711</text:p>
          </table:table-cell>
          <table:table-cell office:value-type="float" office:value="411.648" calcext:value-type="float">
            <text:p>411.648</text:p>
          </table:table-cell>
          <table:table-cell office:value-type="float" office:value="3.663193755e-07" calcext:value-type="float">
            <text:p>3.663193755e-07</text:p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413718832201" calcext:value-type="float">
            <text:p>0.0413718832201</text:p>
          </table:table-cell>
          <table:table-cell office:value-type="float" office:value="125.44" calcext:value-type="float">
            <text:p>125.44</text:p>
          </table:table-cell>
          <table:table-cell office:value-type="float" office:value="0.000130154768815" calcext:value-type="float">
            <text:p>0.0001301547688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6.704" calcext:value-type="float">
            <text:p>456.704</text:p>
          </table:table-cell>
          <table:table-cell office:value-type="float" office:value="0.00119500061682" calcext:value-type="float">
            <text:p>0.001195000616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058138419597" calcext:value-type="float">
            <text:p>0.0058138419597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1.35417633034e-05" calcext:value-type="float">
            <text:p>1.35417633034e-05</text:p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186541104047" calcext:value-type="float">
            <text:p>0.0186541104047</text:p>
          </table:table-cell>
          <table:table-cell office:value-type="float" office:value="415.744" calcext:value-type="float">
            <text:p>415.744</text:p>
          </table:table-cell>
          <table:table-cell office:value-type="float" office:value="1.8315968775e-07" calcext:value-type="float">
            <text:p>1.8315968775e-07</text:p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411980626993" calcext:value-type="float">
            <text:p>0.0411980626993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0.000119937216621" calcext:value-type="float">
            <text:p>0.0001199372166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0.8" calcext:value-type="float">
            <text:p>460.8</text:p>
          </table:table-cell>
          <table:table-cell office:value-type="float" office:value="0.00119128481888" calcext:value-type="float">
            <text:p>0.001191284818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0579183206898" calcext:value-type="float">
            <text:p>0.00579183206898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1.2126952212e-05" calcext:value-type="float">
            <text:p>1.2126952212e-05</text:p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184475672242" calcext:value-type="float">
            <text:p>0.0184475672242</text:p>
          </table:table-cell>
          <table:table-cell office:value-type="float" office:value="419.84" calcext:value-type="float">
            <text:p>419.84</text:p>
          </table:table-cell>
          <table:table-cell office:value-type="float" office:value="1.221064585e-07" calcext:value-type="float">
            <text:p>1.221064585e-07</text:p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41026804823" calcext:value-type="float">
            <text:p>0.041026804823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0.000110671837749" calcext:value-type="float">
            <text:p>0.0001106718377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4.896" calcext:value-type="float">
            <text:p>464.896</text:p>
          </table:table-cell>
          <table:table-cell office:value-type="float" office:value="0.00118756902095" calcext:value-type="float">
            <text:p>0.001187569020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0577123565748" calcext:value-type="float">
            <text:p>0.00577123565748</text:p>
          </table:table-cell>
          <table:table-cell office:value-type="float" office:value="138.24" calcext:value-type="float">
            <text:p>138.24</text:p>
          </table:table-cell>
          <table:table-cell office:value-type="float" office:value="1.11163728609e-05" calcext:value-type="float">
            <text:p>1.11163728609e-05</text:p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182330847731" calcext:value-type="float">
            <text:p>0.0182330847731</text:p>
          </table:table-cell>
          <table:table-cell office:value-type="float" office:value="428.032" calcext:value-type="float">
            <text:p>428.032</text:p>
          </table:table-cell>
          <table:table-cell office:value-type="float" office:value="6.105322925e-08" calcext:value-type="float">
            <text:p>6.105322925e-08</text:p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408558764296" calcext:value-type="float">
            <text:p>0.0408558764296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0.000102065655793" calcext:value-type="float">
            <text:p>0.0001020656557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8.992" calcext:value-type="float">
            <text:p>468.992</text:p>
          </table:table-cell>
          <table:table-cell office:value-type="float" office:value="0.00118013742507" calcext:value-type="float">
            <text:p>0.001180137425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0574841806435" calcext:value-type="float">
            <text:p>0.00574841806435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1.03079093802e-05" calcext:value-type="float">
            <text:p>1.03079093802e-05</text:p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180247094532" calcext:value-type="float">
            <text:p>0.0180247094532</text:p>
          </table:table-cell>
          <table:table-cell office:value-type="float" office:value="448.512" calcext:value-type="float">
            <text:p>448.51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406871445887" calcext:value-type="float">
            <text:p>0.0406871445887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9.54004425335e-05" calcext:value-type="float">
            <text:p>9.5400442533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3.088" calcext:value-type="float">
            <text:p>473.088</text:p>
          </table:table-cell>
          <table:table-cell office:value-type="float" office:value="0.00117642162713" calcext:value-type="float">
            <text:p>0.001176421627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0572317736398" calcext:value-type="float">
            <text:p>0.00572317736398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9.29733002919e-06" calcext:value-type="float">
            <text:p>9.29733002919e-06</text:p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178160287768" calcext:value-type="float">
            <text:p>0.01781602877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405181198741" calcext:value-type="float">
            <text:p>0.0405181198741</text:p>
          </table:table-cell>
          <table:table-cell office:value-type="float" office:value="130.56" calcext:value-type="float">
            <text:p>130.56</text:p>
          </table:table-cell>
          <table:table-cell office:value-type="float" office:value="8.80027882565e-05" calcext:value-type="float">
            <text:p>8.8002788256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7.184" calcext:value-type="float">
            <text:p>477.184</text:p>
          </table:table-cell>
          <table:table-cell office:value-type="float" office:value="0.00117121951002" calcext:value-type="float">
            <text:p>0.001171219510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0570035977085" calcext:value-type="float">
            <text:p>0.00570035977085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8.48886654836e-06" calcext:value-type="float">
            <text:p>8.48886654836e-06</text:p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176071648864" calcext:value-type="float">
            <text:p>0.01760716488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403524998159" calcext:value-type="float">
            <text:p>0.0403524998159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7.44160073812e-05" calcext:value-type="float">
            <text:p>7.4416007381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1.28" calcext:value-type="float">
            <text:p>481.28</text:p>
          </table:table-cell>
          <table:table-cell office:value-type="float" office:value="0.00116676055249" calcext:value-type="float">
            <text:p>0.001166760552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0567592677289" calcext:value-type="float">
            <text:p>0.00567592677289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8.08463480795e-06" calcext:value-type="float">
            <text:p>8.08463480795e-06</text:p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173946367173" calcext:value-type="float">
            <text:p>0.01739463671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40183951021" calcext:value-type="float">
            <text:p>0.040183951021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6.43815654411e-05" calcext:value-type="float">
            <text:p>6.4381565441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5.376" calcext:value-type="float">
            <text:p>485.376</text:p>
          </table:table-cell>
          <table:table-cell office:value-type="float" office:value="0.00116230159497" calcext:value-type="float">
            <text:p>0.001162301594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0565432073338" calcext:value-type="float">
            <text:p>0.00565432073338</text:p>
          </table:table-cell>
          <table:table-cell office:value-type="float" office:value="148.48" calcext:value-type="float">
            <text:p>148.48</text:p>
          </table:table-cell>
          <table:table-cell office:value-type="float" office:value="7.47828719738e-06" calcext:value-type="float">
            <text:p>7.47828719738e-06</text:p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171843681867" calcext:value-type="float">
            <text:p>0.01718436818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400155486629" calcext:value-type="float">
            <text:p>0.0400155486629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5.6068359892e-05" calcext:value-type="float">
            <text:p>5.606835989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9.472" calcext:value-type="float">
            <text:p>489.472</text:p>
          </table:table-cell>
          <table:table-cell office:value-type="float" office:value="0.00115635631827" calcext:value-type="float">
            <text:p>0.001156356318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0563291661947" calcext:value-type="float">
            <text:p>0.00563291661947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6.4677078464e-06" calcext:value-type="float">
            <text:p>6.4677078464e-06</text:p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169748935832" calcext:value-type="float">
            <text:p>0.01697489358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398494160758" calcext:value-type="float">
            <text:p>0.0398494160758</text:p>
          </table:table-cell>
          <table:table-cell office:value-type="float" office:value="138.24" calcext:value-type="float">
            <text:p>138.24</text:p>
          </table:table-cell>
          <table:table-cell office:value-type="float" office:value="4.92200363782e-05" calcext:value-type="float">
            <text:p>4.9220036378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3.568" calcext:value-type="float">
            <text:p>493.568</text:p>
          </table:table-cell>
          <table:table-cell office:value-type="float" office:value="0.00115412683951" calcext:value-type="float">
            <text:p>0.001154126839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056145413896" calcext:value-type="float">
            <text:p>0.0056145413896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6.26559197614e-06" calcext:value-type="float">
            <text:p>6.26559197614e-06</text:p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167656021937" calcext:value-type="float">
            <text:p>0.01676560219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396817092927" calcext:value-type="float">
            <text:p>0.0396817092927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4.3323886187e-05" calcext:value-type="float">
            <text:p>4.332388618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7.664" calcext:value-type="float">
            <text:p>497.664</text:p>
          </table:table-cell>
          <table:table-cell office:value-type="float" office:value="0.00115041104157" calcext:value-type="float">
            <text:p>0.001150411041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055870795076" calcext:value-type="float">
            <text:p>0.0055870795076</text:p>
          </table:table-cell>
          <table:table-cell office:value-type="float" office:value="158.72" calcext:value-type="float">
            <text:p>158.72</text:p>
          </table:table-cell>
          <table:table-cell office:value-type="float" office:value="5.86136023573e-06" calcext:value-type="float">
            <text:p>5.86136023573e-06</text:p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165660822142" calcext:value-type="float">
            <text:p>0.01656608221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395197135461" calcext:value-type="float">
            <text:p>0.0395197135461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3.84165313696e-05" calcext:value-type="float">
            <text:p>3.8416531369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1.76" calcext:value-type="float">
            <text:p>501.76</text:p>
          </table:table-cell>
          <table:table-cell office:value-type="float" office:value="0.00114818156281" calcext:value-type="float">
            <text:p>0.001148181562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0556890620334" calcext:value-type="float">
            <text:p>0.00556890620334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5.65924436557e-06" calcext:value-type="float">
            <text:p>5.65924436557e-06</text:p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163689440159" calcext:value-type="float">
            <text:p>0.01636894401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393578642364" calcext:value-type="float">
            <text:p>0.0393578642364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3.38753970609e-05" calcext:value-type="float">
            <text:p>3.3875397060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5.856" calcext:value-type="float">
            <text:p>505.856</text:p>
          </table:table-cell>
          <table:table-cell office:value-type="float" office:value="0.00114446576487" calcext:value-type="float">
            <text:p>0.001144465764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0554871364304" calcext:value-type="float">
            <text:p>0.00554871364304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5.45712849531e-06" calcext:value-type="float">
            <text:p>5.45712849531e-06</text:p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161749815259" calcext:value-type="float">
            <text:p>0.01617498152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391975159041" calcext:value-type="float">
            <text:p>0.0391975159041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3.03963022276e-05" calcext:value-type="float">
            <text:p>3.0396302227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9.952" calcext:value-type="float">
            <text:p>509.952</text:p>
          </table:table-cell>
          <table:table-cell office:value-type="float" office:value="0.00114149312652" calcext:value-type="float">
            <text:p>0.001141493126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0552428064509" calcext:value-type="float">
            <text:p>0.00552428064509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5.25501262516e-06" calcext:value-type="float">
            <text:p>5.25501262516e-06</text:p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159888972353" calcext:value-type="float">
            <text:p>0.01598889723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390398034349" calcext:value-type="float">
            <text:p>0.0390398034349</text:p>
          </table:table-cell>
          <table:table-cell office:value-type="float" office:value="148.48" calcext:value-type="float">
            <text:p>148.48</text:p>
          </table:table-cell>
          <table:table-cell office:value-type="float" office:value="2.72468058522e-05" calcext:value-type="float">
            <text:p>2.7246805852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4.048" calcext:value-type="float">
            <text:p>514.048</text:p>
          </table:table-cell>
          <table:table-cell office:value-type="float" office:value="0.00113852048817" calcext:value-type="float">
            <text:p>0.001138520488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0550166497756" calcext:value-type="float">
            <text:p>0.00550166497756</text:p>
          </table:table-cell>
          <table:table-cell office:value-type="float" office:value="199.68" calcext:value-type="float">
            <text:p>199.68</text:p>
          </table:table-cell>
          <table:table-cell office:value-type="float" office:value="5.05289675501e-06" calcext:value-type="float">
            <text:p>5.05289675501e-06</text:p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158003090208" calcext:value-type="float">
            <text:p>0.01580030902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388821641841" calcext:value-type="float">
            <text:p>0.0388821641841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2.49029945961e-05" calcext:value-type="float">
            <text:p>2.4902994596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8.144" calcext:value-type="float">
            <text:p>518.144</text:p>
          </table:table-cell>
          <table:table-cell office:value-type="float" office:value="0.00113406153064" calcext:value-type="float">
            <text:p>0.001134061530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0547743390521" calcext:value-type="float">
            <text:p>0.00547743390521</text:p>
          </table:table-cell>
          <table:table-cell office:value-type="float" office:value="224.256" calcext:value-type="float">
            <text:p>224.256</text:p>
          </table:table-cell>
          <table:table-cell office:value-type="float" office:value="4.85078088475e-06" calcext:value-type="float">
            <text:p>4.85078088475e-06</text:p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156203929328" calcext:value-type="float">
            <text:p>0.01562039293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387335307985" calcext:value-type="float">
            <text:p>0.0387335307985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2.21563407803e-05" calcext:value-type="float">
            <text:p>2.2156340780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2.24" calcext:value-type="float">
            <text:p>522.24</text:p>
          </table:table-cell>
          <table:table-cell office:value-type="float" office:value="0.00113108889229" calcext:value-type="float">
            <text:p>0.001131088892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0545683749371" calcext:value-type="float">
            <text:p>0.00545683749371</text:p>
          </table:table-cell>
          <table:table-cell office:value-type="float" office:value="226.304" calcext:value-type="float">
            <text:p>226.304</text:p>
          </table:table-cell>
          <table:table-cell office:value-type="float" office:value="4.64866501459e-06" calcext:value-type="float">
            <text:p>4.64866501459e-06</text:p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154351636406" calcext:value-type="float">
            <text:p>0.01543516364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385781613186" calcext:value-type="float">
            <text:p>0.0385781613186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2.00688838804e-05" calcext:value-type="float">
            <text:p>2.0068883880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8.384" calcext:value-type="float">
            <text:p>528.384</text:p>
          </table:table-cell>
          <table:table-cell office:value-type="float" office:value="0.00112291413683" calcext:value-type="float">
            <text:p>0.001122914136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0543502952859" calcext:value-type="float">
            <text:p>0.00543502952859</text:p>
          </table:table-cell>
          <table:table-cell office:value-type="float" office:value="232.448" calcext:value-type="float">
            <text:p>232.448</text:p>
          </table:table-cell>
          <table:table-cell office:value-type="float" office:value="4.44654914433e-06" calcext:value-type="float">
            <text:p>4.44654914433e-06</text:p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152517664877" calcext:value-type="float">
            <text:p>0.01525176648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384271117253" calcext:value-type="float">
            <text:p>0.0384271117253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1.838426954e-05" calcext:value-type="float">
            <text:p>1.83842695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36.576" calcext:value-type="float">
            <text:p>536.576</text:p>
          </table:table-cell>
          <table:table-cell office:value-type="float" office:value="0.00111919833889" calcext:value-type="float">
            <text:p>0.001119198338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0541241386106" calcext:value-type="float">
            <text:p>0.00541241386106</text:p>
          </table:table-cell>
          <table:table-cell office:value-type="float" office:value="240.64" calcext:value-type="float">
            <text:p>240.64</text:p>
          </table:table-cell>
          <table:table-cell office:value-type="float" office:value="4.24443327418e-06" calcext:value-type="float">
            <text:p>4.24443327418e-06</text:p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150709954013" calcext:value-type="float">
            <text:p>0.01507099540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38278697995" calcext:value-type="float">
            <text:p>0.038278697995</text:p>
          </table:table-cell>
          <table:table-cell office:value-type="float" office:value="158.72" calcext:value-type="float">
            <text:p>158.72</text:p>
          </table:table-cell>
          <table:table-cell office:value-type="float" office:value="1.66996551997e-05" calcext:value-type="float">
            <text:p>1.6699655199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4.768" calcext:value-type="float">
            <text:p>544.768</text:p>
          </table:table-cell>
          <table:table-cell office:value-type="float" office:value="0.00111473938136" calcext:value-type="float">
            <text:p>0.001114739381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053871731607" calcext:value-type="float">
            <text:p>0.0053871731607</text:p>
          </table:table-cell>
          <table:table-cell office:value-type="float" office:value="248.832" calcext:value-type="float">
            <text:p>248.832</text:p>
          </table:table-cell>
          <table:table-cell office:value-type="float" office:value="3.84020153377e-06" calcext:value-type="float">
            <text:p>3.84020153377e-06</text:p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148930335953" calcext:value-type="float">
            <text:p>0.01489303359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381360685196" calcext:value-type="float">
            <text:p>0.0381360685196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1.50516629103e-05" calcext:value-type="float">
            <text:p>1.5051662910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2.96" calcext:value-type="float">
            <text:p>552.96</text:p>
          </table:table-cell>
          <table:table-cell office:value-type="float" office:value="0.00111102358343" calcext:value-type="float">
            <text:p>0.001111023583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0536496134437" calcext:value-type="float">
            <text:p>0.00536496134437</text:p>
          </table:table-cell>
          <table:table-cell office:value-type="float" office:value="254.976" calcext:value-type="float">
            <text:p>254.976</text:p>
          </table:table-cell>
          <table:table-cell office:value-type="float" office:value="3.63808566362e-06" calcext:value-type="float">
            <text:p>3.63808566362e-06</text:p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147147053615" calcext:value-type="float">
            <text:p>0.01471470536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379883869734" calcext:value-type="float">
            <text:p>0.0379883869734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1.37332690787e-05" calcext:value-type="float">
            <text:p>1.3733269078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1.152" calcext:value-type="float">
            <text:p>561.152</text:p>
          </table:table-cell>
          <table:table-cell office:value-type="float" office:value="0.00110136250879" calcext:value-type="float">
            <text:p>0.001101362508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0534375915606" calcext:value-type="float">
            <text:p>0.00534375915606</text:p>
          </table:table-cell>
          <table:table-cell office:value-type="float" office:value="257.024" calcext:value-type="float">
            <text:p>257.024</text:p>
          </table:table-cell>
          <table:table-cell office:value-type="float" office:value="3.43596979335e-06" calcext:value-type="float">
            <text:p>3.43596979335e-06</text:p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145393696219" calcext:value-type="float">
            <text:p>0.01453936962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378474049123" calcext:value-type="float">
            <text:p>0.0378474049123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1.23050090945e-05" calcext:value-type="float">
            <text:p>1.2305009094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9.344" calcext:value-type="float">
            <text:p>569.344</text:p>
          </table:table-cell>
          <table:table-cell office:value-type="float" office:value="0.00109838987044" calcext:value-type="float">
            <text:p>0.001098389870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0532154733974" calcext:value-type="float">
            <text:p>0.00532154733974</text:p>
          </table:table-cell>
          <table:table-cell office:value-type="float" office:value="261.12" calcext:value-type="float">
            <text:p>261.12</text:p>
          </table:table-cell>
          <table:table-cell office:value-type="float" office:value="3.2338539232e-06" calcext:value-type="float">
            <text:p>3.2338539232e-06</text:p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143589038921" calcext:value-type="float">
            <text:p>0.01435890389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377048852645" calcext:value-type="float">
            <text:p>0.0377048852645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1.07302609068e-05" calcext:value-type="float">
            <text:p>1.0730260906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7.536" calcext:value-type="float">
            <text:p>577.536</text:p>
          </table:table-cell>
          <table:table-cell office:value-type="float" office:value="0.00109170143415" calcext:value-type="float">
            <text:p>0.001091701434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0530054707704" calcext:value-type="float">
            <text:p>0.00530054707704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3.03173805294e-06" calcext:value-type="float">
            <text:p>3.03173805294e-06</text:p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141828963681" calcext:value-type="float">
            <text:p>0.01418289636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375612673405" calcext:value-type="float">
            <text:p>0.0375612673405</text:p>
          </table:table-cell>
          <table:table-cell office:value-type="float" office:value="168.96" calcext:value-type="float">
            <text:p>168.96</text:p>
          </table:table-cell>
          <table:table-cell office:value-type="float" office:value="9.8147096349e-06" calcext:value-type="float">
            <text:p>9.814709634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5.728" calcext:value-type="float">
            <text:p>585.728</text:p>
          </table:table-cell>
          <table:table-cell office:value-type="float" office:value="0.00108649931704" calcext:value-type="float">
            <text:p>0.001086499317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0528116221915" calcext:value-type="float">
            <text:p>0.00528116221915</text:p>
          </table:table-cell>
          <table:table-cell office:value-type="float" office:value="272.384" calcext:value-type="float">
            <text:p>272.384</text:p>
          </table:table-cell>
          <table:table-cell office:value-type="float" office:value="2.82962218279e-06" calcext:value-type="float">
            <text:p>2.82962218279e-06</text:p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140132402607" calcext:value-type="float">
            <text:p>0.01401324026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37416697577" calcext:value-type="float">
            <text:p>0.037416697577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8.899158363e-06" calcext:value-type="float">
            <text:p>8.89915836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3.92" calcext:value-type="float">
            <text:p>593.92</text:p>
          </table:table-cell>
          <table:table-cell office:value-type="float" office:value="0.00108055404034" calcext:value-type="float">
            <text:p>0.001080554040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0526278698929" calcext:value-type="float">
            <text:p>0.00526278698929</text:p>
          </table:table-cell>
          <table:table-cell office:value-type="float" office:value="276.48" calcext:value-type="float">
            <text:p>276.48</text:p>
          </table:table-cell>
          <table:table-cell office:value-type="float" office:value="2.62750631264e-06" calcext:value-type="float">
            <text:p>2.62750631264e-06</text:p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138455995065" calcext:value-type="float">
            <text:p>0.01384559950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372749101134" calcext:value-type="float">
            <text:p>0.0372749101134</text:p>
          </table:table-cell>
          <table:table-cell office:value-type="float" office:value="173.056" calcext:value-type="float">
            <text:p>173.056</text:p>
          </table:table-cell>
          <table:table-cell office:value-type="float" office:value="7.98360709109e-06" calcext:value-type="float">
            <text:p>7.9836070910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2.112" calcext:value-type="float">
            <text:p>602.112</text:p>
          </table:table-cell>
          <table:table-cell office:value-type="float" office:value="0.00107237928487" calcext:value-type="float">
            <text:p>0.001072379284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052427963546" calcext:value-type="float">
            <text:p>0.0052427963546</text:p>
          </table:table-cell>
          <table:table-cell office:value-type="float" office:value="284.672" calcext:value-type="float">
            <text:p>284.672</text:p>
          </table:table-cell>
          <table:table-cell office:value-type="float" office:value="2.42539044237e-06" calcext:value-type="float">
            <text:p>2.42539044237e-06</text:p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136802794623" calcext:value-type="float">
            <text:p>0.01368027946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371338914432" calcext:value-type="float">
            <text:p>0.0371338914432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7.28778812442e-06" calcext:value-type="float">
            <text:p>7.2877881244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0.304" calcext:value-type="float">
            <text:p>610.304</text:p>
          </table:table-cell>
          <table:table-cell office:value-type="float" office:value="0.00106271821023" calcext:value-type="float">
            <text:p>0.001062718210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0522119031508" calcext:value-type="float">
            <text:p>0.00522119031508</text:p>
          </table:table-cell>
          <table:table-cell office:value-type="float" office:value="296.96" calcext:value-type="float">
            <text:p>296.96</text:p>
          </table:table-cell>
          <table:table-cell office:value-type="float" office:value="2.22327457222e-06" calcext:value-type="float">
            <text:p>2.22327457222e-06</text:p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135144097763" calcext:value-type="float">
            <text:p>0.01351440977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369905297836" calcext:value-type="float">
            <text:p>0.0369905297836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6.88494556478e-06" calcext:value-type="float">
            <text:p>6.8849455647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8.496" calcext:value-type="float">
            <text:p>618.496</text:p>
          </table:table-cell>
          <table:table-cell office:value-type="float" office:value="0.00105082765683" calcext:value-type="float">
            <text:p>0.001050827656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0520342086202" calcext:value-type="float">
            <text:p>0.00520342086202</text:p>
          </table:table-cell>
          <table:table-cell office:value-type="float" office:value="309.248" calcext:value-type="float">
            <text:p>309.248</text:p>
          </table:table-cell>
          <table:table-cell office:value-type="float" office:value="2.02115870196e-06" calcext:value-type="float">
            <text:p>2.02115870196e-06</text:p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13361365066" calcext:value-type="float">
            <text:p>0.0133613650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368502066883" calcext:value-type="float">
            <text:p>0.0368502066883</text:p>
          </table:table-cell>
          <table:table-cell office:value-type="float" office:value="179.2" calcext:value-type="float">
            <text:p>179.2</text:p>
          </table:table-cell>
          <table:table-cell office:value-type="float" office:value="6.33561480168e-06" calcext:value-type="float">
            <text:p>6.3356148016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6.688" calcext:value-type="float">
            <text:p>626.688</text:p>
          </table:table-cell>
          <table:table-cell office:value-type="float" office:value="0.00104116658219" calcext:value-type="float">
            <text:p>0.001041166582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05187670665" calcext:value-type="float">
            <text:p>0.005187670665</text:p>
          </table:table-cell>
          <table:table-cell office:value-type="float" office:value="317.44" calcext:value-type="float">
            <text:p>317.44</text:p>
          </table:table-cell>
          <table:table-cell office:value-type="float" office:value="1.81904283181e-06" calcext:value-type="float">
            <text:p>1.81904283181e-06</text:p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132168092682" calcext:value-type="float">
            <text:p>0.01321680926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367163268136" calcext:value-type="float">
            <text:p>0.0367163268136</text:p>
          </table:table-cell>
          <table:table-cell office:value-type="float" office:value="181.248" calcext:value-type="float">
            <text:p>181.248</text:p>
          </table:table-cell>
          <table:table-cell office:value-type="float" office:value="5.52992968239e-06" calcext:value-type="float">
            <text:p>5.5299296823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4.88" calcext:value-type="float">
            <text:p>634.88</text:p>
          </table:table-cell>
          <table:table-cell office:value-type="float" office:value="0.00102778970962" calcext:value-type="float">
            <text:p>0.001027789709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0516969928633" calcext:value-type="float">
            <text:p>0.00516969928633</text:p>
          </table:table-cell>
          <table:table-cell office:value-type="float" office:value="358.4" calcext:value-type="float">
            <text:p>358.4</text:p>
          </table:table-cell>
          <table:table-cell office:value-type="float" office:value="1.61692696155e-06" calcext:value-type="float">
            <text:p>1.61692696155e-06</text:p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130808034542" calcext:value-type="float">
            <text:p>0.01308080345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365726722804" calcext:value-type="float">
            <text:p>0.0365726722804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5.12708712275e-06" calcext:value-type="float">
            <text:p>5.1270871227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3.072" calcext:value-type="float">
            <text:p>643.072</text:p>
          </table:table-cell>
          <table:table-cell office:value-type="float" office:value="0.0010106970391" calcext:value-type="float">
            <text:p>0.00101069703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0514708361881" calcext:value-type="float">
            <text:p>0.00514708361881</text:p>
          </table:table-cell>
          <table:table-cell office:value-type="float" office:value="366.592" calcext:value-type="float">
            <text:p>366.592</text:p>
          </table:table-cell>
          <table:table-cell office:value-type="float" office:value="1.41481109139e-06" calcext:value-type="float">
            <text:p>1.41481109139e-06</text:p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129447365689" calcext:value-type="float">
            <text:p>0.01294473656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364305919431" calcext:value-type="float">
            <text:p>0.0364305919431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5.01722097013e-06" calcext:value-type="float">
            <text:p>5.0172209701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1.264" calcext:value-type="float">
            <text:p>651.264</text:p>
          </table:table-cell>
          <table:table-cell office:value-type="float" office:value="0.000988402251476" calcext:value-type="float">
            <text:p>0.0009884022514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0512850646334" calcext:value-type="float">
            <text:p>0.00512850646334</text:p>
          </table:table-cell>
          <table:table-cell office:value-type="float" office:value="378.88" calcext:value-type="float">
            <text:p>378.88</text:p>
          </table:table-cell>
          <table:table-cell office:value-type="float" office:value="1.01057935098e-06" calcext:value-type="float">
            <text:p>1.01057935098e-06</text:p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128153264567" calcext:value-type="float">
            <text:p>0.01281532645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362882187321" calcext:value-type="float">
            <text:p>0.0362882187321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4.61437841048e-06" calcext:value-type="float">
            <text:p>4.6143784104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9.456" calcext:value-type="float">
            <text:p>659.456</text:p>
          </table:table-cell>
          <table:table-cell office:value-type="float" office:value="0.000971309580962" calcext:value-type="float">
            <text:p>0.0009713095809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0511093893588" calcext:value-type="float">
            <text:p>0.00511093893588</text:p>
          </table:table-cell>
          <table:table-cell office:value-type="float" office:value="432.128" calcext:value-type="float">
            <text:p>432.128</text:p>
          </table:table-cell>
          <table:table-cell office:value-type="float" office:value="6.06347610566e-07" calcext:value-type="float">
            <text:p>6.06347610566e-07</text:p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126893974094" calcext:value-type="float">
            <text:p>0.01268939740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361470170158" calcext:value-type="float">
            <text:p>0.0361470170158</text:p>
          </table:table-cell>
          <table:table-cell office:value-type="float" office:value="189.44" calcext:value-type="float">
            <text:p>189.44</text:p>
          </table:table-cell>
          <table:table-cell office:value-type="float" office:value="4.32140200346e-06" calcext:value-type="float">
            <text:p>4.3214020034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67.648" calcext:value-type="float">
            <text:p>667.648</text:p>
          </table:table-cell>
          <table:table-cell office:value-type="float" office:value="0.00095050111251" calcext:value-type="float">
            <text:p>0.000950501112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0509337140843" calcext:value-type="float">
            <text:p>0.00509337140843</text:p>
          </table:table-cell>
          <table:table-cell office:value-type="float" office:value="456.704" calcext:value-type="float">
            <text:p>456.704</text:p>
          </table:table-cell>
          <table:table-cell office:value-type="float" office:value="4.04231740414e-07" calcext:value-type="float">
            <text:p>4.04231740414e-07</text:p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12576354409" calcext:value-type="float">
            <text:p>0.0125763544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358662243884" calcext:value-type="float">
            <text:p>0.0358662243884</text:p>
          </table:table-cell>
          <table:table-cell office:value-type="float" office:value="191.488" calcext:value-type="float">
            <text:p>191.488</text:p>
          </table:table-cell>
          <table:table-cell office:value-type="float" office:value="4.21153585084e-06" calcext:value-type="float">
            <text:p>4.2115358508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75.84" calcext:value-type="float">
            <text:p>675.84</text:p>
          </table:table-cell>
          <table:table-cell office:value-type="float" office:value="0.000925233686532" calcext:value-type="float">
            <text:p>0.0009252336865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0507600580657" calcext:value-type="float">
            <text:p>0.00507600580657</text:p>
          </table:table-cell>
          <table:table-cell office:value-type="float" office:value="493.568" calcext:value-type="float">
            <text:p>493.568</text:p>
          </table:table-cell>
          <table:table-cell office:value-type="float" office:value="2.02115870152e-07" calcext:value-type="float">
            <text:p>2.02115870152e-07</text:p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124789456649" calcext:value-type="float">
            <text:p>0.01247894566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355767919878" calcext:value-type="float">
            <text:p>0.0355767919878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4.06504764727e-06" calcext:value-type="float">
            <text:p>4.0650476472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84.032" calcext:value-type="float">
            <text:p>684.032</text:p>
          </table:table-cell>
          <table:table-cell office:value-type="float" office:value="0.000908141016018" calcext:value-type="float">
            <text:p>0.0009081410160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0505904405593" calcext:value-type="float">
            <text:p>0.00505904405593</text:p>
          </table:table-cell>
          <table:table-cell office:value-type="float" office:value="522.24" calcext:value-type="float">
            <text:p>522.2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12387644052" calcext:value-type="float">
            <text:p>0.0123876440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352955966591" calcext:value-type="float">
            <text:p>0.0352955966591</text:p>
          </table:table-cell>
          <table:table-cell office:value-type="float" office:value="195.584" calcext:value-type="float">
            <text:p>195.584</text:p>
          </table:table-cell>
          <table:table-cell office:value-type="float" office:value="3.8086932912e-06" calcext:value-type="float">
            <text:p>3.808693291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92.224" calcext:value-type="float">
            <text:p>692.224</text:p>
          </table:table-cell>
          <table:table-cell office:value-type="float" office:value="0.000886589387978" calcext:value-type="float">
            <text:p>0.0008865893879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0503885149563" calcext:value-type="float">
            <text:p>0.005038851495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122973806514" calcext:value-type="float">
            <text:p>0.01229738065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350125708699" calcext:value-type="float">
            <text:p>0.0350125708699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3.73544918941e-06" calcext:value-type="float">
            <text:p>3.7354491894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0.416" calcext:value-type="float">
            <text:p>700.416</text:p>
          </table:table-cell>
          <table:table-cell office:value-type="float" office:value="0.000869496717464" calcext:value-type="float">
            <text:p>0.0008694967174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0502188974499" calcext:value-type="float">
            <text:p>0.005021889744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122047354696" calcext:value-type="float">
            <text:p>0.01220473546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347282637585" calcext:value-type="float">
            <text:p>0.0347282637585</text:p>
          </table:table-cell>
          <table:table-cell office:value-type="float" office:value="199.68" calcext:value-type="float">
            <text:p>199.68</text:p>
          </table:table-cell>
          <table:table-cell office:value-type="float" office:value="3.66220508763e-06" calcext:value-type="float">
            <text:p>3.6622050876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8.608" calcext:value-type="float">
            <text:p>708.608</text:p>
          </table:table-cell>
          <table:table-cell office:value-type="float" office:value="0.000850917727775" calcext:value-type="float">
            <text:p>0.0008509177277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0499967792866" calcext:value-type="float">
            <text:p>0.004999677928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12115632424" calcext:value-type="float">
            <text:p>0.0121156324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344367812423" calcext:value-type="float">
            <text:p>0.0344367812423</text:p>
          </table:table-cell>
          <table:table-cell office:value-type="float" office:value="201.728" calcext:value-type="float">
            <text:p>201.728</text:p>
          </table:table-cell>
          <table:table-cell office:value-type="float" office:value="3.55233893501e-06" calcext:value-type="float">
            <text:p>3.5523389350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16.8" calcext:value-type="float">
            <text:p>716.8</text:p>
          </table:table-cell>
          <table:table-cell office:value-type="float" office:value="0.000837540855198" calcext:value-type="float">
            <text:p>0.0008375408551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0496615827858" calcext:value-type="float">
            <text:p>0.004966158278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120211551028" calcext:value-type="float">
            <text:p>0.01202115510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341378304475" calcext:value-type="float">
            <text:p>0.0341378304475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3.40585073155e-06" calcext:value-type="float">
            <text:p>3.4058507315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24.992" calcext:value-type="float">
            <text:p>724.992</text:p>
          </table:table-cell>
          <table:table-cell office:value-type="float" office:value="0.000819705025097" calcext:value-type="float">
            <text:p>0.0008197050250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049263789348" calcext:value-type="float">
            <text:p>0.00492637893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119339452679" calcext:value-type="float">
            <text:p>0.01193394526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338468970694" calcext:value-type="float">
            <text:p>0.0338468970694</text:p>
          </table:table-cell>
          <table:table-cell office:value-type="float" office:value="205.824" calcext:value-type="float">
            <text:p>205.824</text:p>
          </table:table-cell>
          <table:table-cell office:value-type="float" office:value="3.25936252799e-06" calcext:value-type="float">
            <text:p>3.2593625279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33.184" calcext:value-type="float">
            <text:p>733.184</text:p>
          </table:table-cell>
          <table:table-cell office:value-type="float" office:value="0.000807814471695" calcext:value-type="float">
            <text:p>0.0008078144716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0488821499584" calcext:value-type="float">
            <text:p>0.004888214995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118442315091" calcext:value-type="float">
            <text:p>0.01184423150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335461524235" calcext:value-type="float">
            <text:p>0.0335461524235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3.03963022275e-06" calcext:value-type="float">
            <text:p>3.0396302227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1.376" calcext:value-type="float">
            <text:p>741.376</text:p>
          </table:table-cell>
          <table:table-cell office:value-type="float" office:value="0.000798153397057" calcext:value-type="float">
            <text:p>0.0007981533970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0484661832164" calcext:value-type="float">
            <text:p>0.004846618321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117540291799" calcext:value-type="float">
            <text:p>0.01175402917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332347178887" calcext:value-type="float">
            <text:p>0.0332347178887</text:p>
          </table:table-cell>
          <table:table-cell office:value-type="float" office:value="209.92" calcext:value-type="float">
            <text:p>209.92</text:p>
          </table:table-cell>
          <table:table-cell office:value-type="float" office:value="2.96638612096e-06" calcext:value-type="float">
            <text:p>2.9663861209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9.568" calcext:value-type="float">
            <text:p>749.568</text:p>
          </table:table-cell>
          <table:table-cell office:value-type="float" office:value="0.000785519684068" calcext:value-type="float">
            <text:p>0.0007855196840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0480885823389" calcext:value-type="float">
            <text:p>0.004808858233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116613229268" calcext:value-type="float">
            <text:p>0.01166132292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329265049643" calcext:value-type="float">
            <text:p>0.0329265049643</text:p>
          </table:table-cell>
          <table:table-cell office:value-type="float" office:value="214.016" calcext:value-type="float">
            <text:p>214.016</text:p>
          </table:table-cell>
          <table:table-cell office:value-type="float" office:value="2.92976407013e-06" calcext:value-type="float">
            <text:p>2.9297640701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57.76" calcext:value-type="float">
            <text:p>757.76</text:p>
          </table:table-cell>
          <table:table-cell office:value-type="float" office:value="0.000777344928605" calcext:value-type="float">
            <text:p>0.0007773449286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0477715591423" calcext:value-type="float">
            <text:p>0.004777155914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115708763123" calcext:value-type="float">
            <text:p>0.01157087631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32613752498" calcext:value-type="float">
            <text:p>0.032613752498</text:p>
          </table:table-cell>
          <table:table-cell office:value-type="float" office:value="216.064" calcext:value-type="float">
            <text:p>216.064</text:p>
          </table:table-cell>
          <table:table-cell office:value-type="float" office:value="2.85651996834e-06" calcext:value-type="float">
            <text:p>2.8565199683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65.952" calcext:value-type="float">
            <text:p>765.952</text:p>
          </table:table-cell>
          <table:table-cell office:value-type="float" office:value="0.000769913332729" calcext:value-type="float">
            <text:p>0.0007699133327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0473737657045" calcext:value-type="float">
            <text:p>0.004737376570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114815900527" calcext:value-type="float">
            <text:p>0.01148159005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322963872715" calcext:value-type="float">
            <text:p>0.0322963872715</text:p>
          </table:table-cell>
          <table:table-cell office:value-type="float" office:value="220.16" calcext:value-type="float">
            <text:p>220.16</text:p>
          </table:table-cell>
          <table:table-cell office:value-type="float" office:value="2.78327586667e-06" calcext:value-type="float">
            <text:p>2.7832758666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74.144" calcext:value-type="float">
            <text:p>774.144</text:p>
          </table:table-cell>
          <table:table-cell office:value-type="float" office:value="0.000763224896441" calcext:value-type="float">
            <text:p>0.0007632248964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0469537604504" calcext:value-type="float">
            <text:p>0.004695376045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113904716538" calcext:value-type="float">
            <text:p>0.01139047165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319744825032" calcext:value-type="float">
            <text:p>0.0319744825032</text:p>
          </table:table-cell>
          <table:table-cell office:value-type="float" office:value="222.208" calcext:value-type="float">
            <text:p>222.208</text:p>
          </table:table-cell>
          <table:table-cell office:value-type="float" office:value="2.74665381572e-06" calcext:value-type="float">
            <text:p>2.7466538157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82.336" calcext:value-type="float">
            <text:p>782.336</text:p>
          </table:table-cell>
          <table:table-cell office:value-type="float" office:value="0.000758022779328" calcext:value-type="float">
            <text:p>0.0007580227793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0465216396601" calcext:value-type="float">
            <text:p>0.004652163966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112989868269" calcext:value-type="float">
            <text:p>0.01129898682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316486239404" calcext:value-type="float">
            <text:p>0.0316486239404</text:p>
          </table:table-cell>
          <table:table-cell office:value-type="float" office:value="224.256" calcext:value-type="float">
            <text:p>224.256</text:p>
          </table:table-cell>
          <table:table-cell office:value-type="float" office:value="2.71003176489e-06" calcext:value-type="float">
            <text:p>2.7100317648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0.528" calcext:value-type="float">
            <text:p>790.528</text:p>
          </table:table-cell>
          <table:table-cell office:value-type="float" office:value="0.000755050140977" calcext:value-type="float">
            <text:p>0.0007550501409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0460249026769" calcext:value-type="float">
            <text:p>0.004602490267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112060362886" calcext:value-type="float">
            <text:p>0.01120603628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313289157246" calcext:value-type="float">
            <text:p>0.0313289157246</text:p>
          </table:table-cell>
          <table:table-cell office:value-type="float" office:value="226.304" calcext:value-type="float">
            <text:p>226.304</text:p>
          </table:table-cell>
          <table:table-cell office:value-type="float" office:value="2.67340971394e-06" calcext:value-type="float">
            <text:p>2.6734097139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8.72" calcext:value-type="float">
            <text:p>798.72</text:p>
          </table:table-cell>
          <table:table-cell office:value-type="float" office:value="0.000752820662215" calcext:value-type="float">
            <text:p>0.0007528206622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0455402812299" calcext:value-type="float">
            <text:p>0.004554028122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110274026981" calcext:value-type="float">
            <text:p>0.01102740269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310071573931" calcext:value-type="float">
            <text:p>0.0310071573931</text:p>
          </table:table-cell>
          <table:table-cell office:value-type="float" office:value="230.4" calcext:value-type="float">
            <text:p>230.4</text:p>
          </table:table-cell>
          <table:table-cell office:value-type="float" office:value="2.6367876631e-06" calcext:value-type="float">
            <text:p>2.636787663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06.912" calcext:value-type="float">
            <text:p>806.912</text:p>
          </table:table-cell>
          <table:table-cell office:value-type="float" office:value="0.000749848023864" calcext:value-type="float">
            <text:p>0.0007498480238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0450475827587" calcext:value-type="float">
            <text:p>0.004504758275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108407687657" calcext:value-type="float">
            <text:p>0.01084076876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306744895175" calcext:value-type="float">
            <text:p>0.0306744895175</text:p>
          </table:table-cell>
          <table:table-cell office:value-type="float" office:value="232.448" calcext:value-type="float">
            <text:p>232.448</text:p>
          </table:table-cell>
          <table:table-cell office:value-type="float" office:value="2.52692151048e-06" calcext:value-type="float">
            <text:p>2.5269215104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15.104" calcext:value-type="float">
            <text:p>815.104</text:p>
          </table:table-cell>
          <table:table-cell office:value-type="float" office:value="0.000745389066339" calcext:value-type="float">
            <text:p>0.0007453890663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0444781525584" calcext:value-type="float">
            <text:p>0.004447815255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106570662563" calcext:value-type="float">
            <text:p>0.01065706625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303426270446" calcext:value-type="float">
            <text:p>0.0303426270446</text:p>
          </table:table-cell>
          <table:table-cell office:value-type="float" office:value="236.544" calcext:value-type="float">
            <text:p>236.544</text:p>
          </table:table-cell>
          <table:table-cell office:value-type="float" office:value="2.41705535786e-06" calcext:value-type="float">
            <text:p>2.4170553578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23.296" calcext:value-type="float">
            <text:p>823.296</text:p>
          </table:table-cell>
          <table:table-cell office:value-type="float" office:value="0.000744645906751" calcext:value-type="float">
            <text:p>0.0007446459067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0439430497107" calcext:value-type="float">
            <text:p>0.004394304971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104795319495" calcext:value-type="float">
            <text:p>0.01047953194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300083117546" calcext:value-type="float">
            <text:p>0.0300083117546</text:p>
          </table:table-cell>
          <table:table-cell office:value-type="float" office:value="238.592" calcext:value-type="float">
            <text:p>238.592</text:p>
          </table:table-cell>
          <table:table-cell office:value-type="float" office:value="2.38043330703e-06" calcext:value-type="float">
            <text:p>2.3804333070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1.488" calcext:value-type="float">
            <text:p>831.488</text:p>
          </table:table-cell>
          <table:table-cell office:value-type="float" office:value="0.000741673268401" calcext:value-type="float">
            <text:p>0.0007416732684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0434059276068" calcext:value-type="float">
            <text:p>0.004340592760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103018755" calcext:value-type="float">
            <text:p>0.01030187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296807691683" calcext:value-type="float">
            <text:p>0.0296807691683</text:p>
          </table:table-cell>
          <table:table-cell office:value-type="float" office:value="244.736" calcext:value-type="float">
            <text:p>244.736</text:p>
          </table:table-cell>
          <table:table-cell office:value-type="float" office:value="2.30718920524e-06" calcext:value-type="float">
            <text:p>2.3071892052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9.68" calcext:value-type="float">
            <text:p>839.68</text:p>
          </table:table-cell>
          <table:table-cell office:value-type="float" office:value="0.000736471151288" calcext:value-type="float">
            <text:p>0.0007364711512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0428465936867" calcext:value-type="float">
            <text:p>0.004284659368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101339904607" calcext:value-type="float">
            <text:p>0.01013399046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293449529008" calcext:value-type="float">
            <text:p>0.0293449529008</text:p>
          </table:table-cell>
          <table:table-cell office:value-type="float" office:value="246.784" calcext:value-type="float">
            <text:p>246.784</text:p>
          </table:table-cell>
          <table:table-cell office:value-type="float" office:value="2.23394510346e-06" calcext:value-type="float">
            <text:p>2.2339451034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47.872" calcext:value-type="float">
            <text:p>847.872</text:p>
          </table:table-cell>
          <table:table-cell office:value-type="float" office:value="0.000729039555412" calcext:value-type="float">
            <text:p>0.0007290395554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0422973560467" calcext:value-type="float">
            <text:p>0.004229735604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0996867041645" calcext:value-type="float">
            <text:p>0.009968670416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290161289921" calcext:value-type="float">
            <text:p>0.0290161289921</text:p>
          </table:table-cell>
          <table:table-cell office:value-type="float" office:value="248.832" calcext:value-type="float">
            <text:p>248.832</text:p>
          </table:table-cell>
          <table:table-cell office:value-type="float" office:value="2.19732305262e-06" calcext:value-type="float">
            <text:p>2.1973230526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56.064" calcext:value-type="float">
            <text:p>856.064</text:p>
          </table:table-cell>
          <table:table-cell office:value-type="float" office:value="0.000726810076649" calcext:value-type="float">
            <text:p>0.0007268100766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0417339836145" calcext:value-type="float">
            <text:p>0.004173398361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098022510886" calcext:value-type="float">
            <text:p>0.00980225108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286908927858" calcext:value-type="float">
            <text:p>0.0286908927858</text:p>
          </table:table-cell>
          <table:table-cell office:value-type="float" office:value="250.88" calcext:value-type="float">
            <text:p>250.88</text:p>
          </table:table-cell>
          <table:table-cell office:value-type="float" office:value="2.16070100167e-06" calcext:value-type="float">
            <text:p>2.1607010016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64.256" calcext:value-type="float">
            <text:p>864.256</text:p>
          </table:table-cell>
          <table:table-cell office:value-type="float" office:value="0.000722351119124" calcext:value-type="float">
            <text:p>0.0007223511191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0411928229987" calcext:value-type="float">
            <text:p>0.004119282299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0964370996012" calcext:value-type="float">
            <text:p>0.009643709960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283666450282" calcext:value-type="float">
            <text:p>0.0283666450282</text:p>
          </table:table-cell>
          <table:table-cell office:value-type="float" office:value="252.928" calcext:value-type="float">
            <text:p>252.928</text:p>
          </table:table-cell>
          <table:table-cell office:value-type="float" office:value="2.0874569e-06" calcext:value-type="float">
            <text:p>2.087456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2.448" calcext:value-type="float">
            <text:p>872.448</text:p>
          </table:table-cell>
          <table:table-cell office:value-type="float" office:value="0.000720121640361" calcext:value-type="float">
            <text:p>0.0007201216403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040593103958" calcext:value-type="float">
            <text:p>0.00405931039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0948046634055" calcext:value-type="float">
            <text:p>0.009480466340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280468269847" calcext:value-type="float">
            <text:p>0.0280468269847</text:p>
          </table:table-cell>
          <table:table-cell office:value-type="float" office:value="264.192" calcext:value-type="float">
            <text:p>264.192</text:p>
          </table:table-cell>
          <table:table-cell office:value-type="float" office:value="2.05083484905e-06" calcext:value-type="float">
            <text:p>2.0508348490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.64" calcext:value-type="float">
            <text:p>880.64</text:p>
          </table:table-cell>
          <table:table-cell office:value-type="float" office:value="0.000716405842423" calcext:value-type="float">
            <text:p>0.0007164058424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0399913656612" calcext:value-type="float">
            <text:p>0.003999136566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0932400163671" calcext:value-type="float">
            <text:p>0.009324001636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277294983674" calcext:value-type="float">
            <text:p>0.0277294983674</text:p>
          </table:table-cell>
          <table:table-cell office:value-type="float" office:value="276.48" calcext:value-type="float">
            <text:p>276.48</text:p>
          </table:table-cell>
          <table:table-cell office:value-type="float" office:value="2.01421279822e-06" calcext:value-type="float">
            <text:p>2.0142127982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8.832" calcext:value-type="float">
            <text:p>888.832</text:p>
          </table:table-cell>
          <table:table-cell office:value-type="float" office:value="0.000714176363661" calcext:value-type="float">
            <text:p>0.0007141763636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039423954717" calcext:value-type="float">
            <text:p>0.00394239547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0916484979511" calcext:value-type="float">
            <text:p>0.009164849795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274162699815" calcext:value-type="float">
            <text:p>0.0274162699815</text:p>
          </table:table-cell>
          <table:table-cell office:value-type="float" office:value="284.672" calcext:value-type="float">
            <text:p>284.672</text:p>
          </table:table-cell>
          <table:table-cell office:value-type="float" office:value="1.97759074738e-06" calcext:value-type="float">
            <text:p>1.9775907473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97.024" calcext:value-type="float">
            <text:p>897.024</text:p>
          </table:table-cell>
          <table:table-cell office:value-type="float" office:value="0.000713433204073" calcext:value-type="float">
            <text:p>0.0007134332040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0389191407096" calcext:value-type="float">
            <text:p>0.003891914070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0901131651429" calcext:value-type="float">
            <text:p>0.009011316514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270992708471" calcext:value-type="float">
            <text:p>0.0270992708471</text:p>
          </table:table-cell>
          <table:table-cell office:value-type="float" office:value="292.864" calcext:value-type="float">
            <text:p>292.864</text:p>
          </table:table-cell>
          <table:table-cell office:value-type="float" office:value="1.9043466456e-06" calcext:value-type="float">
            <text:p>1.904346645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05.216" calcext:value-type="float">
            <text:p>905.216</text:p>
          </table:table-cell>
          <table:table-cell office:value-type="float" office:value="0.000708974246548" calcext:value-type="float">
            <text:p>0.0007089742465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0383739415817" calcext:value-type="float">
            <text:p>0.003837394158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0884691253977" calcext:value-type="float">
            <text:p>0.008846912539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267930714291" calcext:value-type="float">
            <text:p>0.0267930714291</text:p>
          </table:table-cell>
          <table:table-cell office:value-type="float" office:value="296.96" calcext:value-type="float">
            <text:p>296.96</text:p>
          </table:table-cell>
          <table:table-cell office:value-type="float" office:value="1.83110254381e-06" calcext:value-type="float">
            <text:p>1.8311025438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13.408" calcext:value-type="float">
            <text:p>913.408</text:p>
          </table:table-cell>
          <table:table-cell office:value-type="float" office:value="0.000703028969847" calcext:value-type="float">
            <text:p>0.0007030289698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0378650890623" calcext:value-type="float">
            <text:p>0.003786508906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0868330249232" calcext:value-type="float">
            <text:p>0.008683302492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26485261206" calcext:value-type="float">
            <text:p>0.026485261206</text:p>
          </table:table-cell>
          <table:table-cell office:value-type="float" office:value="309.248" calcext:value-type="float">
            <text:p>309.248</text:p>
          </table:table-cell>
          <table:table-cell office:value-type="float" office:value="1.68461434036e-06" calcext:value-type="float">
            <text:p>1.6846143403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1.6" calcext:value-type="float">
            <text:p>921.6</text:p>
          </table:table-cell>
          <table:table-cell office:value-type="float" office:value="0.000699313171909" calcext:value-type="float">
            <text:p>0.0006993131719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0374006601756" calcext:value-type="float">
            <text:p>0.003740066017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0851523423902" calcext:value-type="float">
            <text:p>0.008515234239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261772679368" calcext:value-type="float">
            <text:p>0.0261772679368</text:p>
          </table:table-cell>
          <table:table-cell office:value-type="float" office:value="317.44" calcext:value-type="float">
            <text:p>317.44</text:p>
          </table:table-cell>
          <table:table-cell office:value-type="float" office:value="1.64799228941e-06" calcext:value-type="float">
            <text:p>1.6479922894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9.792" calcext:value-type="float">
            <text:p>929.792</text:p>
          </table:table-cell>
          <table:table-cell office:value-type="float" office:value="0.000696340533559" calcext:value-type="float">
            <text:p>0.0006963405335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03701700153" calcext:value-type="float">
            <text:p>0.0037017001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0833489065181" calcext:value-type="float">
            <text:p>0.008334890651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258758277159" calcext:value-type="float">
            <text:p>0.0258758277159</text:p>
          </table:table-cell>
          <table:table-cell office:value-type="float" office:value="321.536" calcext:value-type="float">
            <text:p>321.536</text:p>
          </table:table-cell>
          <table:table-cell office:value-type="float" office:value="1.61137023857e-06" calcext:value-type="float">
            <text:p>1.6113702385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37.984" calcext:value-type="float">
            <text:p>937.984</text:p>
          </table:table-cell>
          <table:table-cell office:value-type="float" office:value="0.000692624735621" calcext:value-type="float">
            <text:p>0.0006926247356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0365808422277" calcext:value-type="float">
            <text:p>0.003658084222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0815833348601" calcext:value-type="float">
            <text:p>0.008158333486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255702140453" calcext:value-type="float">
            <text:p>0.0255702140453</text:p>
          </table:table-cell>
          <table:table-cell office:value-type="float" office:value="325.632" calcext:value-type="float">
            <text:p>325.632</text:p>
          </table:table-cell>
          <table:table-cell office:value-type="float" office:value="1.57474818774e-06" calcext:value-type="float">
            <text:p>1.5747481877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46.176" calcext:value-type="float">
            <text:p>946.176</text:p>
          </table:table-cell>
          <table:table-cell office:value-type="float" office:value="0.000689652097271" calcext:value-type="float">
            <text:p>0.0006896520972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0361790102778" calcext:value-type="float">
            <text:p>0.003617901027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0797603561679" calcext:value-type="float">
            <text:p>0.007976035616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252642342825" calcext:value-type="float">
            <text:p>0.0252642342825</text:p>
          </table:table-cell>
          <table:table-cell office:value-type="float" office:value="329.728" calcext:value-type="float">
            <text:p>329.728</text:p>
          </table:table-cell>
          <table:table-cell office:value-type="float" office:value="1.53812613679e-06" calcext:value-type="float">
            <text:p>1.5381261367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54.368" calcext:value-type="float">
            <text:p>954.368</text:p>
          </table:table-cell>
          <table:table-cell office:value-type="float" office:value="0.00068370682057" calcext:value-type="float">
            <text:p>0.000683706820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0358054479124" calcext:value-type="float">
            <text:p>0.003580544791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078023488027" calcext:value-type="float">
            <text:p>0.00780234880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24960048371" calcext:value-type="float">
            <text:p>0.024960048371</text:p>
          </table:table-cell>
          <table:table-cell office:value-type="float" office:value="333.824" calcext:value-type="float">
            <text:p>333.824</text:p>
          </table:table-cell>
          <table:table-cell office:value-type="float" office:value="1.42825998417e-06" calcext:value-type="float">
            <text:p>1.4282599841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62.56" calcext:value-type="float">
            <text:p>962.56</text:p>
          </table:table-cell>
          <table:table-cell office:value-type="float" office:value="0.000681477341807" calcext:value-type="float">
            <text:p>0.0006814773418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0354116929867" calcext:value-type="float">
            <text:p>0.003541169298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0763024984274" calcext:value-type="float">
            <text:p>0.007630249842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246596698172" calcext:value-type="float">
            <text:p>0.0246596698172</text:p>
          </table:table-cell>
          <table:table-cell office:value-type="float" office:value="342.016" calcext:value-type="float">
            <text:p>342.016</text:p>
          </table:table-cell>
          <table:table-cell office:value-type="float" office:value="1.39163793333e-06" calcext:value-type="float">
            <text:p>1.3916379333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0.752" calcext:value-type="float">
            <text:p>970.752</text:p>
          </table:table-cell>
          <table:table-cell office:value-type="float" office:value="0.000679247863045" calcext:value-type="float">
            <text:p>0.0006792478630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0349371678198" calcext:value-type="float">
            <text:p>0.003493716781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0746315873045" calcext:value-type="float">
            <text:p>0.007463158730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243742644295" calcext:value-type="float">
            <text:p>0.0243742644295</text:p>
          </table:table-cell>
          <table:table-cell office:value-type="float" office:value="346.112" calcext:value-type="float">
            <text:p>346.112</text:p>
          </table:table-cell>
          <table:table-cell office:value-type="float" office:value="1.35501588239e-06" calcext:value-type="float">
            <text:p>1.3550158823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8.944" calcext:value-type="float">
            <text:p>978.944</text:p>
          </table:table-cell>
          <table:table-cell office:value-type="float" office:value="0.000676275224694" calcext:value-type="float">
            <text:p>0.0006762752246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0346039905749" calcext:value-type="float">
            <text:p>0.003460399057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0730364046097" calcext:value-type="float">
            <text:p>0.007303640460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240912386403" calcext:value-type="float">
            <text:p>0.0240912386403</text:p>
          </table:table-cell>
          <table:table-cell office:value-type="float" office:value="350.208" calcext:value-type="float">
            <text:p>350.208</text:p>
          </table:table-cell>
          <table:table-cell office:value-type="float" office:value="1.31839383155e-06" calcext:value-type="float">
            <text:p>1.3183938315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87.136" calcext:value-type="float">
            <text:p>987.136</text:p>
          </table:table-cell>
          <table:table-cell office:value-type="float" office:value="0.000673302586344" calcext:value-type="float">
            <text:p>0.0006733025863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0342183126733" calcext:value-type="float">
            <text:p>0.003421831267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0714577111693" calcext:value-type="float">
            <text:p>0.007145771116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238210626833" calcext:value-type="float">
            <text:p>0.0238210626833</text:p>
          </table:table-cell>
          <table:table-cell office:value-type="float" office:value="370.688" calcext:value-type="float">
            <text:p>370.688</text:p>
          </table:table-cell>
          <table:table-cell office:value-type="float" office:value="1.28177178071e-06" calcext:value-type="float">
            <text:p>1.2817717807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95.328" calcext:value-type="float">
            <text:p>995.328</text:p>
          </table:table-cell>
          <table:table-cell office:value-type="float" office:value="0.000668843628819" calcext:value-type="float">
            <text:p>0.0006688436288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0338043651873" calcext:value-type="float">
            <text:p>0.003380436518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0698613070482" calcext:value-type="float">
            <text:p>0.006986130704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235470793686" calcext:value-type="float">
            <text:p>0.0235470793686</text:p>
          </table:table-cell>
          <table:table-cell office:value-type="float" office:value="374.784" calcext:value-type="float">
            <text:p>374.784</text:p>
          </table:table-cell>
          <table:table-cell office:value-type="float" office:value="1.20852767893e-06" calcext:value-type="float">
            <text:p>1.2085276789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03.52" calcext:value-type="float">
            <text:p>1003.52</text:p>
          </table:table-cell>
          <table:table-cell office:value-type="float" office:value="0.000666614150056" calcext:value-type="float">
            <text:p>0.0006666141500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0334287835658" calcext:value-type="float">
            <text:p>0.003342878356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0682722314847" calcext:value-type="float">
            <text:p>0.006827223148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23275402434" calcext:value-type="float">
            <text:p>0.023275402434</text:p>
          </table:table-cell>
          <table:table-cell office:value-type="float" office:value="382.976" calcext:value-type="float">
            <text:p>382.976</text:p>
          </table:table-cell>
          <table:table-cell office:value-type="float" office:value="1.17190562809e-06" calcext:value-type="float">
            <text:p>1.1719056280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1.712" calcext:value-type="float">
            <text:p>1011.712</text:p>
          </table:table-cell>
          <table:table-cell office:value-type="float" office:value="0.000662898352118" calcext:value-type="float">
            <text:p>0.0006628983521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0330168553359" calcext:value-type="float">
            <text:p>0.003301685533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0666617809616" calcext:value-type="float">
            <text:p>0.006666178096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230151109632" calcext:value-type="float">
            <text:p>0.0230151109632</text:p>
          </table:table-cell>
          <table:table-cell office:value-type="float" office:value="387.072" calcext:value-type="float">
            <text:p>387.072</text:p>
          </table:table-cell>
          <table:table-cell office:value-type="float" office:value="1.09866152631e-06" calcext:value-type="float">
            <text:p>1.0986615263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9.904" calcext:value-type="float">
            <text:p>1019.904</text:p>
          </table:table-cell>
          <table:table-cell office:value-type="float" office:value="0.000660668873355" calcext:value-type="float">
            <text:p>0.0006606688733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0326392544584" calcext:value-type="float">
            <text:p>0.003263925445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0650995767758" calcext:value-type="float">
            <text:p>0.006509957677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227647039787" calcext:value-type="float">
            <text:p>0.0227647039787</text:p>
          </table:table-cell>
          <table:table-cell office:value-type="float" office:value="391.168" calcext:value-type="float">
            <text:p>391.168</text:p>
          </table:table-cell>
          <table:table-cell office:value-type="float" office:value="1.06203947547e-06" calcext:value-type="float">
            <text:p>1.0620394754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8.096" calcext:value-type="float">
            <text:p>1028.096</text:p>
          </table:table-cell>
          <table:table-cell office:value-type="float" office:value="0.000659925713768" calcext:value-type="float">
            <text:p>0.0006599257137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0322818461412" calcext:value-type="float">
            <text:p>0.003228184614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0635905046323" calcext:value-type="float">
            <text:p>0.006359050463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225285745853" calcext:value-type="float">
            <text:p>0.0225285745853</text:p>
          </table:table-cell>
          <table:table-cell office:value-type="float" office:value="395.264" calcext:value-type="float">
            <text:p>395.264</text:p>
          </table:table-cell>
          <table:table-cell office:value-type="float" office:value="9.88795373691e-07" calcext:value-type="float">
            <text:p>9.8879537369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6.288" calcext:value-type="float">
            <text:p>1036.288</text:p>
          </table:table-cell>
          <table:table-cell office:value-type="float" office:value="0.00065620991583" calcext:value-type="float">
            <text:p>0.000656209915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031928476336" calcext:value-type="float">
            <text:p>0.00319284763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0620307432989" calcext:value-type="float">
            <text:p>0.006203074329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222975704811" calcext:value-type="float">
            <text:p>0.0222975704811</text:p>
          </table:table-cell>
          <table:table-cell office:value-type="float" office:value="399.36" calcext:value-type="float">
            <text:p>399.36</text:p>
          </table:table-cell>
          <table:table-cell office:value-type="float" office:value="9.15551271907e-07" calcext:value-type="float">
            <text:p>9.1555127190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44.48" calcext:value-type="float">
            <text:p>1044.48</text:p>
          </table:table-cell>
          <table:table-cell office:value-type="float" office:value="0.000653237277479" calcext:value-type="float">
            <text:p>0.0006532372774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0315387599224" calcext:value-type="float">
            <text:p>0.003153875992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0604422784485" calcext:value-type="float">
            <text:p>0.006044227844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220705201715" calcext:value-type="float">
            <text:p>0.0220705201715</text:p>
          </table:table-cell>
          <table:table-cell office:value-type="float" office:value="403.456" calcext:value-type="float">
            <text:p>403.456</text:p>
          </table:table-cell>
          <table:table-cell office:value-type="float" office:value="8.42307170124e-07" calcext:value-type="float">
            <text:p>8.4230717012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56.768" calcext:value-type="float">
            <text:p>1056.768</text:p>
          </table:table-cell>
          <table:table-cell office:value-type="float" office:value="0.000646548841191" calcext:value-type="float">
            <text:p>0.0006465488411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0312298137499" calcext:value-type="float">
            <text:p>0.003122981374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0587750316044" calcext:value-type="float">
            <text:p>0.005877503160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21852658773" calcext:value-type="float">
            <text:p>0.021852658773</text:p>
          </table:table-cell>
          <table:table-cell office:value-type="float" office:value="407.552" calcext:value-type="float">
            <text:p>407.552</text:p>
          </table:table-cell>
          <table:table-cell office:value-type="float" office:value="7.32441017504e-07" calcext:value-type="float">
            <text:p>7.3244101750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73.152" calcext:value-type="float">
            <text:p>1073.152</text:p>
          </table:table-cell>
          <table:table-cell office:value-type="float" office:value="0.000639117245316" calcext:value-type="float">
            <text:p>0.0006391172453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0309026942731" calcext:value-type="float">
            <text:p>0.003090269427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570338884716" calcext:value-type="float">
            <text:p>0.005703388847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216567262904" calcext:value-type="float">
            <text:p>0.0216567262904</text:p>
          </table:table-cell>
          <table:table-cell office:value-type="float" office:value="411.648" calcext:value-type="float">
            <text:p>411.648</text:p>
          </table:table-cell>
          <table:table-cell office:value-type="float" office:value="6.59196915831e-07" calcext:value-type="float">
            <text:p>6.5919691583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89.536" calcext:value-type="float">
            <text:p>1089.536</text:p>
          </table:table-cell>
          <table:table-cell office:value-type="float" office:value="0.000633915128202" calcext:value-type="float">
            <text:p>0.0006339151282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0306462487574" calcext:value-type="float">
            <text:p>0.003064624875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552414454358" calcext:value-type="float">
            <text:p>0.005524144543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214868961732" calcext:value-type="float">
            <text:p>0.0214868961732</text:p>
          </table:table-cell>
          <table:table-cell office:value-type="float" office:value="415.744" calcext:value-type="float">
            <text:p>415.744</text:p>
          </table:table-cell>
          <table:table-cell office:value-type="float" office:value="5.85952814047e-07" calcext:value-type="float">
            <text:p>5.8595281404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05.92" calcext:value-type="float">
            <text:p>1105.92</text:p>
          </table:table-cell>
          <table:table-cell office:value-type="float" office:value="0.000618308776863" calcext:value-type="float">
            <text:p>0.0006183087768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0303272063048" calcext:value-type="float">
            <text:p>0.003032720630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534264060143" calcext:value-type="float">
            <text:p>0.005342640601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213206537585" calcext:value-type="float">
            <text:p>0.0213206537585</text:p>
          </table:table-cell>
          <table:table-cell office:value-type="float" office:value="419.84" calcext:value-type="float">
            <text:p>419.84</text:p>
          </table:table-cell>
          <table:table-cell office:value-type="float" office:value="5.12708712264e-07" calcext:value-type="float">
            <text:p>5.1270871226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22.304" calcext:value-type="float">
            <text:p>1122.304</text:p>
          </table:table-cell>
          <table:table-cell office:value-type="float" office:value="0.00060716138305" calcext:value-type="float">
            <text:p>0.000607161383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0300828763252" calcext:value-type="float">
            <text:p>0.003008287632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516718271926" calcext:value-type="float">
            <text:p>0.005167182719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211693479007" calcext:value-type="float">
            <text:p>0.0211693479007</text:p>
          </table:table-cell>
          <table:table-cell office:value-type="float" office:value="423.936" calcext:value-type="float">
            <text:p>423.936</text:p>
          </table:table-cell>
          <table:table-cell office:value-type="float" office:value="4.76086661427e-07" calcext:value-type="float">
            <text:p>4.7608666142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38.688" calcext:value-type="float">
            <text:p>1138.688</text:p>
          </table:table-cell>
          <table:table-cell office:value-type="float" office:value="0.000601216106349" calcext:value-type="float">
            <text:p>0.0006012161063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0298082575052" calcext:value-type="float">
            <text:p>0.002980825750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498830484357" calcext:value-type="float">
            <text:p>0.004988304843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210143079036" calcext:value-type="float">
            <text:p>0.0210143079036</text:p>
          </table:table-cell>
          <table:table-cell office:value-type="float" office:value="428.032" calcext:value-type="float">
            <text:p>428.032</text:p>
          </table:table-cell>
          <table:table-cell office:value-type="float" office:value="4.02842559644e-07" calcext:value-type="float">
            <text:p>4.0284255964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55.072" calcext:value-type="float">
            <text:p>1155.072</text:p>
          </table:table-cell>
          <table:table-cell office:value-type="float" office:value="0.000591555031711" calcext:value-type="float">
            <text:p>0.0005915550317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0295417157093" calcext:value-type="float">
            <text:p>0.002954171570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482072516077" calcext:value-type="float">
            <text:p>0.004820725160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208571445725" calcext:value-type="float">
            <text:p>0.0208571445725</text:p>
          </table:table-cell>
          <table:table-cell office:value-type="float" office:value="432.128" calcext:value-type="float">
            <text:p>432.128</text:p>
          </table:table-cell>
          <table:table-cell office:value-type="float" office:value="3.66220508807e-07" calcext:value-type="float">
            <text:p>3.6622050880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71.456" calcext:value-type="float">
            <text:p>1171.456</text:p>
          </table:table-cell>
          <table:table-cell office:value-type="float" office:value="0.000587096074185" calcext:value-type="float">
            <text:p>0.0005870960741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0293357515944" calcext:value-type="float">
            <text:p>0.002933575159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465070262546" calcext:value-type="float">
            <text:p>0.004650702625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207006768164" calcext:value-type="float">
            <text:p>0.0207006768164</text:p>
          </table:table-cell>
          <table:table-cell office:value-type="float" office:value="448.512" calcext:value-type="float">
            <text:p>448.512</text:p>
          </table:table-cell>
          <table:table-cell office:value-type="float" office:value="3.2959845786e-07" calcext:value-type="float">
            <text:p>3.295984578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87.84" calcext:value-type="float">
            <text:p>1187.84</text:p>
          </table:table-cell>
          <table:table-cell office:value-type="float" office:value="0.000581893957072" calcext:value-type="float">
            <text:p>0.0005818939570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0291519992957" calcext:value-type="float">
            <text:p>0.002915199929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448324508529" calcext:value-type="float">
            <text:p>0.004483245085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205458930838" calcext:value-type="float">
            <text:p>0.0205458930838</text:p>
          </table:table-cell>
          <table:table-cell office:value-type="float" office:value="452.608" calcext:value-type="float">
            <text:p>452.608</text:p>
          </table:table-cell>
          <table:table-cell office:value-type="float" office:value="2.92976407024e-07" calcext:value-type="float">
            <text:p>2.9297640702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04.224" calcext:value-type="float">
            <text:p>1204.224</text:p>
          </table:table-cell>
          <table:table-cell office:value-type="float" office:value="0.000572976042021" calcext:value-type="float">
            <text:p>0.0005729760420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0289803625332" calcext:value-type="float">
            <text:p>0.002898036253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432757430852" calcext:value-type="float">
            <text:p>0.004327574308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203937086051" calcext:value-type="float">
            <text:p>0.0203937086051</text:p>
          </table:table-cell>
          <table:table-cell office:value-type="float" office:value="468.992" calcext:value-type="float">
            <text:p>468.992</text:p>
          </table:table-cell>
          <table:table-cell office:value-type="float" office:value="2.56354356187e-07" calcext:value-type="float">
            <text:p>2.5635435618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20.608" calcext:value-type="float">
            <text:p>1220.608</text:p>
          </table:table-cell>
          <table:table-cell office:value-type="float" office:value="0.000567773924908" calcext:value-type="float">
            <text:p>0.0005677739249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0287966102345" calcext:value-type="float">
            <text:p>0.002879661023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417819387699" calcext:value-type="float">
            <text:p>0.004178193876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202373506765" calcext:value-type="float">
            <text:p>0.0202373506765</text:p>
          </table:table-cell>
          <table:table-cell office:value-type="float" office:value="477.184" calcext:value-type="float">
            <text:p>477.184</text:p>
          </table:table-cell>
          <table:table-cell office:value-type="float" office:value="2.1973230524e-07" calcext:value-type="float">
            <text:p>2.197323052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36.992" calcext:value-type="float">
            <text:p>1236.992</text:p>
          </table:table-cell>
          <table:table-cell office:value-type="float" office:value="0.000559599169445" calcext:value-type="float">
            <text:p>0.0005595991694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0286370890082" calcext:value-type="float">
            <text:p>0.002863708900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402716452001" calcext:value-type="float">
            <text:p>0.004027164520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200821276335" calcext:value-type="float">
            <text:p>0.0200821276335</text:p>
          </table:table-cell>
          <table:table-cell office:value-type="float" office:value="667.648" calcext:value-type="float">
            <text:p>667.648</text:p>
          </table:table-cell>
          <table:table-cell office:value-type="float" office:value="1.83110254404e-07" calcext:value-type="float">
            <text:p>1.8311025440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53.376" calcext:value-type="float">
            <text:p>1253.376</text:p>
          </table:table-cell>
          <table:table-cell office:value-type="float" office:value="0.000555883371507" calcext:value-type="float">
            <text:p>0.0005558833715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0284715100138" calcext:value-type="float">
            <text:p>0.002847151001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387436409495" calcext:value-type="float">
            <text:p>0.003874364094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199242687274" calcext:value-type="float">
            <text:p>0.0199242687274</text:p>
          </table:table-cell>
          <table:table-cell office:value-type="float" office:value="806.912" calcext:value-type="float">
            <text:p>806.912</text:p>
          </table:table-cell>
          <table:table-cell office:value-type="float" office:value="1.46488203456e-07" calcext:value-type="float">
            <text:p>1.4648820345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69.76" calcext:value-type="float">
            <text:p>1269.76</text:p>
          </table:table-cell>
          <table:table-cell office:value-type="float" office:value="0.000549194935219" calcext:value-type="float">
            <text:p>0.0005491949352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0282998732513" calcext:value-type="float">
            <text:p>0.002829987325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372119724202" calcext:value-type="float">
            <text:p>0.003721197242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197689724659" calcext:value-type="float">
            <text:p>0.0197689724659</text:p>
          </table:table-cell>
          <table:table-cell office:value-type="float" office:value="823.296" calcext:value-type="float">
            <text:p>823.296</text:p>
          </table:table-cell>
          <table:table-cell office:value-type="float" office:value="7.32441017837e-08" calcext:value-type="float">
            <text:p>7.32441017837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86.144" calcext:value-type="float">
            <text:p>1286.144</text:p>
          </table:table-cell>
          <table:table-cell office:value-type="float" office:value="0.000543992818106" calcext:value-type="float">
            <text:p>0.0005439928181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0281282364888" calcext:value-type="float">
            <text:p>0.002812823648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357309930806" calcext:value-type="float">
            <text:p>0.003573099308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196087705705" calcext:value-type="float">
            <text:p>0.0196087705705</text:p>
          </table:table-cell>
          <table:table-cell office:value-type="float" office:value="847.872" calcext:value-type="float">
            <text:p>847.872</text:p>
          </table:table-cell>
          <table:table-cell office:value-type="float" office:value="3.66220508363e-08" calcext:value-type="float">
            <text:p>3.66220508363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02.528" calcext:value-type="float">
            <text:p>1302.528</text:p>
          </table:table-cell>
          <table:table-cell office:value-type="float" office:value="0.000540277020168" calcext:value-type="float">
            <text:p>0.0005402770201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0279707345185" calcext:value-type="float">
            <text:p>0.002797073451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341669567554" calcext:value-type="float">
            <text:p>0.003416695675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194516804578" calcext:value-type="float">
            <text:p>0.0194516804578</text:p>
          </table:table-cell>
          <table:table-cell office:value-type="float" office:value="880.64" calcext:value-type="float">
            <text:p>880.6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18.912" calcext:value-type="float">
            <text:p>1318.912</text:p>
          </table:table-cell>
          <table:table-cell office:value-type="float" office:value="0.000534331743467" calcext:value-type="float">
            <text:p>0.0005343317434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0277789051957" calcext:value-type="float">
            <text:p>0.002777890519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325436812566" calcext:value-type="float">
            <text:p>0.003254368125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192964208056" calcext:value-type="float">
            <text:p>0.01929642080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35.296" calcext:value-type="float">
            <text:p>1335.296</text:p>
          </table:table-cell>
          <table:table-cell office:value-type="float" office:value="0.000522441190066" calcext:value-type="float">
            <text:p>0.0005224411900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0276113069453" calcext:value-type="float">
            <text:p>0.002761130694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308043702632" calcext:value-type="float">
            <text:p>0.003080437026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189826432815" calcext:value-type="float">
            <text:p>0.01898264328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51.68" calcext:value-type="float">
            <text:p>1351.68</text:p>
          </table:table-cell>
          <table:table-cell office:value-type="float" office:value="0.00051203695584" calcext:value-type="float">
            <text:p>0.000512036955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0274255353906" calcext:value-type="float">
            <text:p>0.002742553539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289874987022" calcext:value-type="float">
            <text:p>0.002898749870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186699274244" calcext:value-type="float">
            <text:p>0.01866992742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68.064" calcext:value-type="float">
            <text:p>1368.064</text:p>
          </table:table-cell>
          <table:table-cell office:value-type="float" office:value="0.000501632721614" calcext:value-type="float">
            <text:p>0.0005016327216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027245821604" calcext:value-type="float">
            <text:p>0.00272458216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272011627978" calcext:value-type="float">
            <text:p>0.002720116279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18360835879" calcext:value-type="float">
            <text:p>0.0183608358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84.448" calcext:value-type="float">
            <text:p>1384.448</text:p>
          </table:table-cell>
          <table:table-cell office:value-type="float" office:value="0.000491228487388" calcext:value-type="float">
            <text:p>0.0004912284873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0270923581457" calcext:value-type="float">
            <text:p>0.002709235814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253873448025" calcext:value-type="float">
            <text:p>0.002538734480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180589197384" calcext:value-type="float">
            <text:p>0.01805891973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00.832" calcext:value-type="float">
            <text:p>1400.832</text:p>
          </table:table-cell>
          <table:table-cell office:value-type="float" office:value="0.000475622136049" calcext:value-type="float">
            <text:p>0.0004756221360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0268904325428" calcext:value-type="float">
            <text:p>0.002689043254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23591237488" calcext:value-type="float">
            <text:p>0.00235912374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17762311933" calcext:value-type="float">
            <text:p>0.0177623119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17.216" calcext:value-type="float">
            <text:p>1417.216</text:p>
          </table:table-cell>
          <table:table-cell office:value-type="float" office:value="0.00046596106141" calcext:value-type="float">
            <text:p>0.000465961061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0266844684278" calcext:value-type="float">
            <text:p>0.002668446842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217426088443" calcext:value-type="float">
            <text:p>0.002174260884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174759180967" calcext:value-type="float">
            <text:p>0.01747591809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33.6" calcext:value-type="float">
            <text:p>1433.6</text:p>
          </table:table-cell>
          <table:table-cell office:value-type="float" office:value="0.000456299986772" calcext:value-type="float">
            <text:p>0.0004562999867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0263149445745" calcext:value-type="float">
            <text:p>0.002631494457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19937951546" calcext:value-type="float">
            <text:p>0.00199379515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171846186265" calcext:value-type="float">
            <text:p>0.01718461862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49.984" calcext:value-type="float">
            <text:p>1449.984</text:p>
          </table:table-cell>
          <table:table-cell office:value-type="float" office:value="0.000445895752546" calcext:value-type="float">
            <text:p>0.0004458957525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0259757095615" calcext:value-type="float">
            <text:p>0.002597570956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181131407144" calcext:value-type="float">
            <text:p>0.001811314071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168935388115" calcext:value-type="float">
            <text:p>0.0168935388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66.368" calcext:value-type="float">
            <text:p>1466.368</text:p>
          </table:table-cell>
          <table:table-cell office:value-type="float" office:value="0.00043549151832" calcext:value-type="float">
            <text:p>0.000435491518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0256041664521" calcext:value-type="float">
            <text:p>0.002560416645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162962691535" calcext:value-type="float">
            <text:p>0.001629626915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166113916434" calcext:value-type="float">
            <text:p>0.01661139164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82.752" calcext:value-type="float">
            <text:p>1482.752</text:p>
          </table:table-cell>
          <table:table-cell office:value-type="float" office:value="0.000425087284094" calcext:value-type="float">
            <text:p>0.0004250872840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0252083922704" calcext:value-type="float">
            <text:p>0.002520839227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144690154694" calcext:value-type="float">
            <text:p>0.001446901546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163324660856" calcext:value-type="float">
            <text:p>0.01633246608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99.136" calcext:value-type="float">
            <text:p>1499.136</text:p>
          </table:table-cell>
          <table:table-cell office:value-type="float" office:value="0.000414683049867" calcext:value-type="float">
            <text:p>0.0004146830498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0248792535376" calcext:value-type="float">
            <text:p>0.002487925353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127406973123" calcext:value-type="float">
            <text:p>0.001274069731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16050941274" calcext:value-type="float">
            <text:p>0.0160509412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15.52" calcext:value-type="float">
            <text:p>1515.52</text:p>
          </table:table-cell>
          <table:table-cell office:value-type="float" office:value="0.000411710411517" calcext:value-type="float">
            <text:p>0.0004117104115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0245016526601" calcext:value-type="float">
            <text:p>0.002450165266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110019970319" calcext:value-type="float">
            <text:p>0.001100199703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157646206561" calcext:value-type="float">
            <text:p>0.01576462065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31.904" calcext:value-type="float">
            <text:p>1531.904</text:p>
          </table:table-cell>
          <table:table-cell office:value-type="float" office:value="0.000405765134817" calcext:value-type="float">
            <text:p>0.0004057651348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0241745331833" calcext:value-type="float">
            <text:p>0.002417453318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09345132311" calcext:value-type="float">
            <text:p>0.00093451323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154840842931" calcext:value-type="float">
            <text:p>0.01548408429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48.288" calcext:value-type="float">
            <text:p>1548.288</text:p>
          </table:table-cell>
          <table:table-cell office:value-type="float" office:value="0.000397590379353" calcext:value-type="float">
            <text:p>0.0003975903793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0238554907307" calcext:value-type="float">
            <text:p>0.002385549073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0772429966472" calcext:value-type="float">
            <text:p>0.0007724299664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151920160296" calcext:value-type="float">
            <text:p>0.01519201602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64.672" calcext:value-type="float">
            <text:p>1564.672</text:p>
          </table:table-cell>
          <table:table-cell office:value-type="float" office:value="0.000385699825952" calcext:value-type="float">
            <text:p>0.0003856998259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0235384675341" calcext:value-type="float">
            <text:p>0.002353846753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0626835956346" calcext:value-type="float">
            <text:p>0.0006268359563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148932848901" calcext:value-type="float">
            <text:p>0.01489328489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81.056" calcext:value-type="float">
            <text:p>1581.056</text:p>
          </table:table-cell>
          <table:table-cell office:value-type="float" office:value="0.000375295591726" calcext:value-type="float">
            <text:p>0.0003752955917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0232254828496" calcext:value-type="float">
            <text:p>0.002322548284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500845837685" calcext:value-type="float">
            <text:p>0.0005008458376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145882203576" calcext:value-type="float">
            <text:p>0.01458822035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97.44" calcext:value-type="float">
            <text:p>1597.44</text:p>
          </table:table-cell>
          <table:table-cell office:value-type="float" office:value="0.000358202921212" calcext:value-type="float">
            <text:p>0.0003582029212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0229326907253" calcext:value-type="float">
            <text:p>0.002293269072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0.000306150491929" calcext:value-type="float">
            <text:p>0.0003061504919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142914295061" calcext:value-type="float">
            <text:p>0.01429142950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13.824" calcext:value-type="float">
            <text:p>1613.824</text:p>
          </table:table-cell>
          <table:table-cell office:value-type="float" office:value="0.000347055527398" calcext:value-type="float">
            <text:p>0.0003470555273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022639898601" calcext:value-type="float">
            <text:p>0.00226398986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0.000172770744398" calcext:value-type="float">
            <text:p>0.0001727707443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139825942251" calcext:value-type="float">
            <text:p>0.01398259422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30.208" calcext:value-type="float">
            <text:p>1630.208</text:p>
          </table:table-cell>
          <table:table-cell office:value-type="float" office:value="0.000334421814409" calcext:value-type="float">
            <text:p>0.0003344218144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0223047021002" calcext:value-type="float">
            <text:p>0.002230470210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8.50112676573e-05" calcext:value-type="float">
            <text:p>8.5011267657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136786279689" calcext:value-type="float">
            <text:p>0.01367862796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46.592" calcext:value-type="float">
            <text:p>1646.592</text:p>
          </table:table-cell>
          <table:table-cell office:value-type="float" office:value="0.000317329143895" calcext:value-type="float">
            <text:p>0.0003173291438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0219755633674" calcext:value-type="float">
            <text:p>0.002197556336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3.76810001038e-05" calcext:value-type="float">
            <text:p>3.7681000103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133873284987" calcext:value-type="float">
            <text:p>0.01338732849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62.976" calcext:value-type="float">
            <text:p>1662.976</text:p>
          </table:table-cell>
          <table:table-cell office:value-type="float" office:value="0.000300979632968" calcext:value-type="float">
            <text:p>0.0003009796329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021604020258" calcext:value-type="float">
            <text:p>0.00216040202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1.86878217695e-05" calcext:value-type="float">
            <text:p>1.8687821769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13094894143" calcext:value-type="float">
            <text:p>0.0130948941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79.36" calcext:value-type="float">
            <text:p>1679.36</text:p>
          </table:table-cell>
          <table:table-cell office:value-type="float" office:value="0.000283143802867" calcext:value-type="float">
            <text:p>0.0002831438028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0212244001245" calcext:value-type="float">
            <text:p>0.002122440012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8.91641169398e-06" calcext:value-type="float">
            <text:p>8.9164116939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128091592725" calcext:value-type="float">
            <text:p>0.01280915927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95.744" calcext:value-type="float">
            <text:p>1695.744</text:p>
          </table:table-cell>
          <table:table-cell office:value-type="float" office:value="0.000277941685753" calcext:value-type="float">
            <text:p>0.0002779416857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0208831458555" calcext:value-type="float">
            <text:p>0.002088314585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3.78642140431e-06" calcext:value-type="float">
            <text:p>3.7864214043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125269754951" calcext:value-type="float">
            <text:p>0.01252697549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12.128" calcext:value-type="float">
            <text:p>1712.128</text:p>
          </table:table-cell>
          <table:table-cell office:value-type="float" office:value="0.00026679429194" calcext:value-type="float">
            <text:p>0.000266794291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0204954486979" calcext:value-type="float">
            <text:p>0.002049544869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1.9542820151e-06" calcext:value-type="float">
            <text:p>1.954282015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122489651675" calcext:value-type="float">
            <text:p>0.01224896516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28.512" calcext:value-type="float">
            <text:p>1728.512</text:p>
          </table:table-cell>
          <table:table-cell office:value-type="float" office:value="0.000259362696064" calcext:value-type="float">
            <text:p>0.0002593626960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0201299633566" calcext:value-type="float">
            <text:p>0.002012996335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75.68" calcext:value-type="float">
            <text:p>2375.68</text:p>
          </table:table-cell>
          <table:table-cell office:value-type="float" office:value="1.28249757236e-06" calcext:value-type="float">
            <text:p>1.2824975723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119786793829" calcext:value-type="float">
            <text:p>0.01197867938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44.896" calcext:value-type="float">
            <text:p>1744.896</text:p>
          </table:table-cell>
          <table:table-cell office:value-type="float" office:value="0.000252674259776" calcext:value-type="float">
            <text:p>0.0002526742597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0197664972713" calcext:value-type="float">
            <text:p>0.001976649727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8.448" calcext:value-type="float">
            <text:p>2408.448</text:p>
          </table:table-cell>
          <table:table-cell office:value-type="float" office:value="1.16035494646e-06" calcext:value-type="float">
            <text:p>1.1603549464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1170414693" calcext:value-type="float">
            <text:p>0.011704146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61.28" calcext:value-type="float">
            <text:p>1761.28</text:p>
          </table:table-cell>
          <table:table-cell office:value-type="float" office:value="0.0002452426639" calcext:value-type="float">
            <text:p>0.00024524266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019405050442" calcext:value-type="float">
            <text:p>0.00194050504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41.216" calcext:value-type="float">
            <text:p>2441.216</text:p>
          </table:table-cell>
          <table:table-cell office:value-type="float" office:value="9.77141007552e-07" calcext:value-type="float">
            <text:p>9.7714100755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114259901656" calcext:value-type="float">
            <text:p>0.01142599016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77.664" calcext:value-type="float">
            <text:p>1777.664</text:p>
          </table:table-cell>
          <table:table-cell office:value-type="float" office:value="0.000237067908437" calcext:value-type="float">
            <text:p>0.0002370679084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0190496613809" calcext:value-type="float">
            <text:p>0.001904966138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73.984" calcext:value-type="float">
            <text:p>2473.984</text:p>
          </table:table-cell>
          <table:table-cell office:value-type="float" office:value="8.5499838165e-07" calcext:value-type="float">
            <text:p>8.549983816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111449778829" calcext:value-type="float">
            <text:p>0.01114497788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94.048" calcext:value-type="float">
            <text:p>1794.048</text:p>
          </table:table-cell>
          <table:table-cell office:value-type="float" office:value="0.00022071839751" calcext:value-type="float">
            <text:p>0.000220718397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0186962915757" calcext:value-type="float">
            <text:p>0.001869629157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39.52" calcext:value-type="float">
            <text:p>2539.52</text:p>
          </table:table-cell>
          <table:table-cell office:value-type="float" office:value="7.93927068643e-07" calcext:value-type="float">
            <text:p>7.9392706864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108688346249" calcext:value-type="float">
            <text:p>0.01086883462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10.432" calcext:value-type="float">
            <text:p>1810.432</text:p>
          </table:table-cell>
          <table:table-cell office:value-type="float" office:value="0.000212543642047" calcext:value-type="float">
            <text:p>0.0002125436420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0183590758188" calcext:value-type="float">
            <text:p>0.001835907581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03.36" calcext:value-type="float">
            <text:p>2703.36</text:p>
          </table:table-cell>
          <table:table-cell office:value-type="float" office:value="7.32855755636e-07" calcext:value-type="float">
            <text:p>7.3285575563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105774253271" calcext:value-type="float">
            <text:p>0.01057742532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26.816" calcext:value-type="float">
            <text:p>1826.816</text:p>
          </table:table-cell>
          <table:table-cell office:value-type="float" office:value="0.000202139407821" calcext:value-type="float">
            <text:p>0.0002021394078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0179976289896" calcext:value-type="float">
            <text:p>0.001799762898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27.648" calcext:value-type="float">
            <text:p>3227.648</text:p>
          </table:table-cell>
          <table:table-cell office:value-type="float" office:value="6.71784442741e-07" calcext:value-type="float">
            <text:p>6.7178444274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102857597648" calcext:value-type="float">
            <text:p>0.01028575976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43.2" calcext:value-type="float">
            <text:p>1843.2</text:p>
          </table:table-cell>
          <table:table-cell office:value-type="float" office:value="0.000182817258544" calcext:value-type="float">
            <text:p>0.0001828172585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0176765672809" calcext:value-type="float">
            <text:p>0.001767656728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60.416" calcext:value-type="float">
            <text:p>3260.416</text:p>
          </table:table-cell>
          <table:table-cell office:value-type="float" office:value="6.10713129734e-07" calcext:value-type="float">
            <text:p>6.1071312973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0998135419804" calcext:value-type="float">
            <text:p>0.009981354198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59.584" calcext:value-type="float">
            <text:p>1859.584</text:p>
          </table:table-cell>
          <table:table-cell office:value-type="float" office:value="0.000167210907205" calcext:value-type="float">
            <text:p>0.0001672109072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0173353130119" calcext:value-type="float">
            <text:p>0.001733531301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93.184" calcext:value-type="float">
            <text:p>3293.184</text:p>
          </table:table-cell>
          <table:table-cell office:value-type="float" office:value="4.88570503832e-07" calcext:value-type="float">
            <text:p>4.8857050383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966043787835" calcext:value-type="float">
            <text:p>0.009660437878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75.968" calcext:value-type="float">
            <text:p>1875.968</text:p>
          </table:table-cell>
          <table:table-cell office:value-type="float" office:value="0.000149375077103" calcext:value-type="float">
            <text:p>0.0001493750771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0170304053515" calcext:value-type="float">
            <text:p>0.001703040535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58.72" calcext:value-type="float">
            <text:p>3358.72</text:p>
          </table:table-cell>
          <table:table-cell office:value-type="float" office:value="4.27499190825e-07" calcext:value-type="float">
            <text:p>4.2749919082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934171811115" calcext:value-type="float">
            <text:p>0.00934171811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92.352" calcext:value-type="float">
            <text:p>1892.352</text:p>
          </table:table-cell>
          <table:table-cell office:value-type="float" office:value="0.0001255939703" calcext:value-type="float">
            <text:p>0.00012559397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0166851125705" calcext:value-type="float">
            <text:p>0.001668511257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91.488" calcext:value-type="float">
            <text:p>3391.488</text:p>
          </table:table-cell>
          <table:table-cell office:value-type="float" office:value="3.66427877818e-07" calcext:value-type="float">
            <text:p>3.6642787781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902406001099" calcext:value-type="float">
            <text:p>0.009024060010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08.736" calcext:value-type="float">
            <text:p>1908.736</text:p>
          </table:table-cell>
          <table:table-cell office:value-type="float" office:value="0.000104785501848" calcext:value-type="float">
            <text:p>0.0001047855018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0162974154129" calcext:value-type="float">
            <text:p>0.001629741541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24.256" calcext:value-type="float">
            <text:p>3424.256</text:p>
          </table:table-cell>
          <table:table-cell office:value-type="float" office:value="3.05356564811e-07" calcext:value-type="float">
            <text:p>3.0535656481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872049645601" calcext:value-type="float">
            <text:p>0.008720496456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25.12" calcext:value-type="float">
            <text:p>1925.12</text:p>
          </table:table-cell>
          <table:table-cell office:value-type="float" office:value="8.54633525713e-05" calcext:value-type="float">
            <text:p>8.5463352571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0159359685836" calcext:value-type="float">
            <text:p>0.001593596858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57.024" calcext:value-type="float">
            <text:p>3457.024</text:p>
          </table:table-cell>
          <table:table-cell office:value-type="float" office:value="2.44285251916e-07" calcext:value-type="float">
            <text:p>2.4428525191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843018543443" calcext:value-type="float">
            <text:p>0.008430185434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41.504" calcext:value-type="float">
            <text:p>1941.504</text:p>
          </table:table-cell>
          <table:table-cell office:value-type="float" office:value="7.20864799949e-05" calcext:value-type="float">
            <text:p>7.2086479994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0155220210976" calcext:value-type="float">
            <text:p>0.001552202109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22.56" calcext:value-type="float">
            <text:p>3522.56</text:p>
          </table:table-cell>
          <table:table-cell office:value-type="float" office:value="6.10713130067e-08" calcext:value-type="float">
            <text:p>6.10713130067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813954492997" calcext:value-type="float">
            <text:p>0.008139544929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57.888" calcext:value-type="float">
            <text:p>1957.888</text:p>
          </table:table-cell>
          <table:table-cell office:value-type="float" office:value="6.09390861812e-05" calcext:value-type="float">
            <text:p>6.0939086181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150151878342" calcext:value-type="float">
            <text:p>0.001501518783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55.328" calcext:value-type="float">
            <text:p>3555.32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785695845133" calcext:value-type="float">
            <text:p>0.007856958451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74.272" calcext:value-type="float">
            <text:p>1974.272</text:p>
          </table:table-cell>
          <table:table-cell office:value-type="float" office:value="5.35074903055e-05" calcext:value-type="float">
            <text:p>5.3507490305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145810477879" calcext:value-type="float">
            <text:p>0.001458104778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758055892889" calcext:value-type="float">
            <text:p>0.007580558928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90.656" calcext:value-type="float">
            <text:p>1990.656</text:p>
          </table:table-cell>
          <table:table-cell office:value-type="float" office:value="3.86442985539e-05" calcext:value-type="float">
            <text:p>3.8644298553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141448884856" calcext:value-type="float">
            <text:p>0.001414488848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730752745361" calcext:value-type="float">
            <text:p>0.007307527453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07.04" calcext:value-type="float">
            <text:p>2007.04</text:p>
          </table:table-cell>
          <table:table-cell office:value-type="float" office:value="2.82400643279e-05" calcext:value-type="float">
            <text:p>2.8240064327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13692575135" calcext:value-type="float">
            <text:p>0.00136925751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703874264649" calcext:value-type="float">
            <text:p>0.007038742646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23.424" calcext:value-type="float">
            <text:p>2023.424</text:p>
          </table:table-cell>
          <table:table-cell office:value-type="float" office:value="2.15516280397e-05" calcext:value-type="float">
            <text:p>2.1551628039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132220884802" calcext:value-type="float">
            <text:p>0.001322208848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677533939299" calcext:value-type="float">
            <text:p>0.006775339392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39.808" calcext:value-type="float">
            <text:p>2039.808</text:p>
          </table:table-cell>
          <table:table-cell office:value-type="float" office:value="1.56063513391e-05" calcext:value-type="float">
            <text:p>1.5606351339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127899676899" calcext:value-type="float">
            <text:p>0.001278996768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651724447468" calcext:value-type="float">
            <text:p>0.006517244474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56.192" calcext:value-type="float">
            <text:p>2056.192</text:p>
          </table:table-cell>
          <table:table-cell office:value-type="float" office:value="1.33768725764e-05" calcext:value-type="float">
            <text:p>1.3376872576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123982320202" calcext:value-type="float">
            <text:p>0.001239823202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625468323297" calcext:value-type="float">
            <text:p>0.006254683232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72.576" calcext:value-type="float">
            <text:p>2072.576</text:p>
          </table:table-cell>
          <table:table-cell office:value-type="float" office:value="8.17475546333e-06" calcext:value-type="float">
            <text:p>8.1747554633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120287081668" calcext:value-type="float">
            <text:p>0.001202870816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599289078463" calcext:value-type="float">
            <text:p>0.005992890784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88.96" calcext:value-type="float">
            <text:p>2088.96</text:p>
          </table:table-cell>
          <table:table-cell office:value-type="float" office:value="5.20211711308e-06" calcext:value-type="float">
            <text:p>5.2021171130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115723563042" calcext:value-type="float">
            <text:p>0.001157235630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572242195393" calcext:value-type="float">
            <text:p>0.005722421953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13.536" calcext:value-type="float">
            <text:p>2113.536</text:p>
          </table:table-cell>
          <table:table-cell office:value-type="float" office:value="2.97263835025e-06" calcext:value-type="float">
            <text:p>2.9726383502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111644665863" calcext:value-type="float">
            <text:p>0.001116446658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544382587899" calcext:value-type="float">
            <text:p>0.005443825878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46.304" calcext:value-type="float">
            <text:p>2146.30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108070582691" calcext:value-type="float">
            <text:p>0.001080705826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515428365078" calcext:value-type="float">
            <text:p>0.005154283650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104355151597" calcext:value-type="float">
            <text:p>0.001043551515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486360653712" calcext:value-type="float">
            <text:p>0.004863606537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10047818002" calcext:value-type="float">
            <text:p>0.00100478180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45634110293" calcext:value-type="float">
            <text:p>0.00456341102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0963588977204" calcext:value-type="float">
            <text:p>0.0009635889772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425816345074" calcext:value-type="float">
            <text:p>0.004258163450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0921992303" calcext:value-type="float">
            <text:p>0.0009219923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395438024052" calcext:value-type="float">
            <text:p>0.003954380240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0877568670354" calcext:value-type="float">
            <text:p>0.0008775686703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365114616841" calcext:value-type="float">
            <text:p>0.003651146168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0826885344018" calcext:value-type="float">
            <text:p>0.0008268853440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335351330518" calcext:value-type="float">
            <text:p>0.003353513305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0768932695975" calcext:value-type="float">
            <text:p>0.0007689326959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305635636165" calcext:value-type="float">
            <text:p>0.003056356361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070593190786" calcext:value-type="float">
            <text:p>0.000705931907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275766183137" calcext:value-type="float">
            <text:p>0.002757661831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0647171557406" calcext:value-type="float">
            <text:p>0.0006471715574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246438546392" calcext:value-type="float">
            <text:p>0.002464385463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0593055495819" calcext:value-type="float">
            <text:p>0.0005930554958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217828450129" calcext:value-type="float">
            <text:p>0.002178284501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0538131731821" calcext:value-type="float">
            <text:p>0.0005381317318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189331842411" calcext:value-type="float">
            <text:p>0.001893318424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0487448405484" calcext:value-type="float">
            <text:p>0.0004874484054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161062211785" calcext:value-type="float">
            <text:p>0.001610622117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0433938120707" calcext:value-type="float">
            <text:p>0.0004339381207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134886627872" calcext:value-type="float">
            <text:p>0.001348866278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0386081752811" calcext:value-type="float">
            <text:p>0.0003860817528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110457303193" calcext:value-type="float">
            <text:p>0.001104573031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0340244640945" calcext:value-type="float">
            <text:p>0.0003402446409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887260771637" calcext:value-type="float">
            <text:p>0.0008872607716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0288349760991" calcext:value-type="float">
            <text:p>0.0002883497609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0.00055682605779" calcext:value-type="float">
            <text:p>0.000556826057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0246753086786" calcext:value-type="float">
            <text:p>0.0002467530867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0.0003288971271" calcext:value-type="float">
            <text:p>0.00032889712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0207983371023" calcext:value-type="float">
            <text:p>0.0002079833710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0.00016719425417" calcext:value-type="float">
            <text:p>0.000167194254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0168405952848" calcext:value-type="float">
            <text:p>0.0001684059528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7.39872099141e-05" calcext:value-type="float">
            <text:p>7.3987209914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0135694005172" calcext:value-type="float">
            <text:p>0.0001356940051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3.67556451033e-05" calcext:value-type="float">
            <text:p>3.6755645103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107020569555" calcext:value-type="float">
            <text:p>0.0001070205695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1.81215580938e-05" calcext:value-type="float">
            <text:p>1.8121558093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6.78470025861e-05" calcext:value-type="float">
            <text:p>6.7847002586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8.31029027737e-06" calcext:value-type="float">
            <text:p>8.3102902773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3.65485341312e-05" calcext:value-type="float">
            <text:p>3.6548534131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4.35649578412e-06" calcext:value-type="float">
            <text:p>4.3564957841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1.69617506465e-05" calcext:value-type="float">
            <text:p>1.6961750646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75.68" calcext:value-type="float">
            <text:p>2375.68</text:p>
          </table:table-cell>
          <table:table-cell office:value-type="float" office:value="2.67247220376e-06" calcext:value-type="float">
            <text:p>2.6724722037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7.06739610268e-06" calcext:value-type="float">
            <text:p>7.0673961026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8.448" calcext:value-type="float">
            <text:p>2408.448</text:p>
          </table:table-cell>
          <table:table-cell office:value-type="float" office:value="2.23316170445e-06" calcext:value-type="float">
            <text:p>2.2331617044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4.24043766167e-06" calcext:value-type="float">
            <text:p>4.2404376616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41.216" calcext:value-type="float">
            <text:p>2441.216</text:p>
          </table:table-cell>
          <table:table-cell office:value-type="float" office:value="1.8670696218e-06" calcext:value-type="float">
            <text:p>1.867069621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1.21155361765e-06" calcext:value-type="float">
            <text:p>1.2115536176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73.984" calcext:value-type="float">
            <text:p>2473.984</text:p>
          </table:table-cell>
          <table:table-cell office:value-type="float" office:value="1.75724199702e-06" calcext:value-type="float">
            <text:p>1.7572419970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1.00962801464e-06" calcext:value-type="float">
            <text:p>1.0096280146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06.752" calcext:value-type="float">
            <text:p>2506.752</text:p>
          </table:table-cell>
          <table:table-cell office:value-type="float" office:value="1.61080516392e-06" calcext:value-type="float">
            <text:p>1.6108051639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6.05776808826e-07" calcext:value-type="float">
            <text:p>6.0577680882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39.52" calcext:value-type="float">
            <text:p>2539.52</text:p>
          </table:table-cell>
          <table:table-cell office:value-type="float" office:value="1.57419595559e-06" calcext:value-type="float">
            <text:p>1.5741959555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75.68" calcext:value-type="float">
            <text:p>2375.68</text:p>
          </table:table-cell>
          <table:table-cell office:value-type="float" office:value="2.01925602905e-07" calcext:value-type="float">
            <text:p>2.0192560290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72.288" calcext:value-type="float">
            <text:p>2572.288</text:p>
          </table:table-cell>
          <table:table-cell office:value-type="float" office:value="1.53758674737e-06" calcext:value-type="float">
            <text:p>1.5375867473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94.88" calcext:value-type="float">
            <text:p>3194.8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05.056" calcext:value-type="float">
            <text:p>2605.056</text:p>
          </table:table-cell>
          <table:table-cell office:value-type="float" office:value="1.42775912249e-06" calcext:value-type="float">
            <text:p>1.4277591224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37.824" calcext:value-type="float">
            <text:p>2637.824</text:p>
          </table:table-cell>
          <table:table-cell office:value-type="float" office:value="1.35454070604e-06" calcext:value-type="float">
            <text:p>1.3545407060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70.592" calcext:value-type="float">
            <text:p>2670.592</text:p>
          </table:table-cell>
          <table:table-cell office:value-type="float" office:value="1.31793149771e-06" calcext:value-type="float">
            <text:p>1.3179314977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03.36" calcext:value-type="float">
            <text:p>2703.36</text:p>
          </table:table-cell>
          <table:table-cell office:value-type="float" office:value="1.20810387294e-06" calcext:value-type="float">
            <text:p>1.2081038729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68.896" calcext:value-type="float">
            <text:p>2768.896</text:p>
          </table:table-cell>
          <table:table-cell office:value-type="float" office:value="1.13488545639e-06" calcext:value-type="float">
            <text:p>1.1348854563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01.664" calcext:value-type="float">
            <text:p>2801.664</text:p>
          </table:table-cell>
          <table:table-cell office:value-type="float" office:value="1.02505783162e-06" calcext:value-type="float">
            <text:p>1.0250578316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34.432" calcext:value-type="float">
            <text:p>2834.432</text:p>
          </table:table-cell>
          <table:table-cell office:value-type="float" office:value="9.88448623285e-07" calcext:value-type="float">
            <text:p>9.8844862328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67.2" calcext:value-type="float">
            <text:p>2867.2</text:p>
          </table:table-cell>
          <table:table-cell office:value-type="float" office:value="9.51839415064e-07" calcext:value-type="float">
            <text:p>9.5183941506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32.736" calcext:value-type="float">
            <text:p>2932.736</text:p>
          </table:table-cell>
          <table:table-cell office:value-type="float" office:value="9.15230206733e-07" calcext:value-type="float">
            <text:p>9.1523020673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98.272" calcext:value-type="float">
            <text:p>2998.272</text:p>
          </table:table-cell>
          <table:table-cell office:value-type="float" office:value="8.42011790181e-07" calcext:value-type="float">
            <text:p>8.4201179018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31.04" calcext:value-type="float">
            <text:p>3031.04</text:p>
          </table:table-cell>
          <table:table-cell office:value-type="float" office:value="8.0540258196e-07" calcext:value-type="float">
            <text:p>8.054025819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63.808" calcext:value-type="float">
            <text:p>3063.808</text:p>
          </table:table-cell>
          <table:table-cell office:value-type="float" office:value="7.32184165408e-07" calcext:value-type="float">
            <text:p>7.3218416540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62.112" calcext:value-type="float">
            <text:p>3162.112</text:p>
          </table:table-cell>
          <table:table-cell office:value-type="float" office:value="6.22356540636e-07" calcext:value-type="float">
            <text:p>6.2235654063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93.184" calcext:value-type="float">
            <text:p>3293.184</text:p>
          </table:table-cell>
          <table:table-cell office:value-type="float" office:value="5.49138124084e-07" calcext:value-type="float">
            <text:p>5.4913812408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25.952" calcext:value-type="float">
            <text:p>3325.952</text:p>
          </table:table-cell>
          <table:table-cell office:value-type="float" office:value="4.75919707532e-07" calcext:value-type="float">
            <text:p>4.7591970753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58.72" calcext:value-type="float">
            <text:p>3358.72</text:p>
          </table:table-cell>
          <table:table-cell office:value-type="float" office:value="2.92873666208e-07" calcext:value-type="float">
            <text:p>2.9287366620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91.488" calcext:value-type="float">
            <text:p>3391.488</text:p>
          </table:table-cell>
          <table:table-cell office:value-type="float" office:value="2.56264457876e-07" calcext:value-type="float">
            <text:p>2.5626445787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24.256" calcext:value-type="float">
            <text:p>3424.256</text:p>
          </table:table-cell>
          <table:table-cell office:value-type="float" office:value="1.83046041324e-07" calcext:value-type="float">
            <text:p>1.8304604132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57.024" calcext:value-type="float">
            <text:p>3457.024</text:p>
          </table:table-cell>
          <table:table-cell office:value-type="float" office:value="1.09827624772e-07" calcext:value-type="float">
            <text:p>1.0982762477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22.56" calcext:value-type="float">
            <text:p>3522.56</text:p>
          </table:table-cell>
          <table:table-cell office:value-type="float" office:value="7.32184165519e-08" calcext:value-type="float">
            <text:p>7.32184165519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88.096" calcext:value-type="float">
            <text:p>3588.096</text:p>
          </table:table-cell>
          <table:table-cell office:value-type="float" office:value="3.66092082205e-08" calcext:value-type="float">
            <text:p>3.66092082205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53.632" calcext:value-type="float">
            <text:p>3653.63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0" loext:min-decimal-places="0" number:min-integer-digits="0"/>
      <number:text> us</number:text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0:48:04.9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_64 LibreOffice_project/7a864d8825610a8c07cfc3bc01dd4fce6a9447e5</meta:generator>
    <meta:creation-date>2016-10-19T15:04:18Z</meta:creation-date>
    <dc:date>2016-11-02T10:48:33.130000000</dc:date>
    <meta:editing-cycles>19</meta:editing-cycles>
    <meta:editing-duration>PT46M42S</meta:editing-duration>
    <meta:document-statistic meta:table-count="4" meta:cell-count="12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958cm" svg:height="9.005cm" xlink:href=".." xlink:type="simple" chart:class="chart:line" chart:style-name="ch1">
        <chart:title svg:x="10.751cm" svg:y="0.107cm" chart:style-name="ch2">
          <text:p>Long Term Performance Stability</text:p>
        </chart:title>
        <chart:plot-area chart:style-name="ch3" table:cell-range-address="Timeseries.A20:Timeseries.A1100" chart:data-source-has-labels="row" svg:x="1.055cm" svg:y="1.268cm" svg:width="26.336cm" svg:height="7.092cm">
          <chartooo:coordinate-region svg:x="1.526cm" svg:y="1.467cm" svg:width="25.865cm" svg:height="5.839cm"/>
          <chart:axis chart:dimension="x" chart:name="primary-x" chart:style-name="ch4">
            <chart:title svg:x="13.57cm" svg:y="8.445cm" chart:style-name="ch5">
              <text:p>Seconds</text:p>
            </chart:title>
          </chart:axis>
          <chart:axis chart:dimension="y" chart:name="primary-y" chart:style-name="ch6">
            <chart:title svg:x="0cm" svg:y="4.487cm" chart:style-name="ch7">
              <text:p>IOPS</text:p>
            </chart:title>
            <chart:grid chart:style-name="ch8" chart:class="major"/>
          </chart:axis>
          <chart:series chart:style-name="ch9" chart:values-cell-range-address="Timeseries.A21:Timeseries.A1100" chart:label-cell-address="Timeseries.A20:Timeseries.A20" chart:class="chart:line">
            <chart:data-point chart:repeated="1080"/>
          </chart:series>
          <chart:wall chart:style-name="ch10"/>
          <chart:floor chart:style-name="ch11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728cm" svg:y="0.314cm" chart:style-name="ch2">
          <text:p>Sustained Sequential Writes, QD=1</text:p>
        </chart:title>
        <chart:plot-area chart:style-name="ch3" table:cell-range-address="Tests.C33:Tests.C41 Tests.G33:Tests.G4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33:Tests.C4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33:Tests.G4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0" loext:min-decimal-places="0" number:min-integer-digits="0"/>
      <number:text> us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ignore"/>
      <style:graphic-properties svg:stroke-width="0.026cm" svg:stroke-color="#b3b3b3" draw:fill="none"/>
    </style:style>
    <style:style style:name="ch5" style:family="chart" style:data-style-name="N122">
      <style:chart-properties chart:display-label="true" chart:tick-marks-major-inner="false" chart:tick-marks-major-outer="false" chart:tick-marks-minor-inner="false" chart:tick-marks-minor-outer="true" chart:logarithmic="true" chart:minimum="1" chart:origin="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display-label="true" chart:tick-marks-major-inner="false" chart:tick-marks-major-outer="false" chart:tick-marks-minor-inner="false" chart:tick-marks-minor-outer="true" chart:logarithmic="true" chart:minimum="0.0000001" chart:maximum="1" chart:origin="0" chart:gap-width="15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cm" svg:height="12.723cm" xlink:href=".." xlink:type="simple" chart:class="chart:scatter" chart:style-name="ch1">
        <chart:title svg:x="4.413cm" svg:y="0.392cm" chart:style-name="ch2">
          <text:p>70:30 R:W - Read Exceedance by QD</text:p>
        </chart:title>
        <chart:legend chart:legend-position="bottom" svg:x="3.426cm" svg:y="11.442cm" style:legend-expansion="wide" chart:style-name="ch3"/>
        <chart:plot-area chart:style-name="ch4" table:cell-range-address="Exceedance.A14:Exceedance.B1599 Exceedance.A11:Exceedance.A11 Exceedance.F11:Exceedance.F11 Exceedance.G14:Exceedance.G1599 Exceedance.K11:Exceedance.K11 Exceedance.L14:Exceedance.L1599 Exceedance.P11:Exceedance.P11 Exceedance.Q14:Exceedance.Q1599" chart:data-source-has-labels="row" svg:x="2.729cm" svg:y="1.298cm" svg:width="12.722cm" svg:height="9.885cm">
          <chartooo:coordinate-region svg:x="3.034cm" svg:y="1.298cm" svg:width="12.018cm" svg:height="9.238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Exceedance.B14:Exceedance.B1599" chart:label-cell-address="Exceedance.A11:Exceedance.A11" chart:class="chart:scatter">
            <chart:domain table:cell-range-address="Exceedance.A14:Exceedance.A1599"/>
            <chart:data-point chart:repeated="1586"/>
          </chart:series>
          <chart:series chart:style-name="ch10" chart:values-cell-range-address="Exceedance.G14:Exceedance.G1599" chart:label-cell-address="Exceedance.F11:Exceedance.F11" chart:class="chart:scatter">
            <chart:domain table:cell-range-address="Exceedance.F14:Exceedance.F1599"/>
            <chart:data-point chart:repeated="1586"/>
          </chart:series>
          <chart:series chart:style-name="ch11" chart:values-cell-range-address="Exceedance.L14:Exceedance.L1599" chart:label-cell-address="Exceedance.K11:Exceedance.K11" chart:class="chart:scatter">
            <chart:domain table:cell-range-address="Exceedance.K14:Exceedance.K1599"/>
            <chart:data-point chart:repeated="1586"/>
          </chart:series>
          <chart:series chart:style-name="ch12" chart:values-cell-range-address="Exceedance.Q14:Exceedance.Q1599" chart:label-cell-address="Exceedance.P11:Exceedance.P11" chart:class="chart:scatter">
            <chart:domain table:cell-range-address="Exceedance.P14:Exceedance.P1599"/>
            <chart:data-point chart:repeated="1586"/>
          </chart:series>
          <chart:wall chart:style-name="ch13"/>
          <chart:floor chart:style-name="ch14"/>
        </chart:plot-area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0" loext:min-decimal-places="0" number:min-integer-digits="0"/>
      <number:text> us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ignore"/>
      <style:graphic-properties svg:stroke-width="0.026cm" svg:stroke-color="#b3b3b3" draw:fill="none"/>
    </style:style>
    <style:style style:name="ch5" style:family="chart" style:data-style-name="N122">
      <style:chart-properties chart:display-label="true" chart:tick-marks-major-inner="false" chart:tick-marks-major-outer="false" chart:tick-marks-minor-inner="false" chart:tick-marks-minor-outer="true" chart:logarithmic="true" chart:minimum="1" chart:origin="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display-label="true" chart:tick-marks-major-inner="false" chart:tick-marks-major-outer="false" chart:tick-marks-minor-inner="false" chart:tick-marks-minor-outer="true" chart:logarithmic="true" chart:minimum="0.0000001" chart:maximum="1" chart:origin="0" chart:gap-width="15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cm" svg:height="12.723cm" xlink:href=".." xlink:type="simple" chart:class="chart:scatter" chart:style-name="ch1">
        <chart:title svg:x="4.418cm" svg:y="0.392cm" chart:style-name="ch2">
          <text:p>70:30 R:W - Write Exceedance by QD</text:p>
        </chart:title>
        <chart:legend chart:legend-position="bottom" svg:x="3.321cm" svg:y="11.442cm" style:legend-expansion="wide" chart:style-name="ch3"/>
        <chart:plot-area chart:style-name="ch4" table:cell-range-address="Exceedance.C14:Exceedance.D1599 Exceedance.C11:Exceedance.C11 Exceedance.H11:Exceedance.H11 Exceedance.I14:Exceedance.I1599 Exceedance.M11:Exceedance.M11 Exceedance.N14:Exceedance.N1599 Exceedance.R11:Exceedance.R11 Exceedance.S14:Exceedance.S1599" chart:data-source-has-labels="row" svg:x="2.729cm" svg:y="1.298cm" svg:width="12.721cm" svg:height="9.884cm">
          <chartooo:coordinate-region svg:x="3.034cm" svg:y="1.298cm" svg:width="12.017cm" svg:height="9.237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Exceedance.D14:Exceedance.D1599" chart:label-cell-address="Exceedance.C11:Exceedance.C11" chart:class="chart:scatter">
            <chart:domain table:cell-range-address="Exceedance.C14:Exceedance.C1599"/>
            <chart:data-point chart:repeated="1586"/>
          </chart:series>
          <chart:series chart:style-name="ch10" chart:values-cell-range-address="Exceedance.I14:Exceedance.I1599" chart:label-cell-address="Exceedance.H11:Exceedance.H11" chart:class="chart:scatter">
            <chart:domain table:cell-range-address="Exceedance.H14:Exceedance.H1599"/>
            <chart:data-point chart:repeated="1586"/>
          </chart:series>
          <chart:series chart:style-name="ch11" chart:values-cell-range-address="Exceedance.N14:Exceedance.N1599" chart:label-cell-address="Exceedance.M11:Exceedance.M11" chart:class="chart:scatter">
            <chart:domain table:cell-range-address="Exceedance.M14:Exceedance.M1599"/>
            <chart:data-point chart:repeated="1586"/>
          </chart:series>
          <chart:series chart:style-name="ch12" chart:values-cell-range-address="Exceedance.S14:Exceedance.S1599" chart:label-cell-address="Exceedance.R11:Exceedance.R11" chart:class="chart:scatter">
            <chart:domain table:cell-range-address="Exceedance.R14:Exceedance.R1599"/>
            <chart:data-point chart:repeated="1586"/>
          </chart:series>
          <chart:wall chart:style-name="ch13"/>
          <chart:floor chart:style-name="ch14"/>
        </chart:plot-area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942cm" svg:height="8.971cm" xlink:href=".." xlink:type="simple" chart:class="chart:line" chart:style-name="ch1">
        <chart:title svg:x="10.21cm" svg:y="0.314cm" chart:style-name="ch2">
          <text:p>Sustained Random 4K Mixed (R70:W30)</text:p>
        </chart:title>
        <chart:plot-area chart:style-name="ch3" table:cell-range-address="Tests.D53:Tests.D61 Tests.F53:Tests.F61" chart:data-source-has-labels="column" svg:x="1.569cm" svg:y="1.326cm" svg:width="25.815cm" svg:height="6.485cm">
          <chartooo:coordinate-region svg:x="2.04cm" svg:y="1.525cm" svg:width="25.344cm" svg:height="6.087cm"/>
          <chart:axis chart:dimension="x" chart:name="primary-x" chart:style-name="ch4" chartooo:axis-type="text">
            <chart:title svg:x="13.466cm" svg:y="7.99cm" chart:style-name="ch5">
              <text:p>Queue Depth</text:p>
            </chart:title>
            <chart:categories table:cell-range-address="Tests.D53:Tests.D61"/>
          </chart:axis>
          <chart:axis chart:dimension="y" chart:name="primary-y" chart:style-name="ch6">
            <chart:title svg:x="0.451cm" svg:y="4.943cm" chart:style-name="ch7">
              <text:p>IOPS</text:p>
            </chart:title>
            <chart:grid chart:style-name="ch8" chart:class="major"/>
          </chart:axis>
          <chart:series chart:style-name="ch9" chart:values-cell-range-address="Tests.F53:Tests.F6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9.005cm" xlink:href=".." xlink:type="simple" chart:class="chart:line" chart:style-name="ch1">
        <chart:title svg:x="5.402cm" svg:y="0.315cm" chart:style-name="ch2">
          <text:p>Sustained 4K Random Read</text:p>
        </chart:title>
        <chart:plot-area chart:style-name="ch3" table:cell-range-address="Tests.D43:Tests.D51 Tests.F43:Tests.F51" chart:data-source-has-labels="column" svg:x="1.33cm" svg:y="1.328cm" svg:width="14.35cm" svg:height="6.516cm">
          <chartooo:coordinate-region svg:x="1.801cm" svg:y="1.528cm" svg:width="13.879cm" svg:height="6.117cm"/>
          <chart:axis chart:dimension="x" chart:name="primary-x" chart:style-name="ch4" chartooo:axis-type="text">
            <chart:title svg:x="7.495cm" svg:y="8.024cm" chart:style-name="ch5">
              <text:p>Queue Depth</text:p>
            </chart:title>
            <chart:categories table:cell-range-address="Tests.D43:Tests.D51"/>
          </chart:axis>
          <chart:axis chart:dimension="y" chart:name="primary-y" chart:style-name="ch6">
            <chart:title svg:x="0.451cm" svg:y="4.961cm" chart:style-name="ch7">
              <text:p>IOPS</text:p>
            </chart:title>
            <chart:grid chart:style-name="ch8" chart:class="major"/>
          </chart:axis>
          <chart:series chart:style-name="ch9" chart:values-cell-range-address="Tests.F43:Tests.F5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403cm" svg:y="0.315cm" chart:style-name="ch2">
          <text:p>Sustained 4K Random Read</text:p>
        </chart:title>
        <chart:plot-area chart:style-name="ch3" table:cell-range-address="Tests.D43:Tests.D51 Tests.H43:Tests.H51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43:Tests.D51"/>
          </chart:axis>
          <chart:axis chart:dimension="y" chart:name="primary-y" chart:style-name="ch6">
            <chart:title svg:x="0.451cm" svg:y="5.488cm" chart:style-name="ch7">
              <text:p>Latency (us)</text:p>
            </chart:title>
            <chart:grid chart:style-name="ch8" chart:class="major"/>
          </chart:axis>
          <chart:series chart:style-name="ch9" chart:values-cell-range-address="Tests.H43:Tests.H5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337cm" svg:y="0.315cm" chart:style-name="ch2">
          <text:p>Sustained 4K Random Write</text:p>
        </chart:title>
        <chart:plot-area chart:style-name="ch3" table:cell-range-address="Tests.D65:Tests.D73 Tests.F65:Tests.F73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65:Tests.D73"/>
          </chart:axis>
          <chart:axis chart:dimension="y" chart:name="primary-y" chart:style-name="ch6">
            <chart:title svg:x="0.451cm" svg:y="4.959cm" chart:style-name="ch7">
              <text:p>IOPS</text:p>
            </chart:title>
            <chart:grid chart:style-name="ch8" chart:class="major"/>
          </chart:axis>
          <chart:series chart:style-name="ch9" chart:values-cell-range-address="Tests.F65:Tests.F7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337cm" svg:y="0.315cm" chart:style-name="ch2">
          <text:p>Sustained 4K Random Write</text:p>
        </chart:title>
        <chart:plot-area chart:style-name="ch3" table:cell-range-address="Tests.D65:Tests.D73 Tests.I65:Tests.I73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65:Tests.D73"/>
          </chart:axis>
          <chart:axis chart:dimension="y" chart:name="primary-y" chart:style-name="ch6">
            <chart:title svg:x="0.451cm" svg:y="5.488cm" chart:style-name="ch7">
              <text:p>Latency (us)</text:p>
            </chart:title>
            <chart:grid chart:style-name="ch8" chart:class="major"/>
          </chart:axis>
          <chart:series chart:style-name="ch9" chart:values-cell-range-address="Tests.I65:Tests.I7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754cm" svg:y="0.314cm" chart:style-name="ch2">
          <text:p>Sustained Random Reads, QD=256</text:p>
        </chart:title>
        <chart:plot-area chart:style-name="ch3" table:cell-range-address="Tests.C23:Tests.C31 Tests.G23:Tests.G3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23:Tests.C3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23:Tests.G3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5.402cm" svg:y="0.314cm" chart:style-name="ch2">
          <text:p>Sustained Sequential Reads</text:p>
        </chart:title>
        <chart:plot-area chart:style-name="ch3" table:cell-range-address="Tests.C13:Tests.C21 Tests.G13:Tests.G2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13:Tests.C2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13:Tests.G2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688cm" svg:y="0.314cm" chart:style-name="ch2">
          <text:p>Sustained Random Writes, QD=256</text:p>
        </chart:title>
        <chart:plot-area chart:style-name="ch3" table:cell-range-address="Tests.C75:Tests.C83 Tests.G75:Tests.G83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75:Tests.C83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75:Tests.G8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